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Normal_20_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row table:style-name="ro1"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Descripcion</text:p>
          </table:table-cell>
          <table:table-cell table:style-name="ce16" office:value-type="string" calcext:value-type="string">
            <text:p>Marca</text:p>
          </table:table-cell>
          <table:table-cell table:style-name="ce16" office:value-type="string" calcext:value-type="string">
            <text:p>Precio de lista</text:p>
          </table:table-cell>
          <table:table-cell table:style-name="ce16"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table:style-name="ce17" office:value-type="string" calcext:value-type="string">
            <text:p>0201000</text:p>
          </table:table-cell>
          <table:table-cell table:style-name="ce17" office:value-type="string" calcext:value-type="string">
            <text:p>BC2.5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0</text:p>
          </table:table-cell>
          <table:table-cell table:style-name="ce17" office:value-type="string" calcext:value-type="string">
            <text:p>BT2.5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2" calcext:value-type="float">
            <text:p>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5</text:p>
          </table:table-cell>
          <table:table-cell table:style-name="ce17" office:value-type="string" calcext:value-type="string">
            <text:p>BC2.5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9</text:p>
          </table:table-cell>
          <table:table-cell table:style-name="ce17" office:value-type="string" calcext:value-type="string">
            <text:p>BC2.5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1</text:p>
          </table:table-cell>
          <table:table-cell table:style-name="ce17" office:value-type="string" calcext:value-type="string">
            <text:p>BC2.5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3</text:p>
          </table:table-cell>
          <table:table-cell table:style-name="ce17" office:value-type="string" calcext:value-type="string">
            <text:p>BC2.5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6</text:p>
          </table:table-cell>
          <table:table-cell table:style-name="ce17" office:value-type="string" calcext:value-type="string">
            <text:p>BC2.5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8</text:p>
          </table:table-cell>
          <table:table-cell table:style-name="ce17" office:value-type="string" calcext:value-type="string">
            <text:p>BC2.5 NEGRO - BORNERAS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2</text:p>
          </table:table-cell>
          <table:table-cell table:style-name="ce17" office:value-type="string" calcext:value-type="string">
            <text:p>BC2.5 VERDE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4</text:p>
          </table:table-cell>
          <table:table-cell table:style-name="ce17" office:value-type="string" calcext:value-type="string">
            <text:p>BC2.5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7</text:p>
          </table:table-cell>
          <table:table-cell table:style-name="ce17" office:value-type="string" calcext:value-type="string">
            <text:p>TC2.5 GRIS - TAPA BORNE de 2.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9</text:p>
          </table:table-cell>
          <table:table-cell table:style-name="ce17" office:value-type="string" calcext:value-type="string">
            <text:p>TT2.5 - TAPA BORNE TIERRA (v/a) de 2,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1</text:p>
          </table:table-cell>
          <table:table-cell table:style-name="ce17" office:value-type="string" calcext:value-type="string">
            <text:p>TC2,5 AZUL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2</text:p>
          </table:table-cell>
          <table:table-cell table:style-name="ce17" office:value-type="string" calcext:value-type="string">
            <text:p>TC2,5 NEGR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3</text:p>
          </table:table-cell>
          <table:table-cell table:style-name="ce17" office:value-type="string" calcext:value-type="string">
            <text:p>TC2,5 BLANC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4</text:p>
          </table:table-cell>
          <table:table-cell table:style-name="ce17" office:value-type="string" calcext:value-type="string">
            <text:p>TC2,5 VERDE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5</text:p>
          </table:table-cell>
          <table:table-cell table:style-name="ce17" office:value-type="string" calcext:value-type="string">
            <text:p>TC2,5 NARANJA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6</text:p>
          </table:table-cell>
          <table:table-cell table:style-name="ce17" office:value-type="string" calcext:value-type="string">
            <text:p>TC2,5 MARRON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7</text:p>
          </table:table-cell>
          <table:table-cell table:style-name="ce17" office:value-type="string" calcext:value-type="string">
            <text:p>TC2,5 AMARILL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8</text:p>
          </table:table-cell>
          <table:table-cell table:style-name="ce17" office:value-type="string" calcext:value-type="string">
            <text:p>TC2,5 ROJ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50</text:p>
          </table:table-cell>
          <table:table-cell table:style-name="ce17" office:value-type="string" calcext:value-type="string">
            <text:p>SC2.5 - SEPARADOR OPTICO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60</text:p>
          </table:table-cell>
          <table:table-cell table:style-name="ce17" office:value-type="string" calcext:value-type="string">
            <text:p>PC2.5 - PUENTE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70</text:p>
          </table:table-cell>
          <table:table-cell table:style-name="ce17" office:value-type="string" calcext:value-type="string">
            <text:p>PT2.5 - PUENTE P/BORNERA DE TIERRA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00</text:p>
          </table:table-cell>
          <table:table-cell table:style-name="ce17" office:value-type="string" calcext:value-type="string">
            <text:p>BC4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0</text:p>
          </table:table-cell>
          <table:table-cell table:style-name="ce17" office:value-type="string" calcext:value-type="string">
            <text:p>BT4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2" calcext:value-type="float">
            <text:p>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5</text:p>
          </table:table-cell>
          <table:table-cell table:style-name="ce17" office:value-type="string" calcext:value-type="string">
            <text:p>BC4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9</text:p>
          </table:table-cell>
          <table:table-cell table:style-name="ce17" office:value-type="string" calcext:value-type="string">
            <text:p>BC4 NARANJA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1</text:p>
          </table:table-cell>
          <table:table-cell table:style-name="ce17" office:value-type="string" calcext:value-type="string">
            <text:p>BC4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3</text:p>
          </table:table-cell>
          <table:table-cell table:style-name="ce17" office:value-type="string" calcext:value-type="string">
            <text:p>BC4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6</text:p>
          </table:table-cell>
          <table:table-cell table:style-name="ce17" office:value-type="string" calcext:value-type="string">
            <text:p>BC4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8</text:p>
          </table:table-cell>
          <table:table-cell table:style-name="ce17" office:value-type="string" calcext:value-type="string">
            <text:p>BC4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2</text:p>
          </table:table-cell>
          <table:table-cell table:style-name="ce17" office:value-type="string" calcext:value-type="string">
            <text:p>BC4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4</text:p>
          </table:table-cell>
          <table:table-cell table:style-name="ce17" office:value-type="string" calcext:value-type="string">
            <text:p>BC4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7</text:p>
          </table:table-cell>
          <table:table-cell table:style-name="ce17" office:value-type="string" calcext:value-type="string">
            <text:p>TC4 GRIS - TAPA BORNE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9</text:p>
          </table:table-cell>
          <table:table-cell table:style-name="ce17" office:value-type="string" calcext:value-type="string">
            <text:p>TT4 TAPA BORNE TIERRA (v/a)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1</text:p>
          </table:table-cell>
          <table:table-cell table:style-name="ce17" office:value-type="string" calcext:value-type="string">
            <text:p>TC4 AZUL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2</text:p>
          </table:table-cell>
          <table:table-cell table:style-name="ce17" office:value-type="string" calcext:value-type="string">
            <text:p>TC4 NEGR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3</text:p>
          </table:table-cell>
          <table:table-cell table:style-name="ce17" office:value-type="string" calcext:value-type="string">
            <text:p>TC4 BLANC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4</text:p>
          </table:table-cell>
          <table:table-cell table:style-name="ce17" office:value-type="string" calcext:value-type="string">
            <text:p>TC4 VERDE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5</text:p>
          </table:table-cell>
          <table:table-cell table:style-name="ce17" office:value-type="string" calcext:value-type="string">
            <text:p>TC4 NARANJA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6</text:p>
          </table:table-cell>
          <table:table-cell table:style-name="ce17" office:value-type="string" calcext:value-type="string">
            <text:p>TC4 MARRON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7</text:p>
          </table:table-cell>
          <table:table-cell table:style-name="ce17" office:value-type="string" calcext:value-type="string">
            <text:p>TC4 AMARILL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8</text:p>
          </table:table-cell>
          <table:table-cell table:style-name="ce17" office:value-type="string" calcext:value-type="string">
            <text:p>TC4 ROJ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50</text:p>
          </table:table-cell>
          <table:table-cell table:style-name="ce17" office:value-type="string" calcext:value-type="string">
            <text:p>SC4 - SEPARADOR OPTICO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60</text:p>
          </table:table-cell>
          <table:table-cell table:style-name="ce17" office:value-type="string" calcext:value-type="string">
            <text:p>PC4 - PUENTE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70</text:p>
          </table:table-cell>
          <table:table-cell table:style-name="ce17" office:value-type="string" calcext:value-type="string">
            <text:p>PT4 - PUENTE P/BORNERA DE TIERRA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20</text:p>
          </table:table-cell>
          <table:table-cell table:style-name="ce17" office:value-type="string" calcext:value-type="string">
            <text:p>BF4-120 - BORNERA FUSIBLE 5X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30</text:p>
          </table:table-cell>
          <table:table-cell table:style-name="ce17" office:value-type="string" calcext:value-type="string">
            <text:p>BF4-130 - BORNERA FUSIBLE 5X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20</text:p>
          </table:table-cell>
          <table:table-cell table:style-name="ce17" office:value-type="string" calcext:value-type="string">
            <text:p>BF4-120/541 - BORNERA FUSIBLE 5X2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30</text:p>
          </table:table-cell>
          <table:table-cell table:style-name="ce17" office:value-type="string" calcext:value-type="string">
            <text:p>BF4-130/541 - BORNERA FUSIBLE 5X3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20</text:p>
          </table:table-cell>
          <table:table-cell table:style-name="ce17" office:value-type="string" calcext:value-type="string">
            <text:p>BF4-120/418 - BORNERA FUSIBLE 5X2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30</text:p>
          </table:table-cell>
          <table:table-cell table:style-name="ce17" office:value-type="string" calcext:value-type="string">
            <text:p>BF4-130/418 - BORNERA FUSIBLE 5X3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20</text:p>
          </table:table-cell>
          <table:table-cell table:style-name="ce17" office:value-type="string" calcext:value-type="string">
            <text:p>BF4-120/417 - BORNERA FUSIBLE 5X20MM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30</text:p>
          </table:table-cell>
          <table:table-cell table:style-name="ce17" office:value-type="string" calcext:value-type="string">
            <text:p>BF4-130/417 - BORNERA FUSIBLE 5X30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37</text:p>
          </table:table-cell>
          <table:table-cell table:style-name="ce17" office:value-type="string" calcext:value-type="string">
            <text:p>TF4 - TAPA GRIS 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50</text:p>
          </table:table-cell>
          <table:table-cell table:style-name="ce17" office:value-type="string" calcext:value-type="string">
            <text:p>SF4 - SEPARADOR OPTICO p/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00</text:p>
          </table:table-cell>
          <table:table-cell table:style-name="ce17" office:value-type="string" calcext:value-type="string">
            <text:p>BC6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0</text:p>
          </table:table-cell>
          <table:table-cell table:style-name="ce17" office:value-type="string" calcext:value-type="string">
            <text:p>BT6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1" calcext:value-type="float">
            <text:p>5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5</text:p>
          </table:table-cell>
          <table:table-cell table:style-name="ce17" office:value-type="string" calcext:value-type="string">
            <text:p>BC6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9</text:p>
          </table:table-cell>
          <table:table-cell table:style-name="ce17" office:value-type="string" calcext:value-type="string">
            <text:p>BC6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1</text:p>
          </table:table-cell>
          <table:table-cell table:style-name="ce17" office:value-type="string" calcext:value-type="string">
            <text:p>BC6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3</text:p>
          </table:table-cell>
          <table:table-cell table:style-name="ce17" office:value-type="string" calcext:value-type="string">
            <text:p>BC6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6</text:p>
          </table:table-cell>
          <table:table-cell table:style-name="ce17" office:value-type="string" calcext:value-type="string">
            <text:p>BC6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8</text:p>
          </table:table-cell>
          <table:table-cell table:style-name="ce17" office:value-type="string" calcext:value-type="string">
            <text:p>BC6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2</text:p>
          </table:table-cell>
          <table:table-cell table:style-name="ce17" office:value-type="string" calcext:value-type="string">
            <text:p>BC6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4</text:p>
          </table:table-cell>
          <table:table-cell table:style-name="ce17" office:value-type="string" calcext:value-type="string">
            <text:p>BC6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7</text:p>
          </table:table-cell>
          <table:table-cell table:style-name="ce17" office:value-type="string" calcext:value-type="string">
            <text:p>TC6 GRIS - TAPA BORNE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9</text:p>
          </table:table-cell>
          <table:table-cell table:style-name="ce17" office:value-type="string" calcext:value-type="string">
            <text:p>TT6 TAPA BORNE TIERRA (v/a)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1</text:p>
          </table:table-cell>
          <table:table-cell table:style-name="ce17" office:value-type="string" calcext:value-type="string">
            <text:p>TC6 AZUL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2</text:p>
          </table:table-cell>
          <table:table-cell table:style-name="ce17" office:value-type="string" calcext:value-type="string">
            <text:p>TC6 NEGR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3</text:p>
          </table:table-cell>
          <table:table-cell table:style-name="ce17" office:value-type="string" calcext:value-type="string">
            <text:p>TC6 BLANC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4</text:p>
          </table:table-cell>
          <table:table-cell table:style-name="ce17" office:value-type="string" calcext:value-type="string">
            <text:p>TC6 VERDE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5</text:p>
          </table:table-cell>
          <table:table-cell table:style-name="ce17" office:value-type="string" calcext:value-type="string">
            <text:p>TC6 NARANJA - TAPA BORNERA DE PASO DE 6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6</text:p>
          </table:table-cell>
          <table:table-cell table:style-name="ce17" office:value-type="string" calcext:value-type="string">
            <text:p>TC6 MARRON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7</text:p>
          </table:table-cell>
          <table:table-cell table:style-name="ce17" office:value-type="string" calcext:value-type="string">
            <text:p>TC6 AMARILL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8</text:p>
          </table:table-cell>
          <table:table-cell table:style-name="ce17" office:value-type="string" calcext:value-type="string">
            <text:p>TC6 ROJ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50</text:p>
          </table:table-cell>
          <table:table-cell table:style-name="ce17" office:value-type="string" calcext:value-type="string">
            <text:p>SC6 - SEPARADOR OPTICO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60</text:p>
          </table:table-cell>
          <table:table-cell table:style-name="ce17" office:value-type="string" calcext:value-type="string">
            <text:p>PC6 - PUENTE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70</text:p>
          </table:table-cell>
          <table:table-cell table:style-name="ce17" office:value-type="string" calcext:value-type="string">
            <text:p>PT6 - PUENTE P/BORNERA DE TIERRA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00</text:p>
          </table:table-cell>
          <table:table-cell table:style-name="ce17" office:value-type="string" calcext:value-type="string">
            <text:p>BC10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0</text:p>
          </table:table-cell>
          <table:table-cell table:style-name="ce17" office:value-type="string" calcext:value-type="string">
            <text:p>BT10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9" calcext:value-type="float">
            <text:p>7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5</text:p>
          </table:table-cell>
          <table:table-cell table:style-name="ce17" office:value-type="string" calcext:value-type="string">
            <text:p>BC10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9</text:p>
          </table:table-cell>
          <table:table-cell table:style-name="ce17" office:value-type="string" calcext:value-type="string">
            <text:p>BC10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1</text:p>
          </table:table-cell>
          <table:table-cell table:style-name="ce17" office:value-type="string" calcext:value-type="string">
            <text:p>BC10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3</text:p>
          </table:table-cell>
          <table:table-cell table:style-name="ce17" office:value-type="string" calcext:value-type="string">
            <text:p>BC10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6</text:p>
          </table:table-cell>
          <table:table-cell table:style-name="ce17" office:value-type="string" calcext:value-type="string">
            <text:p>BC10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8</text:p>
          </table:table-cell>
          <table:table-cell table:style-name="ce17" office:value-type="string" calcext:value-type="string">
            <text:p>BC10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2</text:p>
          </table:table-cell>
          <table:table-cell table:style-name="ce17" office:value-type="string" calcext:value-type="string">
            <text:p>BC10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4</text:p>
          </table:table-cell>
          <table:table-cell table:style-name="ce17" office:value-type="string" calcext:value-type="string">
            <text:p>BC10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7</text:p>
          </table:table-cell>
          <table:table-cell table:style-name="ce17" office:value-type="string" calcext:value-type="string">
            <text:p>TC10 GRIS - TAPA BORNE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9</text:p>
          </table:table-cell>
          <table:table-cell table:style-name="ce17" office:value-type="string" calcext:value-type="string">
            <text:p>TT10 - TAPA BORNE TIERRA (v/a)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1</text:p>
          </table:table-cell>
          <table:table-cell table:style-name="ce17" office:value-type="string" calcext:value-type="string">
            <text:p>TC10 AZUL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2</text:p>
          </table:table-cell>
          <table:table-cell table:style-name="ce17" office:value-type="string" calcext:value-type="string">
            <text:p>TC10 NEGR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3</text:p>
          </table:table-cell>
          <table:table-cell table:style-name="ce17" office:value-type="string" calcext:value-type="string">
            <text:p>TC10 BLANC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4</text:p>
          </table:table-cell>
          <table:table-cell table:style-name="ce17" office:value-type="string" calcext:value-type="string">
            <text:p>TC10 VERDE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5</text:p>
          </table:table-cell>
          <table:table-cell table:style-name="ce17" office:value-type="string" calcext:value-type="string">
            <text:p>TC10 NARANJA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6</text:p>
          </table:table-cell>
          <table:table-cell table:style-name="ce17" office:value-type="string" calcext:value-type="string">
            <text:p>TC10 MARRON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7</text:p>
          </table:table-cell>
          <table:table-cell table:style-name="ce17" office:value-type="string" calcext:value-type="string">
            <text:p>TC10 AMARILL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8</text:p>
          </table:table-cell>
          <table:table-cell table:style-name="ce17" office:value-type="string" calcext:value-type="string">
            <text:p>TC10 ROJ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50</text:p>
          </table:table-cell>
          <table:table-cell table:style-name="ce17" office:value-type="string" calcext:value-type="string">
            <text:p>SC10 - SEPARADOR OPTICO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60</text:p>
          </table:table-cell>
          <table:table-cell table:style-name="ce17" office:value-type="string" calcext:value-type="string">
            <text:p>PC10 - PUENTE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70</text:p>
          </table:table-cell>
          <table:table-cell table:style-name="ce17" office:value-type="string" calcext:value-type="string">
            <text:p>PT10 - PUENTE P/BORNERA DE TIERRA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000</text:p>
          </table:table-cell>
          <table:table-cell table:style-name="ce17" office:value-type="string" calcext:value-type="string">
            <text:p>EC35 - TOPE DE RIEL D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9" calcext:value-type="float">
            <text:p>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00</text:p>
          </table:table-cell>
          <table:table-cell table:style-name="ce17" office:value-type="string" calcext:value-type="string">
            <text:p>ECH1-12 - ETIQEUTA BORNERA 1-1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10</text:p>
          </table:table-cell>
          <table:table-cell table:style-name="ce17" office:value-type="string" calcext:value-type="string">
            <text:p>ECH13-24 - ETIQUETA BORNERA 13-2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20</text:p>
          </table:table-cell>
          <table:table-cell table:style-name="ce17" office:value-type="string" calcext:value-type="string">
            <text:p>ECH25-36 - ETIQUETA BORNERA 25-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30</text:p>
          </table:table-cell>
          <table:table-cell table:style-name="ce17" office:value-type="string" calcext:value-type="string">
            <text:p>ECH37-48 - ETIQUETA BORNERA 37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40</text:p>
          </table:table-cell>
          <table:table-cell table:style-name="ce17" office:value-type="string" calcext:value-type="string">
            <text:p>ECH01-48 - ETIQUETA BORNERA 1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50</text:p>
          </table:table-cell>
          <table:table-cell table:style-name="ce17" office:value-type="string" calcext:value-type="string">
            <text:p>ECH49-96 - ETIQUETA BORNERA 49-9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60</text:p>
          </table:table-cell>
          <table:table-cell table:style-name="ce17" office:value-type="string" calcext:value-type="string">
            <text:p>ECH97-144 - ETIQUETA BORNERA 97-14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70</text:p>
          </table:table-cell>
          <table:table-cell table:style-name="ce17" office:value-type="string" calcext:value-type="string">
            <text:p>ECH145-192 - ETIQUETA BORNERA 145-19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80</text:p>
          </table:table-cell>
          <table:table-cell table:style-name="ce17" office:value-type="string" calcext:value-type="string">
            <text:p>ECH193-240 - ETIQUETA BORNERA 193-24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90</text:p>
          </table:table-cell>
          <table:table-cell table:style-name="ce17" office:value-type="string" calcext:value-type="string">
            <text:p>ECH241-288 - ETIQUETA BORNERA 241-28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00</text:p>
          </table:table-cell>
          <table:table-cell table:style-name="ce17" office:value-type="string" calcext:value-type="string">
            <text:p>ECH289-336 - ETIQUETA BORNERA 289-3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10</text:p>
          </table:table-cell>
          <table:table-cell table:style-name="ce17" office:value-type="string" calcext:value-type="string">
            <text:p>ECH337-384 - ETIQUETA BORNERA 337-38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20</text:p>
          </table:table-cell>
          <table:table-cell table:style-name="ce17" office:value-type="string" calcext:value-type="string">
            <text:p>ECH385-432 - ETIQUETA BORNERA 385-432 HORIZON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30</text:p>
          </table:table-cell>
          <table:table-cell table:style-name="ce17" office:value-type="string" calcext:value-type="string">
            <text:p>ECH433-480 - ETIQUETA BORNERA 433-48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40</text:p>
          </table:table-cell>
          <table:table-cell table:style-name="ce17" office:value-type="string" calcext:value-type="string">
            <text:p>ECH-NP - ETIQUETA BORNERA N a P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50</text:p>
          </table:table-cell>
          <table:table-cell table:style-name="ce17" office:value-type="string" calcext:value-type="string">
            <text:p>ECH-RZ - ETIQUETA BORNERA R a Z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00</text:p>
          </table:table-cell>
          <table:table-cell table:style-name="ce17" office:value-type="string" calcext:value-type="string">
            <text:p>ECV1-12 - ETIQUETA BORNERA 1-1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10</text:p>
          </table:table-cell>
          <table:table-cell table:style-name="ce17" office:value-type="string" calcext:value-type="string">
            <text:p>ECV13-24 - ETIQUETA BORNERA 13-2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20</text:p>
          </table:table-cell>
          <table:table-cell table:style-name="ce17" office:value-type="string" calcext:value-type="string">
            <text:p>ECV25-36 - ETIQUETA BORNERA 25-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30</text:p>
          </table:table-cell>
          <table:table-cell table:style-name="ce17" office:value-type="string" calcext:value-type="string">
            <text:p>ECB37-48 - ETIQUETA BORNERA 37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40</text:p>
          </table:table-cell>
          <table:table-cell table:style-name="ce17" office:value-type="string" calcext:value-type="string">
            <text:p>ECV1-48 - ETIQUETA BORNERA 1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50</text:p>
          </table:table-cell>
          <table:table-cell table:style-name="ce17" office:value-type="string" calcext:value-type="string">
            <text:p>ECV49-96 - ETIQUETA BORNERA 49-9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60</text:p>
          </table:table-cell>
          <table:table-cell table:style-name="ce17" office:value-type="string" calcext:value-type="string">
            <text:p>ECV97-144 - ETIQUETA BORNERA 97-14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70</text:p>
          </table:table-cell>
          <table:table-cell table:style-name="ce17" office:value-type="string" calcext:value-type="string">
            <text:p>ECV145-192 - ETIQUETA BORNERA 145-19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80</text:p>
          </table:table-cell>
          <table:table-cell table:style-name="ce17" office:value-type="string" calcext:value-type="string">
            <text:p>ECV193-240 - ETIQUETA BORNERA 193-24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90</text:p>
          </table:table-cell>
          <table:table-cell table:style-name="ce17" office:value-type="string" calcext:value-type="string">
            <text:p>ECV241-288 - ETIQUETA BORNERA 241-28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00</text:p>
          </table:table-cell>
          <table:table-cell table:style-name="ce17" office:value-type="string" calcext:value-type="string">
            <text:p>ECV289-336 - ETIQUETA BORNERA 289-3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10</text:p>
          </table:table-cell>
          <table:table-cell table:style-name="ce17" office:value-type="string" calcext:value-type="string">
            <text:p>ECV337-384 - ETIQUETA BORNERA 337-38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20</text:p>
          </table:table-cell>
          <table:table-cell table:style-name="ce17" office:value-type="string" calcext:value-type="string">
            <text:p>ECV385-432 - ETIQUETA BORNERA 385-43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30</text:p>
          </table:table-cell>
          <table:table-cell table:style-name="ce17" office:value-type="string" calcext:value-type="string">
            <text:p>ECV433-480 - ETIQUETA BORNERA 433-48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40</text:p>
          </table:table-cell>
          <table:table-cell table:style-name="ce17" office:value-type="string" calcext:value-type="string">
            <text:p>ECV-NP - ETIQUETA BORNERA N a P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50</text:p>
          </table:table-cell>
          <table:table-cell table:style-name="ce17" office:value-type="string" calcext:value-type="string">
            <text:p>ECV-RZ - ETIQUETA BORNERA R a Z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600</text:p>
          </table:table-cell>
          <table:table-cell table:style-name="ce17" office:value-type="string" calcext:value-type="string">
            <text:p>EC-BL - ETIQUETA BORNERA BLAN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00/1 N <text:s text:c="10"/></text:p>
          </table:table-cell>
          <table:table-cell table:style-name="ce17" office:value-type="string" calcext:value-type="string">
            <text:p>BOTONERA 15200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R <text:s text:c="10"/></text:p>
          </table:table-cell>
          <table:table-cell table:style-name="ce17" office:value-type="string" calcext:value-type="string">
            <text:p>BOTONERA 15200/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V <text:s text:c="10"/></text:p>
          </table:table-cell>
          <table:table-cell table:style-name="ce17" office:value-type="string" calcext:value-type="string">
            <text:p>BOTONERA 15200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N <text:s text:c="10"/></text:p>
          </table:table-cell>
          <table:table-cell table:style-name="ce17" office:value-type="string" calcext:value-type="string">
            <text:p>BOTONERA 15206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V <text:s text:c="10"/></text:p>
          </table:table-cell>
          <table:table-cell table:style-name="ce17" office:value-type="string" calcext:value-type="string">
            <text:p>BOTONERA 15206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20/1 N <text:s text:c="10"/></text:p>
          </table:table-cell>
          <table:table-cell table:style-name="ce17" office:value-type="string" calcext:value-type="string">
            <text:p>BOTONERA 15220/1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3" calcext:value-type="float">
            <text:p>8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<text:s text:c="12"/></text:p>
          </table:table-cell>
          <table:table-cell table:style-name="ce17" office:value-type="string" calcext:value-type="string">
            <text:p>BOTONERA E.CHATA 15260/1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+ 15155</text:p>
          </table:table-cell>
          <table:table-cell table:style-name="ce17" office:value-type="string" calcext:value-type="string">
            <text:p>BOTONERA 15260/1 + 151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81" calcext:value-type="float">
            <text:p>1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5 <text:s text:c="14"/></text:p>
          </table:table-cell>
          <table:table-cell table:style-name="ce17" office:value-type="string" calcext:value-type="string">
            <text:p>BOTONERA 15265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98" calcext:value-type="float">
            <text:p>9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70 <text:s text:c="14"/></text:p>
          </table:table-cell>
          <table:table-cell table:style-name="ce17" office:value-type="string" calcext:value-type="string">
            <text:p>BOTONERA 15270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97" calcext:value-type="float">
            <text:p>10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0 R <text:s text:c="12"/></text:p>
          </table:table-cell>
          <table:table-cell table:style-name="ce17" office:value-type="string" calcext:value-type="string">
            <text:p>BOTONERA 12000 R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AM <text:s text:c="12"/></text:p>
          </table:table-cell>
          <table:table-cell table:style-name="ce17" office:value-type="string" calcext:value-type="string">
            <text:p>BOTONERA 1000 AM <text:s text:c="3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N <text:s text:c="13"/></text:p>
          </table:table-cell>
          <table:table-cell table:style-name="ce17" office:value-type="string" calcext:value-type="string">
            <text:p>BOTONERA 1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R <text:s text:c="13"/></text:p>
          </table:table-cell>
          <table:table-cell table:style-name="ce17" office:value-type="string" calcext:value-type="string">
            <text:p>BOTONERA 10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V <text:s text:c="13"/></text:p>
          </table:table-cell>
          <table:table-cell table:style-name="ce17" office:value-type="string" calcext:value-type="string">
            <text:p>BOTONERA 1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N <text:s text:c="13"/></text:p>
          </table:table-cell>
          <table:table-cell table:style-name="ce17" office:value-type="string" calcext:value-type="string">
            <text:p>BOTONERA 11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R <text:s text:c="13"/></text:p>
          </table:table-cell>
          <table:table-cell table:style-name="ce17" office:value-type="string" calcext:value-type="string">
            <text:p>BOTONERA 1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V <text:s text:c="13"/></text:p>
          </table:table-cell>
          <table:table-cell table:style-name="ce17" office:value-type="string" calcext:value-type="string">
            <text:p>BOTONERA 1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N <text:s text:c="13"/></text:p>
          </table:table-cell>
          <table:table-cell table:style-name="ce17" office:value-type="string" calcext:value-type="string">
            <text:p>BOTONERA 12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R <text:s text:c="13"/></text:p>
          </table:table-cell>
          <table:table-cell table:style-name="ce17" office:value-type="string" calcext:value-type="string">
            <text:p>BOTONERA 12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V **</text:p>
          </table:table-cell>
          <table:table-cell table:style-name="ce17" office:value-type="string" calcext:value-type="string">
            <text:p>BOTONERA 12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N <text:s text:c="13"/></text:p>
          </table:table-cell>
          <table:table-cell table:style-name="ce17" office:value-type="string" calcext:value-type="string">
            <text:p>BOTONERA 13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R <text:s text:c="13"/></text:p>
          </table:table-cell>
          <table:table-cell table:style-name="ce17" office:value-type="string" calcext:value-type="string">
            <text:p>BOTONERA 13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V <text:s text:c="13"/></text:p>
          </table:table-cell>
          <table:table-cell table:style-name="ce17" office:value-type="string" calcext:value-type="string">
            <text:p>BOTONERA 13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N <text:s text:c="13"/></text:p>
          </table:table-cell>
          <table:table-cell table:style-name="ce17" office:value-type="string" calcext:value-type="string">
            <text:p>BOTONERA 14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R <text:s text:c="13"/></text:p>
          </table:table-cell>
          <table:table-cell table:style-name="ce17" office:value-type="string" calcext:value-type="string">
            <text:p>BOTONERA 14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V <text:s text:c="13"/></text:p>
          </table:table-cell>
          <table:table-cell table:style-name="ce17" office:value-type="string" calcext:value-type="string">
            <text:p>BOTONERA 14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N <text:s text:c="13"/></text:p>
          </table:table-cell>
          <table:table-cell table:style-name="ce17" office:value-type="string" calcext:value-type="string">
            <text:p>BOTONERA 15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R <text:s text:c="13"/></text:p>
          </table:table-cell>
          <table:table-cell table:style-name="ce17" office:value-type="string" calcext:value-type="string">
            <text:p>BOTONERA 15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V <text:s text:c="13"/></text:p>
          </table:table-cell>
          <table:table-cell table:style-name="ce17" office:value-type="string" calcext:value-type="string">
            <text:p>BOTONERA 15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N <text:s text:c="13"/></text:p>
          </table:table-cell>
          <table:table-cell table:style-name="ce17" office:value-type="string" calcext:value-type="string">
            <text:p>BOTONERA 16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R <text:s text:c="13"/></text:p>
          </table:table-cell>
          <table:table-cell table:style-name="ce17" office:value-type="string" calcext:value-type="string">
            <text:p>BOTONERA 16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V <text:s text:c="13"/></text:p>
          </table:table-cell>
          <table:table-cell table:style-name="ce17" office:value-type="string" calcext:value-type="string">
            <text:p>BOTONERA 16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N <text:s text:c="13"/></text:p>
          </table:table-cell>
          <table:table-cell table:style-name="ce17" office:value-type="string" calcext:value-type="string">
            <text:p>BOTONERA 17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R <text:s text:c="13"/></text:p>
          </table:table-cell>
          <table:table-cell table:style-name="ce17" office:value-type="string" calcext:value-type="string">
            <text:p>BOTONERA 17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V <text:s text:c="13"/></text:p>
          </table:table-cell>
          <table:table-cell table:style-name="ce17" office:value-type="string" calcext:value-type="string">
            <text:p>BOTONERA 17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N <text:s text:c="13"/></text:p>
          </table:table-cell>
          <table:table-cell table:style-name="ce17" office:value-type="string" calcext:value-type="string">
            <text:p>BOTONERA 18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R <text:s text:c="13"/></text:p>
          </table:table-cell>
          <table:table-cell table:style-name="ce17" office:value-type="string" calcext:value-type="string">
            <text:p>BOTONERA 18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V <text:s text:c="13"/></text:p>
          </table:table-cell>
          <table:table-cell table:style-name="ce17" office:value-type="string" calcext:value-type="string">
            <text:p>BOTONERA 18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N <text:s text:c="13"/></text:p>
          </table:table-cell>
          <table:table-cell table:style-name="ce17" office:value-type="string" calcext:value-type="string">
            <text:p>BOTONERA 19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R <text:s text:c="13"/></text:p>
          </table:table-cell>
          <table:table-cell table:style-name="ce17" office:value-type="string" calcext:value-type="string">
            <text:p>BOTONERA 19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V <text:s text:c="13"/></text:p>
          </table:table-cell>
          <table:table-cell table:style-name="ce17" office:value-type="string" calcext:value-type="string">
            <text:p>BOTONERA 19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N <text:s text:c="13"/></text:p>
          </table:table-cell>
          <table:table-cell table:style-name="ce17" office:value-type="string" calcext:value-type="string">
            <text:p>BOTONERA 2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V <text:s text:c="13"/></text:p>
          </table:table-cell>
          <table:table-cell table:style-name="ce17" office:value-type="string" calcext:value-type="string">
            <text:p>BOTONERA 2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N <text:s text:c="13"/></text:p>
          </table:table-cell>
          <table:table-cell table:style-name="ce17" office:value-type="string" calcext:value-type="string">
            <text:p>BOTONERA 21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R <text:s text:c="13"/></text:p>
          </table:table-cell>
          <table:table-cell table:style-name="ce17" office:value-type="string" calcext:value-type="string">
            <text:p>BOTONERA 2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V <text:s text:c="13"/></text:p>
          </table:table-cell>
          <table:table-cell table:style-name="ce17" office:value-type="string" calcext:value-type="string">
            <text:p>BOTONERA 2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GW410B</text:p>
          </table:table-cell>
          <table:table-cell table:style-name="ce17" office:value-type="string" calcext:value-type="string">
            <text:p>BOTONERA ABGW4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1" calcext:value-type="float">
            <text:p>3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VW401-R</text:p>
          </table:table-cell>
          <table:table-cell table:style-name="ce17" office:value-type="string" calcext:value-type="string">
            <text:p>BOTONERA AVW40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04" calcext:value-type="float">
            <text:p>5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01Y</text:p>
          </table:table-cell>
          <table:table-cell table:style-name="ce17" office:value-type="string" calcext:value-type="string">
            <text:p>BOTONERA HW1B-M10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B</text:p>
          </table:table-cell>
          <table:table-cell table:style-name="ce17" office:value-type="string" calcext:value-type="string">
            <text:p>BOTONERA HW1B-M1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-Y</text:p>
          </table:table-cell>
          <table:table-cell table:style-name="ce17" office:value-type="string" calcext:value-type="string">
            <text:p>BOTONERA HW1B-M110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V411-R</text:p>
          </table:table-cell>
          <table:table-cell table:style-name="ce17" office:value-type="string" calcext:value-type="string">
            <text:p>BOTONERA HW1B-V41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5" calcext:value-type="float">
            <text:p>4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G 24V</text:p>
          </table:table-cell>
          <table:table-cell table:style-name="ce17" office:value-type="string" calcext:value-type="string">
            <text:p>BOTONERA HW4L-M1F20QD-G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R 24V</text:p>
          </table:table-cell>
          <table:table-cell table:style-name="ce17" office:value-type="string" calcext:value-type="string">
            <text:p>BOTONERA HW4L-M1F20QD-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3 M</text:p>
          </table:table-cell>
          <table:table-cell table:style-name="ce17" office:value-type="string" calcext:value-type="string">
            <text:p>ETIQUETA MARCH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</text:p>
          </table:table-cell>
          <table:table-cell table:style-name="ce17" office:value-type="string" calcext:value-type="string">
            <text:p>ETIQUETA PARAD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A <text:s text:c="12"/></text:p>
          </table:table-cell>
          <table:table-cell table:style-name="ce17" office:value-type="string" calcext:value-type="string">
            <text:p>ETIQUETA 0 1 45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C</text:p>
          </table:table-cell>
          <table:table-cell table:style-name="ce17" office:value-type="string" calcext:value-type="string">
            <text:p>ETIQUETA 2 0 1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4 <text:s text:c="15"/></text:p>
          </table:table-cell>
          <table:table-cell table:style-name="ce17" office:value-type="string" calcext:value-type="string">
            <text:p>ARO 1004 PARA BOT.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B</text:p>
          </table:table-cell>
          <table:table-cell table:style-name="ce17" office:value-type="string" calcext:value-type="string">
            <text:p>ETIQUETA ABIERT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D</text:p>
          </table:table-cell>
          <table:table-cell table:style-name="ce17" office:value-type="string" calcext:value-type="string">
            <text:p>ETIQUETA ADELANTE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04 <text:s text:c="15"/></text:p>
          </table:table-cell>
          <table:table-cell table:style-name="ce17" office:value-type="string" calcext:value-type="string">
            <text:p>ARO 1104 <text:s/>P/BOTONERA D.22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203 <text:s text:c="15"/></text:p>
          </table:table-cell>
          <table:table-cell table:style-name="ce17" office:value-type="string" calcext:value-type="string">
            <text:p>1203 ARO DE RETENCIO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3</text:p>
          </table:table-cell>
          <table:table-cell table:style-name="ce17" office:value-type="string" calcext:value-type="string">
            <text:p>GUARDA DE SEGURIDAD P/GOLPE DE PUÑO D.22 HW9Z-KG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4</text:p>
          </table:table-cell>
          <table:table-cell table:style-name="ce17" office:value-type="string" calcext:value-type="string">
            <text:p>GUARDA DE SEGURIDAD P/GOLPE DE PUÑO D.22 HW9Z-KG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AV-27-Y</text:p>
          </table:table-cell>
          <table:table-cell table:style-name="ce17" office:value-type="string" calcext:value-type="string">
            <text:p>ET. AMARILLA EMERGENCIA HWAV-27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LAVE CIEGA LINEA A </text:p>
          </table:table-cell>
          <table:table-cell table:style-name="ce17" office:value-type="string" calcext:value-type="string">
            <text:p>LLAVE CIEGA LINEA 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7" calcext:value-type="float">
            <text:p>1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N <text:s text:c="11"/></text:p>
          </table:table-cell>
          <table:table-cell table:style-name="ce17" office:value-type="string" calcext:value-type="string">
            <text:p>CAP EST NEGRO D22 P 1748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R <text:s text:c="11"/></text:p>
          </table:table-cell>
          <table:table-cell table:style-name="ce17" office:value-type="string" calcext:value-type="string">
            <text:p>CAP EST ROJO D22 <text:s/>P 1748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T <text:s text:c="11"/></text:p>
          </table:table-cell>
          <table:table-cell table:style-name="ce17" office:value-type="string" calcext:value-type="string">
            <text:p>CAP EST TRANS. D22 P 17481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18" calcext:value-type="float">
            <text:p>5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V <text:s text:c="11"/></text:p>
          </table:table-cell>
          <table:table-cell table:style-name="ce17" office:value-type="string" calcext:value-type="string">
            <text:p>CAP EST VERDE D22 P 17481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 1003 M0A</text:p>
          </table:table-cell>
          <table:table-cell table:style-name="ce17" office:value-type="string" calcext:value-type="string">
            <text:p>ETIQUETA MAN. 0 AUTOM. <text:s/>P 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 AM EM</text:p>
          </table:table-cell>
          <table:table-cell table:style-name="ce17" office:value-type="string" calcext:value-type="string">
            <text:p>ET. AMARILLA D.60 EMERGENCI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</text:p>
          </table:table-cell>
          <table:table-cell table:style-name="ce17" office:value-type="string" calcext:value-type="string">
            <text:p>ETIQUETA CIEG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AT</text:p>
          </table:table-cell>
          <table:table-cell table:style-name="ce17" office:value-type="string" calcext:value-type="string">
            <text:p>ETIQUETA ATRAS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B</text:p>
          </table:table-cell>
          <table:table-cell table:style-name="ce17" office:value-type="string" calcext:value-type="string">
            <text:p>ETIQUETA BAJA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</text:p>
          </table:table-cell>
          <table:table-cell table:style-name="ce17" office:value-type="string" calcext:value-type="string">
            <text:p>ETIQUETA 2 0 1 <text:s/>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E</text:p>
          </table:table-cell>
          <table:table-cell table:style-name="ce17" office:value-type="string" calcext:value-type="string">
            <text:p>ETIQUETA CERRAD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D</text:p>
          </table:table-cell>
          <table:table-cell table:style-name="ce17" office:value-type="string" calcext:value-type="string">
            <text:p>ETIQUETA DERE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IZ</text:p>
          </table:table-cell>
          <table:table-cell table:style-name="ce17" office:value-type="string" calcext:value-type="string">
            <text:p>ETIQUETA IZQUIERDA P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</text:p>
          </table:table-cell>
          <table:table-cell table:style-name="ce17" office:value-type="string" calcext:value-type="string">
            <text:p>ETIQUETA MAR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A</text:p>
          </table:table-cell>
          <table:table-cell table:style-name="ce17" office:value-type="string" calcext:value-type="string">
            <text:p>ETIQUETA MANUAL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A</text:p>
          </table:table-cell>
          <table:table-cell table:style-name="ce17" office:value-type="string" calcext:value-type="string">
            <text:p>ETIQUETA 0 1 45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B</text:p>
          </table:table-cell>
          <table:table-cell table:style-name="ce17" office:value-type="string" calcext:value-type="string">
            <text:p>ETIQUETA 0 1 90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C</text:p>
          </table:table-cell>
          <table:table-cell table:style-name="ce17" office:value-type="string" calcext:value-type="string">
            <text:p>ETIQUETA PARAD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SU</text:p>
          </table:table-cell>
          <table:table-cell table:style-name="ce17" office:value-type="string" calcext:value-type="string">
            <text:p>ETIQUETA SUBI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DUCTOR D.30 A D.22</text:p>
          </table:table-cell>
          <table:table-cell table:style-name="ce17" office:value-type="string" calcext:value-type="string">
            <text:p>REDUCTOR DIAM.30 A DIAM.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1" calcext:value-type="float">
            <text:p>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VN301N-R</text:p>
          </table:table-cell>
          <table:table-cell table:style-name="ce17" office:value-type="string" calcext:value-type="string">
            <text:p>BOTONERA D.30 AVN301N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9" calcext:value-type="float">
            <text:p>37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N <text:s text:c="12"/></text:p>
          </table:table-cell>
          <table:table-cell table:style-name="ce17" office:value-type="string" calcext:value-type="string">
            <text:p>BOTONERA D.30 T6020 N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V <text:s text:c="12"/></text:p>
          </table:table-cell>
          <table:table-cell table:style-name="ce17" office:value-type="string" calcext:value-type="string">
            <text:p>BOTONERA D.30 T6020 V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1 M</text:p>
          </table:table-cell>
          <table:table-cell table:style-name="ce17" office:value-type="string" calcext:value-type="string">
            <text:p>TARJETA D.30 MARCH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1 P</text:p>
          </table:table-cell>
          <table:table-cell table:style-name="ce17" office:value-type="string" calcext:value-type="string">
            <text:p>TARJETA D.30 PARAD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NAV-27</text:p>
          </table:table-cell>
          <table:table-cell table:style-name="ce17" office:value-type="string" calcext:value-type="string">
            <text:p>ET.AMARILLA EMERGENCIA HNAV-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R <text:s text:c="11"/></text:p>
          </table:table-cell>
          <table:table-cell table:style-name="ce17" office:value-type="string" calcext:value-type="string">
            <text:p>CAP EST ROJO .30 P 17483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T <text:s text:c="11"/></text:p>
          </table:table-cell>
          <table:table-cell table:style-name="ce17" office:value-type="string" calcext:value-type="string">
            <text:p>CAP EST TRANS.30 P 17483T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00 AM <text:s text:c="12"/></text:p>
          </table:table-cell>
          <table:table-cell table:style-name="ce17" office:value-type="string" calcext:value-type="string">
            <text:p>BOTONERA LUMINOSA 3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AZ <text:s text:c="12"/></text:p>
          </table:table-cell>
          <table:table-cell table:style-name="ce17" office:value-type="string" calcext:value-type="string">
            <text:p>BOTONERA LUMINOSA 3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B <text:s text:c="13"/></text:p>
          </table:table-cell>
          <table:table-cell table:style-name="ce17" office:value-type="string" calcext:value-type="string">
            <text:p>BOTONERA LUMINOSA 3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R <text:s text:c="13"/></text:p>
          </table:table-cell>
          <table:table-cell table:style-name="ce17" office:value-type="string" calcext:value-type="string">
            <text:p>BOTONERA LUMINOSA 3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V <text:s text:c="13"/></text:p>
          </table:table-cell>
          <table:table-cell table:style-name="ce17" office:value-type="string" calcext:value-type="string">
            <text:p>BOTONERA LUMINOSA 30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M <text:s text:c="12"/></text:p>
          </table:table-cell>
          <table:table-cell table:style-name="ce17" office:value-type="string" calcext:value-type="string">
            <text:p>BOTONERA LUMINOSA 3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Z <text:s text:c="12"/></text:p>
          </table:table-cell>
          <table:table-cell table:style-name="ce17" office:value-type="string" calcext:value-type="string">
            <text:p>BOTONERA LUMINOSA 3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B <text:s text:c="13"/></text:p>
          </table:table-cell>
          <table:table-cell table:style-name="ce17" office:value-type="string" calcext:value-type="string">
            <text:p>BOTONERA LUMINOSA 3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R <text:s text:c="13"/></text:p>
          </table:table-cell>
          <table:table-cell table:style-name="ce17" office:value-type="string" calcext:value-type="string">
            <text:p>BOTONERA LUMINOSA 3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V <text:s text:c="13"/></text:p>
          </table:table-cell>
          <table:table-cell table:style-name="ce17" office:value-type="string" calcext:value-type="string">
            <text:p>BOTONERA LUMINOSA 3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AZ <text:s text:c="12"/></text:p>
          </table:table-cell>
          <table:table-cell table:style-name="ce17" office:value-type="string" calcext:value-type="string">
            <text:p>BOTONERA LUMINOSA 32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B <text:s text:c="13"/></text:p>
          </table:table-cell>
          <table:table-cell table:style-name="ce17" office:value-type="string" calcext:value-type="string">
            <text:p>BOTONERA LUMINOSA 32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M <text:s text:c="12"/></text:p>
          </table:table-cell>
          <table:table-cell table:style-name="ce17" office:value-type="string" calcext:value-type="string">
            <text:p>BOTONERA LUMINOSA 340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Z <text:s text:c="12"/></text:p>
          </table:table-cell>
          <table:table-cell table:style-name="ce17" office:value-type="string" calcext:value-type="string">
            <text:p>BOTONERA LUMINOSA 3400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B <text:s text:c="13"/></text:p>
          </table:table-cell>
          <table:table-cell table:style-name="ce17" office:value-type="string" calcext:value-type="string">
            <text:p>BOTONERA LUMINOSA 3400 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R <text:s text:c="13"/></text:p>
          </table:table-cell>
          <table:table-cell table:style-name="ce17" office:value-type="string" calcext:value-type="string">
            <text:p>BOTONERA LUMINOSA 34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V <text:s text:c="13"/></text:p>
          </table:table-cell>
          <table:table-cell table:style-name="ce17" office:value-type="string" calcext:value-type="string">
            <text:p>BOTONERA LUMINOSA 34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A</text:p>
          </table:table-cell>
          <table:table-cell table:style-name="ce17" office:value-type="string" calcext:value-type="string">
            <text:p>BOTONERA LUMINOSA HW1L-M110Q4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G</text:p>
          </table:table-cell>
          <table:table-cell table:style-name="ce17" office:value-type="string" calcext:value-type="string">
            <text:p>BOTONERA LUMINOSA HW1L-M11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20Q4-G</text:p>
          </table:table-cell>
          <table:table-cell table:style-name="ce17" office:value-type="string" calcext:value-type="string">
            <text:p>BOTONERA LUMINOSA HW1L-M12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5" calcext:value-type="float">
            <text:p>38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A</text:p>
          </table:table-cell>
          <table:table-cell table:style-name="ce17" office:value-type="string" calcext:value-type="string">
            <text:p>BOTONERA LUMINOSA HW1L-MF210Q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G</text:p>
          </table:table-cell>
          <table:table-cell table:style-name="ce17" office:value-type="string" calcext:value-type="string">
            <text:p>BOTONERA LUMINOSA HW1L-MF210Q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Y</text:p>
          </table:table-cell>
          <table:table-cell table:style-name="ce17" office:value-type="string" calcext:value-type="string">
            <text:p>BOTONERA LUMINOSA HW1L-MF210Q4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LV402Q4M- R **</text:p>
          </table:table-cell>
          <table:table-cell table:style-name="ce17" office:value-type="string" calcext:value-type="string">
            <text:p>BOTONERA LUMINOSA XW1E- LV402Q4M-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1" calcext:value-type="float">
            <text:p>79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0 V <text:s text:c="12"/></text:p>
          </table:table-cell>
          <table:table-cell table:style-name="ce17" office:value-type="string" calcext:value-type="string">
            <text:p>B.LUM.D.30 C/MDT.M612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1 R <text:s text:c="12"/></text:p>
          </table:table-cell>
          <table:table-cell table:style-name="ce17" office:value-type="string" calcext:value-type="string">
            <text:p>B.LUM.D.30 M612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6" calcext:value-type="float">
            <text:p>4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M <text:s text:c="11"/></text:p>
          </table:table-cell>
          <table:table-cell table:style-name="ce17" office:value-type="string" calcext:value-type="string">
            <text:p>B.LUM.D.30 C/MDT.M6150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Z <text:s text:c="11"/></text:p>
          </table:table-cell>
          <table:table-cell table:style-name="ce17" office:value-type="string" calcext:value-type="string">
            <text:p>B.LUM.D.30 C/MDT.M6150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B <text:s text:c="12"/></text:p>
          </table:table-cell>
          <table:table-cell table:style-name="ce17" office:value-type="string" calcext:value-type="string">
            <text:p>B.LUM.D.30 C/MDT.M6150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R <text:s text:c="12"/></text:p>
          </table:table-cell>
          <table:table-cell table:style-name="ce17" office:value-type="string" calcext:value-type="string">
            <text:p>B.LUM.D.30 C/MDT.M6150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140 AZ <text:s text:c="11"/></text:p>
          </table:table-cell>
          <table:table-cell table:style-name="ce17" office:value-type="string" calcext:value-type="string">
            <text:p>B.LUM.D.30 T6140 AZ <text:s text:c="5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N <text:s text:c="12"/></text:p>
          </table:table-cell>
          <table:table-cell table:style-name="ce17" office:value-type="string" calcext:value-type="string">
            <text:p>PUL.24728N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R <text:s text:c="12"/></text:p>
          </table:table-cell>
          <table:table-cell table:style-name="ce17" office:value-type="string" calcext:value-type="string">
            <text:p>PUL.24728R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V <text:s text:c="12"/></text:p>
          </table:table-cell>
          <table:table-cell table:style-name="ce17" office:value-type="string" calcext:value-type="string">
            <text:p>PUL.24728V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AP FOR PB-22</text:p>
          </table:table-cell>
          <table:table-cell table:style-name="ce17" office:value-type="string" calcext:value-type="string">
            <text:p>CAPUCHON TR. QT0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 TRANSP. P/RM010</text:p>
          </table:table-cell>
          <table:table-cell table:style-name="ce17" office:value-type="string" calcext:value-type="string">
            <text:p>CAPUCHON TRANSP.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7" calcext:value-type="float">
            <text:p>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ROJO P/RM 010</text:p>
          </table:table-cell>
          <table:table-cell table:style-name="ce17" office:value-type="string" calcext:value-type="string">
            <text:p>CAPUCHON ROJO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VERDE P/RM 010</text:p>
          </table:table-cell>
          <table:table-cell table:style-name="ce17" office:value-type="string" calcext:value-type="string">
            <text:p>CAPUCHON VERDE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380 <text:s text:c="14"/></text:p>
          </table:table-cell>
          <table:table-cell table:style-name="ce17" office:value-type="string" calcext:value-type="string">
            <text:p>PORTALAMPARA G-2380 P/R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M <text:s text:c="11"/></text:p>
          </table:table-cell>
          <table:table-cell table:style-name="ce17" office:value-type="string" calcext:value-type="string">
            <text:p>LENTE G2520AM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Z <text:s text:c="11"/></text:p>
          </table:table-cell>
          <table:table-cell table:style-name="ce17" office:value-type="string" calcext:value-type="string">
            <text:p>LENTE G2520AZ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BL <text:s text:c="11"/></text:p>
          </table:table-cell>
          <table:table-cell table:style-name="ce17" office:value-type="string" calcext:value-type="string">
            <text:p>LENTE G2520BL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R <text:s text:c="12"/></text:p>
          </table:table-cell>
          <table:table-cell table:style-name="ce17" office:value-type="string" calcext:value-type="string">
            <text:p>LENTE G2520R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V <text:s text:c="12"/></text:p>
          </table:table-cell>
          <table:table-cell table:style-name="ce17" office:value-type="string" calcext:value-type="string">
            <text:p>LENTE G2520V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M <text:s text:c="10"/></text:p>
          </table:table-cell>
          <table:table-cell table:style-name="ce17" office:value-type="string" calcext:value-type="string">
            <text:p>LENTE P22814AM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Z <text:s text:c="10"/></text:p>
          </table:table-cell>
          <table:table-cell table:style-name="ce17" office:value-type="string" calcext:value-type="string">
            <text:p>LENTE P22814AZ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BL <text:s text:c="10"/></text:p>
          </table:table-cell>
          <table:table-cell table:style-name="ce17" office:value-type="string" calcext:value-type="string">
            <text:p>LENTE P22814BL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R <text:s text:c="11"/></text:p>
          </table:table-cell>
          <table:table-cell table:style-name="ce17" office:value-type="string" calcext:value-type="string">
            <text:p>LENTE P22814R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V <text:s text:c="11"/></text:p>
          </table:table-cell>
          <table:table-cell table:style-name="ce17" office:value-type="string" calcext:value-type="string">
            <text:p>LENTE P22814V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T011-L</text:p>
          </table:table-cell>
          <table:table-cell table:style-name="ce17" office:value-type="string" calcext:value-type="string">
            <text:p>BOTONERA DOBLE QT011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9" calcext:value-type="float">
            <text:p>1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M <text:s text:c="10"/></text:p>
          </table:table-cell>
          <table:table-cell table:style-name="ce17" office:value-type="string" calcext:value-type="string">
            <text:p>BOTONERA RM 01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Z. <text:s text:c="9"/></text:p>
          </table:table-cell>
          <table:table-cell table:style-name="ce17" office:value-type="string" calcext:value-type="string">
            <text:p>BOTONERA RM 010 AZ.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M</text:p>
          </table:table-cell>
          <table:table-cell table:style-name="ce17" office:value-type="string" calcext:value-type="string">
            <text:p>BOTONERA RM 010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Z</text:p>
          </table:table-cell>
          <table:table-cell table:style-name="ce17" office:value-type="string" calcext:value-type="string">
            <text:p>BOTONERA RM 010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N</text:p>
          </table:table-cell>
          <table:table-cell table:style-name="ce17" office:value-type="string" calcext:value-type="string">
            <text:p>BOTONERA RM 010 INDICADOR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R</text:p>
          </table:table-cell>
          <table:table-cell table:style-name="ce17" office:value-type="string" calcext:value-type="string">
            <text:p>BOTONERA RM 010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V</text:p>
          </table:table-cell>
          <table:table-cell table:style-name="ce17" office:value-type="string" calcext:value-type="string">
            <text:p>BOTONERA RM 010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MARCHA V</text:p>
          </table:table-cell>
          <table:table-cell table:style-name="ce17" office:value-type="string" calcext:value-type="string">
            <text:p>BOTONERA RM 010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PARADA R</text:p>
          </table:table-cell>
          <table:table-cell table:style-name="ce17" office:value-type="string" calcext:value-type="string">
            <text:p>BOTONERA RM 010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R-V-N <text:s text:c="7"/></text:p>
          </table:table-cell>
          <table:table-cell table:style-name="ce17" office:value-type="string" calcext:value-type="string">
            <text:p>BOTONERA RM 01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20 R-V-N <text:s text:c="7"/></text:p>
          </table:table-cell>
          <table:table-cell table:style-name="ce17" office:value-type="string" calcext:value-type="string">
            <text:p>BOTONERA RM 02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30 <text:s text:c="13"/></text:p>
          </table:table-cell>
          <table:table-cell table:style-name="ce17" office:value-type="string" calcext:value-type="string">
            <text:p>BOT.C/RET.(CUERPO)RM 030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" calcext:value-type="float">
            <text:p>12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N <text:s text:c="11"/></text:p>
          </table:table-cell>
          <table:table-cell table:style-name="ce17" office:value-type="string" calcext:value-type="string">
            <text:p>BOT.G/PUÑO OSC. RM 055N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R <text:s text:c="11"/></text:p>
          </table:table-cell>
          <table:table-cell table:style-name="ce17" office:value-type="string" calcext:value-type="string">
            <text:p>BOT. G/PUNO OSC. <text:s/>RM 05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V <text:s text:c="11"/></text:p>
          </table:table-cell>
          <table:table-cell table:style-name="ce17" office:value-type="string" calcext:value-type="string">
            <text:p>BOT.G/PUÑO OSC. RM 05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N</text:p>
          </table:table-cell>
          <table:table-cell table:style-name="ce17" office:value-type="string" calcext:value-type="string">
            <text:p>BOT. G/PUÑO C/RET. RM 065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R <text:s text:c="11"/></text:p>
          </table:table-cell>
          <table:table-cell table:style-name="ce17" office:value-type="string" calcext:value-type="string">
            <text:p>BOT. G/PUNO C/RET.RM 06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V</text:p>
          </table:table-cell>
          <table:table-cell table:style-name="ce17" office:value-type="string" calcext:value-type="string">
            <text:p>BOT. G/PUÑO C/RET. RM 06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122 <text:s text:c="13"/></text:p>
          </table:table-cell>
          <table:table-cell table:style-name="ce17" office:value-type="string" calcext:value-type="string">
            <text:p>BOT.LUMINOSA(CUERPO)RM 1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4" calcext:value-type="float">
            <text:p>1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10 </text:p>
          </table:table-cell>
          <table:table-cell table:style-name="ce17" office:value-type="string" calcext:value-type="string">
            <text:p>RP 010 BOT. C/PULS. RAS. S/RET.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65 </text:p>
          </table:table-cell>
          <table:table-cell table:style-name="ce17" office:value-type="string" calcext:value-type="string">
            <text:p>RP 065 N BOT. 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4" calcext:value-type="float">
            <text:p>4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N</text:p>
          </table:table-cell>
          <table:table-cell table:style-name="ce17" office:value-type="string" calcext:value-type="string">
            <text:p>RE 010 N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77" calcext:value-type="float">
            <text:p>6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R + 1NC</text:p>
          </table:table-cell>
          <table:table-cell table:style-name="ce17" office:value-type="string" calcext:value-type="string">
            <text:p>RE 010 R BOT. C/PULS. RASANTE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V + 1NA</text:p>
          </table:table-cell>
          <table:table-cell table:style-name="ce17" office:value-type="string" calcext:value-type="string">
            <text:p>RE 010 V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65 <text:s/>R BOT. GOLPE</text:p>
          </table:table-cell>
          <table:table-cell table:style-name="ce17" office:value-type="string" calcext:value-type="string">
            <text:p>RE 065 <text:s/>R BOT. GOLPE DE PUÑO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3" calcext:value-type="float">
            <text:p>1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(R-V-N)</text:p>
          </table:table-cell>
          <table:table-cell table:style-name="ce17" office:value-type="string" calcext:value-type="string">
            <text:p>RP 010 BOT. C/PULSADOR RASANTE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M</text:p>
          </table:table-cell>
          <table:table-cell table:style-name="ce17" office:value-type="string" calcext:value-type="string">
            <text:p>RP 010 BOT. C/PULSADOR RASANTE S/RET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Z</text:p>
          </table:table-cell>
          <table:table-cell table:style-name="ce17" office:value-type="string" calcext:value-type="string">
            <text:p>RP 010 BOT. C/PULSADOR RASANTE S/RET AZ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AM</text:p>
          </table:table-cell>
          <table:table-cell table:style-name="ce17" office:value-type="string" calcext:value-type="string">
            <text:p>RP 010 BOT. C/PULS. RAS. S/RET.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NE</text:p>
          </table:table-cell>
          <table:table-cell table:style-name="ce17" office:value-type="string" calcext:value-type="string">
            <text:p>RP 010 BOT. C/PULS. RAS. S/RET. INDICADOR N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R</text:p>
          </table:table-cell>
          <table:table-cell table:style-name="ce17" office:value-type="string" calcext:value-type="string">
            <text:p>RP 010 BOT. C/PULS. RAS. S/RET.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V</text:p>
          </table:table-cell>
          <table:table-cell table:style-name="ce17" office:value-type="string" calcext:value-type="string">
            <text:p>RP 010 BOT. C/PULS. RAS. S/RET.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MARCHA V</text:p>
          </table:table-cell>
          <table:table-cell table:style-name="ce17" office:value-type="string" calcext:value-type="string">
            <text:p>RP 010 BOT. C/PULS. RASANTE S/RET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PARADA R</text:p>
          </table:table-cell>
          <table:table-cell table:style-name="ce17" office:value-type="string" calcext:value-type="string">
            <text:p>RP 010 BOT. C/PULS. RAS. S/RET.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20 (R-V-N)</text:p>
          </table:table-cell>
          <table:table-cell table:style-name="ce17" office:value-type="string" calcext:value-type="string">
            <text:p>RP 020 BOT.C/PUL.SOBRESAL.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30</text:p>
          </table:table-cell>
          <table:table-cell table:style-name="ce17" office:value-type="string" calcext:value-type="string">
            <text:p>RP 030 BOT. C/PULSADOR PROTEGIDO C/R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45 R</text:p>
          </table:table-cell>
          <table:table-cell table:style-name="ce17" office:value-type="string" calcext:value-type="string">
            <text:p>RP 045 R BOT. G. DE PUÑO C/RET.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0</text:p>
          </table:table-cell>
          <table:table-cell table:style-name="ce17" office:value-type="string" calcext:value-type="string">
            <text:p>RP 050 BOT. GOLPE 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N</text:p>
          </table:table-cell>
          <table:table-cell table:style-name="ce17" office:value-type="string" calcext:value-type="string">
            <text:p>RP 055 N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R</text:p>
          </table:table-cell>
          <table:table-cell table:style-name="ce17" office:value-type="string" calcext:value-type="string">
            <text:p>RP 055 R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V</text:p>
          </table:table-cell>
          <table:table-cell table:style-name="ce17" office:value-type="string" calcext:value-type="string">
            <text:p>RP 055 V BOT. 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R</text:p>
          </table:table-cell>
          <table:table-cell table:style-name="ce17" office:value-type="string" calcext:value-type="string">
            <text:p>RP 065 R BOT.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V</text:p>
          </table:table-cell>
          <table:table-cell table:style-name="ce17" office:value-type="string" calcext:value-type="string">
            <text:p>RP 065 V BOT.G.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3" calcext:value-type="float">
            <text:p>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0</text:p>
          </table:table-cell>
          <table:table-cell table:style-name="ce17" office:value-type="string" calcext:value-type="string">
            <text:p>RP 120 BOT. LUM. C/PULSADOR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2</text:p>
          </table:table-cell>
          <table:table-cell table:style-name="ce17" office:value-type="string" calcext:value-type="string">
            <text:p>RP 122 BOT.LUM. C/PULS. PROTEGID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30</text:p>
          </table:table-cell>
          <table:table-cell table:style-name="ce17" office:value-type="string" calcext:value-type="string">
            <text:p>RP 130 BOT.LUM C/PULS. PROTEGID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R</text:p>
          </table:table-cell>
          <table:table-cell table:style-name="ce17" office:value-type="string" calcext:value-type="string">
            <text:p>RP 145 R B.LUM. G. DE PUÑO C/RET.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V</text:p>
          </table:table-cell>
          <table:table-cell table:style-name="ce17" office:value-type="string" calcext:value-type="string">
            <text:p>RP 145 V B.LUM. G. DE PUÑO C/RET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50 R</text:p>
          </table:table-cell>
          <table:table-cell table:style-name="ce17" office:value-type="string" calcext:value-type="string">
            <text:p>RP 150 R B.LUM.G.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" calcext:value-type="float">
            <text:p>8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R12</text:p>
          </table:table-cell>
          <table:table-cell table:style-name="ce17" office:value-type="string" calcext:value-type="string">
            <text:p>BOT. LUM. RECT. 1 INV. S/R AD16-11SJ R 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W24 **</text:p>
          </table:table-cell>
          <table:table-cell table:style-name="ce17" office:value-type="string" calcext:value-type="string">
            <text:p>BOT. LUM. RECT. 1 INV. S/R AD16-11SJ BL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Y/R24</text:p>
          </table:table-cell>
          <table:table-cell table:style-name="ce17" office:value-type="string" calcext:value-type="string">
            <text:p>BOT. LUM. RED. 1 INV. S/R <text:s/>AD16-11SY 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G24 **</text:p>
          </table:table-cell>
          <table:table-cell table:style-name="ce17" office:value-type="string" calcext:value-type="string">
            <text:p>BOT. LUM. RECT. 1 INV. C/R AD16-11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Y24 **</text:p>
          </table:table-cell>
          <table:table-cell table:style-name="ce17" office:value-type="string" calcext:value-type="string">
            <text:p>BOT. LUM. RECT. 1 INV. C/R AD16-11ZJ AM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22ZJ/G24 **</text:p>
          </table:table-cell>
          <table:table-cell table:style-name="ce17" office:value-type="string" calcext:value-type="string">
            <text:p>BOT. LUM. RECT. 2 INV. C/R AD16-22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87" calcext:value-type="float">
            <text:p>1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G-M14JW</text:p>
          </table:table-cell>
          <table:table-cell table:style-name="ce17" office:value-type="string" calcext:value-type="string">
            <text:p>B.LUM.RECT. 1INV. AL6G-M14J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7" calcext:value-type="float">
            <text:p>3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A</text:p>
          </table:table-cell>
          <table:table-cell table:style-name="ce17" office:value-type="string" calcext:value-type="string">
            <text:p>B.C/LED CUAD C/R AL6Q-A14P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Y</text:p>
          </table:table-cell>
          <table:table-cell table:style-name="ce17" office:value-type="string" calcext:value-type="string">
            <text:p>B.C/LED CUAD C/R AL6Q-A1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P4PG</text:p>
          </table:table-cell>
          <table:table-cell table:style-name="ce17" office:value-type="string" calcext:value-type="string">
            <text:p>O.DE BUEY CUAD.V AL6Q-P4P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R</text:p>
          </table:table-cell>
          <table:table-cell table:style-name="ce17" office:value-type="string" calcext:value-type="string">
            <text:p>O.DE BUEY CUAD.R AL6Q-P4P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W</text:p>
          </table:table-cell>
          <table:table-cell table:style-name="ce17" office:value-type="string" calcext:value-type="string">
            <text:p>O.DE BUEY CUAD.B AL6Q-P4P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Y</text:p>
          </table:table-cell>
          <table:table-cell table:style-name="ce17" office:value-type="string" calcext:value-type="string">
            <text:p>O.DE BUEY CUAD.AM AL6Q-P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KH6</text:p>
          </table:table-cell>
          <table:table-cell table:style-name="ce17" office:value-type="string" calcext:value-type="string">
            <text:p>PROTECCION RECTANGULAR <text:s/>AL-KH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3" calcext:value-type="float">
            <text:p>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G</text:p>
          </table:table-cell>
          <table:table-cell table:style-name="ce17" office:value-type="string" calcext:value-type="string">
            <text:p>OJO DE BUEY RECT. AP6HS5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PW</text:p>
          </table:table-cell>
          <table:table-cell table:style-name="ce17" office:value-type="string" calcext:value-type="string">
            <text:p>OJO DE BUEY RECT. AP6HS5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6M-2KT2B</text:p>
          </table:table-cell>
          <table:table-cell table:style-name="ce17" office:value-type="string" calcext:value-type="string">
            <text:p>SELECTORA A CERRADURA AS6M-2KT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2" calcext:value-type="float">
            <text:p>40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B12</text:p>
          </table:table-cell>
          <table:table-cell table:style-name="ce17" office:value-type="string" calcext:value-type="string">
            <text:p>OJO DE BUEY DX16-J AZU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12</text:p>
          </table:table-cell>
          <table:table-cell table:style-name="ce17" office:value-type="string" calcext:value-type="string">
            <text:p>OJO DE BUEY DX16-J VERDE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24 **</text:p>
          </table:table-cell>
          <table:table-cell table:style-name="ce17" office:value-type="string" calcext:value-type="string">
            <text:p>OJO DE BUEY DX16-J VERDE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12</text:p>
          </table:table-cell>
          <table:table-cell table:style-name="ce17" office:value-type="string" calcext:value-type="string">
            <text:p>OJO DE BUEY DX16-J ROJO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24 **</text:p>
          </table:table-cell>
          <table:table-cell table:style-name="ce17" office:value-type="string" calcext:value-type="string">
            <text:p>OJO DE BUEY DX16-J ROJ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W24 **</text:p>
          </table:table-cell>
          <table:table-cell table:style-name="ce17" office:value-type="string" calcext:value-type="string">
            <text:p>OJO DE BUEY DX16-J BLANC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A1B-M1C2V-G</text:p>
          </table:table-cell>
          <table:table-cell table:style-name="ce17" office:value-type="string" calcext:value-type="string">
            <text:p>BOT. RED. S/RET 2 INV. HA1B-M1C2V-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R</text:p>
          </table:table-cell>
          <table:table-cell table:style-name="ce17" office:value-type="string" calcext:value-type="string">
            <text:p>BOT. RED. S/RET 2 INV. HA1B-M1C2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Y</text:p>
          </table:table-cell>
          <table:table-cell table:style-name="ce17" office:value-type="string" calcext:value-type="string">
            <text:p>BOT. RED. S/RET 2 INV. HA1B-M1C2V-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A1C64V-W</text:p>
          </table:table-cell>
          <table:table-cell table:style-name="ce17" office:value-type="string" calcext:value-type="string">
            <text:p>B.LUM. RED. 2 INV C/RET. HA1L-A1C64V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6" calcext:value-type="float">
            <text:p>43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G</text:p>
          </table:table-cell>
          <table:table-cell table:style-name="ce17" office:value-type="string" calcext:value-type="string">
            <text:p>B.LUM. RED. 2 INV S/RET. HA1L-M1C64V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R</text:p>
          </table:table-cell>
          <table:table-cell table:style-name="ce17" office:value-type="string" calcext:value-type="string">
            <text:p>B.LUM. RED. 2 INV S/RET. HA1L-M1C64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S-33C6</text:p>
          </table:table-cell>
          <table:table-cell table:style-name="ce17" office:value-type="string" calcext:value-type="string">
            <text:p>SEL. A PALANCA 3 POS D16 HA1S-33C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04" calcext:value-type="float">
            <text:p>52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B-M1C6-Y</text:p>
          </table:table-cell>
          <table:table-cell table:style-name="ce17" office:value-type="string" calcext:value-type="string">
            <text:p>B. LUM. CUAD. 2INV S/R HA2B-M1C6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L-M1C54-PW</text:p>
          </table:table-cell>
          <table:table-cell table:style-name="ce17" office:value-type="string" calcext:value-type="string">
            <text:p>B. LUM. CUAD.1 INV S/R HA2L-M1C5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49" calcext:value-type="float">
            <text:p>42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P-14R</text:p>
          </table:table-cell>
          <table:table-cell table:style-name="ce17" office:value-type="string" calcext:value-type="string">
            <text:p>O. DE BUEY CUAD. R HA2P-1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31" calcext:value-type="float">
            <text:p>2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5B-M2PY</text:p>
          </table:table-cell>
          <table:table-cell table:style-name="ce17" office:value-type="string" calcext:value-type="string">
            <text:p>PULSADORES 3 POSICIONES AMARILLO HE5B-M2P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4" calcext:value-type="float">
            <text:p>87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190G 24VDC</text:p>
          </table:table-cell>
          <table:table-cell table:style-name="ce17" office:value-type="string" calcext:value-type="string">
            <text:p>OJO DE BUEY K16-190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R 24VDC</text:p>
          </table:table-cell>
          <table:table-cell table:style-name="ce17" office:value-type="string" calcext:value-type="string">
            <text:p>OJO DE BUEY K16-190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W 24VDC</text:p>
          </table:table-cell>
          <table:table-cell table:style-name="ce17" office:value-type="string" calcext:value-type="string">
            <text:p>OJO DE BUEY K16-190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Y 24VDC</text:p>
          </table:table-cell>
          <table:table-cell table:style-name="ce17" office:value-type="string" calcext:value-type="string">
            <text:p>OJO DE BUEY K16-190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G 24VDC</text:p>
          </table:table-cell>
          <table:table-cell table:style-name="ce17" office:value-type="string" calcext:value-type="string">
            <text:p>BOT. LUM. RECT. 1 INV. S/R K16-2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R 24VDC</text:p>
          </table:table-cell>
          <table:table-cell table:style-name="ce17" office:value-type="string" calcext:value-type="string">
            <text:p>BOT. LUM. RECT. 1 INV. S/R K16-2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W 24VDC</text:p>
          </table:table-cell>
          <table:table-cell table:style-name="ce17" office:value-type="string" calcext:value-type="string">
            <text:p>BOT. LUM. RECT. 1 INV. S/R K16-2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Y 24VDC</text:p>
          </table:table-cell>
          <table:table-cell table:style-name="ce17" office:value-type="string" calcext:value-type="string">
            <text:p>BOT. LUM. RECT. 1 INV. S/R K16-2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G 24VDC</text:p>
          </table:table-cell>
          <table:table-cell table:style-name="ce17" office:value-type="string" calcext:value-type="string">
            <text:p>BOT. LUM. RECT. 2 INV. S/R K16-2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R 24VDC</text:p>
          </table:table-cell>
          <table:table-cell table:style-name="ce17" office:value-type="string" calcext:value-type="string">
            <text:p>BOT. LUM. RECT. 2 INV. S/R K16-2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W 24VDC</text:p>
          </table:table-cell>
          <table:table-cell table:style-name="ce17" office:value-type="string" calcext:value-type="string">
            <text:p>BOT. LUM. RECT. 2 INV. S/R K16-2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Y 24VDC</text:p>
          </table:table-cell>
          <table:table-cell table:style-name="ce17" office:value-type="string" calcext:value-type="string">
            <text:p>BOT. LUM. RECT. 2 INV. S/R K16-2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G 24VDC</text:p>
          </table:table-cell>
          <table:table-cell table:style-name="ce17" office:value-type="string" calcext:value-type="string">
            <text:p>BOT. LUM. RECT. 1 INV. C/R K16-3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R 24VDC</text:p>
          </table:table-cell>
          <table:table-cell table:style-name="ce17" office:value-type="string" calcext:value-type="string">
            <text:p>BOT. LUM. RECT. 1 INV. C/R K16-3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W 24VDC</text:p>
          </table:table-cell>
          <table:table-cell table:style-name="ce17" office:value-type="string" calcext:value-type="string">
            <text:p>BOT. LUM. RECT. 1 INV. C/R K16-3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Y 24VDC</text:p>
          </table:table-cell>
          <table:table-cell table:style-name="ce17" office:value-type="string" calcext:value-type="string">
            <text:p>BOT. LUM. RECT. 1 INV. C/R K16-3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G 24VDC</text:p>
          </table:table-cell>
          <table:table-cell table:style-name="ce17" office:value-type="string" calcext:value-type="string">
            <text:p>BOT. LUM. RECT. 2 INV. C/R K16-3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R 24VDC</text:p>
          </table:table-cell>
          <table:table-cell table:style-name="ce17" office:value-type="string" calcext:value-type="string">
            <text:p>BOT. LUM. RECT. 2 INV. C/R K16-3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W 24VDC</text:p>
          </table:table-cell>
          <table:table-cell table:style-name="ce17" office:value-type="string" calcext:value-type="string">
            <text:p>BOT. LUM. RECT. 2 INV. C/R K16-3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Y 24VDC</text:p>
          </table:table-cell>
          <table:table-cell table:style-name="ce17" office:value-type="string" calcext:value-type="string">
            <text:p>BOT. LUM. RECT. 2 INV. C/R K16-3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431K</text:p>
          </table:table-cell>
          <table:table-cell table:style-name="ce17" office:value-type="string" calcext:value-type="string">
            <text:p>SELECTORA A PALANCA 1 INV. K16-4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5" calcext:value-type="float">
            <text:p>2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631K</text:p>
          </table:table-cell>
          <table:table-cell table:style-name="ce17" office:value-type="string" calcext:value-type="string">
            <text:p>SELECTORA A CERRADURA 1 INV. K16-6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56" calcext:value-type="float">
            <text:p>28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732K</text:p>
          </table:table-cell>
          <table:table-cell table:style-name="ce17" office:value-type="string" calcext:value-type="string">
            <text:p>SELECTORA A CERRADURA 2 INV. K16-732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1" calcext:value-type="float">
            <text:p>36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S222</text:p>
          </table:table-cell>
          <table:table-cell table:style-name="ce17" office:value-type="string" calcext:value-type="string">
            <text:p>PROTECCION RECTANGULAR K16-S2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9" calcext:value-type="float">
            <text:p>1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S-33C2V</text:p>
          </table:table-cell>
          <table:table-cell table:style-name="ce17" office:value-type="string" calcext:value-type="string">
            <text:p>SEL.A PALANCA 3 POS. LA1S-33C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66" calcext:value-type="float">
            <text:p>5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B-M1C5W</text:p>
          </table:table-cell>
          <table:table-cell table:style-name="ce17" office:value-type="string" calcext:value-type="string">
            <text:p>BOT. CUAD. S/RET. 1 INV. LA2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74" calcext:value-type="float">
            <text:p>31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54W</text:p>
          </table:table-cell>
          <table:table-cell table:style-name="ce17" office:value-type="string" calcext:value-type="string">
            <text:p>B.L.CUAD.1INV.S/R LA2L-M1C54W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64" calcext:value-type="float">
            <text:p>41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64W</text:p>
          </table:table-cell>
          <table:table-cell table:style-name="ce17" office:value-type="string" calcext:value-type="string">
            <text:p>B.LED C.1INV.S/R LA2L-M1C64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5W</text:p>
          </table:table-cell>
          <table:table-cell table:style-name="ce17" office:value-type="string" calcext:value-type="string">
            <text:p>BOT. RECT. S/RET. 1 INV. LA3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4" calcext:value-type="float">
            <text:p>28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6-W</text:p>
          </table:table-cell>
          <table:table-cell table:style-name="ce17" office:value-type="string" calcext:value-type="string">
            <text:p>BOT.RECT.S/RET 2INV.LA3B-M1C6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3" calcext:value-type="float">
            <text:p>34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L-M1C64G</text:p>
          </table:table-cell>
          <table:table-cell table:style-name="ce17" office:value-type="string" calcext:value-type="string">
            <text:p>B.LUM.RECT.2INV.S/R LA3L-M1C64G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B-M1T6B</text:p>
          </table:table-cell>
          <table:table-cell table:style-name="ce17" office:value-type="string" calcext:value-type="string">
            <text:p>BOTONERA RECT.2INV S/R LB8B-M1T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83" calcext:value-type="float">
            <text:p>2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L-M1T64PW</text:p>
          </table:table-cell>
          <table:table-cell table:style-name="ce17" office:value-type="string" calcext:value-type="string">
            <text:p>B.LUM RECT.2INV S/R LB8L-M1T6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61" calcext:value-type="float">
            <text:p>4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PW</text:p>
          </table:table-cell>
          <table:table-cell table:style-name="ce17" office:value-type="string" calcext:value-type="string">
            <text:p>OJO DE BUEY RECT. LB8P-1T0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28" calcext:value-type="float">
            <text:p>3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R</text:p>
          </table:table-cell>
          <table:table-cell table:style-name="ce17" office:value-type="string" calcext:value-type="string">
            <text:p>OJO DE BUEY RECT. LB8P- 1T0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O4A</text:p>
          </table:table-cell>
          <table:table-cell table:style-name="ce17" office:value-type="string" calcext:value-type="string">
            <text:p>OJO DE BUEY RECT. LB8P-1T0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9Z-BS8</text:p>
          </table:table-cell>
          <table:table-cell table:style-name="ce17" office:value-type="string" calcext:value-type="string">
            <text:p>LENTE RECT. NEGRO LB9Z-BS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01</text:p>
          </table:table-cell>
          <table:table-cell table:style-name="ce17" office:value-type="string" calcext:value-type="string">
            <text:p>EXTRACTOR MT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16-12</text:p>
          </table:table-cell>
          <table:table-cell table:style-name="ce17" office:value-type="string" calcext:value-type="string">
            <text:p>ZUMBADOR DIAM. 16 <text:s/>U16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3" calcext:value-type="float">
            <text:p>12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16-22J/B3</text:p>
          </table:table-cell>
          <table:table-cell table:style-name="ce17" office:value-type="string" calcext:value-type="string">
            <text:p>SELECTORA A PALANCA 2 INV. X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A1E-BV3U01R</text:p>
          </table:table-cell>
          <table:table-cell table:style-name="ce17" office:value-type="string" calcext:value-type="string">
            <text:p>GOLPE DE PUÑO D.16 XA1E-BV3U0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94" calcext:value-type="float">
            <text:p>53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Y16-22J/B3</text:p>
          </table:table-cell>
          <table:table-cell table:style-name="ce17" office:value-type="string" calcext:value-type="string">
            <text:p>SELECTORA A CERRADURA 2 INV. Y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2" calcext:value-type="float">
            <text:p>3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320</text:p>
          </table:table-cell>
          <table:table-cell table:style-name="ce17" office:value-type="string" calcext:value-type="string">
            <text:p>TAPA 1 PERF. D22 A1X c/accesori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7" calcext:value-type="float">
            <text:p>2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 <text:s text:c="16"/></text:p>
          </table:table-cell>
          <table:table-cell table:style-name="ce17" office:value-type="string" calcext:value-type="string">
            <text:p>C.ESTANCA 1 PERF. D22 A1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AM <text:s text:c="13"/></text:p>
          </table:table-cell>
          <table:table-cell table:style-name="ce17" office:value-type="string" calcext:value-type="string">
            <text:p>C.ESTANCA 1 PERF. D22 A1X-AM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R</text:p>
          </table:table-cell>
          <table:table-cell table:style-name="ce17" office:value-type="string" calcext:value-type="string">
            <text:p>ESTANCA 1 PERF. D22 A1X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E <text:s text:c="16"/></text:p>
          </table:table-cell>
          <table:table-cell table:style-name="ce17" office:value-type="string" calcext:value-type="string">
            <text:p>C.ESTANCA C/2 BOT A2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82" calcext:value-type="float">
            <text:p>20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X <text:s text:c="16"/></text:p>
          </table:table-cell>
          <table:table-cell table:style-name="ce17" office:value-type="string" calcext:value-type="string">
            <text:p>C.ESTANCA 2 PERF. D22 A2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2" calcext:value-type="float">
            <text:p>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E <text:s text:c="16"/></text:p>
          </table:table-cell>
          <table:table-cell table:style-name="ce17" office:value-type="string" calcext:value-type="string">
            <text:p>C.ESTANCA C/3 BOT A3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6" calcext:value-type="float">
            <text:p>3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X <text:s text:c="16"/></text:p>
          </table:table-cell>
          <table:table-cell table:style-name="ce17" office:value-type="string" calcext:value-type="string">
            <text:p>C.ESTANCA 3 PERF. D22 A3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1B <text:s text:c="15"/></text:p>
          </table:table-cell>
          <table:table-cell table:style-name="ce17" office:value-type="string" calcext:value-type="string">
            <text:p>C.EST.CIEGA P/1 BOT AP1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2B <text:s text:c="15"/></text:p>
          </table:table-cell>
          <table:table-cell table:style-name="ce17" office:value-type="string" calcext:value-type="string">
            <text:p>C.EST.CIEGA P/6 BOT AP2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B <text:s text:c="15"/></text:p>
          </table:table-cell>
          <table:table-cell table:style-name="ce17" office:value-type="string" calcext:value-type="string">
            <text:p>C.EST.CIEGA P/8 BOT AP3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11" calcext:value-type="float">
            <text:p>58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B <text:s text:c="15"/></text:p>
          </table:table-cell>
          <table:table-cell table:style-name="ce17" office:value-type="string" calcext:value-type="string">
            <text:p>C.EST.CIEGA P/16 BOT AP6B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65" calcext:value-type="float">
            <text:p>64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1WXW1EBV403MRHY</text:p>
          </table:table-cell>
          <table:table-cell table:style-name="ce17" office:value-type="string" calcext:value-type="string">
            <text:p>C. EST. FB1W-XW1E-BV403MRH-Y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33" calcext:value-type="float">
            <text:p>106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GNW111Y</text:p>
          </table:table-cell>
          <table:table-cell table:style-name="ce17" office:value-type="string" calcext:value-type="string">
            <text:p>C.ESTANCA 1 PERF.D22 KGNW11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 text:c="2"/>6VCA <text:s text:c="8"/></text:p>
          </table:table-cell>
          <table:table-cell table:style-name="ce17" office:value-type="string" calcext:value-type="string">
            <text:p>CAMP.ALARMA CI-2 6 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A <text:s text:c="8"/></text:p>
          </table:table-cell>
          <table:table-cell table:style-name="ce17" office:value-type="string" calcext:value-type="string">
            <text:p>CAMP.ALARMA CI-2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C <text:s text:c="8"/></text:p>
          </table:table-cell>
          <table:table-cell table:style-name="ce17" office:value-type="string" calcext:value-type="string">
            <text:p>CAMP.ALARMA CI-2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A <text:s text:c="8"/></text:p>
          </table:table-cell>
          <table:table-cell table:style-name="ce17" office:value-type="string" calcext:value-type="string">
            <text:p>CAMP.ALARMA CI-2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C <text:s text:c="8"/></text:p>
          </table:table-cell>
          <table:table-cell table:style-name="ce17" office:value-type="string" calcext:value-type="string">
            <text:p>CAMP.ALARMA CI-2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A <text:s text:c="8"/></text:p>
          </table:table-cell>
          <table:table-cell table:style-name="ce17" office:value-type="string" calcext:value-type="string">
            <text:p>CAMP.ALARMA CI-2 48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C <text:s text:c="8"/></text:p>
          </table:table-cell>
          <table:table-cell table:style-name="ce17" office:value-type="string" calcext:value-type="string">
            <text:p>CAMP.ALARMA CI-2 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A <text:s text:c="8"/></text:p>
          </table:table-cell>
          <table:table-cell table:style-name="ce17" office:value-type="string" calcext:value-type="string">
            <text:p>CAMP.ALARMA CI-2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C <text:s text:c="8"/></text:p>
          </table:table-cell>
          <table:table-cell table:style-name="ce17" office:value-type="string" calcext:value-type="string">
            <text:p>CAMP.ALARMA CI-2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 VCA/60HZ</text:p>
          </table:table-cell>
          <table:table-cell table:style-name="ce17" office:value-type="string" calcext:value-type="string">
            <text:p>CAMP ALARMA CI-2 220 VCA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A/50HZ</text:p>
          </table:table-cell>
          <table:table-cell table:style-name="ce17" office:value-type="string" calcext:value-type="string">
            <text:p>CAMP.ALARMA CI-2 220 VCA/5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C <text:s text:c="8"/></text:p>
          </table:table-cell>
          <table:table-cell table:style-name="ce17" office:value-type="string" calcext:value-type="string">
            <text:p>CAMP.ALARMA CI-2 22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OBINA CAMP. CA Y CC</text:p>
          </table:table-cell>
          <table:table-cell table:style-name="ce17" office:value-type="string" calcext:value-type="string">
            <text:p>BOBINA CAMPANA CA Y 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7" calcext:value-type="float">
            <text:p>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CTS ACCESO 1NO+1NC</text:p>
          </table:table-cell>
          <table:table-cell table:style-name="ce17" office:value-type="string" calcext:value-type="string">
            <text:p>C. AUX CONT MODULAR EP-AC11 1 NA + 1 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9" calcext:value-type="float">
            <text:p>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04</text:p>
          </table:table-cell>
          <table:table-cell table:style-name="ce17" office:value-type="string" calcext:value-type="string">
            <text:p>Contactor Modular 25A 4NC EPC1-25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20C</text:p>
          </table:table-cell>
          <table:table-cell table:style-name="ce17" office:value-type="string" calcext:value-type="string">
            <text:p>Contactor Modular 25A 2NA EPC1-25-2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40</text:p>
          </table:table-cell>
          <table:table-cell table:style-name="ce17" office:value-type="string" calcext:value-type="string">
            <text:p>Contactor Modular 25A 4NA EPC1-25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04</text:p>
          </table:table-cell>
          <table:table-cell table:style-name="ce17" office:value-type="string" calcext:value-type="string">
            <text:p>Contactor Modular 32A 4NC EPC1-32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40</text:p>
          </table:table-cell>
          <table:table-cell table:style-name="ce17" office:value-type="string" calcext:value-type="string">
            <text:p>Contactor Modular 32A 4NA EPC1-32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40-40</text:p>
          </table:table-cell>
          <table:table-cell table:style-name="ce17" office:value-type="string" calcext:value-type="string">
            <text:p>Contactor Modular 40A 4NA EPC1-40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A-25-02</text:p>
          </table:table-cell>
          <table:table-cell table:style-name="ce17" office:value-type="string" calcext:value-type="string">
            <text:p>Contactor Modular 25A 2NC EPC1-25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<text:s/>24VAC50/60</text:p>
          </table:table-cell>
          <table:table-cell table:style-name="ce17" office:value-type="string" calcext:value-type="string">
            <text:p>MINICONTACTOR GMC-9M 1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220VAC50/60</text:p>
          </table:table-cell>
          <table:table-cell table:style-name="ce17" office:value-type="string" calcext:value-type="string">
            <text:p>MINICONTACTOR GMC-9M <text:s/>1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<text:s/>24VAC50/60</text:p>
          </table:table-cell>
          <table:table-cell table:style-name="ce17" office:value-type="string" calcext:value-type="string">
            <text:p>MINICONTACTOR GMC-12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7" calcext:value-type="float">
            <text:p>2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220VAC50/60</text:p>
          </table:table-cell>
          <table:table-cell table:style-name="ce17" office:value-type="string" calcext:value-type="string">
            <text:p>MINICONTACTOR GMC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6M 220VAC50/60</text:p>
          </table:table-cell>
          <table:table-cell table:style-name="ce17" office:value-type="string" calcext:value-type="string">
            <text:p>MINICONTACTOR GMC-16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K-22B</text:p>
          </table:table-cell>
          <table:table-cell table:style-name="ce17" office:value-type="string" calcext:value-type="string">
            <text:p>ARRANCADOR EN CAJA EK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4" calcext:value-type="float">
            <text:p>53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 220VAC 50/60H</text:p>
          </table:table-cell>
          <table:table-cell table:style-name="ce17" office:value-type="string" calcext:value-type="string">
            <text:p>CONTACTOR GMC-9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M 380VAC50/60</text:p>
          </table:table-cell>
          <table:table-cell table:style-name="ce17" office:value-type="string" calcext:value-type="string">
            <text:p>MINICONTACTOR GMC-9M 1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12 380VAC 50/60H</text:p>
          </table:table-cell>
          <table:table-cell table:style-name="ce17" office:value-type="string" calcext:value-type="string">
            <text:p>CONTACTOR GMC-12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72" calcext:value-type="float">
            <text:p>28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22 110VAC 50/60H</text:p>
          </table:table-cell>
          <table:table-cell table:style-name="ce17" office:value-type="string" calcext:value-type="string">
            <text:p>CONTACTOR GMC-22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8" calcext:value-type="float">
            <text:p>47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65 380VAC 50/60H</text:p>
          </table:table-cell>
          <table:table-cell table:style-name="ce17" office:value-type="string" calcext:value-type="string">
            <text:p>CONTACTOR GMC-65 380VCA 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51" calcext:value-type="float">
            <text:p>134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<text:s/>24VAC 50/60H</text:p>
          </table:table-cell>
          <table:table-cell table:style-name="ce17" office:value-type="string" calcext:value-type="string">
            <text:p>CONTACTOR GMC-85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380VAC 50/60H</text:p>
          </table:table-cell>
          <table:table-cell table:style-name="ce17" office:value-type="string" calcext:value-type="string">
            <text:p>CONTACTOR GMC-85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2M 380VAC 50/60</text:p>
          </table:table-cell>
          <table:table-cell table:style-name="ce17" office:value-type="string" calcext:value-type="string">
            <text:p>MINI CONTACTOR GMC-12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150 400V</text:p>
          </table:table-cell>
          <table:table-cell table:style-name="ce17" office:value-type="string" calcext:value-type="string">
            <text:p>CONTACTOR GMC-150 <text:s/>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2" calcext:value-type="float">
            <text:p>376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24VAC 50/60H</text:p>
          </table:table-cell>
          <table:table-cell table:style-name="ce17" office:value-type="string" calcext:value-type="string">
            <text:p>MINI CONTACTOR GMC-16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380VAC</text:p>
          </table:table-cell>
          <table:table-cell table:style-name="ce17" office:value-type="string" calcext:value-type="string">
            <text:p>MINICONTACTOR GMC-16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20VAC 50/</text:p>
          </table:table-cell>
          <table:table-cell table:style-name="ce17" office:value-type="string" calcext:value-type="string">
            <text:p>MINI CONTACTOR GMC-9M 1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4VCA 50/6</text:p>
          </table:table-cell>
          <table:table-cell table:style-name="ce17" office:value-type="string" calcext:value-type="string">
            <text:p>MINI CONTACTOR GMC-9M 1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50 110VDC</text:p>
          </table:table-cell>
          <table:table-cell table:style-name="ce17" office:value-type="string" calcext:value-type="string">
            <text:p>CONTACTOR GMD-50 110VCC 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7.79" calcext:value-type="float">
            <text:p>23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<text:s/>24VDC</text:p>
          </table:table-cell>
          <table:table-cell table:style-name="ce17" office:value-type="string" calcext:value-type="string">
            <text:p>CONTACTOR GMD-65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110VDC</text:p>
          </table:table-cell>
          <table:table-cell table:style-name="ce17" office:value-type="string" calcext:value-type="string">
            <text:p>CONTACTOR GMD-6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85 110VDC</text:p>
          </table:table-cell>
          <table:table-cell table:style-name="ce17" office:value-type="string" calcext:value-type="string">
            <text:p>CONTACTOR GMD-8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.7" calcext:value-type="float">
            <text:p>302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<text:s/>1A 24 VDC</text:p>
          </table:table-cell>
          <table:table-cell table:style-name="ce17" office:value-type="string" calcext:value-type="string">
            <text:p>MINICONTACTOR GMD-9M 1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10 VDC</text:p>
          </table:table-cell>
          <table:table-cell table:style-name="ce17" office:value-type="string" calcext:value-type="string">
            <text:p>MINICONTACTOR GMD-9M 1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B 24VDC</text:p>
          </table:table-cell>
          <table:table-cell table:style-name="ce17" office:value-type="string" calcext:value-type="string">
            <text:p>MINICONTACTOR GMD-9M 1b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4 2NA+2NC 220VCA</text:p>
          </table:table-cell>
          <table:table-cell table:style-name="ce17" office:value-type="string" calcext:value-type="string">
            <text:p>CONTACTOR RELE GMR-4 2NA+2NC 220VA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43" calcext:value-type="float">
            <text:p>35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MR-8 AC110V 5A3B</text:p>
          </table:table-cell>
          <table:table-cell table:style-name="ce17" office:value-type="string" calcext:value-type="string">
            <text:p>CONTACTOR RELE GMR-8 5NO+3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8 AC110V 6A2B</text:p>
          </table:table-cell>
          <table:table-cell table:style-name="ce17" office:value-type="string" calcext:value-type="string">
            <text:p>CONTACTOR RELE GMR-8 6NO+2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30A DC24V SCR</text:p>
          </table:table-cell>
          <table:table-cell table:style-name="ce17" office:value-type="string" calcext:value-type="string">
            <text:p>CONTACTOR MC13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2.11" calcext:value-type="float">
            <text:p>472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50A DC 24V SCR</text:p>
          </table:table-cell>
          <table:table-cell table:style-name="ce17" office:value-type="string" calcext:value-type="string">
            <text:p>CONTACTOR MC1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 630A AC/DC 00/100</text:p>
          </table:table-cell>
          <table:table-cell table:style-name="ce17" office:value-type="string" calcext:value-type="string">
            <text:p>CONTACTOR MC630a 11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 AC24 50/60 SCR</text:p>
          </table:table-cell>
          <table:table-cell table:style-name="ce17" office:value-type="string" calcext:value-type="string">
            <text:p>CONTACTOR MC10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AC220 50/60HZ</text:p>
          </table:table-cell>
          <table:table-cell table:style-name="ce17" office:value-type="string" calcext:value-type="string">
            <text:p>CONTACTOR MC100A 220VCA C/ACC.MAN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04" calcext:value-type="float">
            <text:p>54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110V SCR</text:p>
          </table:table-cell>
          <table:table-cell table:style-name="ce17" office:value-type="string" calcext:value-type="string">
            <text:p>CONTACTOR MC10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24V SCR</text:p>
          </table:table-cell>
          <table:table-cell table:style-name="ce17" office:value-type="string" calcext:value-type="string">
            <text:p>CONTACTOR MC10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110V 50/</text:p>
          </table:table-cell>
          <table:table-cell table:style-name="ce17" office:value-type="string" calcext:value-type="string">
            <text:p>CONTACTOR MC10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24V 50/</text:p>
          </table:table-cell>
          <table:table-cell table:style-name="ce17" office:value-type="string" calcext:value-type="string">
            <text:p>CONTACTOR MC10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380V 50/</text:p>
          </table:table-cell>
          <table:table-cell table:style-name="ce17" office:value-type="string" calcext:value-type="string">
            <text:p>CONTACTOR MC10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220V 50/</text:p>
          </table:table-cell>
          <table:table-cell table:style-name="ce17" office:value-type="string" calcext:value-type="string">
            <text:p>CONTACTOR MC10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110V</text:p>
          </table:table-cell>
          <table:table-cell table:style-name="ce17" office:value-type="string" calcext:value-type="string">
            <text:p>CONTACTOR MC10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24V</text:p>
          </table:table-cell>
          <table:table-cell table:style-name="ce17" office:value-type="string" calcext:value-type="string">
            <text:p>CONTACTOR MC10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<text:s/>AC 220V 50</text:p>
          </table:table-cell>
          <table:table-cell table:style-name="ce17" office:value-type="string" calcext:value-type="string">
            <text:p>CONTACTOR MC10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24VAC</text:p>
          </table:table-cell>
          <table:table-cell table:style-name="ce17" office:value-type="string" calcext:value-type="string">
            <text:p>CONTACTOR MC100a/4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110 50/60 SCR</text:p>
          </table:table-cell>
          <table:table-cell table:style-name="ce17" office:value-type="string" calcext:value-type="string">
            <text:p>CONTACTOR MC10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220 50/60 SCR</text:p>
          </table:table-cell>
          <table:table-cell table:style-name="ce17" office:value-type="string" calcext:value-type="string">
            <text:p>CONTACTOR MC10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380 50/60 SCR</text:p>
          </table:table-cell>
          <table:table-cell table:style-name="ce17" office:value-type="string" calcext:value-type="string">
            <text:p>CONTACTOR MC10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60A <text:s/>AC/DC <text:s/>100~</text:p>
          </table:table-cell>
          <table:table-cell table:style-name="ce17" office:value-type="string" calcext:value-type="string">
            <text:p>CONTACTOR MC126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73.54" calcext:value-type="float">
            <text:p>6,273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110V 50/60HZ</text:p>
          </table:table-cell>
          <table:table-cell table:style-name="ce17" office:value-type="string" calcext:value-type="string">
            <text:p>CONTACTOR MC1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20V 50/60HZ</text:p>
          </table:table-cell>
          <table:table-cell table:style-name="ce17" office:value-type="string" calcext:value-type="string">
            <text:p>CONTACTOR MC12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4 50/60HZ</text:p>
          </table:table-cell>
          <table:table-cell table:style-name="ce17" office:value-type="string" calcext:value-type="string">
            <text:p>CONTACTOR MC1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380V 50/60HZ</text:p>
          </table:table-cell>
          <table:table-cell table:style-name="ce17" office:value-type="string" calcext:value-type="string">
            <text:p>CONTACTOR MC1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110V</text:p>
          </table:table-cell>
          <table:table-cell table:style-name="ce17" office:value-type="string" calcext:value-type="string">
            <text:p>CONTACTOR MC1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24V</text:p>
          </table:table-cell>
          <table:table-cell table:style-name="ce17" office:value-type="string" calcext:value-type="string">
            <text:p>CONTACTOR MC1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 AC24 50/60 SCR</text:p>
          </table:table-cell>
          <table:table-cell table:style-name="ce17" office:value-type="string" calcext:value-type="string">
            <text:p>CONTACTOR MC13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DC110V SCR</text:p>
          </table:table-cell>
          <table:table-cell table:style-name="ce17" office:value-type="string" calcext:value-type="string">
            <text:p>CONTACTOR MC13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110V 50/</text:p>
          </table:table-cell>
          <table:table-cell table:style-name="ce17" office:value-type="string" calcext:value-type="string">
            <text:p>CONTACTOR MC13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20V 50/</text:p>
          </table:table-cell>
          <table:table-cell table:style-name="ce17" office:value-type="string" calcext:value-type="string">
            <text:p>CONTACTOR MC13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4V 50/</text:p>
          </table:table-cell>
          <table:table-cell table:style-name="ce17" office:value-type="string" calcext:value-type="string">
            <text:p>CONTACTOR MC13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380V 50/</text:p>
          </table:table-cell>
          <table:table-cell table:style-name="ce17" office:value-type="string" calcext:value-type="string">
            <text:p>CONTACTOR MC13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110V</text:p>
          </table:table-cell>
          <table:table-cell table:style-name="ce17" office:value-type="string" calcext:value-type="string">
            <text:p>CONTACTOR MC13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24V</text:p>
          </table:table-cell>
          <table:table-cell table:style-name="ce17" office:value-type="string" calcext:value-type="string">
            <text:p>CONTACTOR MC13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110 50/60 SCR</text:p>
          </table:table-cell>
          <table:table-cell table:style-name="ce17" office:value-type="string" calcext:value-type="string">
            <text:p>CONTACTOR MC13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220 50/60 SCR</text:p>
          </table:table-cell>
          <table:table-cell table:style-name="ce17" office:value-type="string" calcext:value-type="string">
            <text:p>CONTACTOR MC13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380 50/60 SCR</text:p>
          </table:table-cell>
          <table:table-cell table:style-name="ce17" office:value-type="string" calcext:value-type="string">
            <text:p>CONTACTOR MC13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 AC24 50/60 SCR</text:p>
          </table:table-cell>
          <table:table-cell table:style-name="ce17" office:value-type="string" calcext:value-type="string">
            <text:p>CONTACTOR MC1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AC110V 50/60H</text:p>
          </table:table-cell>
          <table:table-cell table:style-name="ce17" office:value-type="string" calcext:value-type="string">
            <text:p>CONTACTOR MC1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DC110V SCR</text:p>
          </table:table-cell>
          <table:table-cell table:style-name="ce17" office:value-type="string" calcext:value-type="string">
            <text:p>CONTACTOR MC1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110V 50/</text:p>
          </table:table-cell>
          <table:table-cell table:style-name="ce17" office:value-type="string" calcext:value-type="string">
            <text:p>CONTACTOR MC15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20V 50/</text:p>
          </table:table-cell>
          <table:table-cell table:style-name="ce17" office:value-type="string" calcext:value-type="string">
            <text:p>CONTACTOR MC15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4V 50/</text:p>
          </table:table-cell>
          <table:table-cell table:style-name="ce17" office:value-type="string" calcext:value-type="string">
            <text:p>CONTACTOR MC1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380V 50/</text:p>
          </table:table-cell>
          <table:table-cell table:style-name="ce17" office:value-type="string" calcext:value-type="string">
            <text:p>CONTACTOR MC1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110V</text:p>
          </table:table-cell>
          <table:table-cell table:style-name="ce17" office:value-type="string" calcext:value-type="string">
            <text:p>CONTACTOR MC15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24V</text:p>
          </table:table-cell>
          <table:table-cell table:style-name="ce17" office:value-type="string" calcext:value-type="string">
            <text:p>CONTACTOR MC15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/4 <text:s/>AC 220V 50</text:p>
          </table:table-cell>
          <table:table-cell table:style-name="ce17" office:value-type="string" calcext:value-type="string">
            <text:p>CONTACTOR MC1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1.36" calcext:value-type="float">
            <text:p>1,011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220 50/60 SCR</text:p>
          </table:table-cell>
          <table:table-cell table:style-name="ce17" office:value-type="string" calcext:value-type="string">
            <text:p>CONTACTOR MC1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380 50/60 SCR</text:p>
          </table:table-cell>
          <table:table-cell table:style-name="ce17" office:value-type="string" calcext:value-type="string">
            <text:p>CONTACTOR MC1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 24/24V</text:p>
          </table:table-cell>
          <table:table-cell table:style-name="ce17" office:value-type="string" calcext:value-type="string">
            <text:p>CONTACTOR MC18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100-240/</text:p>
          </table:table-cell>
          <table:table-cell table:style-name="ce17" office:value-type="string" calcext:value-type="string">
            <text:p>CONTACTOR MC185a 100-24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V400V 50/60H</text:p>
          </table:table-cell>
          <table:table-cell table:style-name="ce17" office:value-type="string" calcext:value-type="string">
            <text:p>CONTACTOR MC18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110V 50/60HZ</text:p>
          </table:table-cell>
          <table:table-cell table:style-name="ce17" office:value-type="string" calcext:value-type="string">
            <text:p>CONTACTOR MC18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20V 50/60HZ</text:p>
          </table:table-cell>
          <table:table-cell table:style-name="ce17" office:value-type="string" calcext:value-type="string">
            <text:p>CONTACTOR MC18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4V 50/60HZ</text:p>
          </table:table-cell>
          <table:table-cell table:style-name="ce17" office:value-type="string" calcext:value-type="string">
            <text:p>CONTACTOR MC18b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380V 50/60HZ</text:p>
          </table:table-cell>
          <table:table-cell table:style-name="ce17" office:value-type="string" calcext:value-type="string">
            <text:p>CONTACTOR MC18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110V</text:p>
          </table:table-cell>
          <table:table-cell table:style-name="ce17" office:value-type="string" calcext:value-type="string">
            <text:p>CONTACTOR MC18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24V</text:p>
          </table:table-cell>
          <table:table-cell table:style-name="ce17" office:value-type="string" calcext:value-type="string">
            <text:p>CONTACTOR MC18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100-240</text:p>
          </table:table-cell>
          <table:table-cell table:style-name="ce17" office:value-type="string" calcext:value-type="string">
            <text:p>CONTACTOR MC225a 100-240/10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24/24V</text:p>
          </table:table-cell>
          <table:table-cell table:style-name="ce17" office:value-type="string" calcext:value-type="string">
            <text:p>CONTACTOR MC22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400V 50/60H</text:p>
          </table:table-cell>
          <table:table-cell table:style-name="ce17" office:value-type="string" calcext:value-type="string">
            <text:p>CONTACTOR MC22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/4 <text:s/>AC 220V 50</text:p>
          </table:table-cell>
          <table:table-cell table:style-name="ce17" office:value-type="string" calcext:value-type="string">
            <text:p>CONTACTOR MC22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1.37" calcext:value-type="float">
            <text:p>1,271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A/4 <text:s/>AC 220V 50/</text:p>
          </table:table-cell>
          <table:table-cell table:style-name="ce17" office:value-type="string" calcext:value-type="string">
            <text:p>CONTACTOR MC2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44" calcext:value-type="float">
            <text:p>76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110V 50/60HZ</text:p>
          </table:table-cell>
          <table:table-cell table:style-name="ce17" office:value-type="string" calcext:value-type="string">
            <text:p>CONTACTOR MC2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20V 50/60HZ</text:p>
          </table:table-cell>
          <table:table-cell table:style-name="ce17" office:value-type="string" calcext:value-type="string">
            <text:p>CONTACTOR MC22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4V 50/60HZ</text:p>
          </table:table-cell>
          <table:table-cell table:style-name="ce17" office:value-type="string" calcext:value-type="string">
            <text:p>CONTACTOR MC2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380V 50/60HZ</text:p>
          </table:table-cell>
          <table:table-cell table:style-name="ce17" office:value-type="string" calcext:value-type="string">
            <text:p>CONTACTOR MC2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 110V</text:p>
          </table:table-cell>
          <table:table-cell table:style-name="ce17" office:value-type="string" calcext:value-type="string">
            <text:p>CONTACTOR MC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24V</text:p>
          </table:table-cell>
          <table:table-cell table:style-name="ce17" office:value-type="string" calcext:value-type="string">
            <text:p>CONTACTOR MC2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110V 50/60HZ</text:p>
          </table:table-cell>
          <table:table-cell table:style-name="ce17" office:value-type="string" calcext:value-type="string">
            <text:p>CONTACTOR MC32a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32A AC220V 50/60HZ</text:p>
          </table:table-cell>
          <table:table-cell table:style-name="ce19" office:value-type="string" calcext:value-type="string">
            <text:p>CONTACTOR MC32a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24V 50/60HZ</text:p>
          </table:table-cell>
          <table:table-cell table:style-name="ce17" office:value-type="string" calcext:value-type="string">
            <text:p>CONTACTOR MC32a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380V 50/60HZ</text:p>
          </table:table-cell>
          <table:table-cell table:style-name="ce17" office:value-type="string" calcext:value-type="string">
            <text:p>CONTACTOR MC32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110V</text:p>
          </table:table-cell>
          <table:table-cell table:style-name="ce17" office:value-type="string" calcext:value-type="string">
            <text:p>CONTACTOR MC32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24V</text:p>
          </table:table-cell>
          <table:table-cell table:style-name="ce17" office:value-type="string" calcext:value-type="string">
            <text:p>CONTACTOR MC32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/4 <text:s/>AC 220V 50/</text:p>
          </table:table-cell>
          <table:table-cell table:style-name="ce17" office:value-type="string" calcext:value-type="string">
            <text:p>CONTACTOR MC3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36" calcext:value-type="float">
            <text:p>115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 400V</text:p>
          </table:table-cell>
          <table:table-cell table:style-name="ce17" office:value-type="string" calcext:value-type="string">
            <text:p>CONTACTOR MC3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/DC 100-240</text:p>
          </table:table-cell>
          <table:table-cell table:style-name="ce17" office:value-type="string" calcext:value-type="string">
            <text:p>CONTACTOR MC33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/4 <text:s/>AC 220V 50</text:p>
          </table:table-cell>
          <table:table-cell table:style-name="ce17" office:value-type="string" calcext:value-type="string">
            <text:p>CONTACTOR MC33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2" calcext:value-type="float">
            <text:p>1,892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400</text:p>
          </table:table-cell>
          <table:table-cell table:style-name="ce17" office:value-type="string" calcext:value-type="string">
            <text:p>CONTACTOR MC4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500V</text:p>
          </table:table-cell>
          <table:table-cell table:style-name="ce17" office:value-type="string" calcext:value-type="string">
            <text:p>CONTACTOR MC400a 5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/DC 100-240</text:p>
          </table:table-cell>
          <table:table-cell table:style-name="ce17" office:value-type="string" calcext:value-type="string">
            <text:p>CONTACTOR MC40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110V 50/60H</text:p>
          </table:table-cell>
          <table:table-cell table:style-name="ce17" office:value-type="string" calcext:value-type="string">
            <text:p>CONTACTOR MC40a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24V 50/60HZ</text:p>
          </table:table-cell>
          <table:table-cell table:style-name="ce17" office:value-type="string" calcext:value-type="string">
            <text:p>CONTACTOR MC40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380V 50/60H</text:p>
          </table:table-cell>
          <table:table-cell table:style-name="ce17" office:value-type="string" calcext:value-type="string">
            <text:p>CONTACTOR MC4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220V 50/60HZ</text:p>
          </table:table-cell>
          <table:table-cell table:style-name="ce17" office:value-type="string" calcext:value-type="string">
            <text:p>CONTACTOR MC40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DC 24V</text:p>
          </table:table-cell>
          <table:table-cell table:style-name="ce17" office:value-type="string" calcext:value-type="string">
            <text:p>CONTACTOR MC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4" calcext:value-type="float">
            <text:p>141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<text:s/>AC110V50/60</text:p>
          </table:table-cell>
          <table:table-cell table:style-name="ce17" office:value-type="string" calcext:value-type="string">
            <text:p>CONTACTOR MC40a/4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220 VCA</text:p>
          </table:table-cell>
          <table:table-cell table:style-name="ce17" office:value-type="string" calcext:value-type="string">
            <text:p>CONTACTOR MC40a/4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20 50/60 SCR</text:p>
          </table:table-cell>
          <table:table-cell table:style-name="ce17" office:value-type="string" calcext:value-type="string">
            <text:p>CONTACTOR MC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4V 50/60 SCR</text:p>
          </table:table-cell>
          <table:table-cell table:style-name="ce17" office:value-type="string" calcext:value-type="string">
            <text:p>CONTACTOR MC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380 50/60 SCR</text:p>
          </table:table-cell>
          <table:table-cell table:style-name="ce17" office:value-type="string" calcext:value-type="string">
            <text:p>CONTACTOR MC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 110V SCR</text:p>
          </table:table-cell>
          <table:table-cell table:style-name="ce17" office:value-type="string" calcext:value-type="string">
            <text:p>CONTACTOR MC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24V SCR</text:p>
          </table:table-cell>
          <table:table-cell table:style-name="ce17" office:value-type="string" calcext:value-type="string">
            <text:p>CONTACTOR MC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110V 50/</text:p>
          </table:table-cell>
          <table:table-cell table:style-name="ce17" office:value-type="string" calcext:value-type="string">
            <text:p>CONTACTOR MC50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50A L <text:s/>AC 220V 50/</text:p>
          </table:table-cell>
          <table:table-cell table:style-name="ce19" office:value-type="string" calcext:value-type="string">
            <text:p>CONTACTOR MC50a LUG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24V 50/6</text:p>
          </table:table-cell>
          <table:table-cell table:style-name="ce17" office:value-type="string" calcext:value-type="string">
            <text:p>CONTACTOR MC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380V 50/</text:p>
          </table:table-cell>
          <table:table-cell table:style-name="ce17" office:value-type="string" calcext:value-type="string">
            <text:p>CONTACTOR MC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110V</text:p>
          </table:table-cell>
          <table:table-cell table:style-name="ce17" office:value-type="string" calcext:value-type="string">
            <text:p>CONTACTOR MC50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24V</text:p>
          </table:table-cell>
          <table:table-cell table:style-name="ce17" office:value-type="string" calcext:value-type="string">
            <text:p>CONTACTOR MC50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/4 <text:s/>AC 220V 50/</text:p>
          </table:table-cell>
          <table:table-cell table:style-name="ce17" office:value-type="string" calcext:value-type="string">
            <text:p>CONTACTOR MC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39" calcext:value-type="float">
            <text:p>216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C110V 50/60 SCR</text:p>
          </table:table-cell>
          <table:table-cell table:style-name="ce17" office:value-type="string" calcext:value-type="string">
            <text:p>CONTACTOR MC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 AC220V 50/60HZ</text:p>
          </table:table-cell>
          <table:table-cell table:style-name="ce17" office:value-type="string" calcext:value-type="string">
            <text:p>CONTACTOR MC6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1.47" calcext:value-type="float">
            <text:p>20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/DC 200/200</text:p>
          </table:table-cell>
          <table:table-cell table:style-name="ce17" office:value-type="string" calcext:value-type="string">
            <text:p>CONTACTOR MC630a 220 V AC/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400V</text:p>
          </table:table-cell>
          <table:table-cell table:style-name="ce17" office:value-type="string" calcext:value-type="string">
            <text:p>CONTACTOR MC6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110 50/60 SCR</text:p>
          </table:table-cell>
          <table:table-cell table:style-name="ce17" office:value-type="string" calcext:value-type="string">
            <text:p>CONTACTOR MC6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24 50/60 SCR</text:p>
          </table:table-cell>
          <table:table-cell table:style-name="ce17" office:value-type="string" calcext:value-type="string">
            <text:p>CONTACTOR MC6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380 50/60 SCR</text:p>
          </table:table-cell>
          <table:table-cell table:style-name="ce17" office:value-type="string" calcext:value-type="string">
            <text:p>CONTACTOR MC6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110V SCR</text:p>
          </table:table-cell>
          <table:table-cell table:style-name="ce17" office:value-type="string" calcext:value-type="string">
            <text:p>CONTACTOR MC6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24V SCR</text:p>
          </table:table-cell>
          <table:table-cell table:style-name="ce17" office:value-type="string" calcext:value-type="string">
            <text:p>CONTACTOR MC6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110V 50/</text:p>
          </table:table-cell>
          <table:table-cell table:style-name="ce17" office:value-type="string" calcext:value-type="string">
            <text:p>CONTACTOR MC6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20V 50/</text:p>
          </table:table-cell>
          <table:table-cell table:style-name="ce17" office:value-type="string" calcext:value-type="string">
            <text:p>CONTACTOR MC65a 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4V 50/6</text:p>
          </table:table-cell>
          <table:table-cell table:style-name="ce17" office:value-type="string" calcext:value-type="string">
            <text:p>CONTACTOR MC65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380V 50/</text:p>
          </table:table-cell>
          <table:table-cell table:style-name="ce17" office:value-type="string" calcext:value-type="string">
            <text:p>CONTACTOR MC6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110V</text:p>
          </table:table-cell>
          <table:table-cell table:style-name="ce17" office:value-type="string" calcext:value-type="string">
            <text:p>CONTACTOR MC6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24V</text:p>
          </table:table-cell>
          <table:table-cell table:style-name="ce17" office:value-type="string" calcext:value-type="string">
            <text:p>CONTACTOR MC65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/4 <text:s/>AC 220V 50/</text:p>
          </table:table-cell>
          <table:table-cell table:style-name="ce17" office:value-type="string" calcext:value-type="string">
            <text:p>CONTACTOR MC6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95" calcext:value-type="float">
            <text:p>249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C220V 50/60 SCR</text:p>
          </table:table-cell>
          <table:table-cell table:style-name="ce17" office:value-type="string" calcext:value-type="string">
            <text:p>CONTACTOR MC6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 400V</text:p>
          </table:table-cell>
          <table:table-cell table:style-name="ce17" office:value-type="string" calcext:value-type="string">
            <text:p>CONTACTOR MC8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 100/100</text:p>
          </table:table-cell>
          <table:table-cell table:style-name="ce17" office:value-type="string" calcext:value-type="string">
            <text:p>CONTACTOR MC800a 110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200/200</text:p>
          </table:table-cell>
          <table:table-cell table:style-name="ce17" office:value-type="string" calcext:value-type="string">
            <text:p>CONTACTOR MC80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110 50/60 SCR</text:p>
          </table:table-cell>
          <table:table-cell table:style-name="ce17" office:value-type="string" calcext:value-type="string">
            <text:p>CONTACTOR MC8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20 50/60 SCR</text:p>
          </table:table-cell>
          <table:table-cell table:style-name="ce17" office:value-type="string" calcext:value-type="string">
            <text:p>CONTACTOR MC8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4V 50/60 SCR</text:p>
          </table:table-cell>
          <table:table-cell table:style-name="ce17" office:value-type="string" calcext:value-type="string">
            <text:p>CONTACTOR MC8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380 50/60 SCR</text:p>
          </table:table-cell>
          <table:table-cell table:style-name="ce17" office:value-type="string" calcext:value-type="string">
            <text:p>CONTACTOR MC8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 24V SCR</text:p>
          </table:table-cell>
          <table:table-cell table:style-name="ce17" office:value-type="string" calcext:value-type="string">
            <text:p>CONTACTOR MC8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110V SCR</text:p>
          </table:table-cell>
          <table:table-cell table:style-name="ce17" office:value-type="string" calcext:value-type="string">
            <text:p>CONTACTOR MC8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110V 50/</text:p>
          </table:table-cell>
          <table:table-cell table:style-name="ce17" office:value-type="string" calcext:value-type="string">
            <text:p>CONTACTOR MC8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20V 50/</text:p>
          </table:table-cell>
          <table:table-cell table:style-name="ce17" office:value-type="string" calcext:value-type="string">
            <text:p>CONTACTOR MC85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4V 50/6</text:p>
          </table:table-cell>
          <table:table-cell table:style-name="ce17" office:value-type="string" calcext:value-type="string">
            <text:p>CONTACTOR MC85a 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380V 50/</text:p>
          </table:table-cell>
          <table:table-cell table:style-name="ce17" office:value-type="string" calcext:value-type="string">
            <text:p>CONTACTOR MC8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9" calcext:value-type="float">
            <text:p>243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110V</text:p>
          </table:table-cell>
          <table:table-cell table:style-name="ce17" office:value-type="string" calcext:value-type="string">
            <text:p>CONTACTOR MC8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24V</text:p>
          </table:table-cell>
          <table:table-cell table:style-name="ce17" office:value-type="string" calcext:value-type="string">
            <text:p>CONTACTOR MC85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9.15" calcext:value-type="float">
            <text:p>329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5 AC 220V 50/60HZ</text:p>
          </table:table-cell>
          <table:table-cell table:style-name="ce17" office:value-type="string" calcext:value-type="string">
            <text:p>CONTACTOR MC95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.16" calcext:value-type="float">
            <text:p>34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110V 50/60HZ</text:p>
          </table:table-cell>
          <table:table-cell table:style-name="ce17" office:value-type="string" calcext:value-type="string">
            <text:p>CONTACTOR MC9b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20V 50/60HZ</text:p>
          </table:table-cell>
          <table:table-cell table:style-name="ce17" office:value-type="string" calcext:value-type="string">
            <text:p>CONTACTOR MC9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4V 50/60HZ</text:p>
          </table:table-cell>
          <table:table-cell table:style-name="ce17" office:value-type="string" calcext:value-type="string">
            <text:p>CONTACTOR MC9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380V 50/60HZ</text:p>
          </table:table-cell>
          <table:table-cell table:style-name="ce17" office:value-type="string" calcext:value-type="string">
            <text:p>CONTACTOR MC9b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110V</text:p>
          </table:table-cell>
          <table:table-cell table:style-name="ce17" office:value-type="string" calcext:value-type="string">
            <text:p>CONTACTOR MC9b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24V</text:p>
          </table:table-cell>
          <table:table-cell table:style-name="ce17" office:value-type="string" calcext:value-type="string">
            <text:p>CONTACTOR MC9b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2003300</text:p>
          </table:table-cell>
          <table:table-cell table:style-name="ce17" office:value-type="string" calcext:value-type="string">
            <text:p>RELE ELEC. DIF. GMP22-3SR-22A 110/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66" calcext:value-type="float">
            <text:p>11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1.6/2.5</text:p>
          </table:table-cell>
          <table:table-cell table:style-name="ce17" office:value-type="string" calcext:value-type="string">
            <text:p>RELE TERM.DIF. GTK-22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5 <text:s/>/8</text:p>
          </table:table-cell>
          <table:table-cell table:style-name="ce17" office:value-type="string" calcext:value-type="string">
            <text:p>RELE TERM.DIF. GTK-22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9 <text:s/>/13</text:p>
          </table:table-cell>
          <table:table-cell table:style-name="ce17" office:value-type="string" calcext:value-type="string">
            <text:p>RELE TERM.DIF. GTK-22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4/6</text:p>
          </table:table-cell>
          <table:table-cell table:style-name="ce17" office:value-type="string" calcext:value-type="string">
            <text:p>RELE TERM.DIF. GTK-40 5A (4/6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6/9</text:p>
          </table:table-cell>
          <table:table-cell table:style-name="ce17" office:value-type="string" calcext:value-type="string">
            <text:p>RELE TERM.DIF. GTK-40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34/50</text:p>
          </table:table-cell>
          <table:table-cell table:style-name="ce17" office:value-type="string" calcext:value-type="string">
            <text:p>RELE TERM.DIF. GTK-85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54/75</text:p>
          </table:table-cell>
          <table:table-cell table:style-name="ce17" office:value-type="string" calcext:value-type="string">
            <text:p>RELE TERM.DIF. GTK-85 65A (54/7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63/85</text:p>
          </table:table-cell>
          <table:table-cell table:style-name="ce17" office:value-type="string" calcext:value-type="string">
            <text:p>RELE TERM.DIF. GTK-85 63/8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00 43/65</text:p>
          </table:table-cell>
          <table:table-cell table:style-name="ce17" office:value-type="string" calcext:value-type="string">
            <text:p>RELE.TERM.DIF. GTK-100 <text:s/>43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58" calcext:value-type="float">
            <text:p>172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52A 3H EXP</text:p>
          </table:table-cell>
          <table:table-cell table:style-name="ce17" office:value-type="string" calcext:value-type="string">
            <text:p>RELE TERM.DIF. GTK-12M .,4/0,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82A 3H EXP</text:p>
          </table:table-cell>
          <table:table-cell table:style-name="ce17" office:value-type="string" calcext:value-type="string">
            <text:p>RELE TERM.DIF GTK-12M 0,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.3A 3H EXP</text:p>
          </table:table-cell>
          <table:table-cell table:style-name="ce17" office:value-type="string" calcext:value-type="string">
            <text:p>RELE TERM.DIF. GTK-12M 1/1,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1A 3H EXP</text:p>
          </table:table-cell>
          <table:table-cell table:style-name="ce17" office:value-type="string" calcext:value-type="string">
            <text:p>RELE TERM. DIF. GTK-12M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2.1A 3H EXP</text:p>
          </table:table-cell>
          <table:table-cell table:style-name="ce17" office:value-type="string" calcext:value-type="string">
            <text:p>RELE TERM.DIF. GTK-12M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3.3A 3H EXP</text:p>
          </table:table-cell>
          <table:table-cell table:style-name="ce17" office:value-type="string" calcext:value-type="string">
            <text:p>RELE TERM.DIF. GTK-12M 2,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5A 3H EXP</text:p>
          </table:table-cell>
          <table:table-cell table:style-name="ce17" office:value-type="string" calcext:value-type="string">
            <text:p>RELE TERM.DIF. GTK-12M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6.5A 3H EXP</text:p>
          </table:table-cell>
          <table:table-cell table:style-name="ce17" office:value-type="string" calcext:value-type="string">
            <text:p>RELE TERM.DIF. GTK-12M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7.5A 3H EXP</text:p>
          </table:table-cell>
          <table:table-cell table:style-name="ce17" office:value-type="string" calcext:value-type="string">
            <text:p>RELE TERM.DIF. GTK-12M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150/3K 110/150 SCR</text:p>
          </table:table-cell>
          <table:table-cell table:style-name="ce17" office:value-type="string" calcext:value-type="string">
            <text:p>RELE TERM. DIF. MT-150/3K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110/150</text:p>
          </table:table-cell>
          <table:table-cell table:style-name="ce17" office:value-type="string" calcext:value-type="string">
            <text:p>RELE TERM. DIF. MT-150/3K L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63" calcext:value-type="float">
            <text:p>1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95/130</text:p>
          </table:table-cell>
          <table:table-cell table:style-name="ce17" office:value-type="string" calcext:value-type="string">
            <text:p>RELE TERM DIF. MT-150/3K L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3K 95/130</text:p>
          </table:table-cell>
          <table:table-cell table:style-name="ce17" office:value-type="string" calcext:value-type="string">
            <text:p>RELE TERM.DIF. MT-150/3K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<text:s/>160/240</text:p>
          </table:table-cell>
          <table:table-cell table:style-name="ce17" office:value-type="string" calcext:value-type="string">
            <text:p>RELE TERM. DIF. <text:s/>MT-225/3K 160/2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120/185</text:p>
          </table:table-cell>
          <table:table-cell table:style-name="ce17" office:value-type="string" calcext:value-type="string">
            <text:p>RELE TERM. DIF. MT-225/3K 120/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<text:s/>6/9</text:p>
          </table:table-cell>
          <table:table-cell table:style-name="ce17" office:value-type="string" calcext:value-type="string">
            <text:p>RELE TERM. DIF. MT-32/3K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4/.63</text:p>
          </table:table-cell>
          <table:table-cell table:style-name="ce17" office:value-type="string" calcext:value-type="string">
            <text:p>RELE TERM. DIF. MT-32/3K 0.4/0.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63/1</text:p>
          </table:table-cell>
          <table:table-cell table:style-name="ce17" office:value-type="string" calcext:value-type="string">
            <text:p>RELE TERM. DIF. MT-32/3K 0.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.6/2.5</text:p>
          </table:table-cell>
          <table:table-cell table:style-name="ce17" office:value-type="string" calcext:value-type="string">
            <text:p>RELE TERM. DIF. MT-32/3K 1.6/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/1.6</text:p>
          </table:table-cell>
          <table:table-cell table:style-name="ce17" office:value-type="string" calcext:value-type="string">
            <text:p>RELE TERM. DIF. MT-32/3K 1/1.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2/18</text:p>
          </table:table-cell>
          <table:table-cell table:style-name="ce17" office:value-type="string" calcext:value-type="string">
            <text:p>RELE TERM. DIF. MT-32/3K 12/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8/25</text:p>
          </table:table-cell>
          <table:table-cell table:style-name="ce17" office:value-type="string" calcext:value-type="string">
            <text:p>RELE TERM. DIF. MT-32/3K 18/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.5/4</text:p>
          </table:table-cell>
          <table:table-cell table:style-name="ce17" office:value-type="string" calcext:value-type="string">
            <text:p>RELE TERM. DIF. MT-32/3K 2.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2/32</text:p>
          </table:table-cell>
          <table:table-cell table:style-name="ce17" office:value-type="string" calcext:value-type="string">
            <text:p>RELE TERM. DIF. MT-32/3K 22/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8/40</text:p>
          </table:table-cell>
          <table:table-cell table:style-name="ce17" office:value-type="string" calcext:value-type="string">
            <text:p>RELE TERM. DIF. MT-32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4/6</text:p>
          </table:table-cell>
          <table:table-cell table:style-name="ce17" office:value-type="string" calcext:value-type="string">
            <text:p>RELE TERM. DIF. MT-32/3K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5/8</text:p>
          </table:table-cell>
          <table:table-cell table:style-name="ce17" office:value-type="string" calcext:value-type="string">
            <text:p>RELE TERM. DIF. MT-32/3K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32/3K 7/10</text:p>
          </table:table-cell>
          <table:table-cell table:style-name="ce17" office:value-type="string" calcext:value-type="string">
            <text:p>RELE TERM. DIF. MT-32/3K 7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9/13</text:p>
          </table:table-cell>
          <table:table-cell table:style-name="ce17" office:value-type="string" calcext:value-type="string">
            <text:p>RELE TERM. DIF MT-32/3K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00/330</text:p>
          </table:table-cell>
          <table:table-cell table:style-name="ce17" office:value-type="string" calcext:value-type="string">
            <text:p>RELE TERM. DIF. MT-400/3K 200/3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1.73" calcext:value-type="float">
            <text:p>48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60/400</text:p>
          </table:table-cell>
          <table:table-cell table:style-name="ce17" office:value-type="string" calcext:value-type="string">
            <text:p>RELE TERM.DIF. MT-4003K 260/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4.28" calcext:value-type="float">
            <text:p>52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28/40 SCREW</text:p>
          </table:table-cell>
          <table:table-cell table:style-name="ce17" office:value-type="string" calcext:value-type="string">
            <text:p>RELE TERM. DIF. MT-63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34/50 SCREW</text:p>
          </table:table-cell>
          <table:table-cell table:style-name="ce17" office:value-type="string" calcext:value-type="string">
            <text:p>RELE TERM. DIF. MT-63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45/65 SCREW</text:p>
          </table:table-cell>
          <table:table-cell table:style-name="ce17" office:value-type="string" calcext:value-type="string">
            <text:p>RELE TERM. DIF. MT-63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28/40</text:p>
          </table:table-cell>
          <table:table-cell table:style-name="ce17" office:value-type="string" calcext:value-type="string">
            <text:p>RELE TERM. DIF. MT-63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34/50</text:p>
          </table:table-cell>
          <table:table-cell table:style-name="ce17" office:value-type="string" calcext:value-type="string">
            <text:p>RELE TERM. DIF. MT-63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45/65</text:p>
          </table:table-cell>
          <table:table-cell table:style-name="ce17" office:value-type="string" calcext:value-type="string">
            <text:p>RELE TERM. DIF. MT-63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4/36</text:p>
          </table:table-cell>
          <table:table-cell table:style-name="ce17" office:value-type="string" calcext:value-type="string">
            <text:p>RELE TERM. DIF. MT-95/3K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8/40</text:p>
          </table:table-cell>
          <table:table-cell table:style-name="ce17" office:value-type="string" calcext:value-type="string">
            <text:p>RELE TERM. DIF. MT-95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34/50</text:p>
          </table:table-cell>
          <table:table-cell table:style-name="ce17" office:value-type="string" calcext:value-type="string">
            <text:p>RELE TERM. DIF MT-95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45/65</text:p>
          </table:table-cell>
          <table:table-cell table:style-name="ce17" office:value-type="string" calcext:value-type="string">
            <text:p>RELE TERM. DIF. MT-95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54/75</text:p>
          </table:table-cell>
          <table:table-cell table:style-name="ce17" office:value-type="string" calcext:value-type="string">
            <text:p>RELE TERM. DIF. MT-95/3K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63.85 SCREW</text:p>
          </table:table-cell>
          <table:table-cell table:style-name="ce17" office:value-type="string" calcext:value-type="string">
            <text:p>RELE TERM. DIF. MT-95/3K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80/100</text:p>
          </table:table-cell>
          <table:table-cell table:style-name="ce17" office:value-type="string" calcext:value-type="string">
            <text:p>RELE TERM. DIF. MT-95/3K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4/36</text:p>
          </table:table-cell>
          <table:table-cell table:style-name="ce17" office:value-type="string" calcext:value-type="string">
            <text:p>RELE TERM. DIF. MT-95/3K L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8/40</text:p>
          </table:table-cell>
          <table:table-cell table:style-name="ce17" office:value-type="string" calcext:value-type="string">
            <text:p>RELE TERM. DIF. MT-95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34/50</text:p>
          </table:table-cell>
          <table:table-cell table:style-name="ce17" office:value-type="string" calcext:value-type="string">
            <text:p>RELE TERM. DIF. MT-95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45/65</text:p>
          </table:table-cell>
          <table:table-cell table:style-name="ce17" office:value-type="string" calcext:value-type="string">
            <text:p>RELE TERM. DIF. MT-95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54/75</text:p>
          </table:table-cell>
          <table:table-cell table:style-name="ce17" office:value-type="string" calcext:value-type="string">
            <text:p>RELE TERM. DIF. MT-95/3K L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63/85</text:p>
          </table:table-cell>
          <table:table-cell table:style-name="ce17" office:value-type="string" calcext:value-type="string">
            <text:p>RELE TERM.DIF. MT-95/3K L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80/100</text:p>
          </table:table-cell>
          <table:table-cell table:style-name="ce17" office:value-type="string" calcext:value-type="string">
            <text:p>RELE TERM. DIF. MT-95/3K L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50 AC200V</text:p>
          </table:table-cell>
          <table:table-cell table:style-name="ce17" office:value-type="string" calcext:value-type="string">
            <text:p>BLOQUEO MECANICO AL-50 P/GMC 50-8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 <text:s text:c="2"/>9</text:p>
          </table:table-cell>
          <table:table-cell table:style-name="ce17" office:value-type="string" calcext:value-type="string">
            <text:p>BLOQ. MEC. AR-9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00</text:p>
          </table:table-cell>
          <table:table-cell table:style-name="ce17" office:value-type="string" calcext:value-type="string">
            <text:p>BLOQ.MEC. P/GMC100/150 <text:s/>AR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2M</text:p>
          </table:table-cell>
          <table:table-cell table:style-name="ce17" office:value-type="string" calcext:value-type="string">
            <text:p>BLOQ. MEC. AR-12M P/GMC-9M~16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9" calcext:value-type="float">
            <text:p>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80</text:p>
          </table:table-cell>
          <table:table-cell table:style-name="ce17" office:value-type="string" calcext:value-type="string">
            <text:p>BLOQ.MEC. AR-180 P/MC 3P(185~400) Y MC 4P(100~4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21" calcext:value-type="float">
            <text:p>5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</text:p>
          </table:table-cell>
          <table:table-cell table:style-name="ce17" office:value-type="string" calcext:value-type="string">
            <text:p>C.AUX. LAT. AU-1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35" calcext:value-type="float">
            <text:p>17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00</text:p>
          </table:table-cell>
          <table:table-cell table:style-name="ce17" office:value-type="string" calcext:value-type="string">
            <text:p>C.AUX. AU-100 <text:s text:c="2"/>P/MC 3P(185~2100) Y MC 4P(185~8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5" calcext:value-type="float">
            <text:p>14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 2NC</text:p>
          </table:table-cell>
          <table:table-cell table:style-name="ce17" office:value-type="string" calcext:value-type="string">
            <text:p>CONTACTO AUXILIAR AU-2 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3" calcext:value-type="float">
            <text:p>2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M11</text:p>
          </table:table-cell>
          <table:table-cell table:style-name="ce17" office:value-type="string" calcext:value-type="string">
            <text:p>AUXILIAR MINICON. AU-2M11 <text:s/>1NA+1NC <text:s/>FR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 2NO+2NC</text:p>
          </table:table-cell>
          <table:table-cell table:style-name="ce17" office:value-type="string" calcext:value-type="string">
            <text:p>C.AUX.FRO. AU-4 2NA+2NC P/GMC/D 9-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9" calcext:value-type="float">
            <text:p>35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M22</text:p>
          </table:table-cell>
          <table:table-cell table:style-name="ce17" office:value-type="string" calcext:value-type="string">
            <text:p>AUX.MINICONTACTOR AU-4M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34" calcext:value-type="float">
            <text:p>24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Z-AL6</text:p>
          </table:table-cell>
          <table:table-cell table:style-name="ce17" office:value-type="string" calcext:value-type="string">
            <text:p>C.AUX.CZ-AL6 1+1 IZQ. P/CH6-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47" calcext:value-type="float">
            <text:p>15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L-65 AC200V</text:p>
          </table:table-cell>
          <table:table-cell table:style-name="ce17" office:value-type="string" calcext:value-type="string">
            <text:p>BLOQUE ELECTROMECANICO ML-65 P/MC9-6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1 1A1B</text:p>
          </table:table-cell>
          <table:table-cell table:style-name="ce17" office:value-type="string" calcext:value-type="string">
            <text:p>C.AUX.LAT.UA-1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1A1B</text:p>
          </table:table-cell>
          <table:table-cell table:style-name="ce17" office:value-type="string" calcext:value-type="string">
            <text:p>C.AUX.FRO.UA-2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A</text:p>
          </table:table-cell>
          <table:table-cell table:style-name="ce17" office:value-type="string" calcext:value-type="string">
            <text:p>C.AUX.FRO.UA-2 2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B</text:p>
          </table:table-cell>
          <table:table-cell table:style-name="ce17" office:value-type="string" calcext:value-type="string">
            <text:p>C.AUX.FRO. UA-2 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1A3B</text:p>
          </table:table-cell>
          <table:table-cell table:style-name="ce17" office:value-type="string" calcext:value-type="string">
            <text:p>C.AUX.FRO.UA-4 1NA+3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2A2B</text:p>
          </table:table-cell>
          <table:table-cell table:style-name="ce17" office:value-type="string" calcext:value-type="string">
            <text:p>C.AUX.FRO.UA-4 2NA+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3A1B</text:p>
          </table:table-cell>
          <table:table-cell table:style-name="ce17" office:value-type="string" calcext:value-type="string">
            <text:p>C.AUX.FRO.UA-4 3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A</text:p>
          </table:table-cell>
          <table:table-cell table:style-name="ce17" office:value-type="string" calcext:value-type="string">
            <text:p>C.AUX.FRO.UA-4 4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B</text:p>
          </table:table-cell>
          <table:table-cell table:style-name="ce17" office:value-type="string" calcext:value-type="string">
            <text:p>C.AUX.FRO.UA-4 4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-02</text:p>
          </table:table-cell>
          <table:table-cell table:style-name="ce17" office:value-type="string" calcext:value-type="string">
            <text:p>BLOQ.MEC.P/MC9b-MC150a UR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35</text:p>
          </table:table-cell>
          <table:table-cell table:style-name="ce17" office:value-type="string" calcext:value-type="string">
            <text:p>BOBINA P/MC 32a~40a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41</text:p>
          </table:table-cell>
          <table:table-cell table:style-name="ce17" office:value-type="string" calcext:value-type="string">
            <text:p>BOBINA P/MC 32a~40a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3025</text:p>
          </table:table-cell>
          <table:table-cell table:style-name="ce17" office:value-type="string" calcext:value-type="string">
            <text:p>BOBINA P/MC50a /4~MC8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38" calcext:value-type="float">
            <text:p>4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04</text:p>
          </table:table-cell>
          <table:table-cell table:style-name="ce17" office:value-type="string" calcext:value-type="string">
            <text:p>BOBINA P/MC 9b~22b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10</text:p>
          </table:table-cell>
          <table:table-cell table:style-name="ce17" office:value-type="string" calcext:value-type="string">
            <text:p>BOBINA P/MC 9b~22b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2041</text:p>
          </table:table-cell>
          <table:table-cell table:style-name="ce17" office:value-type="string" calcext:value-type="string">
            <text:p>BOBINA P/MC100a /4~MC22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8.02" calcext:value-type="float">
            <text:p>21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3030</text:p>
          </table:table-cell>
          <table:table-cell table:style-name="ce17" office:value-type="string" calcext:value-type="string">
            <text:p>BOBINA P/MC330a /4~MC400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4.02" calcext:value-type="float">
            <text:p>40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 380V MC330/400</text:p>
          </table:table-cell>
          <table:table-cell table:style-name="ce17" office:value-type="string" calcext:value-type="string">
            <text:p>BOBINA P/MC 330a-4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100V MC630/800</text:p>
          </table:table-cell>
          <table:table-cell table:style-name="ce17" office:value-type="string" calcext:value-type="string">
            <text:p>BOBINA P/MC 630a-800a 1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00V MC630/800</text:p>
          </table:table-cell>
          <table:table-cell table:style-name="ce17" office:value-type="string" calcext:value-type="string">
            <text:p>BOBINA P/MC 630a-800a 2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185/225</text:p>
          </table:table-cell>
          <table:table-cell table:style-name="ce17" office:value-type="string" calcext:value-type="string">
            <text:p>BOBINA P/MC 185a-225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330/400</text:p>
          </table:table-cell>
          <table:table-cell table:style-name="ce17" office:value-type="string" calcext:value-type="string">
            <text:p>BOBINA P/MC 330a-400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V MC185A-MC2</text:p>
          </table:table-cell>
          <table:table-cell table:style-name="ce17" office:value-type="string" calcext:value-type="string">
            <text:p>BOBINA P/MC 185a-225a 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16" calcext:value-type="float">
            <text:p>15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400V MC185/225</text:p>
          </table:table-cell>
          <table:table-cell table:style-name="ce17" office:value-type="string" calcext:value-type="string">
            <text:p>BOBINA P/MC 185a-225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35-6</text:p>
          </table:table-cell>
          <table:table-cell table:style-name="ce17" office:value-type="string" calcext:value-type="string">
            <text:p>BOBINA P/MC 50a-65a 11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65-9</text:p>
          </table:table-cell>
          <table:table-cell table:style-name="ce17" office:value-type="string" calcext:value-type="string">
            <text:p>BOBINA P/MC 85a-10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150</text:p>
          </table:table-cell>
          <table:table-cell table:style-name="ce17" office:value-type="string" calcext:value-type="string">
            <text:p>BOBINA P/MC 130a-15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4" calcext:value-type="float">
            <text:p>138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9-3</text:p>
          </table:table-cell>
          <table:table-cell table:style-name="ce17" office:value-type="string" calcext:value-type="string">
            <text:p>BOBINA P/MC 32a-40a 11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500/60HMC6A22B</text:p>
          </table:table-cell>
          <table:table-cell table:style-name="ce17" office:value-type="string" calcext:value-type="string">
            <text:p>BOBINA P/MC 9b-22b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35-6</text:p>
          </table:table-cell>
          <table:table-cell table:style-name="ce17" office:value-type="string" calcext:value-type="string">
            <text:p>BOBINA P/MC 50a-65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65-9</text:p>
          </table:table-cell>
          <table:table-cell table:style-name="ce17" office:value-type="string" calcext:value-type="string">
            <text:p>BOBINA P/MC 85a-100a 22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47" calcext:value-type="float">
            <text:p>43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150</text:p>
          </table:table-cell>
          <table:table-cell table:style-name="ce17" office:value-type="string" calcext:value-type="string">
            <text:p>BOBINA P/MC130a-150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64" calcext:value-type="float">
            <text:p>13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9-3</text:p>
          </table:table-cell>
          <table:table-cell table:style-name="ce17" office:value-type="string" calcext:value-type="string">
            <text:p>BOBINA P/MC 32a-40a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50/60HMC6A-22B</text:p>
          </table:table-cell>
          <table:table-cell table:style-name="ce17" office:value-type="string" calcext:value-type="string">
            <text:p>BOBINA P/MC 9b-22b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35-63</text:p>
          </table:table-cell>
          <table:table-cell table:style-name="ce17" office:value-type="string" calcext:value-type="string">
            <text:p>BOBINA P/MC 50a-65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65-95</text:p>
          </table:table-cell>
          <table:table-cell table:style-name="ce17" office:value-type="string" calcext:value-type="string">
            <text:p>BOBINA P/MC 85a-10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150</text:p>
          </table:table-cell>
          <table:table-cell table:style-name="ce17" office:value-type="string" calcext:value-type="string">
            <text:p>BOBINA P/MC 130a-15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9-32</text:p>
          </table:table-cell>
          <table:table-cell table:style-name="ce17" office:value-type="string" calcext:value-type="string">
            <text:p>BOBINA P/MC 32a-4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50/60HZMC6A-22B</text:p>
          </table:table-cell>
          <table:table-cell table:style-name="ce17" office:value-type="string" calcext:value-type="string">
            <text:p>BOBINA P/MC 9b-22b 24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35-6</text:p>
          </table:table-cell>
          <table:table-cell table:style-name="ce17" office:value-type="string" calcext:value-type="string">
            <text:p>BOBINA P/MC 50a-65a 38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65-9</text:p>
          </table:table-cell>
          <table:table-cell table:style-name="ce17" office:value-type="string" calcext:value-type="string">
            <text:p>BOBINA P/MC 85a-1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32A-40A</text:p>
          </table:table-cell>
          <table:table-cell table:style-name="ce17" office:value-type="string" calcext:value-type="string">
            <text:p>BOBINA P/MC 32a-4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50/60HMC6A-22B</text:p>
          </table:table-cell>
          <table:table-cell table:style-name="ce17" office:value-type="string" calcext:value-type="string">
            <text:p>BOBINA P/MC 9b-22b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400V 50/60HZ MC150</text:p>
          </table:table-cell>
          <table:table-cell table:style-name="ce17" office:value-type="string" calcext:value-type="string">
            <text:p>BOBINA P/MC 130a-150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-32</text:p>
          </table:table-cell>
          <table:table-cell table:style-name="ce17" office:value-type="string" calcext:value-type="string">
            <text:p>BOBINA P/MC 32a-40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A-12A</text:p>
          </table:table-cell>
          <table:table-cell table:style-name="ce17" office:value-type="string" calcext:value-type="string">
            <text:p>BOBINA P/MC 9b-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2" calcext:value-type="float">
            <text:p>1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24V MC9-32</text:p>
          </table:table-cell>
          <table:table-cell table:style-name="ce17" office:value-type="string" calcext:value-type="string">
            <text:p>BOBINA P/MC 32a-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C05085 125VDC</text:p>
          </table:table-cell>
          <table:table-cell table:style-name="ce17" office:value-type="string" calcext:value-type="string">
            <text:p>BOBINA P/GMD-32 125V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125-380VAC</text:p>
          </table:table-cell>
          <table:table-cell table:style-name="ce17" office:value-type="string" calcext:value-type="string">
            <text:p>BOBINA MS125 P/GMC100/15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64" calcext:value-type="float">
            <text:p>15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220- 24V</text:p>
          </table:table-cell>
          <table:table-cell table:style-name="ce17" office:value-type="string" calcext:value-type="string">
            <text:p>BOBINA MS220 P/GMC 180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48" calcext:value-type="float">
            <text:p>339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800-380VAC</text:p>
          </table:table-cell>
          <table:table-cell table:style-name="ce17" office:value-type="string" calcext:value-type="string">
            <text:p>BOBINA MS800 P/GMC600/80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8.76" calcext:value-type="float">
            <text:p>97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2001</text:p>
          </table:table-cell>
          <table:table-cell table:style-name="ce17" office:value-type="string" calcext:value-type="string">
            <text:p>UNIDAD DE MONTAJE UZ-63S/L P/MT-63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3001</text:p>
          </table:table-cell>
          <table:table-cell table:style-name="ce17" office:value-type="string" calcext:value-type="string">
            <text:p>UNIDAD DE MONTAJE UZ-95S/L P/MT-95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32</text:p>
          </table:table-cell>
          <table:table-cell table:style-name="ce17" office:value-type="string" calcext:value-type="string">
            <text:p>UNIDAD DE MONTAJE UZ-32 P/MT-32/3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1" calcext:value-type="float">
            <text:p>1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63 - SCREW</text:p>
          </table:table-cell>
          <table:table-cell table:style-name="ce17" office:value-type="string" calcext:value-type="string">
            <text:p>UNIDAD DE MONTAJE UZ-63 P/MT-63/3K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95 - SCREW</text:p>
          </table:table-cell>
          <table:table-cell table:style-name="ce17" office:value-type="string" calcext:value-type="string">
            <text:p>UNIDAD DEMONTAJE UZ-95 P/MT-95/3K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561634008</text:p>
          </table:table-cell>
          <table:table-cell table:style-name="ce17" office:value-type="string" calcext:value-type="string">
            <text:p>TIMER NEUMATICO DEM. A CONEXIÓN UN-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1" calcext:value-type="float">
            <text:p>92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4</text:p>
          </table:table-cell>
          <table:table-cell table:style-name="ce17" office:value-type="string" calcext:value-type="string">
            <text:p>RESISTENCIA INSERCION P/MC 50a~65a AC-50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9</text:p>
          </table:table-cell>
          <table:table-cell table:style-name="ce17" office:value-type="string" calcext:value-type="string">
            <text:p>RESISTENCIA INSERCION P/MC 85a~100a AC-75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14</text:p>
          </table:table-cell>
          <table:table-cell table:style-name="ce17" office:value-type="string" calcext:value-type="string">
            <text:p>RESISTENCIA INSERCION P/MC 85a~100a AC-75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50 SCREW***</text:p>
          </table:table-cell>
          <table:table-cell table:style-name="ce17" office:value-type="string" calcext:value-type="string">
            <text:p>RESISTENCIA INSERCION P/MC 50a~65a AC-50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9 SCREW/LUG</text:p>
          </table:table-cell>
          <table:table-cell table:style-name="ce17" office:value-type="string" calcext:value-type="string">
            <text:p>RESISTENCIA INSERCION P/MC 9a~40a AC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1 AC/DC 24~48V</text:p>
          </table:table-cell>
          <table:table-cell table:style-name="ce17" office:value-type="string" calcext:value-type="string">
            <text:p>SUPR. TRANS. P/GMC-9~85 <text:s/>AS-11 24-48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2M,AC220-240V</text:p>
          </table:table-cell>
          <table:table-cell table:style-name="ce17" office:value-type="string" calcext:value-type="string">
            <text:p>SUPR. TRANS. P/GMC-6-16M AS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7" calcext:value-type="float">
            <text:p>9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</text:p>
          </table:table-cell>
          <table:table-cell table:style-name="ce17" office:value-type="string" calcext:value-type="string">
            <text:p>JUEGO DE CONTACTOS P/M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68" calcext:value-type="float">
            <text:p>6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/4</text:p>
          </table:table-cell>
          <table:table-cell table:style-name="ce17" office:value-type="string" calcext:value-type="string">
            <text:p>JUEGO DE CONTACTOS P/MC-100a 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88" calcext:value-type="float">
            <text:p>92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85</text:p>
          </table:table-cell>
          <table:table-cell table:style-name="ce17" office:value-type="string" calcext:value-type="string">
            <text:p>JUEGO DE CONTACTOS P/MC-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94" calcext:value-type="float">
            <text:p>146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</text:p>
          </table:table-cell>
          <table:table-cell table:style-name="ce17" office:value-type="string" calcext:value-type="string">
            <text:p>JUEGO DE CONTACTOS P/M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6.65" calcext:value-type="float">
            <text:p>166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 / 4</text:p>
          </table:table-cell>
          <table:table-cell table:style-name="ce17" office:value-type="string" calcext:value-type="string">
            <text:p>JUEGO DE CONTACTOS P/MC-225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05" calcext:value-type="float">
            <text:p>2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</text:p>
          </table:table-cell>
          <table:table-cell table:style-name="ce17" office:value-type="string" calcext:value-type="string">
            <text:p>JUEGO DE CONTACTOS P/MC3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25" calcext:value-type="float">
            <text:p>36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 / 4</text:p>
          </table:table-cell>
          <table:table-cell table:style-name="ce17" office:value-type="string" calcext:value-type="string">
            <text:p>JUEGO DE CONTACTOS P/MC-330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3.7" calcext:value-type="float">
            <text:p>763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630</text:p>
          </table:table-cell>
          <table:table-cell table:style-name="ce17" office:value-type="string" calcext:value-type="string">
            <text:p>JUEGO DE CONTACTOS P/MC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8.34" calcext:value-type="float">
            <text:p>84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1 AC/DC 24-48V</text:p>
          </table:table-cell>
          <table:table-cell table:style-name="ce17" office:value-type="string" calcext:value-type="string">
            <text:p>SUPR.TRANS.P/MC-9b-150a US-11 <text:s/>24-48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3 AC/DC 200~240V</text:p>
          </table:table-cell>
          <table:table-cell table:style-name="ce17" office:value-type="string" calcext:value-type="string">
            <text:p>SUPR. TRANS. P/MC-9b~150a US-1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F</text:p>
          </table:table-cell>
          <table:table-cell table:style-name="ce17" office:value-type="string" calcext:value-type="string">
            <text:p>TIMER ELECT. A DESONEXION UT-1F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N</text:p>
          </table:table-cell>
          <table:table-cell table:style-name="ce17" office:value-type="string" calcext:value-type="string">
            <text:p>TIMER ELECT. DEM A CONEXION UT-1N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F</text:p>
          </table:table-cell>
          <table:table-cell table:style-name="ce17" office:value-type="string" calcext:value-type="string">
            <text:p>TIMER ELECT. A DESCONEXION UT-2F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N</text:p>
          </table:table-cell>
          <table:table-cell table:style-name="ce17" office:value-type="string" calcext:value-type="string">
            <text:p>TIMER ELECT.DEM. A CONEXION UT-2N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22</text:p>
          </table:table-cell>
          <table:table-cell table:style-name="ce17" office:value-type="string" calcext:value-type="string">
            <text:p>PUENTE INVERSOR UW-22 P/MC9b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22" calcext:value-type="float">
            <text:p>22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32</text:p>
          </table:table-cell>
          <table:table-cell table:style-name="ce17" office:value-type="string" calcext:value-type="string">
            <text:p>PUENTE INVERSOR UW-32 P/MC32a-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2" calcext:value-type="float">
            <text:p>25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63</text:p>
          </table:table-cell>
          <table:table-cell table:style-name="ce17" office:value-type="string" calcext:value-type="string">
            <text:p>PUENTE INVERSOR UW-63 P/MC50a-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99" calcext:value-type="float">
            <text:p>31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95</text:p>
          </table:table-cell>
          <table:table-cell table:style-name="ce17" office:value-type="string" calcext:value-type="string">
            <text:p>PUENTE INVERSOR UW-95 P/MC7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29" calcext:value-type="float">
            <text:p>64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16A</text:p>
          </table:table-cell>
          <table:table-cell table:style-name="ce17" office:value-type="string" calcext:value-type="string">
            <text:p>GUARDAMOTOR MMS-32S 0,1~0.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25A</text:p>
          </table:table-cell>
          <table:table-cell table:style-name="ce17" office:value-type="string" calcext:value-type="string">
            <text:p>GUARDAMOTOR MMS-32S 0,16~0.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4A</text:p>
          </table:table-cell>
          <table:table-cell table:style-name="ce17" office:value-type="string" calcext:value-type="string">
            <text:p>GUARDAMOTOR MMS-32S 0,25~0.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63A</text:p>
          </table:table-cell>
          <table:table-cell table:style-name="ce17" office:value-type="string" calcext:value-type="string">
            <text:p>GUARDAMOTOR MMS-32S 0,4~0.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 <text:s/>A</text:p>
          </table:table-cell>
          <table:table-cell table:style-name="ce17" office:value-type="string" calcext:value-type="string">
            <text:p>GUARDAMOTOR MMS-32S 0,63~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,6A</text:p>
          </table:table-cell>
          <table:table-cell table:style-name="ce17" office:value-type="string" calcext:value-type="string">
            <text:p>GUARDAMOTOR MMS-32S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2,5A</text:p>
          </table:table-cell>
          <table:table-cell table:style-name="ce17" office:value-type="string" calcext:value-type="string">
            <text:p>GUARDAMOTOR MMS-32S 1,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4A</text:p>
          </table:table-cell>
          <table:table-cell table:style-name="ce17" office:value-type="string" calcext:value-type="string">
            <text:p>GUARDAMOTOR MMS-32S 2,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6A</text:p>
          </table:table-cell>
          <table:table-cell table:style-name="ce17" office:value-type="string" calcext:value-type="string">
            <text:p>GUARDAMOTOR MMS-32S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8A</text:p>
          </table:table-cell>
          <table:table-cell table:style-name="ce17" office:value-type="string" calcext:value-type="string">
            <text:p>GUARDAMOTOR MMS-32S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0A</text:p>
          </table:table-cell>
          <table:table-cell table:style-name="ce17" office:value-type="string" calcext:value-type="string">
            <text:p>GUARDAMOTOR MMS-32S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3A</text:p>
          </table:table-cell>
          <table:table-cell table:style-name="ce17" office:value-type="string" calcext:value-type="string">
            <text:p>GUARDAMOTOR MMS-32S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7A</text:p>
          </table:table-cell>
          <table:table-cell table:style-name="ce17" office:value-type="string" calcext:value-type="string">
            <text:p>GUARDAMOTOR MMS-32S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2A</text:p>
          </table:table-cell>
          <table:table-cell table:style-name="ce17" office:value-type="string" calcext:value-type="string">
            <text:p>GUARDAMOTOR MMS-32S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6A</text:p>
          </table:table-cell>
          <table:table-cell table:style-name="ce17" office:value-type="string" calcext:value-type="string">
            <text:p>GUARDAMOTOR MMS-32S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32A</text:p>
          </table:table-cell>
          <table:table-cell table:style-name="ce17" office:value-type="string" calcext:value-type="string">
            <text:p>GUARDAMOTOR MMS-32S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40A</text:p>
          </table:table-cell>
          <table:table-cell table:style-name="ce17" office:value-type="string" calcext:value-type="string">
            <text:p>GUARDAMOTOR MMS-63S 28~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61" calcext:value-type="float">
            <text:p>17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50A</text:p>
          </table:table-cell>
          <table:table-cell table:style-name="ce17" office:value-type="string" calcext:value-type="string">
            <text:p>GUARDAMOTOR MMS-63S 34~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63A</text:p>
          </table:table-cell>
          <table:table-cell table:style-name="ce17" office:value-type="string" calcext:value-type="string">
            <text:p>GUARDAMOTOR MMS-63S 45~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75A</text:p>
          </table:table-cell>
          <table:table-cell table:style-name="ce17" office:value-type="string" calcext:value-type="string">
            <text:p>GUARDAMOTOR MMS-100S 55~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90A</text:p>
          </table:table-cell>
          <table:table-cell table:style-name="ce17" office:value-type="string" calcext:value-type="string">
            <text:p>GUARDAMOTOR MMS-100S 70~9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100A</text:p>
          </table:table-cell>
          <table:table-cell table:style-name="ce17" office:value-type="string" calcext:value-type="string">
            <text:p>GUARDAMOTOR MMS-100S 80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.6~2.5A</text:p>
          </table:table-cell>
          <table:table-cell table:style-name="ce17" office:value-type="string" calcext:value-type="string">
            <text:p>GUARDAMOTOR MMS-32H 1.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~1.6A</text:p>
          </table:table-cell>
          <table:table-cell table:style-name="ce17" office:value-type="string" calcext:value-type="string">
            <text:p>GUARDAMOTOR MMS-32H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1~17A</text:p>
          </table:table-cell>
          <table:table-cell table:style-name="ce17" office:value-type="string" calcext:value-type="string">
            <text:p>GUARDAMOTOR MMS-32H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4~22A</text:p>
          </table:table-cell>
          <table:table-cell table:style-name="ce17" office:value-type="string" calcext:value-type="string">
            <text:p>GUARDAMOTOR MMS-32H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8~26A</text:p>
          </table:table-cell>
          <table:table-cell table:style-name="ce17" office:value-type="string" calcext:value-type="string">
            <text:p>GUARDAMOTOR MMS-32H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.5~4A</text:p>
          </table:table-cell>
          <table:table-cell table:style-name="ce17" office:value-type="string" calcext:value-type="string">
            <text:p>GUARDAMOTOR MMS-32H 2.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2~32A</text:p>
          </table:table-cell>
          <table:table-cell table:style-name="ce17" office:value-type="string" calcext:value-type="string">
            <text:p>GUARDAMOTOR MMS-32H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4~6A</text:p>
          </table:table-cell>
          <table:table-cell table:style-name="ce17" office:value-type="string" calcext:value-type="string">
            <text:p>GUARDAMOTOR MMS-32H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5~8A</text:p>
          </table:table-cell>
          <table:table-cell table:style-name="ce17" office:value-type="string" calcext:value-type="string">
            <text:p>GUARDAMOTOR MMS-32H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6~10A</text:p>
          </table:table-cell>
          <table:table-cell table:style-name="ce17" office:value-type="string" calcext:value-type="string">
            <text:p>GUARDAMOTOR MMS-32H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9~13A</text:p>
          </table:table-cell>
          <table:table-cell table:style-name="ce17" office:value-type="string" calcext:value-type="string">
            <text:p>GUARDAMOTOR MMS-32H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941118</text:p>
          </table:table-cell>
          <table:table-cell table:style-name="ce17" office:value-type="string" calcext:value-type="string">
            <text:p>CONT. AUX. AL. LA1NO1NC (63/1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9" calcext:value-type="float">
            <text:p>31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A</text:p>
          </table:table-cell>
          <table:table-cell table:style-name="ce17" office:value-type="string" calcext:value-type="string">
            <text:p>PUENTE UNION DA-16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D</text:p>
          </table:table-cell>
          <table:table-cell table:style-name="ce17" office:value-type="string" calcext:value-type="string">
            <text:p>PUENTE UNION DA-16S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22SA</text:p>
          </table:table-cell>
          <table:table-cell table:style-name="ce17" office:value-type="string" calcext:value-type="string">
            <text:p>PUENTE UNION DA-2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5" calcext:value-type="float">
            <text:p>37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32SA</text:p>
          </table:table-cell>
          <table:table-cell table:style-name="ce17" office:value-type="string" calcext:value-type="string">
            <text:p>PUENTE UNION DA-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3" calcext:value-type="float">
            <text:p>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63A</text:p>
          </table:table-cell>
          <table:table-cell table:style-name="ce17" office:value-type="string" calcext:value-type="string">
            <text:p>PUENTE UNION 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27" calcext:value-type="float">
            <text:p>4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95A</text:p>
          </table:table-cell>
          <table:table-cell table:style-name="ce17" office:value-type="string" calcext:value-type="string">
            <text:p>PUENTE UNION 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5" calcext:value-type="float">
            <text:p>6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H-32</text:p>
          </table:table-cell>
          <table:table-cell table:style-name="ce17" office:value-type="string" calcext:value-type="string">
            <text:p>CAJA P/GUARDAMOTOR EPH-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69" calcext:value-type="float">
            <text:p>4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1NO1NC</text:p>
          </table:table-cell>
          <table:table-cell table:style-name="ce17" office:value-type="string" calcext:value-type="string">
            <text:p>CONT. AUX. FRO. F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C</text:p>
          </table:table-cell>
          <table:table-cell table:style-name="ce17" office:value-type="string" calcext:value-type="string">
            <text:p>CONT. AUX. FRO. F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O FX-20</text:p>
          </table:table-cell>
          <table:table-cell table:style-name="ce17" office:value-type="string" calcext:value-type="string">
            <text:p>CONT. AUX. FRO. FX2NO <text:s/>(FX-2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NO1NC</text:p>
          </table:table-cell>
          <table:table-cell table:style-name="ce17" office:value-type="string" calcext:value-type="string">
            <text:p>CONT. AUX. AL. LA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-32</text:p>
          </table:table-cell>
          <table:table-cell table:style-name="ce17" office:value-type="string" calcext:value-type="string">
            <text:p>BORNE ALIMENTACION LTB-3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1NO1NC</text:p>
          </table:table-cell>
          <table:table-cell table:style-name="ce17" office:value-type="string" calcext:value-type="string">
            <text:p>CONT. AUX. LAT. L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C</text:p>
          </table:table-cell>
          <table:table-cell table:style-name="ce17" office:value-type="string" calcext:value-type="string">
            <text:p>CONT. AUX. LAT. L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O</text:p>
          </table:table-cell>
          <table:table-cell table:style-name="ce17" office:value-type="string" calcext:value-type="string">
            <text:p>CONT. AUX. LAT. LX2N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45</text:p>
          </table:table-cell>
          <table:table-cell table:style-name="ce17" office:value-type="string" calcext:value-type="string">
            <text:p>BASE UNION MU-45 P/DA-16SA/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" calcext:value-type="float">
            <text:p>1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55</text:p>
          </table:table-cell>
          <table:table-cell table:style-name="ce17" office:value-type="string" calcext:value-type="string">
            <text:p>BASE UNION MU-55 P/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2" calcext:value-type="float">
            <text:p>2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70</text:p>
          </table:table-cell>
          <table:table-cell table:style-name="ce17" office:value-type="string" calcext:value-type="string">
            <text:p>BASE UNION MU-70 P/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48" calcext:value-type="float">
            <text:p>3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2</text:p>
          </table:table-cell>
          <table:table-cell table:style-name="ce17" office:value-type="string" calcext:value-type="string">
            <text:p>PUENTE X 2 PB-32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7" calcext:value-type="float">
            <text:p>36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3</text:p>
          </table:table-cell>
          <table:table-cell table:style-name="ce17" office:value-type="string" calcext:value-type="string">
            <text:p>PUENTE X 3 PB-323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98" calcext:value-type="float">
            <text:p>9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4</text:p>
          </table:table-cell>
          <table:table-cell table:style-name="ce17" office:value-type="string" calcext:value-type="string">
            <text:p>PUENTE X 4 PB-324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" calcext:value-type="float">
            <text:p>9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5</text:p>
          </table:table-cell>
          <table:table-cell table:style-name="ce17" office:value-type="string" calcext:value-type="string">
            <text:p>PUENTE X 5 PB-325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6" calcext:value-type="float">
            <text:p>99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2</text:p>
          </table:table-cell>
          <table:table-cell table:style-name="ce17" office:value-type="string" calcext:value-type="string">
            <text:p>PUENTE X 2 PB-632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25" calcext:value-type="float">
            <text:p>71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3</text:p>
          </table:table-cell>
          <table:table-cell table:style-name="ce17" office:value-type="string" calcext:value-type="string">
            <text:p>PUENTE X 3 PB-633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8" calcext:value-type="float">
            <text:p>102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UNT,RS AC110V 50HZ</text:p>
          </table:table-cell>
          <table:table-cell table:style-name="ce17" office:value-type="string" calcext:value-type="string">
            <text:p>BOBINA DE DISPARO PARA GUARDAMOTO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8" calcext:value-type="float">
            <text:p>4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8001300</text:p>
          </table:table-cell>
          <table:table-cell table:style-name="ce17" office:value-type="string" calcext:value-type="string">
            <text:p>PROT. ELECT. DE MOT IMP-C M485 100A CA/CC85~24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.99" calcext:value-type="float">
            <text:p>519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512121012</text:p>
          </table:table-cell>
          <table:table-cell table:style-name="ce17" office:value-type="string" calcext:value-type="string">
            <text:p>MODULO DIFERENCIAL ZCT,D50,DMP-Z,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86" calcext:value-type="float">
            <text:p>6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06-T</text:p>
          </table:table-cell>
          <table:table-cell table:style-name="ce17" office:value-type="string" calcext:value-type="string">
            <text:p>PROTECCION ELECTRONICA DE MOTORES DMP06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60-T</text:p>
          </table:table-cell>
          <table:table-cell table:style-name="ce17" office:value-type="string" calcext:value-type="string">
            <text:p>PROTECCION ELECTRONICA DE MOTORES DMP60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IMAC-I,NO,M485,5A,5</text:p>
          </table:table-cell>
          <table:table-cell table:style-name="ce17" office:value-type="string" calcext:value-type="string">
            <text:p>MEDIDOR DE ENERGIA GIMAC-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97" calcext:value-type="float">
            <text:p>2,082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0" office:value-type="string" calcext:value-type="string">
            <text:p>XF700C03W12IP</text:p>
          </table:table-cell>
          <table:table-cell table:style-name="ce17" office:value-type="string" calcext:value-type="string">
            <text:p>SENSOR DE VISION XF700C03W12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52.17" calcext:value-type="float">
            <text:p>8,552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0185</text:p>
          </table:table-cell>
          <table:table-cell table:style-name="ce17" office:value-type="string" calcext:value-type="string">
            <text:p>CABLE ETH GIGE-RJ45S/RJ45-5M-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97" calcext:value-type="float">
            <text:p>232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95097</text:p>
          </table:table-cell>
          <table:table-cell table:style-name="ce17" office:value-type="string" calcext:value-type="string">
            <text:p>CONECTOR ESG34JP0500G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3" calcext:value-type="float">
            <text:p>20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232807</text:p>
          </table:table-cell>
          <table:table-cell table:style-name="ce17" office:value-type="string" calcext:value-type="string">
            <text:p>CONECTOR RECTO M12 S/LED CABLE 1M CAM12.A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4" calcext:value-type="float">
            <text:p>25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12-4MRV3</text:p>
          </table:table-cell>
          <table:table-cell table:style-name="ce17" office:value-type="string" calcext:value-type="string">
            <text:p>CONECTOR RECTO M12 S/LED CABLE 3M E12-4MRV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58" calcext:value-type="float">
            <text:p>21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</text:p>
          </table:table-cell>
          <table:table-cell table:style-name="ce17" office:value-type="string" calcext:value-type="string">
            <text:p>CONECTOR A 90ª M12 S/LED CABLE 2M E12-4R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LP</text:p>
          </table:table-cell>
          <table:table-cell table:style-name="ce17" office:value-type="string" calcext:value-type="string">
            <text:p>CONECTOR A 90º M12 C/LED CABLE 2M E12-4RV2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1" calcext:value-type="float">
            <text:p>21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3LP IP69K</text:p>
          </table:table-cell>
          <table:table-cell table:style-name="ce17" office:value-type="string" calcext:value-type="string">
            <text:p>CONECTOR A 90º M12 C/LED CABLE 3M E12-4RV3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4" calcext:value-type="float">
            <text:p>24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5</text:p>
          </table:table-cell>
          <table:table-cell table:style-name="ce17" office:value-type="string" calcext:value-type="string">
            <text:p>CONECTOR A 90º M12 S/LED CABLE 5M E12-4R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2</text:p>
          </table:table-cell>
          <table:table-cell table:style-name="ce17" office:value-type="string" calcext:value-type="string">
            <text:p>CONECTOR RECTO M12 S/LED CABLE 2M E12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5</text:p>
          </table:table-cell>
          <table:table-cell table:style-name="ce17" office:value-type="string" calcext:value-type="string">
            <text:p>CONECTOR RECTO M12 S/LED CABLE 5M E12-4S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3SV2</text:p>
          </table:table-cell>
          <table:table-cell table:style-name="ce17" office:value-type="string" calcext:value-type="string">
            <text:p>CONECTOR RECTO M8 S/LED CABLE 2M P8-3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1" calcext:value-type="float">
            <text:p>13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4SV2</text:p>
          </table:table-cell>
          <table:table-cell table:style-name="ce17" office:value-type="string" calcext:value-type="string">
            <text:p>CONECTOR RECTO M8 S/LED CABLE 2M P8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01" calcext:value-type="float">
            <text:p>1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H4 C A6 A 18</text:p>
          </table:table-cell>
          <table:table-cell table:style-name="ce17" office:value-type="string" calcext:value-type="string">
            <text:p>CAP. D18 PLAST. AC/DC NC CH4 C A6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25521</text:p>
          </table:table-cell>
          <table:table-cell table:style-name="ce17" office:value-type="string" calcext:value-type="string">
            <text:p>S.ULTRASONIDO UNDK 30U6103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9.63" calcext:value-type="float">
            <text:p>1,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031</text:p>
          </table:table-cell>
          <table:table-cell table:style-name="ce17" office:value-type="string" calcext:value-type="string">
            <text:p>S. ULTRASONIDO URDK 20P6912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1.51" calcext:value-type="float">
            <text:p>1,121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0575</text:p>
          </table:table-cell>
          <table:table-cell table:style-name="ce17" office:value-type="string" calcext:value-type="string">
            <text:p>S.ULTRASONIDO U500.DA0-AA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9.72" calcext:value-type="float">
            <text:p>1,029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C3U2</text:p>
          </table:table-cell>
          <table:table-cell table:style-name="ce17" office:value-type="string" calcext:value-type="string">
            <text:p>CAP. D18 PLAST NPN-NC C1PF-M1808N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O3U2</text:p>
          </table:table-cell>
          <table:table-cell table:style-name="ce17" office:value-type="string" calcext:value-type="string">
            <text:p>CAP. D18 PLAST NPN-NA C1PF-M1808N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C3U2</text:p>
          </table:table-cell>
          <table:table-cell table:style-name="ce17" office:value-type="string" calcext:value-type="string">
            <text:p>CAP. D18 PLAST PNP-NC C1PF-M18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O3U2</text:p>
          </table:table-cell>
          <table:table-cell table:style-name="ce17" office:value-type="string" calcext:value-type="string">
            <text:p>CAP. D18 PLAST PNP-NA C1P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2" calcext:value-type="float">
            <text:p>7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15N-O3U2</text:p>
          </table:table-cell>
          <table:table-cell table:style-name="ce17" office:value-type="string" calcext:value-type="string">
            <text:p>CAP. D18 PLAST NPN-NA C1PF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33" calcext:value-type="float">
            <text:p>1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C3U2</text:p>
          </table:table-cell>
          <table:table-cell table:style-name="ce17" office:value-type="string" calcext:value-type="string">
            <text:p>CAP. D30 PLAST PNP-NC C1PF-M3020P-C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4" calcext:value-type="float">
            <text:p>85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O3U2</text:p>
          </table:table-cell>
          <table:table-cell table:style-name="ce17" office:value-type="string" calcext:value-type="string">
            <text:p>CAP. D30 PLAST PNP-NA C1PF-M3020P-O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M1815N-O3U2</text:p>
          </table:table-cell>
          <table:table-cell table:style-name="ce17" office:value-type="string" calcext:value-type="string">
            <text:p>CAP. D18 PLAST NPN-NA C1PN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PN-M3030P-O3U2</text:p>
          </table:table-cell>
          <table:table-cell table:style-name="ce17" office:value-type="string" calcext:value-type="string">
            <text:p>CAP. D30 PLAST PNP-NA C1PN-M3030P-O3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F-M1808U-C2U2</text:p>
          </table:table-cell>
          <table:table-cell table:style-name="ce17" office:value-type="string" calcext:value-type="string">
            <text:p>CAP. D18 PLAST CA/CC-NC C8PF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35" calcext:value-type="float">
            <text:p>102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C2U2</text:p>
          </table:table-cell>
          <table:table-cell table:style-name="ce17" office:value-type="string" calcext:value-type="string">
            <text:p>CAP. D30 PLAST CA/CC-NC C8PN-M3030U-C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O2U2</text:p>
          </table:table-cell>
          <table:table-cell table:style-name="ce17" office:value-type="string" calcext:value-type="string">
            <text:p>CAP. D30 PLAST CA/CC-NA C8PN-M3030U-O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BM-20P1600</text:p>
          </table:table-cell>
          <table:table-cell table:style-name="ce17" office:value-type="string" calcext:value-type="string">
            <text:p>CAP. D30 METAL PNP-NA CFBM-20P1600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0.96" calcext:value-type="float">
            <text:p>570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I SL C1 BF 30</text:p>
          </table:table-cell>
          <table:table-cell table:style-name="ce17" office:value-type="string" calcext:value-type="string">
            <text:p>S.ULTRASONIDO UHI SL C1 BF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75" calcext:value-type="float">
            <text:p>396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AM 12I9914/S14</text:p>
          </table:table-cell>
          <table:table-cell table:style-name="ce17" office:value-type="string" calcext:value-type="string">
            <text:p>S. ULTRASONIDO UNAM 12I9914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1.49" calcext:value-type="float">
            <text:p>1,141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I6CF-M1808NA</text:p>
          </table:table-cell>
          <table:table-cell table:style-name="ce17" office:value-type="string" calcext:value-type="string">
            <text:p>IND. D18 METAL NAMUR I6CF-M1808NA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2" calcext:value-type="float">
            <text:p>6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18</text:p>
          </table:table-cell>
          <table:table-cell table:style-name="ce17" office:value-type="string" calcext:value-type="string">
            <text:p>IND. D18 PLAST. PNP NA IH1 PA C1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89" calcext:value-type="float">
            <text:p>5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BF 18</text:p>
          </table:table-cell>
          <table:table-cell table:style-name="ce17" office:value-type="string" calcext:value-type="string">
            <text:p>IND. D18 METAL PNP NA IH1 PA C1 BF 18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9" calcext:value-type="float">
            <text:p>32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38749</text:p>
          </table:table-cell>
          <table:table-cell table:style-name="ce17" office:value-type="string" calcext:value-type="string">
            <text:p>IND. D8 METAL PNP-NA IFRM 08P1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66" calcext:value-type="float">
            <text:p>233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0589</text:p>
          </table:table-cell>
          <table:table-cell table:style-name="ce17" office:value-type="string" calcext:value-type="string">
            <text:p>IND. D6,5 METAL PNP-NC IFRM 06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2377</text:p>
          </table:table-cell>
          <table:table-cell table:style-name="ce17" office:value-type="string" calcext:value-type="string">
            <text:p>IND. D8 METAL PNP-NA IFFM08P17A6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.78" calcext:value-type="float">
            <text:p>314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285</text:p>
          </table:table-cell>
          <table:table-cell table:style-name="ce17" office:value-type="string" calcext:value-type="string">
            <text:p>IN. D12 <text:s/>PNP/NPN-ANA.(I) IWRM 12I9704/S1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9.82" calcext:value-type="float">
            <text:p>1,129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5949</text:p>
          </table:table-cell>
          <table:table-cell table:style-name="ce17" office:value-type="string" calcext:value-type="string">
            <text:p>IND. D12 MET. PNP-NA IFRM 12P17/404919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16" calcext:value-type="float">
            <text:p>38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6622</text:p>
          </table:table-cell>
          <table:table-cell table:style-name="ce17" office:value-type="string" calcext:value-type="string">
            <text:p>MONITOR SUBVELOCIDAD MHRM 12G5501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2.09" calcext:value-type="float">
            <text:p>552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38</text:p>
          </table:table-cell>
          <table:table-cell table:style-name="ce17" office:value-type="string" calcext:value-type="string">
            <text:p>IND. RECT. MET. PNP-NA IFFM 20P17A3/S35L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16" calcext:value-type="float">
            <text:p>24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84</text:p>
          </table:table-cell>
          <table:table-cell table:style-name="ce17" office:value-type="string" calcext:value-type="string">
            <text:p>MONITOR SUBVELOCIDAD MHRM 12G55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7.24" calcext:value-type="float">
            <text:p>54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538</text:p>
          </table:table-cell>
          <table:table-cell table:style-name="ce17" office:value-type="string" calcext:value-type="string">
            <text:p>S.MAG. MDFK 08T7105/N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01" calcext:value-type="float">
            <text:p>542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638</text:p>
          </table:table-cell>
          <table:table-cell table:style-name="ce17" office:value-type="string" calcext:value-type="string">
            <text:p>IND D12 METAL PNP-NC IFFM12P37A3/SO5L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91" calcext:value-type="float">
            <text:p>388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694</text:p>
          </table:table-cell>
          <table:table-cell table:style-name="ce17" office:value-type="string" calcext:value-type="string">
            <text:p>IND.RECT.PNP (0-10V) IWFK 20Z8704/S35A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6.2" calcext:value-type="float">
            <text:p>1,09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6827</text:p>
          </table:table-cell>
          <table:table-cell table:style-name="ce17" office:value-type="string" calcext:value-type="string">
            <text:p>IND. D5 METAL IFRM 05X95/5093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5" calcext:value-type="float">
            <text:p>261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2302</text:p>
          </table:table-cell>
          <table:table-cell table:style-name="ce17" office:value-type="string" calcext:value-type="string">
            <text:p>IND. D8 METAL PNP-NA IFRM 08P1701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" calcext:value-type="float">
            <text:p>23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24</text:p>
          </table:table-cell>
          <table:table-cell table:style-name="ce17" office:value-type="string" calcext:value-type="string">
            <text:p>IND. D12 METAL PNP-NC IFRM 12P3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6" calcext:value-type="float">
            <text:p>17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30</text:p>
          </table:table-cell>
          <table:table-cell table:style-name="ce17" office:value-type="string" calcext:value-type="string">
            <text:p>IND. D12 METAL PNP-NA IFRM 12P1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29698</text:p>
          </table:table-cell>
          <table:table-cell table:style-name="ce17" office:value-type="string" calcext:value-type="string">
            <text:p>IND. D6,5 METAL NPN-NA IFRM 06N1713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48770</text:p>
          </table:table-cell>
          <table:table-cell table:style-name="ce17" office:value-type="string" calcext:value-type="string">
            <text:p>IND.D8 METAL PNP NA IR08.P06S-N46.PO1Z.7S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3" calcext:value-type="float">
            <text:p>288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58153</text:p>
          </table:table-cell>
          <table:table-cell table:style-name="ce17" office:value-type="string" calcext:value-type="string">
            <text:p>IND.ANA.(V) IR12.D03K.F60.UA1E.7FO/B015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9.28" calcext:value-type="float">
            <text:p>859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30</text:p>
          </table:table-cell>
          <table:table-cell table:style-name="ce17" office:value-type="string" calcext:value-type="string">
            <text:p>IND. D30 PLAST. PNP NA IH1 PA C1 A 30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89" calcext:value-type="float">
            <text:p>6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H 402512</text:p>
          </table:table-cell>
          <table:table-cell table:style-name="ce17" office:value-type="string" calcext:value-type="string">
            <text:p>IND. RECT. PLAST. PNP NA IH1 PA C1 H 40251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01" calcext:value-type="float">
            <text:p>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OES4</text:p>
          </table:table-cell>
          <table:table-cell table:style-name="ce17" office:value-type="string" calcext:value-type="string">
            <text:p>IND. D8 METAL PNP-NA F1SF-M0801P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7" calcext:value-type="float">
            <text:p>69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204P-OES4</text:p>
          </table:table-cell>
          <table:table-cell table:style-name="ce17" office:value-type="string" calcext:value-type="string">
            <text:p>IND. D12 METAL PNP-NA F1SF-M1204P-OES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S4</text:p>
          </table:table-cell>
          <table:table-cell table:style-name="ce17" office:value-type="string" calcext:value-type="string">
            <text:p>IND. D18 METAL PNP-NA F1S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2" calcext:value-type="float">
            <text:p>8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3U2</text:p>
          </table:table-cell>
          <table:table-cell table:style-name="ce17" office:value-type="string" calcext:value-type="string">
            <text:p>IND. D30 INOX. PNP-NA F1S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9.58" calcext:value-type="float">
            <text:p>129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 CN-M1808P-O3U2</text:p>
          </table:table-cell>
          <table:table-cell table:style-name="ce17" office:value-type="string" calcext:value-type="string">
            <text:p>IND. D18 METAL PNP-NA I1CN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 OPU3</text:p>
          </table:table-cell>
          <table:table-cell table:style-name="ce17" office:value-type="string" calcext:value-type="string">
            <text:p>IND. D8 METAL NPN-NA I1CF-M0803N-OPU3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38" calcext:value-type="float">
            <text:p>67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O3U2</text:p>
          </table:table-cell>
          <table:table-cell table:style-name="ce17" office:value-type="string" calcext:value-type="string">
            <text:p>IND. D8 METAL NPN-NA I1C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N-OES4</text:p>
          </table:table-cell>
          <table:table-cell table:style-name="ce17" office:value-type="string" calcext:value-type="string">
            <text:p>IND. D12 METAL NPN-NA I1CF-M1202N-OES4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5" calcext:value-type="float">
            <text:p>3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03U2</text:p>
          </table:table-cell>
          <table:table-cell table:style-name="ce17" office:value-type="string" calcext:value-type="string">
            <text:p>IND.D12 METAL PNP-NA I1CF-M12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OES4</text:p>
          </table:table-cell>
          <table:table-cell table:style-name="ce17" office:value-type="string" calcext:value-type="string">
            <text:p>IND.D12 METAL PNP-NA I1CF-M1202P-OES4 Sn=2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4" calcext:value-type="float">
            <text:p>2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C3U2</text:p>
          </table:table-cell>
          <table:table-cell table:style-name="ce17" office:value-type="string" calcext:value-type="string">
            <text:p>IND. D12 METAL PNP-NC I1CF-M1204P-C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3U2</text:p>
          </table:table-cell>
          <table:table-cell table:style-name="ce17" office:value-type="string" calcext:value-type="string">
            <text:p>IND. D12 METAL PNP-NA I1CF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EU4</text:p>
          </table:table-cell>
          <table:table-cell table:style-name="ce17" office:value-type="string" calcext:value-type="string">
            <text:p>IND. D12 METAL PNP-NA I1CF-M1204P-OEU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C3U2</text:p>
          </table:table-cell>
          <table:table-cell table:style-name="ce17" office:value-type="string" calcext:value-type="string">
            <text:p>IND. D12 METAL NPN-NC I1CF-M1206N-C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5" calcext:value-type="float">
            <text:p>56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3U2</text:p>
          </table:table-cell>
          <table:table-cell table:style-name="ce17" office:value-type="string" calcext:value-type="string">
            <text:p>IND. D12 METAL NPN-NA I1CF-M1206N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EU4</text:p>
          </table:table-cell>
          <table:table-cell table:style-name="ce17" office:value-type="string" calcext:value-type="string">
            <text:p>IND. D12 METAL NPN-NA I1CF-M1206N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3U2</text:p>
          </table:table-cell>
          <table:table-cell table:style-name="ce17" office:value-type="string" calcext:value-type="string">
            <text:p>IND. D12 METAL PNP-NA I1CF-M1206P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EU4</text:p>
          </table:table-cell>
          <table:table-cell table:style-name="ce17" office:value-type="string" calcext:value-type="string">
            <text:p>IND. D12 METAL PNP-NA I1CF-M1206P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3U2</text:p>
          </table:table-cell>
          <table:table-cell table:style-name="ce17" office:value-type="string" calcext:value-type="string">
            <text:p>IND. D18 METAL NPN-NA I1CF-M1805N-O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ES4</text:p>
          </table:table-cell>
          <table:table-cell table:style-name="ce17" office:value-type="string" calcext:value-type="string">
            <text:p>IND. D18 METAL NPN-NA I1CF-M1805N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03U2</text:p>
          </table:table-cell>
          <table:table-cell table:style-name="ce17" office:value-type="string" calcext:value-type="string">
            <text:p>IND. D18 METAL PNP-NA I1CF-M1805P-0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C3U2</text:p>
          </table:table-cell>
          <table:table-cell table:style-name="ce17" office:value-type="string" calcext:value-type="string">
            <text:p>IND. D18 METAL PNP-NC I1CF-M1805P-C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OES4</text:p>
          </table:table-cell>
          <table:table-cell table:style-name="ce17" office:value-type="string" calcext:value-type="string">
            <text:p>IND. D18 METAL PNP-NA I1C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14" calcext:value-type="float">
            <text:p>43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3U2</text:p>
          </table:table-cell>
          <table:table-cell table:style-name="ce17" office:value-type="string" calcext:value-type="string">
            <text:p>IND. D18 METAL PNP-NA I1C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EU4</text:p>
          </table:table-cell>
          <table:table-cell table:style-name="ce17" office:value-type="string" calcext:value-type="string">
            <text:p>IND. D18 METAL PNP-NA I1CF-M1808P-OEU4 <text:s text:c="4"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3U2</text:p>
          </table:table-cell>
          <table:table-cell table:style-name="ce17" office:value-type="string" calcext:value-type="string">
            <text:p>IND. D18 METAL NPN-NA I1CF-M1812N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EU4</text:p>
          </table:table-cell>
          <table:table-cell table:style-name="ce17" office:value-type="string" calcext:value-type="string">
            <text:p>IND. D18 METAL NPN-NA I1CF-M1812N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3U2</text:p>
          </table:table-cell>
          <table:table-cell table:style-name="ce17" office:value-type="string" calcext:value-type="string">
            <text:p>IND. D18 METAL PNP-NA I1CF-M1812P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EU4</text:p>
          </table:table-cell>
          <table:table-cell table:style-name="ce17" office:value-type="string" calcext:value-type="string">
            <text:p>IND. D18 METAL PNP-NA I1CF-M1812P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N-C3U2</text:p>
          </table:table-cell>
          <table:table-cell table:style-name="ce17" office:value-type="string" calcext:value-type="string">
            <text:p>IND. D30 METAL NPN-NC I1CF-M3010N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C3U2</text:p>
          </table:table-cell>
          <table:table-cell table:style-name="ce17" office:value-type="string" calcext:value-type="string">
            <text:p>IND. D30 METAL PNP-NC I1CF-M3010P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3U2</text:p>
          </table:table-cell>
          <table:table-cell table:style-name="ce17" office:value-type="string" calcext:value-type="string">
            <text:p>IND. D30 METAL PNP-NA I1C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EU4</text:p>
          </table:table-cell>
          <table:table-cell table:style-name="ce17" office:value-type="string" calcext:value-type="string">
            <text:p>IND. D30 METAL PNP-NA I1C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0804N-OPU3</text:p>
          </table:table-cell>
          <table:table-cell table:style-name="ce17" office:value-type="string" calcext:value-type="string">
            <text:p>IND. D8 METAL NPN-NA I1C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N-O3U2</text:p>
          </table:table-cell>
          <table:table-cell table:style-name="ce17" office:value-type="string" calcext:value-type="string">
            <text:p>IND. D12 METAL NPN-NA I1CN-M1204N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32" calcext:value-type="float">
            <text:p>23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P-03U2</text:p>
          </table:table-cell>
          <table:table-cell table:style-name="ce17" office:value-type="string" calcext:value-type="string">
            <text:p>IND. D12 METAL PNP-NA I1CN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C3U2</text:p>
          </table:table-cell>
          <table:table-cell table:style-name="ce17" office:value-type="string" calcext:value-type="string">
            <text:p>IND. D12 METAL PNP-NC I1CN-M12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3U2</text:p>
          </table:table-cell>
          <table:table-cell table:style-name="ce17" office:value-type="string" calcext:value-type="string">
            <text:p>IND. D12 METAL PNP-NA I1CN-M12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EU4</text:p>
          </table:table-cell>
          <table:table-cell table:style-name="ce17" office:value-type="string" calcext:value-type="string">
            <text:p>IND. D12 METAL PNP-NA I1CN-M1208P-OEU4 <text:s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3U2</text:p>
          </table:table-cell>
          <table:table-cell table:style-name="ce17" office:value-type="string" calcext:value-type="string">
            <text:p>IND. D18 METAL PNP-NA I1CN-M1816P-O3U2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EU4</text:p>
          </table:table-cell>
          <table:table-cell table:style-name="ce17" office:value-type="string" calcext:value-type="string">
            <text:p>IND. D18 METAL PNP-NA I1CN-M1816P-OEU4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3U2</text:p>
          </table:table-cell>
          <table:table-cell table:style-name="ce17" office:value-type="string" calcext:value-type="string">
            <text:p>IND. D30 METAL PNP-NA I1CN-M3015P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EU4</text:p>
          </table:table-cell>
          <table:table-cell table:style-name="ce17" office:value-type="string" calcext:value-type="string">
            <text:p>IND. D30 METAL PNP-NA I1CN-M3015P-OEU4 Sn=15mm<text:tab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3U2</text:p>
          </table:table-cell>
          <table:table-cell table:style-name="ce17" office:value-type="string" calcext:value-type="string">
            <text:p>IND. D30 METAL NPN-NA I1CN-M3025N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EU4</text:p>
          </table:table-cell>
          <table:table-cell table:style-name="ce17" office:value-type="string" calcext:value-type="string">
            <text:p>IND. D30 METAL NPN-NA I1CN-M3025N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3U2</text:p>
          </table:table-cell>
          <table:table-cell table:style-name="ce17" office:value-type="string" calcext:value-type="string">
            <text:p>IND. D30 METAL PNP-NA I1CN-M3025P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EU4</text:p>
          </table:table-cell>
          <table:table-cell table:style-name="ce17" office:value-type="string" calcext:value-type="string">
            <text:p>IND. D30 METAL PNP-NA I1CN-M3025P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Q4002P-OPU3/NH</text:p>
          </table:table-cell>
          <table:table-cell table:style-name="ce17" office:value-type="string" calcext:value-type="string">
            <text:p>IND.RECT.PLAST PNP-NA I1PF-Q40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22" calcext:value-type="float">
            <text:p>53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18C08N-O3U2</text:p>
          </table:table-cell>
          <table:table-cell table:style-name="ce17" office:value-type="string" calcext:value-type="string">
            <text:p>IND. RECT. PLAST NPN-NA I1PN-Q18C08N-O3U2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4" calcext:value-type="float">
            <text:p>4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4040N-SES4</text:p>
          </table:table-cell>
          <table:table-cell table:style-name="ce17" office:value-type="string" calcext:value-type="string">
            <text:p>IND. RECT. PLAST NPN-NA I1PN-Q4040N-SES4 Sn=4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.76" calcext:value-type="float">
            <text:p>16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5060P-O3U2/IP6</text:p>
          </table:table-cell>
          <table:table-cell table:style-name="ce17" office:value-type="string" calcext:value-type="string">
            <text:p>IND.RECT.PLAST.PNP-NA I1PN-Q5060P-O3U Sn=6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9" calcext:value-type="float">
            <text:p>170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N-OES4</text:p>
          </table:table-cell>
          <table:table-cell table:style-name="ce17" office:value-type="string" calcext:value-type="string">
            <text:p>IND. D8 METAL NPN-NA I1SF-M0801N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" calcext:value-type="float">
            <text:p>4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03U2</text:p>
          </table:table-cell>
          <table:table-cell table:style-name="ce17" office:value-type="string" calcext:value-type="string">
            <text:p>IND. D8 METAL PNP-NA I1SF-M0801P-0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C3U2</text:p>
          </table:table-cell>
          <table:table-cell table:style-name="ce17" office:value-type="string" calcext:value-type="string">
            <text:p>IND. D8 METAL PNP-NC I1SF-M0801P-C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3N-O3U2</text:p>
          </table:table-cell>
          <table:table-cell table:style-name="ce17" office:value-type="string" calcext:value-type="string">
            <text:p>IND D8 METAL NPN-NA I1S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U4</text:p>
          </table:table-cell>
          <table:table-cell table:style-name="ce17" office:value-type="string" calcext:value-type="string">
            <text:p>IND.D18 METAL PNP-NA I1SF-M1805P-OEU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6" calcext:value-type="float">
            <text:p>6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EU4</text:p>
          </table:table-cell>
          <table:table-cell table:style-name="ce17" office:value-type="string" calcext:value-type="string">
            <text:p>IND. D30 METAL PNP-NA I1S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1" calcext:value-type="float">
            <text:p>85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03U2</text:p>
          </table:table-cell>
          <table:table-cell table:style-name="ce17" office:value-type="string" calcext:value-type="string">
            <text:p>IND. D8 METAL PNP-NA I1SN-M08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OPU3</text:p>
          </table:table-cell>
          <table:table-cell table:style-name="ce17" office:value-type="string" calcext:value-type="string">
            <text:p>IND. D8 METAL PNP-NA I1SN-M08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9" calcext:value-type="float">
            <text:p>36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4N-OPU3</text:p>
          </table:table-cell>
          <table:table-cell table:style-name="ce17" office:value-type="string" calcext:value-type="string">
            <text:p>IND. D8 AC.INOX NPN-NA I1S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202C-C2U2</text:p>
          </table:table-cell>
          <table:table-cell table:style-name="ce17" office:value-type="string" calcext:value-type="string">
            <text:p>IND. D12 METAL CC-NC I4CF-M1202C-C2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66" calcext:value-type="float">
            <text:p>32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C2U2</text:p>
          </table:table-cell>
          <table:table-cell table:style-name="ce17" office:value-type="string" calcext:value-type="string">
            <text:p>IND. D18 METAL CC-NC I4CF-M1805C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O2U2</text:p>
          </table:table-cell>
          <table:table-cell table:style-name="ce17" office:value-type="string" calcext:value-type="string">
            <text:p>IND. D18 METAL CC-NA I4CF-M1805C-O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CN-M1204G-M4U2</text:p>
          </table:table-cell>
          <table:table-cell table:style-name="ce17" office:value-type="string" calcext:value-type="string">
            <text:p>IND. D18 METAL PNP-ANALOGICO I5CN-M1204G-M4U2 Sn=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.62" calcext:value-type="float">
            <text:p>12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CF-M3016NA</text:p>
          </table:table-cell>
          <table:table-cell table:style-name="ce17" office:value-type="string" calcext:value-type="string">
            <text:p>IND. D30 METAL NAMUR- I6CF-M3016NA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" calcext:value-type="float">
            <text:p>91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02U2</text:p>
          </table:table-cell>
          <table:table-cell table:style-name="ce17" office:value-type="string" calcext:value-type="string">
            <text:p>IND. D18 METAL CA/CC-NA I8CF-M1805U-02U2 <text:s/>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2U2</text:p>
          </table:table-cell>
          <table:table-cell table:style-name="ce17" office:value-type="string" calcext:value-type="string">
            <text:p>IND. D18 METAL CA/CC-NC I8CF-M1805U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3" calcext:value-type="float">
            <text:p>9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3U2</text:p>
          </table:table-cell>
          <table:table-cell table:style-name="ce17" office:value-type="string" calcext:value-type="string">
            <text:p>IND. D18 MET CA/CC-NC I8CF-M1805U-C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O3U2</text:p>
          </table:table-cell>
          <table:table-cell table:style-name="ce17" office:value-type="string" calcext:value-type="string">
            <text:p>IND. D18 MET CA/CC-NA I8CF-M1805U-O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2U2</text:p>
          </table:table-cell>
          <table:table-cell table:style-name="ce17" office:value-type="string" calcext:value-type="string">
            <text:p>IND.D30 METAL CA/CC-NC I8CF-M3010U-C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3U2</text:p>
          </table:table-cell>
          <table:table-cell table:style-name="ce17" office:value-type="string" calcext:value-type="string">
            <text:p>IND.D30 MET CA/CC-NC I8CF-M3010U-C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2U2</text:p>
          </table:table-cell>
          <table:table-cell table:style-name="ce17" office:value-type="string" calcext:value-type="string">
            <text:p>IND. D30 METAL CA/CC-NA I8CF-M3010U-O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3U2</text:p>
          </table:table-cell>
          <table:table-cell table:style-name="ce17" office:value-type="string" calcext:value-type="string">
            <text:p>IND.D30 MET.CA/CC-NA I8CF-M3010U-O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204U-O2U2</text:p>
          </table:table-cell>
          <table:table-cell table:style-name="ce17" office:value-type="string" calcext:value-type="string">
            <text:p>IND. D12 METAL CA/CC-NA I8CN-M1204U-O2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02U2</text:p>
          </table:table-cell>
          <table:table-cell table:style-name="ce17" office:value-type="string" calcext:value-type="string">
            <text:p>IND. D18 METAL CA/CC-NA I8CN-M1808U-0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2U2</text:p>
          </table:table-cell>
          <table:table-cell table:style-name="ce17" office:value-type="string" calcext:value-type="string">
            <text:p>IND. D18 MET CA/CC-NC I8CN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3U2</text:p>
          </table:table-cell>
          <table:table-cell table:style-name="ce17" office:value-type="string" calcext:value-type="string">
            <text:p>IND. D18 MET CA/CC-NC I8CN-M1808U-C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O3U2</text:p>
          </table:table-cell>
          <table:table-cell table:style-name="ce17" office:value-type="string" calcext:value-type="string">
            <text:p>IND. D18 MET CA/CC-NA I8CN-M1808U-O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2U2</text:p>
          </table:table-cell>
          <table:table-cell table:style-name="ce17" office:value-type="string" calcext:value-type="string">
            <text:p>IND. D30 METAL CA/CC-NA I8CN-M3015U-O2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3U2</text:p>
          </table:table-cell>
          <table:table-cell table:style-name="ce17" office:value-type="string" calcext:value-type="string">
            <text:p>IND.D30 MET CA/CC-NA I8CN-M3015U-O3U2 Sn=1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4P15A3/S35L</text:p>
          </table:table-cell>
          <table:table-cell table:style-name="ce17" office:value-type="string" calcext:value-type="string">
            <text:p>IND. D4 METAL PNP-NA IFRM 04P15A3/S35L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97" calcext:value-type="float">
            <text:p>3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15A5/S35L</text:p>
          </table:table-cell>
          <table:table-cell table:style-name="ce17" office:value-type="string" calcext:value-type="string">
            <text:p>IND. D8 METAL PNP-NA IFRM 08P17A5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79" calcext:value-type="float">
            <text:p>293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03/S14L</text:p>
          </table:table-cell>
          <table:table-cell table:style-name="ce17" office:value-type="string" calcext:value-type="string">
            <text:p>IND. D8 METAL PNP-NC IFRM 08P3703/S14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2.82" calcext:value-type="float">
            <text:p>35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A1/S35L</text:p>
          </table:table-cell>
          <table:table-cell table:style-name="ce17" office:value-type="string" calcext:value-type="string">
            <text:p>IND D8 METAL PNP-NC IFRM 08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49" calcext:value-type="float">
            <text:p>216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AA6 A 30</text:p>
          </table:table-cell>
          <table:table-cell table:style-name="ce17" office:value-type="string" calcext:value-type="string">
            <text:p>IND.D30 PLAST. PNP NA IH4 AA6 A A30 Sn = 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76" calcext:value-type="float">
            <text:p>92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PA C1 B8</text:p>
          </table:table-cell>
          <table:table-cell table:style-name="ce17" office:value-type="string" calcext:value-type="string">
            <text:p>IND.D8 METAL.PNP NA IH1 PA C1 B 8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1" calcext:value-type="float">
            <text:p>3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WRM 18U9511</text:p>
          </table:table-cell>
          <table:table-cell table:style-name="ce17" office:value-type="string" calcext:value-type="string">
            <text:p>IND. D18 MET. PNP-ANALOGICO(V) IWRM 18U9511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3.03" calcext:value-type="float">
            <text:p>65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03U2-40</text:p>
          </table:table-cell>
          <table:table-cell table:style-name="ce17" office:value-type="string" calcext:value-type="string">
            <text:p>IND.D30 METAL PNP-NA L1CN-M3025P-03U2-40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2" calcext:value-type="float">
            <text:p>220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U-4052-IS</text:p>
          </table:table-cell>
          <table:table-cell table:style-name="ce17" office:value-type="string" calcext:value-type="string">
            <text:p>AMPLIFICADOR NAMUR PSU-4052-I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62" calcext:value-type="float">
            <text:p>29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2" office:value-type="string" calcext:value-type="string">
            <text:p>DD33-F57NB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1" calcext:value-type="float">
            <text:p>154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L -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31N-B DC24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67" calcext:value-type="float">
            <text:p>101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Y1-B <text:s/>-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9" calcext:value-type="float">
            <text:p>13.1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R <text:s/>-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3S-F31N-R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4" calcext:value-type="float">
            <text:p>119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3S-F31P-R **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29" calcext:value-type="float">
            <text:p>133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 Z-W-B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8" calcext:value-type="float">
            <text:p>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F31N-B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2.95" calcext:value-type="float">
            <text:p>382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W-B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7" calcext:value-type="float">
            <text:p>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9Z-W-B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260076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7.87" calcext:value-type="float">
            <text:p>82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18834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32" calcext:value-type="float">
            <text:p>92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4490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" calcext:value-type="float">
            <text:p>53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A-215A-D-A-18NM/GH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23421.0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7.74" calcext:value-type="float">
            <text:p>727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31111.0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3.28" calcext:value-type="float">
            <text:p>583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41421.0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5.45" calcext:value-type="float">
            <text:p>685.4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111.0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23" calcext:value-type="float">
            <text:p>54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421.0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4.07" calcext:value-type="float">
            <text:p>584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SK-421.050.2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9.66" calcext:value-type="float">
            <text:p>95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L20H-11111.112012.A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8.54" calcext:value-type="float">
            <text:p>62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28111</text:p>
          </table:table-cell>
          <table:table-cell table:style-name="ce17" office:value-type="string" calcext:value-type="string">
            <text:p>S. REBOTE FZAM 18P1150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.35" calcext:value-type="float">
            <text:p>280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1281</text:p>
          </table:table-cell>
          <table:table-cell table:style-name="ce17" office:value-type="string" calcext:value-type="string">
            <text:p>S. REBOTE FZDK 10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8.06" calcext:value-type="float">
            <text:p>548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5338</text:p>
          </table:table-cell>
          <table:table-cell table:style-name="ce17" office:value-type="string" calcext:value-type="string">
            <text:p>FIBRA OPTICA BARRERA FSE 200E1Y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02" calcext:value-type="float">
            <text:p>770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49511</text:p>
          </table:table-cell>
          <table:table-cell table:style-name="ce17" office:value-type="string" calcext:value-type="string">
            <text:p>S. REBOTEC/SUP. FONDO FHCK 07P6901/K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0.6" calcext:value-type="float">
            <text:p>600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1381</text:p>
          </table:table-cell>
          <table:table-cell table:style-name="ce17" office:value-type="string" calcext:value-type="string">
            <text:p>S. REB. C/SP. FON. OHDM 12P6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7.97" calcext:value-type="float">
            <text:p>1,947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9116</text:p>
          </table:table-cell>
          <table:table-cell table:style-name="ce17" office:value-type="string" calcext:value-type="string">
            <text:p>SENSOR DE BORDE <text:s/>ZADM 034I240.00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5.49" calcext:value-type="float">
            <text:p>3,735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4995</text:p>
          </table:table-cell>
          <table:table-cell table:style-name="ce17" office:value-type="string" calcext:value-type="string">
            <text:p>S. BARRERA (E) FSDM 08D9002/S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91" calcext:value-type="float">
            <text:p>336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8467</text:p>
          </table:table-cell>
          <table:table-cell table:style-name="ce17" office:value-type="string" calcext:value-type="string">
            <text:p>S. BARRERA (R) FEDM 08P3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6.67" calcext:value-type="float">
            <text:p>45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4167</text:p>
          </table:table-cell>
          <table:table-cell table:style-name="ce17" office:value-type="string" calcext:value-type="string">
            <text:p>S. REBOTEC/SUP. FONDO FHDM 12P50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6653</text:p>
          </table:table-cell>
          <table:table-cell table:style-name="ce17" office:value-type="string" calcext:value-type="string">
            <text:p>S. BARRERA (r) FEDM 08P1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8.82" calcext:value-type="float">
            <text:p>58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138</text:p>
          </table:table-cell>
          <table:table-cell table:style-name="ce17" office:value-type="string" calcext:value-type="string">
            <text:p>S. REFLEX POL.FP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3.67" calcext:value-type="float">
            <text:p>283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254</text:p>
          </table:table-cell>
          <table:table-cell table:style-name="ce17" office:value-type="string" calcext:value-type="string">
            <text:p>S.REBOTE C/SUP. FONDO OH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1.63" calcext:value-type="float">
            <text:p>2,13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305</text:p>
          </table:table-cell>
          <table:table-cell table:style-name="ce17" office:value-type="string" calcext:value-type="string">
            <text:p>S. REFLEX L. OPDK 14P3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0.86" calcext:value-type="float">
            <text:p>1,23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45447</text:p>
          </table:table-cell>
          <table:table-cell table:style-name="ce17" office:value-type="string" calcext:value-type="string">
            <text:p>AMPL. DE F.O. FVDK 10P66Y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9.32" calcext:value-type="float">
            <text:p>579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0142</text:p>
          </table:table-cell>
          <table:table-cell table:style-name="ce17" office:value-type="string" calcext:value-type="string">
            <text:p>S. INF. ANA OADK 25I7480/S1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1.4" calcext:value-type="float">
            <text:p>2,06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2</text:p>
          </table:table-cell>
          <table:table-cell table:style-name="ce17" office:value-type="string" calcext:value-type="string">
            <text:p>S.REBOTE C/SUP. FONDO O500.G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3" calcext:value-type="float">
            <text:p>466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4</text:p>
          </table:table-cell>
          <table:table-cell table:style-name="ce17" office:value-type="string" calcext:value-type="string">
            <text:p>S.REBOTE C/SUP. FONDO O500.GP-GW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2.06" calcext:value-type="float">
            <text:p>622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8018</text:p>
          </table:table-cell>
          <table:table-cell table:style-name="ce17" office:value-type="string" calcext:value-type="string">
            <text:p>S. REBOTE O500.Z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9.12" calcext:value-type="float">
            <text:p>369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69</text:p>
          </table:table-cell>
          <table:table-cell table:style-name="ce17" office:value-type="string" calcext:value-type="string">
            <text:p>S.BAR.(E)O500.TR-ZZZZ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96" calcext:value-type="float">
            <text:p>207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80</text:p>
          </table:table-cell>
          <table:table-cell table:style-name="ce17" office:value-type="string" calcext:value-type="string">
            <text:p>S. BAR. (R)O500.ER-GW1B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16" calcext:value-type="float">
            <text:p>24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224111</text:p>
          </table:table-cell>
          <table:table-cell table:style-name="ce17" office:value-type="string" calcext:value-type="string">
            <text:p>AMPL. DE F.O OF10.FR-PW1B.B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30-N2</text:p>
          </table:table-cell>
          <table:table-cell table:style-name="ce17" office:value-type="string" calcext:value-type="string">
            <text:p>AMPL. FIBRA OPTICA AP30-N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0-P2</text:p>
          </table:table-cell>
          <table:table-cell table:style-name="ce17" office:value-type="string" calcext:value-type="string">
            <text:p>AMPL. FIBRA OPTICA AP30-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12-D0200P-SIEU4</text:p>
          </table:table-cell>
          <table:table-cell table:style-name="ce17" office:value-type="string" calcext:value-type="string">
            <text:p>REBOTE D12 PNP L/D B12-D02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15" calcext:value-type="float">
            <text:p>7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410</text:p>
          </table:table-cell>
          <table:table-cell table:style-name="ce17" office:value-type="string" calcext:value-type="string">
            <text:p>FIBRA OPTICA REBOTE M4 BFR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2" calcext:value-type="float">
            <text:p>6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610</text:p>
          </table:table-cell>
          <table:table-cell table:style-name="ce17" office:value-type="string" calcext:value-type="string">
            <text:p>FIBRA OPTICA REBOTE M6 BFR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410</text:p>
          </table:table-cell>
          <table:table-cell table:style-name="ce17" office:value-type="string" calcext:value-type="string">
            <text:p>FIBRA OPTICA BARRERA M4 BFTS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610</text:p>
          </table:table-cell>
          <table:table-cell table:style-name="ce17" office:value-type="string" calcext:value-type="string">
            <text:p>FIBRA OPTICA BARRERA M6 BFTS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.33" calcext:value-type="float">
            <text:p>105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HDM 16P5001</text:p>
          </table:table-cell>
          <table:table-cell table:style-name="ce17" office:value-type="string" calcext:value-type="string">
            <text:p>S. REBOTE C/SUP. FONDO FHDM 16P5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6.6" calcext:value-type="float">
            <text:p>89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PDK 10P5130/S35A</text:p>
          </table:table-cell>
          <table:table-cell table:style-name="ce17" office:value-type="string" calcext:value-type="string">
            <text:p>S. REFLEX POL FPDK 10P513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56" calcext:value-type="float">
            <text:p>500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AC-L2</text:p>
          </table:table-cell>
          <table:table-cell table:style-name="ce17" office:value-type="string" calcext:value-type="string">
            <text:p>SOP.DE MONTAJE <text:s text:c="2"/>IAC-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6</text:p>
          </table:table-cell>
          <table:table-cell table:style-name="ce17" office:value-type="string" calcext:value-type="string">
            <text:p>ESPEJO 42 x 35 MM IAC-R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7" calcext:value-type="float">
            <text:p>15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S1</text:p>
          </table:table-cell>
          <table:table-cell table:style-name="ce17" office:value-type="string" calcext:value-type="string">
            <text:p>CINTA 40 x 35 MM IAC-R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05</text:p>
          </table:table-cell>
          <table:table-cell table:style-name="ce17" office:value-type="string" calcext:value-type="string">
            <text:p>REDUCTOR DE HAZ IAC-S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</text:p>
          </table:table-cell>
          <table:table-cell table:style-name="ce17" office:value-type="string" calcext:value-type="string">
            <text:p>LIMITADOR DE HAZ IAC-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6" calcext:value-type="float">
            <text:p>8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0</text:p>
          </table:table-cell>
          <table:table-cell table:style-name="ce17" office:value-type="string" calcext:value-type="string">
            <text:p>REDUCTOR DE HAZ IAC-S1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20</text:p>
          </table:table-cell>
          <table:table-cell table:style-name="ce17" office:value-type="string" calcext:value-type="string">
            <text:p>REDUCTOR DE HAZ IAC-S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C-91(N)</text:p>
          </table:table-cell>
          <table:table-cell table:style-name="ce17" office:value-type="string" calcext:value-type="string">
            <text:p>SENSOR COLOR KC-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05" calcext:value-type="float">
            <text:p>240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DI3L2</text:p>
          </table:table-cell>
          <table:table-cell table:style-name="ce17" office:value-type="string" calcext:value-type="string">
            <text:p>REBOTE D18 AC DARK ON. P18-D0500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LI3L2</text:p>
          </table:table-cell>
          <table:table-cell table:style-name="ce17" office:value-type="string" calcext:value-type="string">
            <text:p>REBOTE D18 AC LIGHT ON. P18-D0500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4U2</text:p>
          </table:table-cell>
          <table:table-cell table:style-name="ce17" office:value-type="string" calcext:value-type="string">
            <text:p>REBOTE D18 NPN L/D <text:s/>P18-D0500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EU4</text:p>
          </table:table-cell>
          <table:table-cell table:style-name="ce17" office:value-type="string" calcext:value-type="string">
            <text:p>REBOTE D18 NPN L/D <text:s text:c="2"/>P18-D05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4U2</text:p>
          </table:table-cell>
          <table:table-cell table:style-name="ce17" office:value-type="string" calcext:value-type="string">
            <text:p>REBOTE D18 PNP L/D P18-D0500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EU4</text:p>
          </table:table-cell>
          <table:table-cell table:style-name="ce17" office:value-type="string" calcext:value-type="string">
            <text:p>REBOTE D18 PNP L/D <text:s text:c="2"/>P18-D05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DR3L2/F</text:p>
          </table:table-cell>
          <table:table-cell table:style-name="ce17" office:value-type="string" calcext:value-type="string">
            <text:p>REFLEX POL. D18 CA D ON S/REF. P18-L1000A-D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LR3L2/F</text:p>
          </table:table-cell>
          <table:table-cell table:style-name="ce17" office:value-type="string" calcext:value-type="string">
            <text:p>REFLEX POL. D18 CA L ON S/REF. P18-L1000A-L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N-SR4U2/F</text:p>
          </table:table-cell>
          <table:table-cell table:style-name="ce17" office:value-type="string" calcext:value-type="string">
            <text:p>REFLEX POL. D18 NPN L/D S/REF. P18-L1000N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P-SR4U2/F</text:p>
          </table:table-cell>
          <table:table-cell table:style-name="ce17" office:value-type="string" calcext:value-type="string">
            <text:p>REFLEX POL. D18 PNP L/D S/REF. P18-L1000P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N-SIEU4</text:p>
          </table:table-cell>
          <table:table-cell table:style-name="ce17" office:value-type="string" calcext:value-type="string">
            <text:p>REFLEX POL. D18 NPN L/D S/REF. <text:s/>P18-L30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P-SIEU4</text:p>
          </table:table-cell>
          <table:table-cell table:style-name="ce17" office:value-type="string" calcext:value-type="string">
            <text:p>REFLEX POL. D18 PNP L/D S/REF. <text:s/>P18-L30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DI3L2</text:p>
          </table:table-cell>
          <table:table-cell table:style-name="ce17" office:value-type="string" calcext:value-type="string">
            <text:p>BARRERA D18 CA RECEPTOR D ON P18-T015M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EI2L2</text:p>
          </table:table-cell>
          <table:table-cell table:style-name="ce17" office:value-type="string" calcext:value-type="string">
            <text:p>BARRERA D18 CA EMISOR P18-T015MA-EI2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8" calcext:value-type="float">
            <text:p>49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LI3L2</text:p>
          </table:table-cell>
          <table:table-cell table:style-name="ce17" office:value-type="string" calcext:value-type="string">
            <text:p>BARRERA D18 CA RECEPTOR L ON P18-T015M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D-EI3L2</text:p>
          </table:table-cell>
          <table:table-cell table:style-name="ce17" office:value-type="string" calcext:value-type="string">
            <text:p>BARRERA D18 PNP/NPN EMISOR P18-T015MD-E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2" calcext:value-type="float">
            <text:p>3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N-SI4U2</text:p>
          </table:table-cell>
          <table:table-cell table:style-name="ce17" office:value-type="string" calcext:value-type="string">
            <text:p>BARRERA D18 NPN RECEPTOR L/D P18-T015M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P-SI4U2</text:p>
          </table:table-cell>
          <table:table-cell table:style-name="ce17" office:value-type="string" calcext:value-type="string">
            <text:p>BARRERA D18 PNP RECEPTOR L/D P18-T015M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51</text:p>
          </table:table-cell>
          <table:table-cell table:style-name="ce17" office:value-type="string" calcext:value-type="string">
            <text:p>ESPEJO S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1A-DP1</text:p>
          </table:table-cell>
          <table:table-cell table:style-name="ce17" office:value-type="string" calcext:value-type="string">
            <text:p>S. INF. PL. REB. 05MT SA1A-DP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59" calcext:value-type="float">
            <text:p>143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N1</text:p>
          </table:table-cell>
          <table:table-cell table:style-name="ce17" office:value-type="string" calcext:value-type="string">
            <text:p>S.INF.PL.BAR 2MT <text:s/>SA1A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P2</text:p>
          </table:table-cell>
          <table:table-cell table:style-name="ce17" office:value-type="string" calcext:value-type="string">
            <text:p>S.INF.PL.BAR 2MT <text:s/>SA1A-TP2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B-TN1</text:p>
          </table:table-cell>
          <table:table-cell table:style-name="ce17" office:value-type="string" calcext:value-type="string">
            <text:p>S.INF.FI.BAR 2MT <text:s/>SA1B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C-RN3S</text:p>
          </table:table-cell>
          <table:table-cell table:style-name="ce17" office:value-type="string" calcext:value-type="string">
            <text:p>S.INF.REFLEX 5MT <text:s text:c="4"/>SA1C-RN3S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03" calcext:value-type="float">
            <text:p>36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-2M</text:p>
          </table:table-cell>
          <table:table-cell table:style-name="ce17" office:value-type="string" calcext:value-type="string">
            <text:p>S. REBOTE C/SUP. FONDO SA1E-B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C</text:p>
          </table:table-cell>
          <table:table-cell table:style-name="ce17" office:value-type="string" calcext:value-type="string">
            <text:p>S. REBOTE C/SUP. FONDO SA1E-B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-2M</text:p>
          </table:table-cell>
          <table:table-cell table:style-name="ce17" office:value-type="string" calcext:value-type="string">
            <text:p>S. REBOTE C/SUP. FONDO SA1E-B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C</text:p>
          </table:table-cell>
          <table:table-cell table:style-name="ce17" office:value-type="string" calcext:value-type="string">
            <text:p>S. REBOTE C/SUP. FONDO SA1E-B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-2M</text:p>
          </table:table-cell>
          <table:table-cell table:style-name="ce17" office:value-type="string" calcext:value-type="string">
            <text:p>S. REBOTE C/SUP. FONDO SA1E-B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C</text:p>
          </table:table-cell>
          <table:table-cell table:style-name="ce17" office:value-type="string" calcext:value-type="string">
            <text:p>S. REBOTE C/SUP. FONDO SA1E-B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-2M</text:p>
          </table:table-cell>
          <table:table-cell table:style-name="ce17" office:value-type="string" calcext:value-type="string">
            <text:p>S. REBOTE C/SUP. FONDO SA1E-B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C</text:p>
          </table:table-cell>
          <table:table-cell table:style-name="ce17" office:value-type="string" calcext:value-type="string">
            <text:p>S. REBOTE C/SUP. FONDO SA1E-B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-2M</text:p>
          </table:table-cell>
          <table:table-cell table:style-name="ce17" office:value-type="string" calcext:value-type="string">
            <text:p>S. REBOTE SA1E-D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C</text:p>
          </table:table-cell>
          <table:table-cell table:style-name="ce17" office:value-type="string" calcext:value-type="string">
            <text:p>S. REBOTE SA1E-D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-2M</text:p>
          </table:table-cell>
          <table:table-cell table:style-name="ce17" office:value-type="string" calcext:value-type="string">
            <text:p>S. REBOTE SA1E-D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C</text:p>
          </table:table-cell>
          <table:table-cell table:style-name="ce17" office:value-type="string" calcext:value-type="string">
            <text:p>S. REBOTE SA1E-D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-2M</text:p>
          </table:table-cell>
          <table:table-cell table:style-name="ce17" office:value-type="string" calcext:value-type="string">
            <text:p>S. REBOTE SA1E-D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C</text:p>
          </table:table-cell>
          <table:table-cell table:style-name="ce17" office:value-type="string" calcext:value-type="string">
            <text:p>S. REBOTE SA1E-D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-2M</text:p>
          </table:table-cell>
          <table:table-cell table:style-name="ce17" office:value-type="string" calcext:value-type="string">
            <text:p>S. REBOTE SA1E-D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C</text:p>
          </table:table-cell>
          <table:table-cell table:style-name="ce17" office:value-type="string" calcext:value-type="string">
            <text:p>S. REBOTE SA1E-D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1-2M</text:p>
          </table:table-cell>
          <table:table-cell table:style-name="ce17" office:value-type="string" calcext:value-type="string">
            <text:p>S. REBOTE CONVERGENTE SA1E-G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2-2M</text:p>
          </table:table-cell>
          <table:table-cell table:style-name="ce17" office:value-type="string" calcext:value-type="string">
            <text:p>S. REBOTE CONVERGENTE SA1E-G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-2M</text:p>
          </table:table-cell>
          <table:table-cell table:style-name="ce17" office:value-type="string" calcext:value-type="string">
            <text:p>S. REBOTE CONVERGENTE SA1E-G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C</text:p>
          </table:table-cell>
          <table:table-cell table:style-name="ce17" office:value-type="string" calcext:value-type="string">
            <text:p>S. REBOTE CONVERGENTE SA1E-G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2-2M</text:p>
          </table:table-cell>
          <table:table-cell table:style-name="ce17" office:value-type="string" calcext:value-type="string">
            <text:p>S. REBOTE CONVERGENTE SA1E-G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-2M</text:p>
          </table:table-cell>
          <table:table-cell table:style-name="ce17" office:value-type="string" calcext:value-type="string">
            <text:p>S. REFLEX POL. SA1E-P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C</text:p>
          </table:table-cell>
          <table:table-cell table:style-name="ce17" office:value-type="string" calcext:value-type="string">
            <text:p>S. REFLEX POL. SA1E-P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-2M</text:p>
          </table:table-cell>
          <table:table-cell table:style-name="ce17" office:value-type="string" calcext:value-type="string">
            <text:p>S. REFLEX POL. SA1E-P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C</text:p>
          </table:table-cell>
          <table:table-cell table:style-name="ce17" office:value-type="string" calcext:value-type="string">
            <text:p>S. REFLEX POL. SA1E-P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1-2M</text:p>
          </table:table-cell>
          <table:table-cell table:style-name="ce17" office:value-type="string" calcext:value-type="string">
            <text:p>S. REFLEX POL. SA1E-P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-2M</text:p>
          </table:table-cell>
          <table:table-cell table:style-name="ce17" office:value-type="string" calcext:value-type="string">
            <text:p>S. REFLEX POL. SA1E-P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C</text:p>
          </table:table-cell>
          <table:table-cell table:style-name="ce17" office:value-type="string" calcext:value-type="string">
            <text:p>S. REFLEX POL. SA1E-P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N1-2M **</text:p>
          </table:table-cell>
          <table:table-cell table:style-name="ce17" office:value-type="string" calcext:value-type="string">
            <text:p>S. BARRERA SA1E-TA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1C</text:p>
          </table:table-cell>
          <table:table-cell table:style-name="ce17" office:value-type="string" calcext:value-type="string">
            <text:p>S. BARRERA SA1E-TA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2-2M***</text:p>
          </table:table-cell>
          <table:table-cell table:style-name="ce17" office:value-type="string" calcext:value-type="string">
            <text:p>S. BARRERA SA1E-TA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-2M</text:p>
          </table:table-cell>
          <table:table-cell table:style-name="ce17" office:value-type="string" calcext:value-type="string">
            <text:p>S. BARRERA SA1E-T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C</text:p>
          </table:table-cell>
          <table:table-cell table:style-name="ce17" office:value-type="string" calcext:value-type="string">
            <text:p>S. BARRERA SA1E-T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-2M</text:p>
          </table:table-cell>
          <table:table-cell table:style-name="ce17" office:value-type="string" calcext:value-type="string">
            <text:p>S. BARRERA SA1E-T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C</text:p>
          </table:table-cell>
          <table:table-cell table:style-name="ce17" office:value-type="string" calcext:value-type="string">
            <text:p>S. BARRERA SA1E-T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-2M</text:p>
          </table:table-cell>
          <table:table-cell table:style-name="ce17" office:value-type="string" calcext:value-type="string">
            <text:p>S. BARRERA SA1E-T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C</text:p>
          </table:table-cell>
          <table:table-cell table:style-name="ce17" office:value-type="string" calcext:value-type="string">
            <text:p>S. BARRERA SA1E-T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-2M</text:p>
          </table:table-cell>
          <table:table-cell table:style-name="ce17" office:value-type="string" calcext:value-type="string">
            <text:p>S. BARRERA SA1E-T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C</text:p>
          </table:table-cell>
          <table:table-cell table:style-name="ce17" office:value-type="string" calcext:value-type="string">
            <text:p>S. BARRERA SA1E-T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B02MT</text:p>
          </table:table-cell>
          <table:table-cell table:style-name="ce17" office:value-type="string" calcext:value-type="string">
            <text:p>S.INF.SUPR.FONDO 2MT SA1U-B02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81" calcext:value-type="float">
            <text:p>274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</text:p>
          </table:table-cell>
          <table:table-cell table:style-name="ce17" office:value-type="string" calcext:value-type="string">
            <text:p>S.INF.REBT. 1MT SA1U-D01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46" calcext:value-type="float">
            <text:p>240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T</text:p>
          </table:table-cell>
          <table:table-cell table:style-name="ce17" office:value-type="string" calcext:value-type="string">
            <text:p>SENSOR S.INF.REBT 1MT TEMP. SA1U-D0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95" calcext:value-type="float">
            <text:p>256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</text:p>
          </table:table-cell>
          <table:table-cell table:style-name="ce17" office:value-type="string" calcext:value-type="string">
            <text:p>S.INF. REF.POL. 7MT SA1U-P07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T</text:p>
          </table:table-cell>
          <table:table-cell table:style-name="ce17" office:value-type="string" calcext:value-type="string">
            <text:p>S.INF.REF.PL.(T) 7MT SA1U-P07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WT</text:p>
          </table:table-cell>
          <table:table-cell table:style-name="ce17" office:value-type="string" calcext:value-type="string">
            <text:p>S.INF.REF.POL. (T) 7 MT SA1U-P07MW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47" calcext:value-type="float">
            <text:p>33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</text:p>
          </table:table-cell>
          <table:table-cell table:style-name="ce17" office:value-type="string" calcext:value-type="string">
            <text:p>S.INF.BARRERA 50 M SA1U-T50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T</text:p>
          </table:table-cell>
          <table:table-cell table:style-name="ce17" office:value-type="string" calcext:value-type="string">
            <text:p>S.INF.BARRERA (T) 50 M SA1U-T50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W</text:p>
          </table:table-cell>
          <table:table-cell table:style-name="ce17" office:value-type="string" calcext:value-type="string">
            <text:p>S.INF.BARRERA 50 M SA1U-T50M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6.03" calcext:value-type="float">
            <text:p>31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C-CA4D5</text:p>
          </table:table-cell>
          <table:table-cell table:style-name="ce17" office:value-type="string" calcext:value-type="string">
            <text:p>CONECTOR C/CABLE 5M SA9C-CA4D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84" calcext:value-type="float">
            <text:p>79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1</text:p>
          </table:table-cell>
          <table:table-cell table:style-name="ce17" office:value-type="string" calcext:value-type="string">
            <text:p>FIBRA OPTICA <text:s/>SA9F-TS21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42" calcext:value-type="float">
            <text:p>89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3</text:p>
          </table:table-cell>
          <table:table-cell table:style-name="ce17" office:value-type="string" calcext:value-type="string">
            <text:p>FIBRA OPTICA <text:s/>SA9F-TS23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3" calcext:value-type="float">
            <text:p>100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Z-CM8K-4L2</text:p>
          </table:table-cell>
          <table:table-cell table:style-name="ce17" office:value-type="string" calcext:value-type="string">
            <text:p>CONECTOR M8 RECTO SA9Z-CM8K-4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58" calcext:value-type="float">
            <text:p>6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1</text:p>
          </table:table-cell>
          <table:table-cell table:style-name="ce17" office:value-type="string" calcext:value-type="string">
            <text:p>ACC. MONTAJE EN "L" <text:s/>SA9Z-K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5" calcext:value-type="float">
            <text:p>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2</text:p>
          </table:table-cell>
          <table:table-cell table:style-name="ce17" office:value-type="string" calcext:value-type="string">
            <text:p>ACC. MONTAJE EN "U" <text:s/>SA9Z-K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" calcext:value-type="float">
            <text:p>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IHC3808-360-BZ1-5-24-F</text:p>
          </table:table-cell>
          <table:table-cell table:style-name="ce17" office:value-type="string" calcext:value-type="string">
            <text:p>ENCODER IHC3808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9307</text:p>
          </table:table-cell>
          <table:table-cell table:style-name="ce17" office:value-type="string" calcext:value-type="string">
            <text:p>ENCODER BHF 13.24K200-E6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7.13" calcext:value-type="float">
            <text:p>1,75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59812</text:p>
          </table:table-cell>
          <table:table-cell table:style-name="ce17" office:value-type="string" calcext:value-type="string">
            <text:p>ENCODER ITD 21 A 4 Y22 1024 T NI D2SR12 S 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4.38" calcext:value-type="float">
            <text:p>1,914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1805</text:p>
          </table:table-cell>
          <table:table-cell table:style-name="ce17" office:value-type="string" calcext:value-type="string">
            <text:p>ENCODER ITD 41 A 4 Y70 2000 H BX D1SR7 S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3.92" calcext:value-type="float">
            <text:p>3,14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2216</text:p>
          </table:table-cell>
          <table:table-cell table:style-name="ce17" office:value-type="string" calcext:value-type="string">
            <text:p>ENCODER ITD 40 A 4 Y27 1024 H NI KR2,5 S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4.37" calcext:value-type="float">
            <text:p>2,20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70356</text:p>
          </table:table-cell>
          <table:table-cell table:style-name="ce17" office:value-type="string" calcext:value-type="string">
            <text:p>ENCODER HOG10 DN 1024 I LR 17K KLK-A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1.62" calcext:value-type="float">
            <text:p>5,12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3558</text:p>
          </table:table-cell>
          <table:table-cell table:style-name="ce17" office:value-type="string" calcext:value-type="string">
            <text:p>EIL580P-TT12.5BF. 01024.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4.27" calcext:value-type="float">
            <text:p>1,194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43126</text:p>
          </table:table-cell>
          <table:table-cell table:style-name="ce17" office:value-type="string" calcext:value-type="string">
            <text:p>EIL580P-TN15.5$F.0102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9.01" calcext:value-type="float">
            <text:p>1,1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91222</text:p>
          </table:table-cell>
          <table:table-cell table:style-name="ce17" office:value-type="string" calcext:value-type="string">
            <text:p>ENCODER EIL580-BT14.5RE.02048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6.55" calcext:value-type="float">
            <text:p>746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HF 16.05A4096-12-A</text:p>
          </table:table-cell>
          <table:table-cell table:style-name="ce17" office:value-type="string" calcext:value-type="string">
            <text:p>ENCODER BHF 16.05A4096-12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" calcext:value-type="float">
            <text:p>1,450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RIV58S1624K01024C65</text:p>
          </table:table-cell>
          <table:table-cell table:style-name="ce17" office:value-type="string" calcext:value-type="string">
            <text:p>ENCODER BRIV 58S1624K01024C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85" calcext:value-type="float">
            <text:p>1,124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R2-SDT-6X6 L23D19</text:p>
          </table:table-cell>
          <table:table-cell table:style-name="ce17" office:value-type="string" calcext:value-type="string">
            <text:p>CUPLA DR2-SDT-6X6 L23 D1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8" calcext:value-type="float">
            <text:p>8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R-5X5 L25D18</text:p>
          </table:table-cell>
          <table:table-cell table:style-name="ce17" office:value-type="string" calcext:value-type="string">
            <text:p>CUPLA METAL DR-5X5 L25D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44" calcext:value-type="float">
            <text:p>1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IL580BT127FN01024A</text:p>
          </table:table-cell>
          <table:table-cell table:style-name="ce17" office:value-type="string" calcext:value-type="string">
            <text:p>ENCODER EIL580-BT12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8.81" calcext:value-type="float">
            <text:p>93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SY06 7BE02000A</text:p>
          </table:table-cell>
          <table:table-cell table:style-name="ce17" office:value-type="string" calcext:value-type="string">
            <text:p>ENCODER EIL580-SY06. 7BE.0 200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9.35" calcext:value-type="float">
            <text:p>88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-TNU4.7EN.1024</text:p>
          </table:table-cell>
          <table:table-cell table:style-name="ce17" office:value-type="string" calcext:value-type="string">
            <text:p>ENCODER EIL580-TNU4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0.63" calcext:value-type="float">
            <text:p>1,030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H582-00141</text:p>
          </table:table-cell>
          <table:table-cell table:style-name="ce17" office:value-type="string" calcext:value-type="string">
            <text:p>ENCODER IEH582-0014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7.3" calcext:value-type="float">
            <text:p>917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582-00302</text:p>
          </table:table-cell>
          <table:table-cell table:style-name="ce17" office:value-type="string" calcext:value-type="string">
            <text:p>ENCODER IE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1.02" calcext:value-type="float">
            <text:p>1,40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001G-360-BZ1</text:p>
          </table:table-cell>
          <table:table-cell table:style-name="ce17" office:value-type="string" calcext:value-type="string">
            <text:p>ENCODER IHC3808-36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100BZ3-524T</text:p>
          </table:table-cell>
          <table:table-cell table:style-name="ce17" office:value-type="string" calcext:value-type="string">
            <text:p>ENCODER IHC3808-100-BZ3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 524F</text:p>
          </table:table-cell>
          <table:table-cell table:style-name="ce17" office:value-type="string" calcext:value-type="string">
            <text:p>ENCODER IHC3808-2500-BZ1-5-24 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524T</text:p>
          </table:table-cell>
          <table:table-cell table:style-name="ce17" office:value-type="string" calcext:value-type="string">
            <text:p>ENCODER IHC3808-2500-BZ1-5-24 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360BZ1-1224F</text:p>
          </table:table-cell>
          <table:table-cell table:style-name="ce17" office:value-type="string" calcext:value-type="string">
            <text:p>ENCODER IHC3808-360-BZ1-12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500BZ1-524T</text:p>
          </table:table-cell>
          <table:table-cell table:style-name="ce17" office:value-type="string" calcext:value-type="string">
            <text:p>ENCODER IHC3808-5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G-1000-BZ122</text:p>
          </table:table-cell>
          <table:table-cell table:style-name="ce17" office:value-type="string" calcext:value-type="string">
            <text:p>ENCODER IHC3808-10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PS58-30073</text:p>
          </table:table-cell>
          <table:table-cell table:style-name="ce17" office:value-type="string" calcext:value-type="string">
            <text:p>ENCODER IPS58-30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5.05" calcext:value-type="float">
            <text:p>615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0BZ1-5-24</text:p>
          </table:table-cell>
          <table:table-cell table:style-name="ce17" office:value-type="string" calcext:value-type="string">
            <text:p>ENCODER ISC3806-1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BZ1-5-24F</text:p>
          </table:table-cell>
          <table:table-cell table:style-name="ce17" office:value-type="string" calcext:value-type="string">
            <text:p>ENCODER ISC3806-1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24-BZ3-5-2</text:p>
          </table:table-cell>
          <table:table-cell table:style-name="ce17" office:value-type="string" calcext:value-type="string">
            <text:p>ENCODER ISC3806-1024-BZ3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2000BZ1-5-24</text:p>
          </table:table-cell>
          <table:table-cell table:style-name="ce17" office:value-type="string" calcext:value-type="string">
            <text:p>ENCODER ISC3806-2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360BZ1-5-24F</text:p>
          </table:table-cell>
          <table:table-cell table:style-name="ce17" office:value-type="string" calcext:value-type="string">
            <text:p>ENCODER ISC3806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500BZ1-5-24F</text:p>
          </table:table-cell>
          <table:table-cell table:style-name="ce17" office:value-type="string" calcext:value-type="string">
            <text:p>ENCODER ISC3806-5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600BZ1-5-24F</text:p>
          </table:table-cell>
          <table:table-cell table:style-name="ce17" office:value-type="string" calcext:value-type="string">
            <text:p>ENCODER ISC3806-6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H03-G1000-5L</text:p>
          </table:table-cell>
          <table:table-cell table:style-name="ce17" office:value-type="string" calcext:value-type="string">
            <text:p>ENCODER ISC3806-1000-BZ1-5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TD 40 A 4 Y27 1024</text:p>
          </table:table-cell>
          <table:table-cell table:style-name="ce17" office:value-type="string" calcext:value-type="string">
            <text:p>ENCODER ITD 40 A 4 Y27 1024 H BI H2SK12 S 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7.17" calcext:value-type="float">
            <text:p>2,55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SS-03-1C</text:p>
          </table:table-cell>
          <table:table-cell table:style-name="ce17" office:value-type="string" calcext:value-type="string">
            <text:p>ENCODER OSS-03-1C/SC1A-2NS03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44" calcext:value-type="float">
            <text:p>16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A44F1-A4KX</text:p>
          </table:table-cell>
          <table:table-cell table:style-name="ce17" office:value-type="string" calcext:value-type="string">
            <text:p>ENCODER RA38SE-A4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T4F1-A4KX</text:p>
          </table:table-cell>
          <table:table-cell table:style-name="ce17" office:value-type="string" calcext:value-type="string">
            <text:p>ENCODER RA38SE-T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0/1 RV <text:s text:c="9"/></text:p>
          </table:table-cell>
          <table:table-cell table:style-name="ce17" office:value-type="string" calcext:value-type="string">
            <text:p>INTERRUPTOR 15400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2" calcext:value-type="float">
            <text:p>15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5/1 RV <text:s text:c="9"/></text:p>
          </table:table-cell>
          <table:table-cell table:style-name="ce17" office:value-type="string" calcext:value-type="string">
            <text:p>INTERRUPTOR 15405/1 R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17" calcext:value-type="float">
            <text:p>15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15/1 RV <text:s text:c="9"/></text:p>
          </table:table-cell>
          <table:table-cell table:style-name="ce17" office:value-type="string" calcext:value-type="string">
            <text:p>INTERRUPTOR 15415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97" calcext:value-type="float">
            <text:p>13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TS630</text:p>
          </table:table-cell>
          <table:table-cell table:style-name="ce17" office:value-type="string" calcext:value-type="string">
            <text:p>PROTECCION DIFERENCIAL TS63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4 AL1-LWT</text:p>
          </table:table-cell>
          <table:table-cell table:style-name="ce17" office:value-type="string" calcext:value-type="string">
            <text:p>C.ALA AL 1NA+1NC <text:s/>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2" calcext:value-type="float">
            <text:p>5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106104400</text:p>
          </table:table-cell>
          <table:table-cell table:style-name="ce17" office:value-type="string" calcext:value-type="string">
            <text:p>INT. REG. ELECTRON. TS160N ETS23 16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6106800</text:p>
          </table:table-cell>
          <table:table-cell table:style-name="ce17" office:value-type="string" calcext:value-type="string">
            <text:p>INT. REG.ELECTRON,.TS250N ETS23 25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1700</text:p>
          </table:table-cell>
          <table:table-cell table:style-name="ce17" office:value-type="string" calcext:value-type="string">
            <text:p>INT. REG. ELECTRON. TS400N ETS33 40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4100</text:p>
          </table:table-cell>
          <table:table-cell table:style-name="ce17" office:value-type="string" calcext:value-type="string">
            <text:p>INT. REG. ELECTRON. TS630N ETS33 63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100</text:p>
          </table:table-cell>
          <table:table-cell table:style-name="ce17" office:value-type="string" calcext:value-type="string">
            <text:p>INT. DIF. C.MOLD. EBS 104c-6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200</text:p>
          </table:table-cell>
          <table:table-cell table:style-name="ce17" office:value-type="string" calcext:value-type="string">
            <text:p>INT. DIF. C. MOLD.EBS 104c-7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4055400</text:p>
          </table:table-cell>
          <table:table-cell table:style-name="ce17" office:value-type="string" calcext:value-type="string">
            <text:p>INT. AUT. C. MOLD. ABS 103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58" calcext:value-type="float">
            <text:p>19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5030900</text:p>
          </table:table-cell>
          <table:table-cell table:style-name="ce17" office:value-type="string" calcext:value-type="string">
            <text:p>INT. AUT. C. MOLD. ABS 104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43" calcext:value-type="float">
            <text:p>23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7031200</text:p>
          </table:table-cell>
          <table:table-cell table:style-name="ce17" office:value-type="string" calcext:value-type="string">
            <text:p>INT. AUT. C. MOLD. ABS 203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0.29" calcext:value-type="float">
            <text:p>300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8020600</text:p>
          </table:table-cell>
          <table:table-cell table:style-name="ce17" office:value-type="string" calcext:value-type="string">
            <text:p>INT. AUT. C. MOLD. ABS 204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4006400</text:p>
          </table:table-cell>
          <table:table-cell table:style-name="ce17" office:value-type="string" calcext:value-type="string">
            <text:p>INT. DIF. C. MOLD. EBS 104c-12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26" calcext:value-type="float">
            <text:p>412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1044400</text:p>
          </table:table-cell>
          <table:table-cell table:style-name="ce17" office:value-type="string" calcext:value-type="string">
            <text:p>INT. AUT. C. MOLD. ABS 1003b + UVT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68.74" calcext:value-type="float">
            <text:p>2,96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6121187006 MI-34</text:p>
          </table:table-cell>
          <table:table-cell table:style-name="ce17" office:value-type="string" calcext:value-type="string">
            <text:p>BLOQUEO MEC. P/ABS 204c 4P MI-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47" calcext:value-type="float">
            <text:p>11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4621176802</text:p>
          </table:table-cell>
          <table:table-cell table:style-name="ce17" office:value-type="string" calcext:value-type="string">
            <text:p>CUBRE TERMINAL P/ 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79" calcext:value-type="float">
            <text:p>19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21174802</text:p>
          </table:table-cell>
          <table:table-cell table:style-name="ce17" office:value-type="string" calcext:value-type="string">
            <text:p>TERMINAL A 3 CABLES P/TS800 EBT 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.59" calcext:value-type="float">
            <text:p>55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1</text:p>
          </table:table-cell>
          <table:table-cell table:style-name="ce17" office:value-type="string" calcext:value-type="string">
            <text:p>C.AUX. 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2</text:p>
          </table:table-cell>
          <table:table-cell table:style-name="ce17" office:value-type="string" calcext:value-type="string">
            <text:p>C.ALA AL 1NA+1NC <text:s/>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2 AX1-LWT</text:p>
          </table:table-cell>
          <table:table-cell table:style-name="ce17" office:value-type="string" calcext:value-type="string">
            <text:p>C.AUX. AX1 1NA+1NC 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9" calcext:value-type="float">
            <text:p>57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1 AX(R),,</text:p>
          </table:table-cell>
          <table:table-cell table:style-name="ce17" office:value-type="string" calcext:value-type="string">
            <text:p>C.AUX.1NA+1NC P/TD10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2</text:p>
          </table:table-cell>
          <table:table-cell table:style-name="ce17" office:value-type="string" calcext:value-type="string">
            <text:p>CONT. ALARMA A,AL,TD16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6201 AX</text:p>
          </table:table-cell>
          <table:table-cell table:style-name="ce17" office:value-type="string" calcext:value-type="string">
            <text:p>C.AUX.1NA + 1N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87002</text:p>
          </table:table-cell>
          <table:table-cell table:style-name="ce17" office:value-type="string" calcext:value-type="string">
            <text:p>C.ALA (I) AL 1NC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111138111</text:p>
          </table:table-cell>
          <table:table-cell table:style-name="ce17" office:value-type="string" calcext:value-type="string">
            <text:p>ACC. ROTATIVO N-80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73" calcext:value-type="float">
            <text:p>10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03</text:p>
          </table:table-cell>
          <table:table-cell table:style-name="ce17" office:value-type="string" calcext:value-type="string">
            <text:p>BOB.DISP.220VCA/CC P/ABS1003b 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91" calcext:value-type="float">
            <text:p>9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13 UVT(R)</text:p>
          </table:table-cell>
          <table:table-cell table:style-name="ce17" office:value-type="string" calcext:value-type="string">
            <text:p>BOB. 0 TENSION P/ABS 1003~12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07" calcext:value-type="float">
            <text:p>317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2 SHT-LWT</text:p>
          </table:table-cell>
          <table:table-cell table:style-name="ce17" office:value-type="string" calcext:value-type="string">
            <text:p>BOB.DISP.110-220 vca/dc p/abs400c~80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87" calcext:value-type="float">
            <text:p>9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7 SHT-24</text:p>
          </table:table-cell>
          <table:table-cell table:style-name="ce17" office:value-type="string" calcext:value-type="string">
            <text:p>BOB.DISP. ST48CL804 24-48VAC/DC P/ABS 404/8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2.78" calcext:value-type="float">
            <text:p>14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23 UVT-200</text:p>
          </table:table-cell>
          <table:table-cell table:style-name="ce17" office:value-type="string" calcext:value-type="string">
            <text:p>BOB. 0 TENSION P/ABS 4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3" calcext:value-type="float">
            <text:p>101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2, SHT 24V</text:p>
          </table:table-cell>
          <table:table-cell table:style-name="ce17" office:value-type="string" calcext:value-type="string">
            <text:p>BOB. DISP. 24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5 SHT,220</text:p>
          </table:table-cell>
          <table:table-cell table:style-name="ce17" office:value-type="string" calcext:value-type="string">
            <text:p>BOB.DISP.220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1 UVT AC/D</text:p>
          </table:table-cell>
          <table:table-cell table:style-name="ce17" office:value-type="string" calcext:value-type="string">
            <text:p>BOB. 0 TENSION P/TD160-TS800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4 UVT,240</text:p>
          </table:table-cell>
          <table:table-cell table:style-name="ce17" office:value-type="string" calcext:value-type="string">
            <text:p>BOB. 0 TENSION P/TD100-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6244 UVT,TS16</text:p>
          </table:table-cell>
          <table:table-cell table:style-name="ce17" office:value-type="string" calcext:value-type="string">
            <text:p>BOB. 0 TENSION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87014 UVT220V</text:p>
          </table:table-cell>
          <table:table-cell table:style-name="ce17" office:value-type="string" calcext:value-type="string">
            <text:p>BOB.0 TENSION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4</text:p>
          </table:table-cell>
          <table:table-cell table:style-name="ce17" office:value-type="string" calcext:value-type="string">
            <text:p>BARRA VERTICAL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2.47" calcext:value-type="float">
            <text:p>1,98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6</text:p>
          </table:table-cell>
          <table:table-cell table:style-name="ce17" office:value-type="string" calcext:value-type="string">
            <text:p>BARRA EXTENSION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2.64" calcext:value-type="float">
            <text:p>2,092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12</text:p>
          </table:table-cell>
          <table:table-cell table:style-name="ce17" office:value-type="string" calcext:value-type="string">
            <text:p>SEPARADOR TERM. EXT.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4" calcext:value-type="float">
            <text:p>8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84002</text:p>
          </table:table-cell>
          <table:table-cell table:style-name="ce17" office:value-type="string" calcext:value-type="string">
            <text:p>JUEGO DE BARRAS P/ABS 403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7" calcext:value-type="float">
            <text:p>21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23901</text:p>
          </table:table-cell>
          <table:table-cell table:style-name="ce17" office:value-type="string" calcext:value-type="string">
            <text:p>MANDO MOTOR MOP-M6 220VCA/VCC P/ABS120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0.53" calcext:value-type="float">
            <text:p>1,08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4903</text:p>
          </table:table-cell>
          <table:table-cell table:style-name="ce17" office:value-type="string" calcext:value-type="string">
            <text:p>MANDO MOTOR MOP-M4 220VCA/VCC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6.86" calcext:value-type="float">
            <text:p>756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5903</text:p>
          </table:table-cell>
          <table:table-cell table:style-name="ce17" office:value-type="string" calcext:value-type="string">
            <text:p>MANDO MOTOR MOP-M5 220VCA/VCC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4.61" calcext:value-type="float">
            <text:p>864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6</text:p>
          </table:table-cell>
          <table:table-cell table:style-name="ce17" office:value-type="string" calcext:value-type="string">
            <text:p>MANDO MOTOR MOP-M2 220VCA/VCC P/ABS 1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4" calcext:value-type="float">
            <text:p>49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9</text:p>
          </table:table-cell>
          <table:table-cell table:style-name="ce17" office:value-type="string" calcext:value-type="string">
            <text:p>MANDO MOTOR MOP-M3 220VCA/VCC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9.27" calcext:value-type="float">
            <text:p>6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4</text:p>
          </table:table-cell>
          <table:table-cell table:style-name="ce17" office:value-type="string" calcext:value-type="string">
            <text:p>PROTECCION DIFERENCIAL TS100/16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6</text:p>
          </table:table-cell>
          <table:table-cell table:style-name="ce17" office:value-type="string" calcext:value-type="string">
            <text:p>PROTECCION DIFERENCIAL TS25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ABE100C~ABH</text:p>
          </table:table-cell>
          <table:table-cell table:style-name="ce17" office:value-type="string" calcext:value-type="string">
            <text:p>C.ALA (D) AL 1NA+1NC <text:s/>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TE160 83011</text:p>
          </table:table-cell>
          <table:table-cell table:style-name="ce17" office:value-type="string" calcext:value-type="string">
            <text:p>C.ALA AL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S1600</text:p>
          </table:table-cell>
          <table:table-cell table:style-name="ce17" office:value-type="string" calcext:value-type="string">
            <text:p>C. ALA AL P/TS1000 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X,R,W,TE160 83011</text:p>
          </table:table-cell>
          <table:table-cell table:style-name="ce17" office:value-type="string" calcext:value-type="string">
            <text:p>C.AUX.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 1003B / 1000A</text:p>
          </table:table-cell>
          <table:table-cell table:style-name="ce17" office:value-type="string" calcext:value-type="string">
            <text:p>INT. AUT. C. MOLD. ABS 1003b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6.48" calcext:value-type="float">
            <text:p>2,5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04B/1000A</text:p>
          </table:table-cell>
          <table:table-cell table:style-name="ce17" office:value-type="string" calcext:value-type="string">
            <text:p>INT.AUT.C.MOLD.ABS 1004b-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2.5" calcext:value-type="float">
            <text:p>2,92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 C/100A</text:p>
          </table:table-cell>
          <table:table-cell table:style-name="ce17" office:value-type="string" calcext:value-type="string">
            <text:p>INT.AUT.C.MOLD.ABS 103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C/75A</text:p>
          </table:table-cell>
          <table:table-cell table:style-name="ce17" office:value-type="string" calcext:value-type="string">
            <text:p>INT. AUT.C.MOLD.ABS 103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100A</text:p>
          </table:table-cell>
          <table:table-cell table:style-name="ce17" office:value-type="string" calcext:value-type="string">
            <text:p>INT.AUT.C.MOLD.ABS 104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60A</text:p>
          </table:table-cell>
          <table:table-cell table:style-name="ce17" office:value-type="string" calcext:value-type="string">
            <text:p>INT.AUT.C. MOLD. ABS 104c 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20A</text:p>
          </table:table-cell>
          <table:table-cell table:style-name="ce17" office:value-type="string" calcext:value-type="string">
            <text:p>INT.AUT.C.MOLD. ABS 104c-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40A</text:p>
          </table:table-cell>
          <table:table-cell table:style-name="ce17" office:value-type="string" calcext:value-type="string">
            <text:p>INT. AUT.C.MOLD.ABS 104c/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50A</text:p>
          </table:table-cell>
          <table:table-cell table:style-name="ce17" office:value-type="string" calcext:value-type="string">
            <text:p>INT.AUT.C.MOLD. ABS 104c-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75A</text:p>
          </table:table-cell>
          <table:table-cell table:style-name="ce17" office:value-type="string" calcext:value-type="string">
            <text:p>INT.AUT.C.MOLD. ABS 104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3/1200A</text:p>
          </table:table-cell>
          <table:table-cell table:style-name="ce17" office:value-type="string" calcext:value-type="string">
            <text:p>INT. AUT. C. MOLD. ABS 1203/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3.74" calcext:value-type="float">
            <text:p>3,283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4B / 1200A</text:p>
          </table:table-cell>
          <table:table-cell table:style-name="ce17" office:value-type="string" calcext:value-type="string">
            <text:p>INT. AUT. C. MOLD. ABS 1204b / 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1.75" calcext:value-type="float">
            <text:p>3,371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 175A</text:p>
          </table:table-cell>
          <table:table-cell table:style-name="ce17" office:value-type="string" calcext:value-type="string">
            <text:p>INT.AUT.C.MOLD. ABS 203c-1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200A</text:p>
          </table:table-cell>
          <table:table-cell table:style-name="ce17" office:value-type="string" calcext:value-type="string">
            <text:p>INT.AUT.C.MOLD. ABS 203c -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00A FMU</text:p>
          </table:table-cell>
          <table:table-cell table:style-name="ce17" office:value-type="string" calcext:value-type="string">
            <text:p>INT. AUT. C. MOLD. ABS 203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50A FMU</text:p>
          </table:table-cell>
          <table:table-cell table:style-name="ce17" office:value-type="string" calcext:value-type="string">
            <text:p>INT. AUT. C. MOLD. ABS 203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25A</text:p>
          </table:table-cell>
          <table:table-cell table:style-name="ce17" office:value-type="string" calcext:value-type="string">
            <text:p>INT. AUT.C.MOLD. ABS 203c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50A</text:p>
          </table:table-cell>
          <table:table-cell table:style-name="ce17" office:value-type="string" calcext:value-type="string">
            <text:p>INT. AUT. C. MOLD.ABS 203c-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25A</text:p>
          </table:table-cell>
          <table:table-cell table:style-name="ce17" office:value-type="string" calcext:value-type="string">
            <text:p>INT. AUT.C.MOLD. ABS 203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50A</text:p>
          </table:table-cell>
          <table:table-cell table:style-name="ce17" office:value-type="string" calcext:value-type="string">
            <text:p>INT. AUT. C. MOLD. ABS 203c-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21" calcext:value-type="float">
            <text:p>25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/250A</text:p>
          </table:table-cell>
          <table:table-cell table:style-name="ce17" office:value-type="string" calcext:value-type="string">
            <text:p>INT. AUT. C. MOLD. ABS 204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.62" calcext:value-type="float">
            <text:p>313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125A FMU</text:p>
          </table:table-cell>
          <table:table-cell table:style-name="ce17" office:value-type="string" calcext:value-type="string">
            <text:p>INT. AUT. C. MOLD. ABS 204c 125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</text:p>
          </table:table-cell>
          <table:table-cell table:style-name="ce17" office:value-type="string" calcext:value-type="string">
            <text:p>INT. AUT. C. MOLD. ABS 204c 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 FMU</text:p>
          </table:table-cell>
          <table:table-cell table:style-name="ce17" office:value-type="string" calcext:value-type="string">
            <text:p>INT. AUT. C. MOLD. ABS 204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50A FMU</text:p>
          </table:table-cell>
          <table:table-cell table:style-name="ce17" office:value-type="string" calcext:value-type="string">
            <text:p>INT. AUT. C. MOLD. ABS 204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25A</text:p>
          </table:table-cell>
          <table:table-cell table:style-name="ce17" office:value-type="string" calcext:value-type="string">
            <text:p>INT.AUT.C.MOLD.ABS 204c 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50A</text:p>
          </table:table-cell>
          <table:table-cell table:style-name="ce17" office:value-type="string" calcext:value-type="string">
            <text:p>INT.AUT.C.MOLD.ABS 204c/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 /300A</text:p>
          </table:table-cell>
          <table:table-cell table:style-name="ce17" office:value-type="string" calcext:value-type="string">
            <text:p>INT.AUT.C.MOLD.ABS 403c-3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250A</text:p>
          </table:table-cell>
          <table:table-cell table:style-name="ce17" office:value-type="string" calcext:value-type="string">
            <text:p>INT. AUT.C.MOLD. ABS 403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350A</text:p>
          </table:table-cell>
          <table:table-cell table:style-name="ce17" office:value-type="string" calcext:value-type="string">
            <text:p>INT. AUT.C.MOLD. ABS 403c/3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400A</text:p>
          </table:table-cell>
          <table:table-cell table:style-name="ce17" office:value-type="string" calcext:value-type="string">
            <text:p>INT. AUT.C.MOLD.ABS 403c-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4C/400A</text:p>
          </table:table-cell>
          <table:table-cell table:style-name="ce17" office:value-type="string" calcext:value-type="string">
            <text:p>INT. AUT. C.MOLD. ABS 404c/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8.81" calcext:value-type="float">
            <text:p>748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63C /60A</text:p>
          </table:table-cell>
          <table:table-cell table:style-name="ce17" office:value-type="string" calcext:value-type="string">
            <text:p>INT. AUT. C. MOLD. ABS 63c/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06" calcext:value-type="float">
            <text:p>10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630A</text:p>
          </table:table-cell>
          <table:table-cell table:style-name="ce17" office:value-type="string" calcext:value-type="string">
            <text:p>INT. AUT. C. MOLD. ABS 803c-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700A</text:p>
          </table:table-cell>
          <table:table-cell table:style-name="ce17" office:value-type="string" calcext:value-type="string">
            <text:p>INT. AUT. C. MOLD. ABS 803c-7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800A</text:p>
          </table:table-cell>
          <table:table-cell table:style-name="ce17" office:value-type="string" calcext:value-type="string">
            <text:p>INT. AUT. C. MOLD. ABS 803c-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500A</text:p>
          </table:table-cell>
          <table:table-cell table:style-name="ce17" office:value-type="string" calcext:value-type="string">
            <text:p>INT. AUT. C. MOLD. ABS 803c-5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630A</text:p>
          </table:table-cell>
          <table:table-cell table:style-name="ce17" office:value-type="string" calcext:value-type="string">
            <text:p>INT. AUT. C. MOLD. ABS 804c / 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8.84" calcext:value-type="float">
            <text:p>1,40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800A</text:p>
          </table:table-cell>
          <table:table-cell table:style-name="ce17" office:value-type="string" calcext:value-type="string">
            <text:p>INT. AUT. C. MOLD. ABS 804c / 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5.49" calcext:value-type="float">
            <text:p>1,5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103C/ 60A</text:p>
          </table:table-cell>
          <table:table-cell table:style-name="ce17" office:value-type="string" calcext:value-type="string">
            <text:p>INT. AUT.C.MOLD. ABS103c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ABS 104C/30A</text:p>
          </table:table-cell>
          <table:table-cell table:style-name="ce17" office:value-type="string" calcext:value-type="string">
            <text:p>INT.AUT.C.MOLD. ABS 104c/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X (R) 83011187001</text:p>
          </table:table-cell>
          <table:table-cell table:style-name="ce17" office:value-type="string" calcext:value-type="string">
            <text:p>C.AUX. AX(R) 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X (T) 83011187004</text:p>
          </table:table-cell>
          <table:table-cell table:style-name="ce17" office:value-type="string" calcext:value-type="string">
            <text:p>C.AUX AX(T) P/ABS100c~ABS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-23C</text:p>
          </table:table-cell>
          <table:table-cell table:style-name="ce17" office:value-type="string" calcext:value-type="string">
            <text:p>BARRERA AISLANTE B-23C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5" calcext:value-type="float">
            <text:p>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33C</text:p>
          </table:table-cell>
          <table:table-cell table:style-name="ce17" office:value-type="string" calcext:value-type="string">
            <text:p>BARRERA AISLANTE B33C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125</text:p>
          </table:table-cell>
          <table:table-cell table:style-name="ce17" office:value-type="string" calcext:value-type="string">
            <text:p>ACC. ROT. DH125 P/ABS 103/4c 1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50</text:p>
          </table:table-cell>
          <table:table-cell table:style-name="ce17" office:value-type="string" calcext:value-type="string">
            <text:p>ACC.ROTATIVO D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-S</text:p>
          </table:table-cell>
          <table:table-cell table:style-name="ce17" office:value-type="string" calcext:value-type="string">
            <text:p>ACC.ROTATIVO D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.31" calcext:value-type="float">
            <text:p>6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3-S</text:p>
          </table:table-cell>
          <table:table-cell table:style-name="ce17" office:value-type="string" calcext:value-type="string">
            <text:p>ACC.ROTATIVO D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27" calcext:value-type="float">
            <text:p>1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4-S</text:p>
          </table:table-cell>
          <table:table-cell table:style-name="ce17" office:value-type="string" calcext:value-type="string">
            <text:p>ACC. ROTATIVO D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.12" calcext:value-type="float">
            <text:p>16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50</text:p>
          </table:table-cell>
          <table:table-cell table:style-name="ce17" office:value-type="string" calcext:value-type="string">
            <text:p>ACC.ROT.C/LLAVE DHK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89" calcext:value-type="float">
            <text:p>74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-S</text:p>
          </table:table-cell>
          <table:table-cell table:style-name="ce17" office:value-type="string" calcext:value-type="string">
            <text:p>ACC.ROT.C/LLAVE DHK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93" calcext:value-type="float">
            <text:p>126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3-S</text:p>
          </table:table-cell>
          <table:table-cell table:style-name="ce17" office:value-type="string" calcext:value-type="string">
            <text:p>ACC. ROT. C/LLAVE DHK3-S P/TS 400~ 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3.66" calcext:value-type="float">
            <text:p>183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70U</text:p>
          </table:table-cell>
          <table:table-cell table:style-name="ce17" office:value-type="string" calcext:value-type="string">
            <text:p>ACC. ROT. EXTENDIDO E-70U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95" calcext:value-type="float">
            <text:p>17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80U</text:p>
          </table:table-cell>
          <table:table-cell table:style-name="ce17" office:value-type="string" calcext:value-type="string">
            <text:p>ACC-ROT.EXTENDIDO E-80U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EBS 104C / 100A</text:p>
          </table:table-cell>
          <table:table-cell table:style-name="ce19" office:value-type="string" calcext:value-type="string">
            <text:p>INT. DIF. C. MOLD. EBS 104c-100A <text:s text:c="2"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104C / 100A 30MA</text:p>
          </table:table-cell>
          <table:table-cell table:style-name="ce17" office:value-type="string" calcext:value-type="string">
            <text:p>INT. DIF. C. MOLD. EBS 104c-1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150A</text:p>
          </table:table-cell>
          <table:table-cell table:style-name="ce19" office:value-type="string" calcext:value-type="string">
            <text:p>INT. DIF. C. MOLD. EBS 204c / 150A <text:s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0.27" calcext:value-type="float">
            <text:p>880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150A 30MA</text:p>
          </table:table-cell>
          <table:table-cell table:style-name="ce17" office:value-type="string" calcext:value-type="string">
            <text:p>INT. DIF. C. MOLD. EBS 204c / 1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0.91" calcext:value-type="float">
            <text:p>750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00A</text:p>
          </table:table-cell>
          <table:table-cell table:style-name="ce19" office:value-type="string" calcext:value-type="string">
            <text:p>INT. DIF. C. MOLD. EBS 204c / 20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50A</text:p>
          </table:table-cell>
          <table:table-cell table:style-name="ce19" office:value-type="string" calcext:value-type="string">
            <text:p>INT. DIF. C. MOLD. EBS 204c / 25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250A 30MA</text:p>
          </table:table-cell>
          <table:table-cell table:style-name="ce17" office:value-type="string" calcext:value-type="string">
            <text:p>INT. DIF. C. MOLD. EBS 204c / 2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</text:p>
          </table:table-cell>
          <table:table-cell table:style-name="ce17" office:value-type="string" calcext:value-type="string">
            <text:p>INT. DIF. C. MOLD. EBS 404c / 40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 30MA</text:p>
          </table:table-cell>
          <table:table-cell table:style-name="ce17" office:value-type="string" calcext:value-type="string">
            <text:p>INT. DIF. C. MOLD. EBS 404c / 4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64C / 60A</text:p>
          </table:table-cell>
          <table:table-cell table:style-name="ce17" office:value-type="string" calcext:value-type="string">
            <text:p>INT. DIF. C. MOLD. EBS 64c-60A <text:s text:c="3"/>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5.48" calcext:value-type="float">
            <text:p>33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T 42 (SET X4)</text:p>
          </table:table-cell>
          <table:table-cell table:style-name="ce17" office:value-type="string" calcext:value-type="string">
            <text:p>TERMINAL (X4) A 2 CABLES P/TS800 EBT 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 48(SETX4)</text:p>
          </table:table-cell>
          <table:table-cell table:style-name="ce17" office:value-type="string" calcext:value-type="string">
            <text:p>TERMINAL (X4) A 2 CABLES P/ABS800 EBT 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23 (70821172804)</text:p>
          </table:table-cell>
          <table:table-cell table:style-name="ce17" office:value-type="string" calcext:value-type="string">
            <text:p>TERMINAL A 2 CABLES P/TS100~250 EB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1" calcext:value-type="float">
            <text:p>96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33 (70821173804)</text:p>
          </table:table-cell>
          <table:table-cell table:style-name="ce17" office:value-type="string" calcext:value-type="string">
            <text:p>TERMINAL A 2 CABLES P/TS400~630 EB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89" calcext:value-type="float">
            <text:p>24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125</text:p>
          </table:table-cell>
          <table:table-cell table:style-name="ce17" office:value-type="string" calcext:value-type="string">
            <text:p>ACC. ROT. EH125 P/ABS 103/4c 15A 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14" calcext:value-type="float">
            <text:p>81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50</text:p>
          </table:table-cell>
          <table:table-cell table:style-name="ce17" office:value-type="string" calcext:value-type="string">
            <text:p>ACC.ROT.EXTENDIDO E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9" calcext:value-type="float">
            <text:p>79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-S</text:p>
          </table:table-cell>
          <table:table-cell table:style-name="ce17" office:value-type="string" calcext:value-type="string">
            <text:p>ACC.ROT.EXTENDIDO E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4" calcext:value-type="float">
            <text:p>104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3-S</text:p>
          </table:table-cell>
          <table:table-cell table:style-name="ce17" office:value-type="string" calcext:value-type="string">
            <text:p>ACC.ROTATIVO EXTENDIDO E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56" calcext:value-type="float">
            <text:p>182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4-S</text:p>
          </table:table-cell>
          <table:table-cell table:style-name="ce17" office:value-type="string" calcext:value-type="string">
            <text:p>ACC. ROT. EXTENDIDO E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2" calcext:value-type="float">
            <text:p>2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5-S</text:p>
          </table:table-cell>
          <table:table-cell table:style-name="ce17" office:value-type="string" calcext:value-type="string">
            <text:p>ACC. ROT. EXTENDIDO EH5-S P/TS 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.57" calcext:value-type="float">
            <text:p>56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125C 83421187002</text:p>
          </table:table-cell>
          <table:table-cell table:style-name="ce17" office:value-type="string" calcext:value-type="string">
            <text:p>BLOQUEO POR CANDADO P/ABS125c <text:s/>HL-12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250C 83421187003</text:p>
          </table:table-cell>
          <table:table-cell table:style-name="ce17" office:value-type="string" calcext:value-type="string">
            <text:p>BLOQUEO POR CANDADO P/ABS250c <text:s/>HL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-23</text:p>
          </table:table-cell>
          <table:table-cell table:style-name="ce17" office:value-type="string" calcext:value-type="string">
            <text:p>BARRERA AISLANTE IB-23 P/ABS 125/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1" calcext:value-type="float">
            <text:p>1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L400 - (B-43B)</text:p>
          </table:table-cell>
          <table:table-cell table:style-name="ce17" office:value-type="string" calcext:value-type="string">
            <text:p>BARRERA AISLANTE IBL400 P/ABS 4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4" calcext:value-type="float">
            <text:p>1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23</text:p>
          </table:table-cell>
          <table:table-cell table:style-name="ce17" office:value-type="string" calcext:value-type="string">
            <text:p>CUBRE TERMINAL ITL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" calcext:value-type="float">
            <text:p>23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33</text:p>
          </table:table-cell>
          <table:table-cell table:style-name="ce17" office:value-type="string" calcext:value-type="string">
            <text:p>CUBRE TERMINAL ITL33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78" calcext:value-type="float">
            <text:p>4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33</text:p>
          </table:table-cell>
          <table:table-cell table:style-name="ce17" office:value-type="string" calcext:value-type="string">
            <text:p>BLOQUEO MEC. P/ABS 203C 3P MI-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1" calcext:value-type="float">
            <text:p>81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43S</text:p>
          </table:table-cell>
          <table:table-cell table:style-name="ce17" office:value-type="string" calcext:value-type="string">
            <text:p>BLOQUEO MEC. P/ABS 403C 3P MI-43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33" calcext:value-type="float">
            <text:p>116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3</text:p>
          </table:table-cell>
          <table:table-cell table:style-name="ce17" office:value-type="string" calcext:value-type="string">
            <text:p>BLOQUEO MEC. P/TS100-250 MI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4</text:p>
          </table:table-cell>
          <table:table-cell table:style-name="ce17" office:value-type="string" calcext:value-type="string">
            <text:p>BLOQUEO MEC. P/TS100-250 4P MIT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33</text:p>
          </table:table-cell>
          <table:table-cell table:style-name="ce17" office:value-type="string" calcext:value-type="string">
            <text:p>BLOQUEO MEC. P/TS 400-630 MI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-2 (83471172901)</text:p>
          </table:table-cell>
          <table:table-cell table:style-name="ce17" office:value-type="string" calcext:value-type="string">
            <text:p>MANDO MOTOR MOP-2 24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2 AC230V/DC220V</text:p>
          </table:table-cell>
          <table:table-cell table:style-name="ce17" office:value-type="string" calcext:value-type="string">
            <text:p>MANDO MOTOR MOP2 220VCA/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3 AC230V/DC220V</text:p>
          </table:table-cell>
          <table:table-cell table:style-name="ce17" office:value-type="string" calcext:value-type="string">
            <text:p>MANDO MOTOR MOP3 220VCA/VCC P/TS400~63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4.78" calcext:value-type="float">
            <text:p>83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4 AC230V/DC220V</text:p>
          </table:table-cell>
          <table:table-cell table:style-name="ce17" office:value-type="string" calcext:value-type="string">
            <text:p>MANDO MOTOR MOP4 220VCA/VCC P/TS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9.32" calcext:value-type="float">
            <text:p>939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-70</text:p>
          </table:table-cell>
          <table:table-cell table:style-name="ce17" office:value-type="string" calcext:value-type="string">
            <text:p>ACC. ROTATIVO N-70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0.31" calcext:value-type="float">
            <text:p>1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23</text:p>
          </table:table-cell>
          <table:table-cell table:style-name="ce17" office:value-type="string" calcext:value-type="string">
            <text:p>BASE MONT. PB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3.77" calcext:value-type="float">
            <text:p>32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32</text:p>
          </table:table-cell>
          <table:table-cell table:style-name="ce17" office:value-type="string" calcext:value-type="string">
            <text:p>BASE MONT. PB32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63" calcext:value-type="float">
            <text:p>39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I3-FR</text:p>
          </table:table-cell>
          <table:table-cell table:style-name="ce17" office:value-type="string" calcext:value-type="string">
            <text:p>BASE MONT.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2.93" calcext:value-type="float">
            <text:p>37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23</text:p>
          </table:table-cell>
          <table:table-cell table:style-name="ce17" office:value-type="string" calcext:value-type="string">
            <text:p>TERM.POST.RTB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.06" calcext:value-type="float">
            <text:p>6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33</text:p>
          </table:table-cell>
          <table:table-cell table:style-name="ce17" office:value-type="string" calcext:value-type="string">
            <text:p>TERM.POST. RTB33 P/TS 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8.74" calcext:value-type="float">
            <text:p>1,19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23</text:p>
          </table:table-cell>
          <table:table-cell table:style-name="ce17" office:value-type="string" calcext:value-type="string">
            <text:p>TERM.PST.RTR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9" calcext:value-type="float">
            <text:p>46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4-403</text:p>
          </table:table-cell>
          <table:table-cell table:style-name="ce17" office:value-type="string" calcext:value-type="string">
            <text:p>TERM.POST.RTR4-40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7.28" calcext:value-type="float">
            <text:p>44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 34</text:p>
          </table:table-cell>
          <table:table-cell table:style-name="ce17" office:value-type="string" calcext:value-type="string">
            <text:p>PROTECCION DIFERENCIAL TS40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23</text:p>
          </table:table-cell>
          <table:table-cell table:style-name="ce17" office:value-type="string" calcext:value-type="string">
            <text:p>PROTECCION DIFERENCIAL P/TS250N RTU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33</text:p>
          </table:table-cell>
          <table:table-cell table:style-name="ce17" office:value-type="string" calcext:value-type="string">
            <text:p>PROTECCION DIFERENCIAL P/TS400N/630N RTU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T 220V 83211187705</text:p>
          </table:table-cell>
          <table:table-cell table:style-name="ce17" office:value-type="string" calcext:value-type="string">
            <text:p>BOB.DISP.220VCA/CC P/ABS100c 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,SHT,AC/DC200~250V,</text:p>
          </table:table-cell>
          <table:table-cell table:style-name="ce17" office:value-type="string" calcext:value-type="string">
            <text:p>BOB. DISP.220V CA/C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2.31" calcext:value-type="float">
            <text:p>122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24</text:p>
          </table:table-cell>
          <table:table-cell table:style-name="ce17" office:value-type="string" calcext:value-type="string">
            <text:p>CUBRE TERMINAL <text:s/>TCL24 P/ABS 125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3" calcext:value-type="float">
            <text:p>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3</text:p>
          </table:table-cell>
          <table:table-cell table:style-name="ce17" office:value-type="string" calcext:value-type="string">
            <text:p>CUBRE TERMINAL TCL33 P/ABS 250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4</text:p>
          </table:table-cell>
          <table:table-cell table:style-name="ce17" office:value-type="string" calcext:value-type="string">
            <text:p>CUBRE TERMINAL <text:s/>TCL34 P/ABS 250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49" calcext:value-type="float">
            <text:p>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100S FMU 100A 3P</text:p>
          </table:table-cell>
          <table:table-cell table:style-name="ce17" office:value-type="string" calcext:value-type="string">
            <text:p>INT. REG. TERMOMAG. TE100S FMU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100A 4P4T</text:p>
          </table:table-cell>
          <table:table-cell table:style-name="ce17" office:value-type="string" calcext:value-type="string">
            <text:p>INT. REG. TERMOMAG. TE100S FMU 10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3P</text:p>
          </table:table-cell>
          <table:table-cell table:style-name="ce17" office:value-type="string" calcext:value-type="string">
            <text:p>INT. REG.TERMOMAG. TE100S FMU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4P4T</text:p>
          </table:table-cell>
          <table:table-cell table:style-name="ce17" office:value-type="string" calcext:value-type="string">
            <text:p>INT. REG. TERMOMAG. TE100S FMU 8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3P</text:p>
          </table:table-cell>
          <table:table-cell table:style-name="ce17" office:value-type="string" calcext:value-type="string">
            <text:p>INT. REG. TERMOMAG. TE160S FM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4P4T</text:p>
          </table:table-cell>
          <table:table-cell table:style-name="ce17" office:value-type="string" calcext:value-type="string">
            <text:p>INT. REG. TERMOMAG. TE160S FMU 125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3P</text:p>
          </table:table-cell>
          <table:table-cell table:style-name="ce17" office:value-type="string" calcext:value-type="string">
            <text:p>INT.REG. TERMOMAG. TE160S FM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4P4T</text:p>
          </table:table-cell>
          <table:table-cell table:style-name="ce17" office:value-type="string" calcext:value-type="string">
            <text:p>INT. REG. TERMOMAG. TE160S FMU 16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RMINAL PB-I3-FR</text:p>
          </table:table-cell>
          <table:table-cell table:style-name="ce17" office:value-type="string" calcext:value-type="string">
            <text:p>TERMINAL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99" calcext:value-type="float">
            <text:p>17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I-43A</text:p>
          </table:table-cell>
          <table:table-cell table:style-name="ce17" office:value-type="string" calcext:value-type="string">
            <text:p>CUBRE TERMINAL TI-4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5" calcext:value-type="float">
            <text:p>9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S 1000N AG6 1000A</text:p>
          </table:table-cell>
          <table:table-cell table:style-name="ce17" office:value-type="string" calcext:value-type="string">
            <text:p>INT. REG. ELECTRONICA <text:s/>TS1000N AG6 10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96.14" calcext:value-type="float">
            <text:p>4,69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 AG6 1000A 4P</text:p>
          </table:table-cell>
          <table:table-cell table:style-name="ce17" office:value-type="string" calcext:value-type="string">
            <text:p>INT. REG. ELECTRONICA TS1000N AG6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7.36" calcext:value-type="float">
            <text:p>5,947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A 1000 4P</text:p>
          </table:table-cell>
          <table:table-cell table:style-name="ce17" office:value-type="string" calcext:value-type="string">
            <text:p>INT. SECC. TS1000 NA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6.76" calcext:value-type="float">
            <text:p>4,15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 ETS23 80A 4P</text:p>
          </table:table-cell>
          <table:table-cell table:style-name="ce17" office:value-type="string" calcext:value-type="string">
            <text:p>INT. REG. ELECTRONICA TS100N ETS23 8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3P</text:p>
          </table:table-cell>
          <table:table-cell table:style-name="ce17" office:value-type="string" calcext:value-type="string">
            <text:p>INT.SECC.TS100NA DSU100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66" calcext:value-type="float">
            <text:p>24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4P</text:p>
          </table:table-cell>
          <table:table-cell table:style-name="ce17" office:value-type="string" calcext:value-type="string">
            <text:p>INT. SECC. TS100NA DSU100 1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3.91" calcext:value-type="float">
            <text:p>333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3P</text:p>
          </table:table-cell>
          <table:table-cell table:style-name="ce17" office:value-type="string" calcext:value-type="string">
            <text:p>INT. REG. ELECTRONICA <text:s/>TS1250N AG6 1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0.31" calcext:value-type="float">
            <text:p>5,12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4P</text:p>
          </table:table-cell>
          <table:table-cell table:style-name="ce17" office:value-type="string" calcext:value-type="string">
            <text:p>INT. REG. ELECTRONICA TS1250N AG6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0.85" calcext:value-type="float">
            <text:p>6,59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A 1250 4P</text:p>
          </table:table-cell>
          <table:table-cell table:style-name="ce17" office:value-type="string" calcext:value-type="string">
            <text:p>INT. SECC. TS1250NA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0.09" calcext:value-type="float">
            <text:p>4,62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 AG6 1600A 4P</text:p>
          </table:table-cell>
          <table:table-cell table:style-name="ce17" office:value-type="string" calcext:value-type="string">
            <text:p>INT. REG. ELECTRONICA TS1600N AG6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4.71" calcext:value-type="float">
            <text:p>7,9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 AG6 1600A 3P</text:p>
          </table:table-cell>
          <table:table-cell table:style-name="ce17" office:value-type="string" calcext:value-type="string">
            <text:p>INT. REG. ELECTRONICA <text:s/>TS1600N AG6 16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51.97" calcext:value-type="float">
            <text:p>6,051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A 16004P</text:p>
          </table:table-cell>
          <table:table-cell table:style-name="ce17" office:value-type="string" calcext:value-type="string">
            <text:p>INT. SECC. TS1600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1.26" calcext:value-type="float">
            <text:p>5,661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3P</text:p>
          </table:table-cell>
          <table:table-cell table:style-name="ce17" office:value-type="string" calcext:value-type="string">
            <text:p>INT.REG.TERMOMAG.TS160N AT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4P3T</text:p>
          </table:table-cell>
          <table:table-cell table:style-name="ce17" office:value-type="string" calcext:value-type="string">
            <text:p>INT. REG. TERMOMAG. TS160N ATU 125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3P</text:p>
          </table:table-cell>
          <table:table-cell table:style-name="ce17" office:value-type="string" calcext:value-type="string">
            <text:p>INT.REG.TERMOMAG. TS160N AT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4P3T</text:p>
          </table:table-cell>
          <table:table-cell table:style-name="ce17" office:value-type="string" calcext:value-type="string">
            <text:p>INT.REG.TERMOMAG. TS160N ATU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3P</text:p>
          </table:table-cell>
          <table:table-cell table:style-name="ce17" office:value-type="string" calcext:value-type="string">
            <text:p>INT. REG. ELECTRONICA TS16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4P</text:p>
          </table:table-cell>
          <table:table-cell table:style-name="ce17" office:value-type="string" calcext:value-type="string">
            <text:p>INT. REG. ELECTRONICA TS160N ETS23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80A 3P</text:p>
          </table:table-cell>
          <table:table-cell table:style-name="ce17" office:value-type="string" calcext:value-type="string">
            <text:p>INT. REG. ELECTRONICA TS160N ETS23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3P</text:p>
          </table:table-cell>
          <table:table-cell table:style-name="ce17" office:value-type="string" calcext:value-type="string">
            <text:p>INT.REG.TERMOMAG. TS250N ATU 2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AP3T</text:p>
          </table:table-cell>
          <table:table-cell table:style-name="ce17" office:value-type="string" calcext:value-type="string">
            <text:p>INT.REG.TERMOMAG. TS250N ATU 2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3P</text:p>
          </table:table-cell>
          <table:table-cell table:style-name="ce17" office:value-type="string" calcext:value-type="string">
            <text:p>INT.REG.TERMOMAG. TS250N ATU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4P3T</text:p>
          </table:table-cell>
          <table:table-cell table:style-name="ce17" office:value-type="string" calcext:value-type="string">
            <text:p>INT.REG.TERMOMAG. TS250N ATU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160A 3P</text:p>
          </table:table-cell>
          <table:table-cell table:style-name="ce17" office:value-type="string" calcext:value-type="string">
            <text:p>INT.REG.ELECTRONICA TS25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27" calcext:value-type="float">
            <text:p>70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3P</text:p>
          </table:table-cell>
          <table:table-cell table:style-name="ce17" office:value-type="string" calcext:value-type="string">
            <text:p>INT. REG. ELECTRONICA TS250N ETS23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34" calcext:value-type="float">
            <text:p>80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4P</text:p>
          </table:table-cell>
          <table:table-cell table:style-name="ce17" office:value-type="string" calcext:value-type="string">
            <text:p>INT. REG. ELECTRONICA TS250N ETS23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3P</text:p>
          </table:table-cell>
          <table:table-cell table:style-name="ce17" office:value-type="string" calcext:value-type="string">
            <text:p>INT. SECC. TS250NA DSU250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17" calcext:value-type="float">
            <text:p>4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4P</text:p>
          </table:table-cell>
          <table:table-cell table:style-name="ce17" office:value-type="string" calcext:value-type="string">
            <text:p>INT.SECC. TS250NA DSU250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69" calcext:value-type="float">
            <text:p>609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3P</text:p>
          </table:table-cell>
          <table:table-cell table:style-name="ce17" office:value-type="string" calcext:value-type="string">
            <text:p>INT.REG.TERMOMAG.TS400N ATU 3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05" calcext:value-type="float">
            <text:p>1,13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AP3T</text:p>
          </table:table-cell>
          <table:table-cell table:style-name="ce17" office:value-type="string" calcext:value-type="string">
            <text:p>INT.REG.TERMOMAG. TS400N ATU 3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2.4" calcext:value-type="float">
            <text:p>1,43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3P</text:p>
          </table:table-cell>
          <table:table-cell table:style-name="ce17" office:value-type="string" calcext:value-type="string">
            <text:p>INT. REG. ELECTRONICA TS400N ETS33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4.81" calcext:value-type="float">
            <text:p>1,1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4P</text:p>
          </table:table-cell>
          <table:table-cell table:style-name="ce17" office:value-type="string" calcext:value-type="string">
            <text:p>INT. REG. ELECTRONICA TS400N ETS33 4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A DSU400 3P</text:p>
          </table:table-cell>
          <table:table-cell table:style-name="ce17" office:value-type="string" calcext:value-type="string">
            <text:p>INT. SECC. TS400NA DSU400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0.3" calcext:value-type="float">
            <text:p>80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3P</text:p>
          </table:table-cell>
          <table:table-cell table:style-name="ce17" office:value-type="string" calcext:value-type="string">
            <text:p>INT. REG. ELECTRONICA TS630N ETS33 63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7.38" calcext:value-type="float">
            <text:p>1,53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4P</text:p>
          </table:table-cell>
          <table:table-cell table:style-name="ce17" office:value-type="string" calcext:value-type="string">
            <text:p>INT. REG. ELECTRONICA TS630N ETS33 63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3P</text:p>
          </table:table-cell>
          <table:table-cell table:style-name="ce17" office:value-type="string" calcext:value-type="string">
            <text:p>INT. REG. ELECTRONICA TS800N ETS43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0.22" calcext:value-type="float">
            <text:p>2,31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4P</text:p>
          </table:table-cell>
          <table:table-cell table:style-name="ce17" office:value-type="string" calcext:value-type="string">
            <text:p>INT. REG. ELECTRONICA TS800N ETS43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9.67" calcext:value-type="float">
            <text:p>2,709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3P</text:p>
          </table:table-cell>
          <table:table-cell table:style-name="ce17" office:value-type="string" calcext:value-type="string">
            <text:p>INT. SECC. TS800NA DSU800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9.46" calcext:value-type="float">
            <text:p>1,629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4P</text:p>
          </table:table-cell>
          <table:table-cell table:style-name="ce17" office:value-type="string" calcext:value-type="string">
            <text:p>INT.SECC. TS800NA DSU800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7.23" calcext:value-type="float">
            <text:p>1,99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4P</text:p>
          </table:table-cell>
          <table:table-cell table:style-name="ce17" office:value-type="string" calcext:value-type="string">
            <text:p>TRANSFERENCIA MOTORIZADA ATS4-10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800A 4P</text:p>
          </table:table-cell>
          <table:table-cell table:style-name="ce17" office:value-type="string" calcext:value-type="string">
            <text:p>TRANSFERNCIA MOTORIZADA ATS4-1000GA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GA 4P</text:p>
          </table:table-cell>
          <table:table-cell table:style-name="ce17" office:value-type="string" calcext:value-type="string">
            <text:p>TRANSFERENCIA MOTORIZADA ATS4-1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17" calcext:value-type="float">
            <text:p>37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250GA 4P</text:p>
          </table:table-cell>
          <table:table-cell table:style-name="ce17" office:value-type="string" calcext:value-type="string">
            <text:p>TRANSFERENCIA MOTORIZADA ATS4-1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95.6" calcext:value-type="float">
            <text:p>2,79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0GA 4P</text:p>
          </table:table-cell>
          <table:table-cell table:style-name="ce17" office:value-type="string" calcext:value-type="string">
            <text:p>TRANSFERENCIA MOTORIZADA ATS4-16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9.88" calcext:value-type="float">
            <text:p>3,07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GA 4P</text:p>
          </table:table-cell>
          <table:table-cell table:style-name="ce17" office:value-type="string" calcext:value-type="string">
            <text:p>TRANSFERENCIA MOTORIZADA ATS4-16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64" calcext:value-type="float">
            <text:p>42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250GA 4P</text:p>
          </table:table-cell>
          <table:table-cell table:style-name="ce17" office:value-type="string" calcext:value-type="string">
            <text:p>TRANSFERENCIA MOTORIZADA ATS4-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3" calcext:value-type="float">
            <text:p>495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400GA 4P</text:p>
          </table:table-cell>
          <table:table-cell table:style-name="ce17" office:value-type="string" calcext:value-type="string">
            <text:p>TRANSFERENCIA MOTORIZADA ATS4-4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3.73" calcext:value-type="float">
            <text:p>84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630GA 4P</text:p>
          </table:table-cell>
          <table:table-cell table:style-name="ce17" office:value-type="string" calcext:value-type="string">
            <text:p>TRANSFERENCIA MOTORIZADA ATS4-63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9.04" calcext:value-type="float">
            <text:p>1,069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GQ1-63M1/4P 63A</text:p>
          </table:table-cell>
          <table:table-cell table:style-name="ce17" office:value-type="string" calcext:value-type="string">
            <text:p>TRANSFERENCIA MOTORIZADA MGQ1-63M1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65" calcext:value-type="float">
            <text:p>21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7123460201</text:p>
          </table:table-cell>
          <table:table-cell table:style-name="ce17" office:value-type="string" calcext:value-type="string">
            <text:p>BOBINA DE DISPARO 24VCC P/AN-10D3-1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N-10D3-10H M2D2D2AX</text:p>
          </table:table-cell>
          <table:table-cell table:style-name="ce17" office:value-type="string" calcext:value-type="string">
            <text:p>INT.AIRE 1000A AN-10D3-10H M2D2D2AX AG6U1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28.57" calcext:value-type="float">
            <text:p>6,42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3H-M2D2D2FX</text:p>
          </table:table-cell>
          <table:table-cell table:style-name="ce17" office:value-type="string" calcext:value-type="string">
            <text:p>INT. AIRE 1250A <text:s/>AN-16C4-13H-M2D2D2FX-AG6-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88.21" calcext:value-type="float">
            <text:p>7,58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16C413HM2D2D2FX4G6</text:p>
          </table:table-cell>
          <table:table-cell table:style-name="ce17" office:value-type="string" calcext:value-type="string">
            <text:p>INT. AIRE 1250A AN-16C4-13H-M2D2D2F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34.71" calcext:value-type="float">
            <text:p>6,83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6H-M2D2D2FX</text:p>
          </table:table-cell>
          <table:table-cell table:style-name="ce17" office:value-type="string" calcext:value-type="string">
            <text:p>INT. AIRE 1600A AN-16C4-16H-M2D2D2FX AG6 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9.15" calcext:value-type="float">
            <text:p>6,84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D4-20V-MAD0D2AX</text:p>
          </table:table-cell>
          <table:table-cell table:style-name="ce17" office:value-type="string" calcext:value-type="string">
            <text:p>INT. AIRE 2000A <text:s/>AS-20D4-20V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95.19" calcext:value-type="float">
            <text:p>10,095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E4-20H MAD0D0AX</text:p>
          </table:table-cell>
          <table:table-cell table:style-name="ce17" office:value-type="string" calcext:value-type="string">
            <text:p>INT.AIRE 2000A AS-20E4-20H MAD0D0AX AG6U2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88.28" calcext:value-type="float">
            <text:p>10,68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-M2D2D2AX</text:p>
          </table:table-cell>
          <table:table-cell table:style-name="ce17" office:value-type="string" calcext:value-type="string">
            <text:p>INT. AIRE 2500A <text:s/>AS-25E4-25H-M2D2D2AX-AG6-U0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97.28" calcext:value-type="float">
            <text:p>15,49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M4D4DAX-A</text:p>
          </table:table-cell>
          <table:table-cell table:style-name="ce17" office:value-type="string" calcext:value-type="string">
            <text:p>INT.AIRE 2500A AS-25E4-25HM4D4D4A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39.66" calcext:value-type="float">
            <text:p>15,73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-MAD0D0AX</text:p>
          </table:table-cell>
          <table:table-cell table:style-name="ce17" office:value-type="string" calcext:value-type="string">
            <text:p>INT. AIRE 3200A AS-32E4-32H-MAD0D0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57.06" calcext:value-type="float">
            <text:p>12,0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MAD0D2AX-</text:p>
          </table:table-cell>
          <table:table-cell table:style-name="ce17" office:value-type="string" calcext:value-type="string">
            <text:p>INT. AIRE 3200A <text:s/>AS-32E4-32H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59.25" calcext:value-type="float">
            <text:p>12,15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40E3-40H-MAD1D1AG</text:p>
          </table:table-cell>
          <table:table-cell table:style-name="ce17" office:value-type="string" calcext:value-type="string">
            <text:p>INT.AIRE 4000A AS-40E3-40H-MAD1D1AX-AG6-U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66.14" calcext:value-type="float">
            <text:p>28,86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50F4-50H-MAD0D2AX</text:p>
          </table:table-cell>
          <table:table-cell table:style-name="ce17" office:value-type="string" calcext:value-type="string">
            <text:p>INT. AIRE 5000A <text:s/>AS-50F4-50H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82.1" calcext:value-type="float">
            <text:p>32,88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OOR FRAME FIXED</text:p>
          </table:table-cell>
          <table:table-cell table:style-name="ce17" office:value-type="string" calcext:value-type="string">
            <text:p>MARCO P/INT. AI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7" calcext:value-type="float">
            <text:p>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20/1-1 <text:s text:c="10"/></text:p>
          </table:table-cell>
          <table:table-cell table:style-name="ce17" office:value-type="string" calcext:value-type="string">
            <text:p>INT.A CERRADURA 15420/1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7" calcext:value-type="float">
            <text:p>3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MD-10KA-30 25A 2P</text:p>
          </table:table-cell>
          <table:table-cell table:style-name="ce17" office:value-type="string" calcext:value-type="string">
            <text:p>INT. DIF. BIPOLAR TMD-10KA-30 25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4" calcext:value-type="float">
            <text:p>2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2P</text:p>
          </table:table-cell>
          <table:table-cell table:style-name="ce17" office:value-type="string" calcext:value-type="string">
            <text:p>INT. DIF. BIPOLAR TMD-10KA-30 40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" calcext:value-type="float">
            <text:p>30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4P</text:p>
          </table:table-cell>
          <table:table-cell table:style-name="ce17" office:value-type="string" calcext:value-type="string">
            <text:p>INT. DIF. TETRAP. TMD-10KA-30 4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" calcext:value-type="float">
            <text:p>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63A 4P</text:p>
          </table:table-cell>
          <table:table-cell table:style-name="ce17" office:value-type="string" calcext:value-type="string">
            <text:p>INT. DIF. TETRAP. TMD-10KA-30 63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3" calcext:value-type="float">
            <text:p>4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25</text:p>
          </table:table-cell>
          <table:table-cell table:style-name="ce17" office:value-type="string" calcext:value-type="string">
            <text:p>INT.DIF.BIPOLAR TMD-30 2X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6" calcext:value-type="float">
            <text:p>2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40</text:p>
          </table:table-cell>
          <table:table-cell table:style-name="ce17" office:value-type="string" calcext:value-type="string">
            <text:p>INT.DIF.BIPOLAR TMD-30 <text:s/>2X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37" calcext:value-type="float">
            <text:p>30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4X63</text:p>
          </table:table-cell>
          <table:table-cell table:style-name="ce17" office:value-type="string" calcext:value-type="string">
            <text:p>INT.DIF.TETRAP.TMD-30 4X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BA-OF23A</text:p>
          </table:table-cell>
          <table:table-cell table:style-name="ce17" office:value-type="string" calcext:value-type="string">
            <text:p>CONTACTO AUXILIAR P/TMI 6KA EPBA-OF2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2" calcext:value-type="float">
            <text:p>1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3P</text:p>
          </table:table-cell>
          <table:table-cell table:style-name="ce17" office:value-type="string" calcext:value-type="string">
            <text:p>INT. TERMO. TRIP. TMI-10KA-C10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4P</text:p>
          </table:table-cell>
          <table:table-cell table:style-name="ce17" office:value-type="string" calcext:value-type="string">
            <text:p>INT. TERMO. TETR. TMI-10KA-C1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3P</text:p>
          </table:table-cell>
          <table:table-cell table:style-name="ce17" office:value-type="string" calcext:value-type="string">
            <text:p>INT. TERMO. TRIP. TMI-10KA-C1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49" calcext:value-type="float">
            <text:p>5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4P</text:p>
          </table:table-cell>
          <table:table-cell table:style-name="ce17" office:value-type="string" calcext:value-type="string">
            <text:p>INT. TERMO. TETR. TMI-10KA-C1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77" calcext:value-type="float">
            <text:p>78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3P</text:p>
          </table:table-cell>
          <table:table-cell table:style-name="ce17" office:value-type="string" calcext:value-type="string">
            <text:p>INT. TERMO. TRIP. TMI-10KA-C8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4P</text:p>
          </table:table-cell>
          <table:table-cell table:style-name="ce17" office:value-type="string" calcext:value-type="string">
            <text:p>INT. TERMO. TETR. TMI-10KA-C8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1P</text:p>
          </table:table-cell>
          <table:table-cell table:style-name="ce17" office:value-type="string" calcext:value-type="string">
            <text:p>INT. TERMO. UNIP. TMI-6KA-C0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3" calcext:value-type="float">
            <text:p>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2P</text:p>
          </table:table-cell>
          <table:table-cell table:style-name="ce17" office:value-type="string" calcext:value-type="string">
            <text:p>INT. TERMO. BIPO. TMI-6KA-C0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4" calcext:value-type="float">
            <text:p>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3P</text:p>
          </table:table-cell>
          <table:table-cell table:style-name="ce17" office:value-type="string" calcext:value-type="string">
            <text:p>INT. TERMO. TRIP. TMI-6KA-C0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2" calcext:value-type="float">
            <text:p>1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4P</text:p>
          </table:table-cell>
          <table:table-cell table:style-name="ce17" office:value-type="string" calcext:value-type="string">
            <text:p>INT. TERMO. TETR. TMI-6KA-C0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5" calcext:value-type="float">
            <text:p>15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1P</text:p>
          </table:table-cell>
          <table:table-cell table:style-name="ce17" office:value-type="string" calcext:value-type="string">
            <text:p>INT. TERMO. UNIP. TMI-6KA-C1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2P</text:p>
          </table:table-cell>
          <table:table-cell table:style-name="ce17" office:value-type="string" calcext:value-type="string">
            <text:p>INT. TERMO. BIPO. TMI-6KA-C1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3P</text:p>
          </table:table-cell>
          <table:table-cell table:style-name="ce17" office:value-type="string" calcext:value-type="string">
            <text:p>INT. TERMO. TRIP. TMI-6KA-C1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4P</text:p>
          </table:table-cell>
          <table:table-cell table:style-name="ce17" office:value-type="string" calcext:value-type="string">
            <text:p>INT. TERMO. TETR. TMI-6KA-C1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1P</text:p>
          </table:table-cell>
          <table:table-cell table:style-name="ce17" office:value-type="string" calcext:value-type="string">
            <text:p>INT. TERMO. UNIP. TMI-6KA-C1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2P</text:p>
          </table:table-cell>
          <table:table-cell table:style-name="ce17" office:value-type="string" calcext:value-type="string">
            <text:p>INT. TERMO. BIPO. TMI-6KA-C1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3P</text:p>
          </table:table-cell>
          <table:table-cell table:style-name="ce17" office:value-type="string" calcext:value-type="string">
            <text:p>INT. TERMO. TRIP. TMI-6KA-C1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4P</text:p>
          </table:table-cell>
          <table:table-cell table:style-name="ce17" office:value-type="string" calcext:value-type="string">
            <text:p>INT. TERMO. TETR. TMI-6KA-C1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1P</text:p>
          </table:table-cell>
          <table:table-cell table:style-name="ce17" office:value-type="string" calcext:value-type="string">
            <text:p>INT. TERMO. UNIP. TMI-6KA-C2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2P</text:p>
          </table:table-cell>
          <table:table-cell table:style-name="ce17" office:value-type="string" calcext:value-type="string">
            <text:p>INT. TERMO. BIPO. TMI-6KA-C2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3P</text:p>
          </table:table-cell>
          <table:table-cell table:style-name="ce17" office:value-type="string" calcext:value-type="string">
            <text:p>INT. TERMO. TRIP. TMI-6KA-C2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4P</text:p>
          </table:table-cell>
          <table:table-cell table:style-name="ce17" office:value-type="string" calcext:value-type="string">
            <text:p>INT. TERMO. TETR. TMI-6KA-C2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1P</text:p>
          </table:table-cell>
          <table:table-cell table:style-name="ce17" office:value-type="string" calcext:value-type="string">
            <text:p>INT. TERMO. UNIP. TMI-6KA-C25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2P</text:p>
          </table:table-cell>
          <table:table-cell table:style-name="ce17" office:value-type="string" calcext:value-type="string">
            <text:p>INT. TERMO. BIPO. TMI-6KA-C25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3P</text:p>
          </table:table-cell>
          <table:table-cell table:style-name="ce17" office:value-type="string" calcext:value-type="string">
            <text:p>INT. TERMO. TRIP. TMI-6KA-C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4P</text:p>
          </table:table-cell>
          <table:table-cell table:style-name="ce17" office:value-type="string" calcext:value-type="string">
            <text:p>INT. TERMO. TETR. TMI-6KA-C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1P</text:p>
          </table:table-cell>
          <table:table-cell table:style-name="ce17" office:value-type="string" calcext:value-type="string">
            <text:p>INT. TERMO. UNIP. TMI-6KA-C32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2P</text:p>
          </table:table-cell>
          <table:table-cell table:style-name="ce17" office:value-type="string" calcext:value-type="string">
            <text:p>INT. TERMO. BIPO. TMI-6KA-C32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3P</text:p>
          </table:table-cell>
          <table:table-cell table:style-name="ce17" office:value-type="string" calcext:value-type="string">
            <text:p>INT. TERMO. TRIP. TMI-6KA-C32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4P</text:p>
          </table:table-cell>
          <table:table-cell table:style-name="ce17" office:value-type="string" calcext:value-type="string">
            <text:p>INT. TERMO. TETR. TMI-6KA-C32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1P</text:p>
          </table:table-cell>
          <table:table-cell table:style-name="ce17" office:value-type="string" calcext:value-type="string">
            <text:p>INT. TERMO. UNIP. TMI-6KA-C4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2P</text:p>
          </table:table-cell>
          <table:table-cell table:style-name="ce17" office:value-type="string" calcext:value-type="string">
            <text:p>INT. TERMO. BIPO. TMI-6KA-C4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3P</text:p>
          </table:table-cell>
          <table:table-cell table:style-name="ce17" office:value-type="string" calcext:value-type="string">
            <text:p>INT. TERMO. TRIP. TMI-6KA-C4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4P</text:p>
          </table:table-cell>
          <table:table-cell table:style-name="ce17" office:value-type="string" calcext:value-type="string">
            <text:p>INT. TERMO. TETR. TMI-6KA-C4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1P</text:p>
          </table:table-cell>
          <table:table-cell table:style-name="ce17" office:value-type="string" calcext:value-type="string">
            <text:p>INT. TERMO. UNIP. TMI-6KA-C5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2P</text:p>
          </table:table-cell>
          <table:table-cell table:style-name="ce17" office:value-type="string" calcext:value-type="string">
            <text:p>INT. TERMO. BIPO. TMI-6KA-C5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3P</text:p>
          </table:table-cell>
          <table:table-cell table:style-name="ce17" office:value-type="string" calcext:value-type="string">
            <text:p>INT. TERMO. TRIP. TMI-6KA-C5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4P</text:p>
          </table:table-cell>
          <table:table-cell table:style-name="ce17" office:value-type="string" calcext:value-type="string">
            <text:p>INT. TERMO. TETR. TMI-6KA-C5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1P</text:p>
          </table:table-cell>
          <table:table-cell table:style-name="ce17" office:value-type="string" calcext:value-type="string">
            <text:p>INT. TERMO. UNIP. TMI-6KA-C63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2P</text:p>
          </table:table-cell>
          <table:table-cell table:style-name="ce17" office:value-type="string" calcext:value-type="string">
            <text:p>INT. TERMO. BIPO. TMI-6KA-C63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3P</text:p>
          </table:table-cell>
          <table:table-cell table:style-name="ce17" office:value-type="string" calcext:value-type="string">
            <text:p>INT. TERMO. TRIP. TMI-6KA-C63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4P</text:p>
          </table:table-cell>
          <table:table-cell table:style-name="ce17" office:value-type="string" calcext:value-type="string">
            <text:p>INT. TERMO. TETR. TMI-6KA-C63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2P</text:p>
          </table:table-cell>
          <table:table-cell table:style-name="ce17" office:value-type="string" calcext:value-type="string">
            <text:p>INT.TERMO.BIPO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2" calcext:value-type="float">
            <text:p>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3P</text:p>
          </table:table-cell>
          <table:table-cell table:style-name="ce17" office:value-type="string" calcext:value-type="string">
            <text:p>INT.TERMO.TRIP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4P</text:p>
          </table:table-cell>
          <table:table-cell table:style-name="ce17" office:value-type="string" calcext:value-type="string">
            <text:p>INT.TERMO.TETR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2P</text:p>
          </table:table-cell>
          <table:table-cell table:style-name="ce17" office:value-type="string" calcext:value-type="string">
            <text:p>INT.TERMO.BIPO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3" calcext:value-type="float">
            <text:p>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3P</text:p>
          </table:table-cell>
          <table:table-cell table:style-name="ce17" office:value-type="string" calcext:value-type="string">
            <text:p>INT.TERMO.TRIP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4P</text:p>
          </table:table-cell>
          <table:table-cell table:style-name="ce17" office:value-type="string" calcext:value-type="string">
            <text:p>INT.TERMO.TETR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1P</text:p>
          </table:table-cell>
          <table:table-cell table:style-name="ce17" office:value-type="string" calcext:value-type="string">
            <text:p>INT.TERMO.UN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2P</text:p>
          </table:table-cell>
          <table:table-cell table:style-name="ce17" office:value-type="string" calcext:value-type="string">
            <text:p>INT.TERMO.BIPO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3P</text:p>
          </table:table-cell>
          <table:table-cell table:style-name="ce17" office:value-type="string" calcext:value-type="string">
            <text:p>INT.TERMO.TR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1P</text:p>
          </table:table-cell>
          <table:table-cell table:style-name="ce17" office:value-type="string" calcext:value-type="string">
            <text:p>INT.TERMO.UN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2P</text:p>
          </table:table-cell>
          <table:table-cell table:style-name="ce17" office:value-type="string" calcext:value-type="string">
            <text:p>INT.TERMO.BIPO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3P</text:p>
          </table:table-cell>
          <table:table-cell table:style-name="ce17" office:value-type="string" calcext:value-type="string">
            <text:p>INT.TERMO.TR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1P</text:p>
          </table:table-cell>
          <table:table-cell table:style-name="ce17" office:value-type="string" calcext:value-type="string">
            <text:p>INT.TERMO.UN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2P</text:p>
          </table:table-cell>
          <table:table-cell table:style-name="ce17" office:value-type="string" calcext:value-type="string">
            <text:p>INT.TERMO.BIPO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3P</text:p>
          </table:table-cell>
          <table:table-cell table:style-name="ce17" office:value-type="string" calcext:value-type="string">
            <text:p>INT.TERMO.TR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1P</text:p>
          </table:table-cell>
          <table:table-cell table:style-name="ce17" office:value-type="string" calcext:value-type="string">
            <text:p>INT.TERMO.UN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2P</text:p>
          </table:table-cell>
          <table:table-cell table:style-name="ce17" office:value-type="string" calcext:value-type="string">
            <text:p>INT.TERMO.BIPO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3P</text:p>
          </table:table-cell>
          <table:table-cell table:style-name="ce17" office:value-type="string" calcext:value-type="string">
            <text:p>INT.TERMO.TR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1P</text:p>
          </table:table-cell>
          <table:table-cell table:style-name="ce17" office:value-type="string" calcext:value-type="string">
            <text:p>INT.TERMO.UN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7" calcext:value-type="float">
            <text:p>3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2P</text:p>
          </table:table-cell>
          <table:table-cell table:style-name="ce17" office:value-type="string" calcext:value-type="string">
            <text:p>INT.TERMO.BIPO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3P</text:p>
          </table:table-cell>
          <table:table-cell table:style-name="ce17" office:value-type="string" calcext:value-type="string">
            <text:p>INT.TERMO.TR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4P</text:p>
          </table:table-cell>
          <table:table-cell table:style-name="ce17" office:value-type="string" calcext:value-type="string">
            <text:p>INT.TERMO.TETR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1P</text:p>
          </table:table-cell>
          <table:table-cell table:style-name="ce17" office:value-type="string" calcext:value-type="string">
            <text:p>INT.TERMO.UN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4" calcext:value-type="float">
            <text:p>3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2P</text:p>
          </table:table-cell>
          <table:table-cell table:style-name="ce17" office:value-type="string" calcext:value-type="string">
            <text:p>INT.TERMO.BIPO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3P</text:p>
          </table:table-cell>
          <table:table-cell table:style-name="ce17" office:value-type="string" calcext:value-type="string">
            <text:p>INT.TERMO.TR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1P</text:p>
          </table:table-cell>
          <table:table-cell table:style-name="ce17" office:value-type="string" calcext:value-type="string">
            <text:p>INT.TERMO.UN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1" calcext:value-type="float">
            <text:p>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2P</text:p>
          </table:table-cell>
          <table:table-cell table:style-name="ce17" office:value-type="string" calcext:value-type="string">
            <text:p>INT.TERMO.BIPO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3P</text:p>
          </table:table-cell>
          <table:table-cell table:style-name="ce17" office:value-type="string" calcext:value-type="string">
            <text:p>INT.TERMO.TR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4P</text:p>
          </table:table-cell>
          <table:table-cell table:style-name="ce17" office:value-type="string" calcext:value-type="string">
            <text:p>INT.TERMO.TETR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C96-0000 <text:s text:c="10"/></text:p>
          </table:table-cell>
          <table:table-cell table:style-name="ce17" office:value-type="string" calcext:value-type="string">
            <text:p>CONT.PID CONF.4 DIG PC96-0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94" calcext:value-type="float">
            <text:p>26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33-0000 <text:s text:c="10"/></text:p>
          </table:table-cell>
          <table:table-cell table:style-name="ce17" office:value-type="string" calcext:value-type="string">
            <text:p>CONT CONFIG 3 SAL. <text:s/>RC33-0000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9" calcext:value-type="float">
            <text:p>4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G</text:p>
          </table:table-cell>
          <table:table-cell table:style-name="ce17" office:value-type="string" calcext:value-type="string">
            <text:p>LED AP1M222-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R</text:p>
          </table:table-cell>
          <table:table-cell table:style-name="ce17" office:value-type="string" calcext:value-type="string">
            <text:p>LED AP1M222-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W</text:p>
          </table:table-cell>
          <table:table-cell table:style-name="ce17" office:value-type="string" calcext:value-type="string">
            <text:p>LED AP1M222-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Y</text:p>
          </table:table-cell>
          <table:table-cell table:style-name="ce17" office:value-type="string" calcext:value-type="string">
            <text:p>LED AP1M222-Y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A7S 12V 2W <text:s text:c="8"/></text:p>
          </table:table-cell>
          <table:table-cell table:style-name="ce17" office:value-type="string" calcext:value-type="string">
            <text:p>LAMPARA BA7S 12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24V 3W <text:s text:c="8"/></text:p>
          </table:table-cell>
          <table:table-cell table:style-name="ce17" office:value-type="string" calcext:value-type="string">
            <text:p>LAMPARA BA7S 24V 3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6V 1.2W <text:s text:c="7"/></text:p>
          </table:table-cell>
          <table:table-cell table:style-name="ce17" office:value-type="string" calcext:value-type="string">
            <text:p>LAMPARA BA7S 6V 1,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9S 48V 1W <text:s text:c="8"/></text:p>
          </table:table-cell>
          <table:table-cell table:style-name="ce17" office:value-type="string" calcext:value-type="string">
            <text:p>LAMPARA BA9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7T-002</text:p>
          </table:table-cell>
          <table:table-cell table:style-name="ce17" office:value-type="string" calcext:value-type="string">
            <text:p>LAMPARA BA7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9T-012</text:p>
          </table:table-cell>
          <table:table-cell table:style-name="ce17" office:value-type="string" calcext:value-type="string">
            <text:p>LAMPARA BA9S 12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24V2W-CF</text:p>
          </table:table-cell>
          <table:table-cell table:style-name="ce17" office:value-type="string" calcext:value-type="string">
            <text:p>LAMPARA BA9S 24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6V1W-CV</text:p>
          </table:table-cell>
          <table:table-cell table:style-name="ce17" office:value-type="string" calcext:value-type="string">
            <text:p>LAMPARA BA9S 6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7B-24V062A-CV 1,5W</text:p>
          </table:table-cell>
          <table:table-cell table:style-name="ce17" office:value-type="string" calcext:value-type="string">
            <text:p>LAMPARA BA7S 24V 1,5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12V</text:p>
          </table:table-cell>
          <table:table-cell table:style-name="ce17" office:value-type="string" calcext:value-type="string">
            <text:p>LAMPARA L16-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24V</text:p>
          </table:table-cell>
          <table:table-cell table:style-name="ce17" office:value-type="string" calcext:value-type="string">
            <text:p>LAMPARA L16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5V</text:p>
          </table:table-cell>
          <table:table-cell table:style-name="ce17" office:value-type="string" calcext:value-type="string">
            <text:p>LAMPARA L16-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G</text:p>
          </table:table-cell>
          <table:table-cell table:style-name="ce17" office:value-type="string" calcext:value-type="string">
            <text:p>LED LAPD-2G 24VC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59" calcext:value-type="float">
            <text:p>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R</text:p>
          </table:table-cell>
          <table:table-cell table:style-name="ce17" office:value-type="string" calcext:value-type="string">
            <text:p>LED LAPD-2R 24VC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S</text:p>
          </table:table-cell>
          <table:table-cell table:style-name="ce17" office:value-type="string" calcext:value-type="string">
            <text:p>LED LAPD-2S 24VC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W</text:p>
          </table:table-cell>
          <table:table-cell table:style-name="ce17" office:value-type="string" calcext:value-type="string">
            <text:p>LED LAPD-2W 24VC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Y</text:p>
          </table:table-cell>
          <table:table-cell table:style-name="ce17" office:value-type="string" calcext:value-type="string">
            <text:p>LED LAPD-2Y 24VC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B9Z-LED2A</text:p>
          </table:table-cell>
          <table:table-cell table:style-name="ce17" office:value-type="string" calcext:value-type="string">
            <text:p>LB9Z-LED2A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G</text:p>
          </table:table-cell>
          <table:table-cell table:style-name="ce17" office:value-type="string" calcext:value-type="string">
            <text:p>LED 12V AC/DC LFPD-1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R</text:p>
          </table:table-cell>
          <table:table-cell table:style-name="ce17" office:value-type="string" calcext:value-type="string">
            <text:p>LED 12V AC/DC LFPD-1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2W</text:p>
          </table:table-cell>
          <table:table-cell table:style-name="ce17" office:value-type="string" calcext:value-type="string">
            <text:p>LED 24V AC/DC <text:s/>LFPD-2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1A 12V</text:p>
          </table:table-cell>
          <table:table-cell table:style-name="ce17" office:value-type="string" calcext:value-type="string">
            <text:p>LED LFTD-1A 12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APN10 **</text:p>
          </table:table-cell>
          <table:table-cell table:style-name="ce17" office:value-type="string" calcext:value-type="string">
            <text:p>LED LFTD-2A 24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GPN10 **</text:p>
          </table:table-cell>
          <table:table-cell table:style-name="ce17" office:value-type="string" calcext:value-type="string">
            <text:p>LED LF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PWPN10 **</text:p>
          </table:table-cell>
          <table:table-cell table:style-name="ce17" office:value-type="string" calcext:value-type="string">
            <text:p>LED LF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RPN10 **</text:p>
          </table:table-cell>
          <table:table-cell table:style-name="ce17" office:value-type="string" calcext:value-type="string">
            <text:p>LED LF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SPN10 **</text:p>
          </table:table-cell>
          <table:table-cell table:style-name="ce17" office:value-type="string" calcext:value-type="string">
            <text:p>LED LFTD-2S 24V AC/D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Y 24V</text:p>
          </table:table-cell>
          <table:table-cell table:style-name="ce17" office:value-type="string" calcext:value-type="string">
            <text:p>LED LFTD-2Y 24V AC/D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H-14</text:p>
          </table:table-cell>
          <table:table-cell table:style-name="ce17" office:value-type="string" calcext:value-type="string">
            <text:p>LAMPARA 12V <text:s/>LH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H-28</text:p>
          </table:table-cell>
          <table:table-cell table:style-name="ce17" office:value-type="string" calcext:value-type="string">
            <text:p>LAMPARA 24V <text:s/>LH-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G 24V</text:p>
          </table:table-cell>
          <table:table-cell table:style-name="ce17" office:value-type="string" calcext:value-type="string">
            <text:p>LED LS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R 24V</text:p>
          </table:table-cell>
          <table:table-cell table:style-name="ce17" office:value-type="string" calcext:value-type="string">
            <text:p>LS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W 24V</text:p>
          </table:table-cell>
          <table:table-cell table:style-name="ce17" office:value-type="string" calcext:value-type="string">
            <text:p>LS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6A</text:p>
          </table:table-cell>
          <table:table-cell table:style-name="ce17" office:value-type="string" calcext:value-type="string">
            <text:p>LED LSTD-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 WD-03A</text:p>
          </table:table-cell>
          <table:table-cell table:style-name="ce17" office:value-type="string" calcext:value-type="string">
            <text:p>LED BA9S 24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BD-03A</text:p>
          </table:table-cell>
          <table:table-cell table:style-name="ce17" office:value-type="string" calcext:value-type="string">
            <text:p>LED BA9S 24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GD-03A</text:p>
          </table:table-cell>
          <table:table-cell table:style-name="ce17" office:value-type="string" calcext:value-type="string">
            <text:p>LED BA9S 24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RD-03A</text:p>
          </table:table-cell>
          <table:table-cell table:style-name="ce17" office:value-type="string" calcext:value-type="string">
            <text:p>LED BA9S 24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YD-03A</text:p>
          </table:table-cell>
          <table:table-cell table:style-name="ce17" office:value-type="string" calcext:value-type="string">
            <text:p>LED BA9S 24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AD-09A</text:p>
          </table:table-cell>
          <table:table-cell table:style-name="ce17" office:value-type="string" calcext:value-type="string">
            <text:p>LED BA9S 220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BD-09A</text:p>
          </table:table-cell>
          <table:table-cell table:style-name="ce17" office:value-type="string" calcext:value-type="string">
            <text:p>LED BA9S 220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GD-09A</text:p>
          </table:table-cell>
          <table:table-cell table:style-name="ce17" office:value-type="string" calcext:value-type="string">
            <text:p>LED BA9S 220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RD-09A</text:p>
          </table:table-cell>
          <table:table-cell table:style-name="ce17" office:value-type="string" calcext:value-type="string">
            <text:p>LED BA9S 220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1A</text:p>
          </table:table-cell>
          <table:table-cell table:style-name="ce17" office:value-type="string" calcext:value-type="string">
            <text:p>LED BA9S 6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2A</text:p>
          </table:table-cell>
          <table:table-cell table:style-name="ce17" office:value-type="string" calcext:value-type="string">
            <text:p>LED BA9S 12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9A</text:p>
          </table:table-cell>
          <table:table-cell table:style-name="ce17" office:value-type="string" calcext:value-type="string">
            <text:p>LED BA9S 220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B-WD-06A</text:p>
          </table:table-cell>
          <table:table-cell table:style-name="ce17" office:value-type="string" calcext:value-type="string">
            <text:p>LED BA9S 48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3N</text:p>
          </table:table-cell>
          <table:table-cell table:style-name="ce17" office:value-type="string" calcext:value-type="string">
            <text:p>PEDAL DE ALUMINIO HRF-HD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42" calcext:value-type="float">
            <text:p>125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5NX</text:p>
          </table:table-cell>
          <table:table-cell table:style-name="ce17" office:value-type="string" calcext:value-type="string">
            <text:p>PEDAL DE ALUMINIO DOBLE HRF-HD5N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14" calcext:value-type="float">
            <text:p>28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MD4</text:p>
          </table:table-cell>
          <table:table-cell table:style-name="ce17" office:value-type="string" calcext:value-type="string">
            <text:p>PEDAL DE ALUMINIO HRF-MD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9" calcext:value-type="float">
            <text:p>2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101</text:p>
          </table:table-cell>
          <table:table-cell table:style-name="ce17" office:value-type="string" calcext:value-type="string">
            <text:p>CONTACTO 1NA+ 1NC K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1" calcext:value-type="float">
            <text:p>1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301</text:p>
          </table:table-cell>
          <table:table-cell table:style-name="ce17" office:value-type="string" calcext:value-type="string">
            <text:p>LIM. CARRERA C/PULSADOR DE ACERO K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2</text:p>
          </table:table-cell>
          <table:table-cell table:style-name="ce17" office:value-type="string" calcext:value-type="string">
            <text:p>LIM. CARRERA C/PULS. CON RODILLO DE ACERO KXL-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3" calcext:value-type="float">
            <text:p>3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3</text:p>
          </table:table-cell>
          <table:table-cell table:style-name="ce17" office:value-type="string" calcext:value-type="string">
            <text:p>LIM. CARRERA C/PULS. CON BOLILLA DE ACERO KXL-3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7" calcext:value-type="float">
            <text:p>39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2</text:p>
          </table:table-cell>
          <table:table-cell table:style-name="ce17" office:value-type="string" calcext:value-type="string">
            <text:p>LIM. CARRERA C/LEVA ROT. FIJA K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3</text:p>
          </table:table-cell>
          <table:table-cell table:style-name="ce17" office:value-type="string" calcext:value-type="string">
            <text:p>LIM. CARRERA C/LEVA ROT. AJUST. KXL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26</text:p>
          </table:table-cell>
          <table:table-cell table:style-name="ce17" office:value-type="string" calcext:value-type="string">
            <text:p>LIM. CARRERA PAL..AJUST.C/ROD DE GOMA D.50 K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37</text:p>
          </table:table-cell>
          <table:table-cell table:style-name="ce17" office:value-type="string" calcext:value-type="string">
            <text:p>LIM.CARRERA BRAZO ANG C/2 RODILLOS K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63" calcext:value-type="float">
            <text:p>50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901</text:p>
          </table:table-cell>
          <table:table-cell table:style-name="ce17" office:value-type="string" calcext:value-type="string">
            <text:p>LIM. CARRERA C/RESORTE FLEX. K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M-702</text:p>
          </table:table-cell>
          <table:table-cell table:style-name="ce17" office:value-type="string" calcext:value-type="string">
            <text:p>LIM. CARRERA C/LEVA ROT. FIJA KXM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87" calcext:value-type="float">
            <text:p>4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M-703</text:p>
          </table:table-cell>
          <table:table-cell table:style-name="ce17" office:value-type="string" calcext:value-type="string">
            <text:p>LIM. CARRERA C/LEVA ROT. AJUST. K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2" calcext:value-type="float">
            <text:p>4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010B</text:p>
          </table:table-cell>
          <table:table-cell table:style-name="ce17" office:value-type="string" calcext:value-type="string">
            <text:p>LIM. CARRERA C/PULSADOR DE ACERO Z15G-0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06" calcext:value-type="float">
            <text:p>1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10B</text:p>
          </table:table-cell>
          <table:table-cell table:style-name="ce17" office:value-type="string" calcext:value-type="string">
            <text:p>LIM. CARRERA C/PULS. CORTO DE ACERO Z15G-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101</text:p>
          </table:table-cell>
          <table:table-cell table:style-name="ce17" office:value-type="string" calcext:value-type="string">
            <text:p>CONTACTO 1NA+ 1NC Z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3" calcext:value-type="float">
            <text:p>2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301</text:p>
          </table:table-cell>
          <table:table-cell table:style-name="ce17" office:value-type="string" calcext:value-type="string">
            <text:p>LIM. CARRERA C/PULSADOR DE ACERO Z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4" calcext:value-type="float">
            <text:p>3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02</text:p>
          </table:table-cell>
          <table:table-cell table:style-name="ce17" office:value-type="string" calcext:value-type="string">
            <text:p>LIM. CARRERA C/LEVA ROT. FIJA Z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26</text:p>
          </table:table-cell>
          <table:table-cell table:style-name="ce17" office:value-type="string" calcext:value-type="string">
            <text:p>LIM. CAR. PAL. AJUST. C/ROD. DE GOMA D.50 Z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6" calcext:value-type="float">
            <text:p>3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37</text:p>
          </table:table-cell>
          <table:table-cell table:style-name="ce17" office:value-type="string" calcext:value-type="string">
            <text:p>LIM. CARRERA BRAZO ANG. C/ 2 RODILLOS Z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5" calcext:value-type="float">
            <text:p>4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901</text:p>
          </table:table-cell>
          <table:table-cell table:style-name="ce17" office:value-type="string" calcext:value-type="string">
            <text:p>LIM.CARRERA C/RESORTE FLEX. Z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M-703</text:p>
          </table:table-cell>
          <table:table-cell table:style-name="ce17" office:value-type="string" calcext:value-type="string">
            <text:p>LIM.CARRERA C/LEVA ROT. AJUST. Z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5" calcext:value-type="float">
            <text:p>3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80.94.11+OM/AP1B</text:p>
          </table:table-cell>
          <table:table-cell table:style-name="ce17" office:value-type="string" calcext:value-type="string">
            <text:p>80.94.11+OM/AP1B INT. TETRAP. 90G EN CAJA AP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1.03" calcext:value-type="float">
            <text:p>15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1.11 <text:s text:c="11"/></text:p>
          </table:table-cell>
          <table:table-cell table:style-name="ce17" office:value-type="string" calcext:value-type="string">
            <text:p>80.01.11 INT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5" calcext:value-type="float">
            <text:p>28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 <text:s text:c="11"/></text:p>
          </table:table-cell>
          <table:table-cell table:style-name="ce17" office:value-type="string" calcext:value-type="string">
            <text:p>80.02.11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/206</text:p>
          </table:table-cell>
          <table:table-cell table:style-name="ce17" office:value-type="string" calcext:value-type="string">
            <text:p>80.02.11/206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 <text:s text:c="11"/></text:p>
          </table:table-cell>
          <table:table-cell table:style-name="ce17" office:value-type="string" calcext:value-type="string">
            <text:p>80.03.11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37" calcext:value-type="float">
            <text:p>41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206</text:p>
          </table:table-cell>
          <table:table-cell table:style-name="ce17" office:value-type="string" calcext:value-type="string">
            <text:p>80.03.11/206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03" calcext:value-type="float">
            <text:p>3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445 <text:s text:c="7"/></text:p>
          </table:table-cell>
          <table:table-cell table:style-name="ce17" office:value-type="string" calcext:value-type="string">
            <text:p>80.03.11/445 INT.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9" calcext:value-type="float">
            <text:p>4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3 <text:s text:c="9"/></text:p>
          </table:table-cell>
          <table:table-cell table:style-name="ce17" office:value-type="string" calcext:value-type="string">
            <text:p>80.03.11 +3 INT.TRIP.C/F+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4L <text:s text:c="8"/></text:p>
          </table:table-cell>
          <table:table-cell table:style-name="ce17" office:value-type="string" calcext:value-type="string">
            <text:p>80.03.11+4L INT.TRI.C/RET AU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5c <text:s text:c="8"/></text:p>
          </table:table-cell>
          <table:table-cell table:style-name="ce17" office:value-type="string" calcext:value-type="string">
            <text:p>80.03.11+5C <text:s/>INT.NC.C/RET.AUT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4.11 <text:s text:c="11"/></text:p>
          </table:table-cell>
          <table:table-cell table:style-name="ce17" office:value-type="string" calcext:value-type="string">
            <text:p>80.04.11 INT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5.11 <text:s text:c="11"/></text:p>
          </table:table-cell>
          <table:table-cell table:style-name="ce17" office:value-type="string" calcext:value-type="string">
            <text:p>80.05.11 CONM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6.11 <text:s text:c="11"/></text:p>
          </table:table-cell>
          <table:table-cell table:style-name="ce17" office:value-type="string" calcext:value-type="string">
            <text:p>80.06.11 CONM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7.11 <text:s text:c="11"/></text:p>
          </table:table-cell>
          <table:table-cell table:style-name="ce17" office:value-type="string" calcext:value-type="string">
            <text:p>80.07.11 CONM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<text:s text:c="11"/></text:p>
          </table:table-cell>
          <table:table-cell table:style-name="ce17" office:value-type="string" calcext:value-type="string">
            <text:p>80.08.11 INV. MARCHA TR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+ 6C</text:p>
          </table:table-cell>
          <table:table-cell table:style-name="ce17" office:value-type="string" calcext:value-type="string">
            <text:p>80.08.11 + 6C INV. MARCHA TRIP. EN CAJA METAL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7" calcext:value-type="float">
            <text:p>138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9.11 <text:s text:c="11"/></text:p>
          </table:table-cell>
          <table:table-cell table:style-name="ce17" office:value-type="string" calcext:value-type="string">
            <text:p>80.09.11 CONMUT. DE POL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28" calcext:value-type="float">
            <text:p>6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1.11 <text:s text:c="11"/></text:p>
          </table:table-cell>
          <table:table-cell table:style-name="ce17" office:value-type="string" calcext:value-type="string">
            <text:p>80.11.11 INV/CONM.DE PO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4.11 <text:s text:c="11"/></text:p>
          </table:table-cell>
          <table:table-cell table:style-name="ce17" office:value-type="string" calcext:value-type="string">
            <text:p>80.14.11 C.AMP.P/M. DIRE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25" calcext:value-type="float">
            <text:p>82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5.11 <text:s text:c="11"/></text:p>
          </table:table-cell>
          <table:table-cell table:style-name="ce17" office:value-type="string" calcext:value-type="string">
            <text:p>80.15.11 C.VOLT.3TEN.FAS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6.11 <text:s text:c="11"/></text:p>
          </table:table-cell>
          <table:table-cell table:style-name="ce17" office:value-type="string" calcext:value-type="string">
            <text:p>80.16.11 C.VOLT.3TEN CO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.11 <text:s text:c="11"/></text:p>
          </table:table-cell>
          <table:table-cell table:style-name="ce17" office:value-type="string" calcext:value-type="string">
            <text:p>80.17.11 C.VOLT.2LIN.TRI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6.11</text:p>
          </table:table-cell>
          <table:table-cell table:style-name="ce17" office:value-type="string" calcext:value-type="string">
            <text:p>80.176.11 CONMUTADOR 10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45" calcext:value-type="float">
            <text:p>120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8.11 <text:s text:c="11"/></text:p>
          </table:table-cell>
          <table:table-cell table:style-name="ce17" office:value-type="string" calcext:value-type="string">
            <text:p>80.18.11 C.VOLT.3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9.11 <text:s text:c="11"/></text:p>
          </table:table-cell>
          <table:table-cell table:style-name="ce17" office:value-type="string" calcext:value-type="string">
            <text:p>80.19.11 C.VOLT.I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0.11 <text:s text:c="11"/></text:p>
          </table:table-cell>
          <table:table-cell table:style-name="ce17" office:value-type="string" calcext:value-type="string">
            <text:p>80.20.11 C.AMP.UNIP.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1.11 <text:s text:c="11"/></text:p>
          </table:table-cell>
          <table:table-cell table:style-name="ce17" office:value-type="string" calcext:value-type="string">
            <text:p>80.21.11 C.AMP.UNIP.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2.11 <text:s text:c="11"/></text:p>
          </table:table-cell>
          <table:table-cell table:style-name="ce17" office:value-type="string" calcext:value-type="string">
            <text:p>80.22.11 C.AMP.UNIP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09" calcext:value-type="float">
            <text:p>5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3.11 <text:s text:c="11"/></text:p>
          </table:table-cell>
          <table:table-cell table:style-name="ce17" office:value-type="string" calcext:value-type="string">
            <text:p>80.23.11 C.AMP.UNIP.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6" calcext:value-type="float">
            <text:p>8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4.11 <text:s text:c="11"/></text:p>
          </table:table-cell>
          <table:table-cell table:style-name="ce17" office:value-type="string" calcext:value-type="string">
            <text:p>80.24.11 C.AMP.BIP. 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5.11 <text:s text:c="11"/></text:p>
          </table:table-cell>
          <table:table-cell table:style-name="ce17" office:value-type="string" calcext:value-type="string">
            <text:p>80.25.11 C.AMP.BIP.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6.11 <text:s text:c="11"/></text:p>
          </table:table-cell>
          <table:table-cell table:style-name="ce17" office:value-type="string" calcext:value-type="string">
            <text:p>80.26.11 C.AMP.BIP. 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7.11 <text:s text:c="11"/></text:p>
          </table:table-cell>
          <table:table-cell table:style-name="ce17" office:value-type="string" calcext:value-type="string">
            <text:p>80.27.11 CONM. WATIMETRI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8.11 <text:s text:c="11"/></text:p>
          </table:table-cell>
          <table:table-cell table:style-name="ce17" office:value-type="string" calcext:value-type="string">
            <text:p>80.28.11 CONM. P/COSFIM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9.11 <text:s text:c="11"/></text:p>
          </table:table-cell>
          <table:table-cell table:style-name="ce17" office:value-type="string" calcext:value-type="string">
            <text:p>80.29.11 INT.1F.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47" calcext:value-type="float">
            <text:p>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0.11 <text:s text:c="11"/></text:p>
          </table:table-cell>
          <table:table-cell table:style-name="ce17" office:value-type="string" calcext:value-type="string">
            <text:p>80.30.11 CON/CONTAC.INVE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38" calcext:value-type="float">
            <text:p>4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1.11 <text:s text:c="11"/></text:p>
          </table:table-cell>
          <table:table-cell table:style-name="ce17" office:value-type="string" calcext:value-type="string">
            <text:p>80.31.11 C.AMP.BIP. 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" calcext:value-type="float">
            <text:p>55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2.11 <text:s text:c="11"/></text:p>
          </table:table-cell>
          <table:table-cell table:style-name="ce17" office:value-type="string" calcext:value-type="string">
            <text:p>80.32.11 INV.1F 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3.11 <text:s text:c="11"/></text:p>
          </table:table-cell>
          <table:table-cell table:style-name="ce17" office:value-type="string" calcext:value-type="string">
            <text:p>80.33.11 CONM.1F C/FAS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4.11 <text:s text:c="11"/></text:p>
          </table:table-cell>
          <table:table-cell table:style-name="ce17" office:value-type="string" calcext:value-type="string">
            <text:p>80.34.11 INV.1F P/DISYU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5.11 <text:s text:c="11"/></text:p>
          </table:table-cell>
          <table:table-cell table:style-name="ce17" office:value-type="string" calcext:value-type="string">
            <text:p>80.35.11 CONM.1F P/DISYU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6.11 <text:s text:c="11"/></text:p>
          </table:table-cell>
          <table:table-cell table:style-name="ce17" office:value-type="string" calcext:value-type="string">
            <text:p>80.36.11 CONM.P/CONTACTO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7.11</text:p>
          </table:table-cell>
          <table:table-cell table:style-name="ce17" office:value-type="string" calcext:value-type="string">
            <text:p>80.37.11 INV. MON. P/MOT. C/CON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72" calcext:value-type="float">
            <text:p>79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8.11 <text:s text:c="11"/></text:p>
          </table:table-cell>
          <table:table-cell table:style-name="ce17" office:value-type="string" calcext:value-type="string">
            <text:p>80.38.11 DESV.UNIP. 3 VI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1" calcext:value-type="float">
            <text:p>3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 <text:s text:c="11"/></text:p>
          </table:table-cell>
          <table:table-cell table:style-name="ce17" office:value-type="string" calcext:value-type="string">
            <text:p>80.41.11 DESV.UN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/206</text:p>
          </table:table-cell>
          <table:table-cell table:style-name="ce17" office:value-type="string" calcext:value-type="string">
            <text:p>80.41.11/206 DESV. UN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8" calcext:value-type="float">
            <text:p>3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 <text:s text:c="11"/></text:p>
          </table:table-cell>
          <table:table-cell table:style-name="ce17" office:value-type="string" calcext:value-type="string">
            <text:p>80.42.11 DESV.B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/512 <text:s text:c="7"/></text:p>
          </table:table-cell>
          <table:table-cell table:style-name="ce17" office:value-type="string" calcext:value-type="string">
            <text:p>80.42.11/512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 <text:s text:c="11"/></text:p>
          </table:table-cell>
          <table:table-cell table:style-name="ce17" office:value-type="string" calcext:value-type="string">
            <text:p>80.43.11 DESV.TR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/206</text:p>
          </table:table-cell>
          <table:table-cell table:style-name="ce17" office:value-type="string" calcext:value-type="string">
            <text:p>80.43.11/206 <text:s/>DESV. TR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8" calcext:value-type="float">
            <text:p>6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4.11 <text:s text:c="11"/></text:p>
          </table:table-cell>
          <table:table-cell table:style-name="ce17" office:value-type="string" calcext:value-type="string">
            <text:p>80.44.11 DESV.TETRA.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 <text:s text:c="11"/></text:p>
          </table:table-cell>
          <table:table-cell table:style-name="ce17" office:value-type="string" calcext:value-type="string">
            <text:p>80.45.11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56" calcext:value-type="float">
            <text:p>6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/206</text:p>
          </table:table-cell>
          <table:table-cell table:style-name="ce17" office:value-type="string" calcext:value-type="string">
            <text:p>80.45.11/206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 <text:s text:c="11"/></text:p>
          </table:table-cell>
          <table:table-cell table:style-name="ce17" office:value-type="string" calcext:value-type="string">
            <text:p>80.46.11 DESV.UN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/206 <text:s text:c="7"/></text:p>
          </table:table-cell>
          <table:table-cell table:style-name="ce17" office:value-type="string" calcext:value-type="string">
            <text:p>80.46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7.11 <text:s text:c="11"/></text:p>
          </table:table-cell>
          <table:table-cell table:style-name="ce17" office:value-type="string" calcext:value-type="string">
            <text:p>80.47.11 DESV.BIP. 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 <text:s text:c="11"/></text:p>
          </table:table-cell>
          <table:table-cell table:style-name="ce17" office:value-type="string" calcext:value-type="string">
            <text:p>80.48.11 DESV.TR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14" calcext:value-type="float">
            <text:p>9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/206 <text:s text:c="7"/></text:p>
          </table:table-cell>
          <table:table-cell table:style-name="ce17" office:value-type="string" calcext:value-type="string">
            <text:p>80.48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26" calcext:value-type="float">
            <text:p>8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 <text:s text:c="11"/></text:p>
          </table:table-cell>
          <table:table-cell table:style-name="ce17" office:value-type="string" calcext:value-type="string">
            <text:p>80.49.11 DESV.UN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53" calcext:value-type="float">
            <text:p>5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/206</text:p>
          </table:table-cell>
          <table:table-cell table:style-name="ce17" office:value-type="string" calcext:value-type="string">
            <text:p>80.49.11/206 DESV. UN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6" calcext:value-type="float">
            <text:p>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0.11 <text:s text:c="11"/></text:p>
          </table:table-cell>
          <table:table-cell table:style-name="ce17" office:value-type="string" calcext:value-type="string">
            <text:p>80.50.11 DESV.B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29" calcext:value-type="float">
            <text:p>10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 <text:s text:c="11"/></text:p>
          </table:table-cell>
          <table:table-cell table:style-name="ce17" office:value-type="string" calcext:value-type="string">
            <text:p>80.51.11 DESV.TR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15" calcext:value-type="float">
            <text:p>1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/206</text:p>
          </table:table-cell>
          <table:table-cell table:style-name="ce17" office:value-type="string" calcext:value-type="string">
            <text:p>80.51.11/206 DESV. TR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13" calcext:value-type="float">
            <text:p>120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2.11 <text:s text:c="11"/></text:p>
          </table:table-cell>
          <table:table-cell table:style-name="ce17" office:value-type="string" calcext:value-type="string">
            <text:p>80.52.11 DESV.UNIP. 10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 <text:s text:c="11"/></text:p>
          </table:table-cell>
          <table:table-cell table:style-name="ce17" office:value-type="string" calcext:value-type="string">
            <text:p>80.53.11 DESV.UNIP.1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" calcext:value-type="float">
            <text:p>11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/206</text:p>
          </table:table-cell>
          <table:table-cell table:style-name="ce17" office:value-type="string" calcext:value-type="string">
            <text:p>80.53.11/206 DESV. UNIP 1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69" calcext:value-type="float">
            <text:p>1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4.11</text:p>
          </table:table-cell>
          <table:table-cell table:style-name="ce17" office:value-type="string" calcext:value-type="string">
            <text:p>80.54.11 ARR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32" calcext:value-type="float">
            <text:p>8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70.11 <text:s text:c="11"/></text:p>
          </table:table-cell>
          <table:table-cell table:style-name="ce17" office:value-type="string" calcext:value-type="string">
            <text:p>80.70.11 CONM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0.11 <text:s text:c="11"/></text:p>
          </table:table-cell>
          <table:table-cell table:style-name="ce17" office:value-type="string" calcext:value-type="string">
            <text:p>80.90.11 CONM.INV.EST.TR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.21" calcext:value-type="float">
            <text:p>8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 <text:s text:c="11"/></text:p>
          </table:table-cell>
          <table:table-cell table:style-name="ce17" office:value-type="string" calcext:value-type="string">
            <text:p>80.92.11 <text:s/>INT.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/206</text:p>
          </table:table-cell>
          <table:table-cell table:style-name="ce17" office:value-type="string" calcext:value-type="string">
            <text:p>80.92.11/206 INT. 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+OM</text:p>
          </table:table-cell>
          <table:table-cell table:style-name="ce17" office:value-type="string" calcext:value-type="string">
            <text:p>80.92.11+OM INT.BIPOLAR 90º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1" calcext:value-type="float">
            <text:p>45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 <text:s text:c="11"/></text:p>
          </table:table-cell>
          <table:table-cell table:style-name="ce17" office:value-type="string" calcext:value-type="string">
            <text:p>80.94.11 INT. TETRAP. 90G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22" calcext:value-type="float">
            <text:p>4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5C <text:s text:c="8"/></text:p>
          </table:table-cell>
          <table:table-cell table:style-name="ce17" office:value-type="string" calcext:value-type="string">
            <text:p>80.94.11+5C INT.EN CAJA ME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1" calcext:value-type="float">
            <text:p>60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M <text:s text:c="8"/></text:p>
          </table:table-cell>
          <table:table-cell table:style-name="ce17" office:value-type="string" calcext:value-type="string">
            <text:p>80.94.11+OM INT.TETRAP.90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P <text:s text:c="8"/></text:p>
          </table:table-cell>
          <table:table-cell table:style-name="ce17" office:value-type="string" calcext:value-type="string">
            <text:p>80.94.11+OP INT.TRABA/PUERT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3" calcext:value-type="float">
            <text:p>10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5.11</text:p>
          </table:table-cell>
          <table:table-cell table:style-name="ce17" office:value-type="string" calcext:value-type="string">
            <text:p>80.95.11 CONM. UNIPOLAR A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1P <text:s text:c="2"/></text:p>
          </table:table-cell>
          <table:table-cell table:style-name="ce17" office:value-type="string" calcext:value-type="string">
            <text:p>L.80 Esquema Especial 1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2P <text:s text:c="2"/></text:p>
          </table:table-cell>
          <table:table-cell table:style-name="ce17" office:value-type="string" calcext:value-type="string">
            <text:p>L.80 Esquema Especial 2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2" calcext:value-type="float">
            <text:p>9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3P <text:s text:c="2"/></text:p>
          </table:table-cell>
          <table:table-cell table:style-name="ce17" office:value-type="string" calcext:value-type="string">
            <text:p>L.80 Esquema Especial 3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.87" calcext:value-type="float">
            <text:p>11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4P <text:s text:c="2"/></text:p>
          </table:table-cell>
          <table:table-cell table:style-name="ce17" office:value-type="string" calcext:value-type="string">
            <text:p>L.80 Esquema Especial 4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43" calcext:value-type="float">
            <text:p>146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5P <text:s text:c="2"/></text:p>
          </table:table-cell>
          <table:table-cell table:style-name="ce17" office:value-type="string" calcext:value-type="string">
            <text:p>L.80 Esquema Especial 5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7" calcext:value-type="float">
            <text:p>17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6P <text:s text:c="2"/></text:p>
          </table:table-cell>
          <table:table-cell table:style-name="ce17" office:value-type="string" calcext:value-type="string">
            <text:p>L.80 Esquema Especial 6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7.47" calcext:value-type="float">
            <text:p>19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7P <text:s text:c="2"/></text:p>
          </table:table-cell>
          <table:table-cell table:style-name="ce17" office:value-type="string" calcext:value-type="string">
            <text:p>L.80 Esquema Especial 7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.93" calcext:value-type="float">
            <text:p>22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8P <text:s text:c="2"/></text:p>
          </table:table-cell>
          <table:table-cell table:style-name="ce17" office:value-type="string" calcext:value-type="string">
            <text:p>L.80 Esquema Especial 8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6.6" calcext:value-type="float">
            <text:p>24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9P <text:s text:c="2"/></text:p>
          </table:table-cell>
          <table:table-cell table:style-name="ce17" office:value-type="string" calcext:value-type="string">
            <text:p>L.80 Esquema Especial 9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09" calcext:value-type="float">
            <text:p>292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 <text:s text:c="11"/></text:p>
          </table:table-cell>
          <table:table-cell table:style-name="ce17" office:value-type="string" calcext:value-type="string">
            <text:p>INT. UNIPOLAR <text:s text:c="9"/>20.01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14" calcext:value-type="float">
            <text:p>1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+OS</text:p>
          </table:table-cell>
          <table:table-cell table:style-name="ce17" office:value-type="string" calcext:value-type="string">
            <text:p>INT. UNIPOLAR 20.01.11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</text:p>
          </table:table-cell>
          <table:table-cell table:style-name="ce17" office:value-type="string" calcext:value-type="string">
            <text:p>INT. UNIPOLAR 20.01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6" calcext:value-type="float">
            <text:p>1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 +OS</text:p>
          </table:table-cell>
          <table:table-cell table:style-name="ce17" office:value-type="string" calcext:value-type="string">
            <text:p>INT. UNIPOLAR 20.01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63" calcext:value-type="float">
            <text:p>2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 <text:s text:c="11"/></text:p>
          </table:table-cell>
          <table:table-cell table:style-name="ce17" office:value-type="string" calcext:value-type="string">
            <text:p>INT. BIPOLAR <text:s text:c="9"/>20.0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16" calcext:value-type="float">
            <text:p>2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+OS <text:s text:c="8"/></text:p>
          </table:table-cell>
          <table:table-cell table:style-name="ce17" office:value-type="string" calcext:value-type="string">
            <text:p>INT. BIPOLAR 20.02.11+OS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5" calcext:value-type="float">
            <text:p>2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</text:p>
          </table:table-cell>
          <table:table-cell table:style-name="ce17" office:value-type="string" calcext:value-type="string">
            <text:p>INT. BIPOLAR 20.02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5" calcext:value-type="float">
            <text:p>2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 +OS</text:p>
          </table:table-cell>
          <table:table-cell table:style-name="ce17" office:value-type="string" calcext:value-type="string">
            <text:p>INT. BIPOLAR 20.02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5" calcext:value-type="float">
            <text:p>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 <text:s text:c="11"/></text:p>
          </table:table-cell>
          <table:table-cell table:style-name="ce17" office:value-type="string" calcext:value-type="string">
            <text:p>INT. TRIPOLAR <text:s text:c="8"/>20.0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17" calcext:value-type="float">
            <text:p>2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M</text:p>
          </table:table-cell>
          <table:table-cell table:style-name="ce17" office:value-type="string" calcext:value-type="string">
            <text:p>INT. TRIPOLAR 20.03.11 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S <text:s text:c="8"/></text:p>
          </table:table-cell>
          <table:table-cell table:style-name="ce17" office:value-type="string" calcext:value-type="string">
            <text:p>INT.TRIPOLAR <text:s text:c="3"/>20.03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</text:p>
          </table:table-cell>
          <table:table-cell table:style-name="ce17" office:value-type="string" calcext:value-type="string">
            <text:p>INT. TRIPOLAR 20.03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 + OS</text:p>
          </table:table-cell>
          <table:table-cell table:style-name="ce17" office:value-type="string" calcext:value-type="string">
            <text:p>INT. TRIPOLAR 20.03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52" calcext:value-type="float">
            <text:p>3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4.11</text:p>
          </table:table-cell>
          <table:table-cell table:style-name="ce17" office:value-type="string" calcext:value-type="string">
            <text:p>CONMUTADORA UNIPOLAR (034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72" calcext:value-type="float">
            <text:p>50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<text:s text:c="11"/></text:p>
          </table:table-cell>
          <table:table-cell table:style-name="ce17" office:value-type="string" calcext:value-type="string">
            <text:p>INT.TETRAPOLAR <text:s text:c="7"/>20.0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8" calcext:value-type="float">
            <text:p>29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+ 5C</text:p>
          </table:table-cell>
          <table:table-cell table:style-name="ce17" office:value-type="string" calcext:value-type="string">
            <text:p>INT. EN CAJA METAL 20.04.11 + 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M</text:p>
          </table:table-cell>
          <table:table-cell table:style-name="ce17" office:value-type="string" calcext:value-type="string">
            <text:p>INT.TETRAPOLAR 20.04.11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S <text:s text:c="8"/></text:p>
          </table:table-cell>
          <table:table-cell table:style-name="ce17" office:value-type="string" calcext:value-type="string">
            <text:p>INT.TETRAPOLAR <text:s/>20.04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</text:p>
          </table:table-cell>
          <table:table-cell table:style-name="ce17" office:value-type="string" calcext:value-type="string">
            <text:p>INT. TETRAPOLAR 20.04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 + OS</text:p>
          </table:table-cell>
          <table:table-cell table:style-name="ce17" office:value-type="string" calcext:value-type="string">
            <text:p>INT. TETRAPOLAR 20.04.15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7" calcext:value-type="float">
            <text:p>3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+OP</text:p>
          </table:table-cell>
          <table:table-cell table:style-name="ce17" office:value-type="string" calcext:value-type="string">
            <text:p>INT. TETRAPOLAR 20.04.15 +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98" calcext:value-type="float">
            <text:p>51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 <text:s text:c="11"/></text:p>
          </table:table-cell>
          <table:table-cell table:style-name="ce17" office:value-type="string" calcext:value-type="string">
            <text:p>CONMUT. UNIPOLAR <text:s text:c="5"/>20.0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+OS <text:s text:c="8"/></text:p>
          </table:table-cell>
          <table:table-cell table:style-name="ce17" office:value-type="string" calcext:value-type="string">
            <text:p>CONMUT.UNIPOLAR 20.05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8" calcext:value-type="float">
            <text:p>23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</text:p>
          </table:table-cell>
          <table:table-cell table:style-name="ce17" office:value-type="string" calcext:value-type="string">
            <text:p>CONMUT.UNIPOLAR 20.05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" calcext:value-type="float">
            <text:p>2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 +OS</text:p>
          </table:table-cell>
          <table:table-cell table:style-name="ce17" office:value-type="string" calcext:value-type="string">
            <text:p>CONMUT. UNIPOLAR 20.05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 <text:s text:c="11"/></text:p>
          </table:table-cell>
          <table:table-cell table:style-name="ce17" office:value-type="string" calcext:value-type="string">
            <text:p>CONMUT.BIPOLAR <text:s text:c="7"/>20.0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+5C</text:p>
          </table:table-cell>
          <table:table-cell table:style-name="ce17" office:value-type="string" calcext:value-type="string">
            <text:p>CONMUT. BIPOLAR EN CAJA METAL 20.06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76" calcext:value-type="float">
            <text:p>4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</text:p>
          </table:table-cell>
          <table:table-cell table:style-name="ce17" office:value-type="string" calcext:value-type="string">
            <text:p>CONMUT. BIPOLAR 20.0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 +OS</text:p>
          </table:table-cell>
          <table:table-cell table:style-name="ce17" office:value-type="string" calcext:value-type="string">
            <text:p>CONMUT. BIPOLAR 20.06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 <text:s text:c="11"/></text:p>
          </table:table-cell>
          <table:table-cell table:style-name="ce17" office:value-type="string" calcext:value-type="string">
            <text:p>CONMUT.TRIPOLAR <text:s text:c="6"/>20.0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+OS <text:s text:c="8"/></text:p>
          </table:table-cell>
          <table:table-cell table:style-name="ce17" office:value-type="string" calcext:value-type="string">
            <text:p>CONMUT.TRIPOLAR <text:s/>20.07.11+OS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</text:p>
          </table:table-cell>
          <table:table-cell table:style-name="ce17" office:value-type="string" calcext:value-type="string">
            <text:p>CONMUT. TRIPOLAR 20.07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4" calcext:value-type="float">
            <text:p>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+OS</text:p>
          </table:table-cell>
          <table:table-cell table:style-name="ce17" office:value-type="string" calcext:value-type="string">
            <text:p>CONMUT. TRIPOLAR 20.07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 <text:s text:c="11"/></text:p>
          </table:table-cell>
          <table:table-cell table:style-name="ce17" office:value-type="string" calcext:value-type="string">
            <text:p>INV.MARCHA TRIPOLAR <text:s text:c="2"/>20.0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5C</text:p>
          </table:table-cell>
          <table:table-cell table:style-name="ce17" office:value-type="string" calcext:value-type="string">
            <text:p>INV. MARCHA TRIP. EN CAJA METAL 20.08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" calcext:value-type="float">
            <text:p>62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OS <text:s text:c="8"/></text:p>
          </table:table-cell>
          <table:table-cell table:style-name="ce17" office:value-type="string" calcext:value-type="string">
            <text:p>INV.MARCH.TRIPOLAR 20.08.11+OS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</text:p>
          </table:table-cell>
          <table:table-cell table:style-name="ce17" office:value-type="string" calcext:value-type="string">
            <text:p>INV. MARCHA TRIPOLAR 20.08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9" calcext:value-type="float">
            <text:p>38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+OS</text:p>
          </table:table-cell>
          <table:table-cell table:style-name="ce17" office:value-type="string" calcext:value-type="string">
            <text:p>INV. MARCHA TRIPOLAR 20.08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79" calcext:value-type="float">
            <text:p>4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9.11 <text:s text:c="11"/></text:p>
          </table:table-cell>
          <table:table-cell table:style-name="ce17" office:value-type="string" calcext:value-type="string">
            <text:p>C.POLOS DAHLANDER <text:s text:c="4"/>20.0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2.11 <text:s text:c="11"/></text:p>
          </table:table-cell>
          <table:table-cell table:style-name="ce17" office:value-type="string" calcext:value-type="string">
            <text:p>INV.MAR.ARR.EST.TRI. <text:s/>20.1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54" calcext:value-type="float">
            <text:p>6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 <text:s text:c="11"/></text:p>
          </table:table-cell>
          <table:table-cell table:style-name="ce17" office:value-type="string" calcext:value-type="string">
            <text:p>CON.VOLT.3 TEN. DE FASE 2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+OS</text:p>
          </table:table-cell>
          <table:table-cell table:style-name="ce17" office:value-type="string" calcext:value-type="string">
            <text:p>CON. VOLT. 3 TEN. DE FASE 20.15.11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 <text:s text:c="11"/></text:p>
          </table:table-cell>
          <table:table-cell table:style-name="ce17" office:value-type="string" calcext:value-type="string">
            <text:p>C.VOL.3 TEN.COMP. <text:s text:c="4"/>20.1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82" calcext:value-type="float">
            <text:p>3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+OS</text:p>
          </table:table-cell>
          <table:table-cell table:style-name="ce17" office:value-type="string" calcext:value-type="string">
            <text:p>C. VOL. 3 TEN. <text:s/>COMP. 20.1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7.11 <text:s text:c="11"/></text:p>
          </table:table-cell>
          <table:table-cell table:style-name="ce17" office:value-type="string" calcext:value-type="string">
            <text:p>C.V.3 TEN.COM.2 LIN <text:s text:c="2"/>20.1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8.11 <text:s text:c="11"/></text:p>
          </table:table-cell>
          <table:table-cell table:style-name="ce17" office:value-type="string" calcext:value-type="string">
            <text:p>C.VOL.3 T.FA.Y 3 COMP 20.1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3" calcext:value-type="float">
            <text:p>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9.11 <text:s text:c="11"/></text:p>
          </table:table-cell>
          <table:table-cell table:style-name="ce17" office:value-type="string" calcext:value-type="string">
            <text:p>VOL.3 TEN COM 1 FASE <text:s/>20.1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0.11 <text:s text:c="11"/></text:p>
          </table:table-cell>
          <table:table-cell table:style-name="ce17" office:value-type="string" calcext:value-type="string">
            <text:p>AMP.UNIP. 1 TR. INT <text:s text:c="2"/>20.2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 <text:s text:c="11"/></text:p>
          </table:table-cell>
          <table:table-cell table:style-name="ce17" office:value-type="string" calcext:value-type="string">
            <text:p>AMP.UNIP. 2 TR. INT. <text:s/>20.2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+OS</text:p>
          </table:table-cell>
          <table:table-cell table:style-name="ce17" office:value-type="string" calcext:value-type="string">
            <text:p>AMP. UNIP. 2 TR. INT. 20.21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9" calcext:value-type="float">
            <text:p>3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2.11 <text:s text:c="11"/></text:p>
          </table:table-cell>
          <table:table-cell table:style-name="ce17" office:value-type="string" calcext:value-type="string">
            <text:p>AMP.UNIP. 3 TR INT. <text:s text:c="2"/>20.2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03" calcext:value-type="float">
            <text:p>4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9.11 <text:s text:c="11"/></text:p>
          </table:table-cell>
          <table:table-cell table:style-name="ce17" office:value-type="string" calcext:value-type="string">
            <text:p>INT.P/MOTOR C/B.AUX. <text:s/>20.2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0.11 <text:s text:c="11"/></text:p>
          </table:table-cell>
          <table:table-cell table:style-name="ce17" office:value-type="string" calcext:value-type="string">
            <text:p>P/TELERR.C/RET.A M. <text:s text:c="2"/>20.3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1.11 <text:s text:c="11"/></text:p>
          </table:table-cell>
          <table:table-cell table:style-name="ce17" office:value-type="string" calcext:value-type="string">
            <text:p>AMP.BIP. 1TR.INT. <text:s text:c="4"/>20.3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2.11 <text:s text:c="11"/></text:p>
          </table:table-cell>
          <table:table-cell table:style-name="ce17" office:value-type="string" calcext:value-type="string">
            <text:p>INV.M.P/MO.M.C/B.AUX <text:s/>20.3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3.11 <text:s text:c="11"/></text:p>
          </table:table-cell>
          <table:table-cell table:style-name="ce17" office:value-type="string" calcext:value-type="string">
            <text:p>POLO P/MOT.M.C/B.AUX <text:s/>20.3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4.11 <text:s text:c="11"/></text:p>
          </table:table-cell>
          <table:table-cell table:style-name="ce17" office:value-type="string" calcext:value-type="string">
            <text:p>INV.MARCH.MON.C/CENT. 20.3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5.11 <text:s text:c="11"/></text:p>
          </table:table-cell>
          <table:table-cell table:style-name="ce17" office:value-type="string" calcext:value-type="string">
            <text:p>P/M.C/B.AUX.E I.C. <text:s text:c="3"/>20.3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6.11 <text:s text:c="11"/></text:p>
          </table:table-cell>
          <table:table-cell table:style-name="ce17" office:value-type="string" calcext:value-type="string">
            <text:p>P/TELERR.C/RET.M. <text:s text:c="4"/>20.3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7.11 <text:s text:c="11"/></text:p>
          </table:table-cell>
          <table:table-cell table:style-name="ce17" office:value-type="string" calcext:value-type="string">
            <text:p>INV.M.MONF.C/CAP.FI. <text:s/>20.3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8.11 <text:s text:c="11"/></text:p>
          </table:table-cell>
          <table:table-cell table:style-name="ce17" office:value-type="string" calcext:value-type="string">
            <text:p>DESV.UNIP.3 VIAS <text:s text:c="5"/>20.3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1.11 <text:s text:c="11"/></text:p>
          </table:table-cell>
          <table:table-cell table:style-name="ce17" office:value-type="string" calcext:value-type="string">
            <text:p>DESV.UNIP. 2 VIAS <text:s text:c="4"/>20.4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2.11 <text:s text:c="11"/></text:p>
          </table:table-cell>
          <table:table-cell table:style-name="ce17" office:value-type="string" calcext:value-type="string">
            <text:p>DESV.BIP.2 VIAS <text:s text:c="6"/>20.4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3.11 <text:s text:c="11"/></text:p>
          </table:table-cell>
          <table:table-cell table:style-name="ce17" office:value-type="string" calcext:value-type="string">
            <text:p>DESV.TRIP.2 VIAS <text:s text:c="5"/>2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4.11 <text:s text:c="11"/></text:p>
          </table:table-cell>
          <table:table-cell table:style-name="ce17" office:value-type="string" calcext:value-type="string">
            <text:p>DES.TETR.2 VIAS <text:s text:c="6"/>20.4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1 <text:s text:c="11"/></text:p>
          </table:table-cell>
          <table:table-cell table:style-name="ce17" office:value-type="string" calcext:value-type="string">
            <text:p>CONM.TETRAPOLAR <text:s text:c="6"/>20.4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94" calcext:value-type="float">
            <text:p>4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5 + OP</text:p>
          </table:table-cell>
          <table:table-cell table:style-name="ce17" office:value-type="string" calcext:value-type="string">
            <text:p>CONM. TETRAPOLAR 20.45.15 + 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3" calcext:value-type="float">
            <text:p>6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1 <text:s text:c="11"/></text:p>
          </table:table-cell>
          <table:table-cell table:style-name="ce17" office:value-type="string" calcext:value-type="string">
            <text:p>DESV.UNIPOLAR 4 VIAS <text:s/>20.4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5</text:p>
          </table:table-cell>
          <table:table-cell table:style-name="ce17" office:value-type="string" calcext:value-type="string">
            <text:p>DESV. UNIPOLAR 4 VIAS 20.4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7.11 <text:s text:c="11"/></text:p>
          </table:table-cell>
          <table:table-cell table:style-name="ce17" office:value-type="string" calcext:value-type="string">
            <text:p>DESV.BIP. 4 VIAS <text:s text:c="5"/>20.4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9" calcext:value-type="float">
            <text:p>4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9.11 <text:s text:c="11"/></text:p>
          </table:table-cell>
          <table:table-cell table:style-name="ce17" office:value-type="string" calcext:value-type="string">
            <text:p>DESV.UNIP. 6 VIAS <text:s text:c="4"/>20.4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7.11 <text:s text:c="11"/></text:p>
          </table:table-cell>
          <table:table-cell table:style-name="ce17" office:value-type="string" calcext:value-type="string">
            <text:p>GRAD.UNIP.3 VIAS Y 0 <text:s/>20.5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8.11 <text:s text:c="11"/></text:p>
          </table:table-cell>
          <table:table-cell table:style-name="ce17" office:value-type="string" calcext:value-type="string">
            <text:p>GRAD.UNI.4 VIAS Y 0 <text:s text:c="2"/>20.5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9.11 <text:s text:c="11"/></text:p>
          </table:table-cell>
          <table:table-cell table:style-name="ce17" office:value-type="string" calcext:value-type="string">
            <text:p>GRAD.UNI.5 VIAS Y 0 <text:s text:c="2"/>20.5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0.11 <text:s text:c="11"/></text:p>
          </table:table-cell>
          <table:table-cell table:style-name="ce17" office:value-type="string" calcext:value-type="string">
            <text:p>GRAD.BIP.3 VIAS Y 0 <text:s text:c="2"/>20.6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5.11 <text:s text:c="11"/></text:p>
          </table:table-cell>
          <table:table-cell table:style-name="ce17" office:value-type="string" calcext:value-type="string">
            <text:p>GRAD.BIP.6 VIAS Y 0 <text:s text:c="2"/>20.6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3" calcext:value-type="float">
            <text:p>63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1</text:p>
          </table:table-cell>
          <table:table-cell table:style-name="ce17" office:value-type="string" calcext:value-type="string">
            <text:p>SELECTORA DE FASE 3 x 380V <text:s/>2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5</text:p>
          </table:table-cell>
          <table:table-cell table:style-name="ce17" office:value-type="string" calcext:value-type="string">
            <text:p>SELECTORA DE FASE 3x380V 20.9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7.11</text:p>
          </table:table-cell>
          <table:table-cell table:style-name="ce17" office:value-type="string" calcext:value-type="string">
            <text:p>SELECTORA DE FASE 3 x 380V + NEUTRO <text:s/>2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1P</text:p>
          </table:table-cell>
          <table:table-cell table:style-name="ce17" office:value-type="string" calcext:value-type="string">
            <text:p>L.2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26" calcext:value-type="float">
            <text:p>3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2P</text:p>
          </table:table-cell>
          <table:table-cell table:style-name="ce17" office:value-type="string" calcext:value-type="string">
            <text:p>L.2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" calcext:value-type="float">
            <text:p>5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3P</text:p>
          </table:table-cell>
          <table:table-cell table:style-name="ce17" office:value-type="string" calcext:value-type="string">
            <text:p>L.2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96" calcext:value-type="float">
            <text:p>7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4P</text:p>
          </table:table-cell>
          <table:table-cell table:style-name="ce17" office:value-type="string" calcext:value-type="string">
            <text:p>L.2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64" calcext:value-type="float">
            <text:p>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5P</text:p>
          </table:table-cell>
          <table:table-cell table:style-name="ce17" office:value-type="string" calcext:value-type="string">
            <text:p>L.20 ESQUEMA ESPECIAL 5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56" calcext:value-type="float">
            <text:p>10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2.11</text:p>
          </table:table-cell>
          <table:table-cell table:style-name="ce17" office:value-type="string" calcext:value-type="string">
            <text:p>INTERRUPTOR BIPOLAR 30.0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" calcext:value-type="float">
            <text:p>2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</text:p>
          </table:table-cell>
          <table:table-cell table:style-name="ce17" office:value-type="string" calcext:value-type="string">
            <text:p>INTERRUPTOR TRIPOLAR 30.0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05" calcext:value-type="float">
            <text:p>37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+OS</text:p>
          </table:table-cell>
          <table:table-cell table:style-name="ce17" office:value-type="string" calcext:value-type="string">
            <text:p>INTERRUPTOR TRIPOLAR 30.03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66" calcext:value-type="float">
            <text:p>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</text:p>
          </table:table-cell>
          <table:table-cell table:style-name="ce17" office:value-type="string" calcext:value-type="string">
            <text:p>INTERRUPTOR TETRAPOLAR 30.0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61" calcext:value-type="float">
            <text:p>4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 + OM</text:p>
          </table:table-cell>
          <table:table-cell table:style-name="ce17" office:value-type="string" calcext:value-type="string">
            <text:p>INT. TETRAPOLAR 30.04.11 + 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3" calcext:value-type="float">
            <text:p>4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+OS</text:p>
          </table:table-cell>
          <table:table-cell table:style-name="ce17" office:value-type="string" calcext:value-type="string">
            <text:p>INTERRUPTOR TETRAPOLAR 30.04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5.11</text:p>
          </table:table-cell>
          <table:table-cell table:style-name="ce17" office:value-type="string" calcext:value-type="string">
            <text:p>CONMUT. UNIPOLAR 30.0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5" calcext:value-type="float">
            <text:p>2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</text:p>
          </table:table-cell>
          <table:table-cell table:style-name="ce17" office:value-type="string" calcext:value-type="string">
            <text:p>CONMUTADOR BIPOLAR 30.0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+OS</text:p>
          </table:table-cell>
          <table:table-cell table:style-name="ce17" office:value-type="string" calcext:value-type="string">
            <text:p>CONMUTADOR BIPOLAR 30.0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8" calcext:value-type="float">
            <text:p>48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</text:p>
          </table:table-cell>
          <table:table-cell table:style-name="ce17" office:value-type="string" calcext:value-type="string">
            <text:p>CONMUT. TRIPOLAR 30.0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92" calcext:value-type="float">
            <text:p>5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+OS</text:p>
          </table:table-cell>
          <table:table-cell table:style-name="ce17" office:value-type="string" calcext:value-type="string">
            <text:p>CONMUTADOR TRIPOLAR 30.07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1" calcext:value-type="float">
            <text:p>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</text:p>
          </table:table-cell>
          <table:table-cell table:style-name="ce17" office:value-type="string" calcext:value-type="string">
            <text:p>INV. MARCHA TRIPOLAR 30.0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" calcext:value-type="float">
            <text:p>5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+OS</text:p>
          </table:table-cell>
          <table:table-cell table:style-name="ce17" office:value-type="string" calcext:value-type="string">
            <text:p>INV. MARCHA TRIPLAR 30.08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96" calcext:value-type="float">
            <text:p>5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</text:p>
          </table:table-cell>
          <table:table-cell table:style-name="ce17" office:value-type="string" calcext:value-type="string">
            <text:p>CONMUTADOR DE POLOS 30.0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+OS</text:p>
          </table:table-cell>
          <table:table-cell table:style-name="ce17" office:value-type="string" calcext:value-type="string">
            <text:p>CONMUT.DE POLOS DAHLANDER 30.09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96" calcext:value-type="float">
            <text:p>8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</text:p>
          </table:table-cell>
          <table:table-cell table:style-name="ce17" office:value-type="string" calcext:value-type="string">
            <text:p>CONMUTADOR VOLTIMETRICO 3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+OS</text:p>
          </table:table-cell>
          <table:table-cell table:style-name="ce17" office:value-type="string" calcext:value-type="string">
            <text:p>CONMUTADOR VOLTIMETRICO 30.15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97" calcext:value-type="float">
            <text:p>48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22.11</text:p>
          </table:table-cell>
          <table:table-cell table:style-name="ce17" office:value-type="string" calcext:value-type="string">
            <text:p>AMP.UNIP. 3 TR. INT 30.2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38.11</text:p>
          </table:table-cell>
          <table:table-cell table:style-name="ce17" office:value-type="string" calcext:value-type="string">
            <text:p>DESV. UNIP. 3 VIAS 30.3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3.11</text:p>
          </table:table-cell>
          <table:table-cell table:style-name="ce17" office:value-type="string" calcext:value-type="string">
            <text:p>DESV.TRIP.2 VIAS 3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29" calcext:value-type="float">
            <text:p>5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4.11</text:p>
          </table:table-cell>
          <table:table-cell table:style-name="ce17" office:value-type="string" calcext:value-type="string">
            <text:p>DESV.TETRAP.2 VIAS 30.4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82" calcext:value-type="float">
            <text:p>7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5.11</text:p>
          </table:table-cell>
          <table:table-cell table:style-name="ce17" office:value-type="string" calcext:value-type="string">
            <text:p>CONMUTADOR TETRAPOLAR 30.4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45" calcext:value-type="float">
            <text:p>7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6.11</text:p>
          </table:table-cell>
          <table:table-cell table:style-name="ce17" office:value-type="string" calcext:value-type="string">
            <text:p>DESV. UNIPOLAR 4 VIAS 30.4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27" calcext:value-type="float">
            <text:p>4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7.11</text:p>
          </table:table-cell>
          <table:table-cell table:style-name="ce17" office:value-type="string" calcext:value-type="string">
            <text:p>DESV. BIPOLAR 4 VIAS 30.4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54.11</text:p>
          </table:table-cell>
          <table:table-cell table:style-name="ce17" office:value-type="string" calcext:value-type="string">
            <text:p>ARRANQ. EST. TRIANGULO C/RET. 30.5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70.11</text:p>
          </table:table-cell>
          <table:table-cell table:style-name="ce17" office:value-type="string" calcext:value-type="string">
            <text:p>ARRANQUE ESTRELLA TRIANGULO 30.7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6.11</text:p>
          </table:table-cell>
          <table:table-cell table:style-name="ce17" office:value-type="string" calcext:value-type="string">
            <text:p>SELECTORA DE FASE 3 x 380V 3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7.11</text:p>
          </table:table-cell>
          <table:table-cell table:style-name="ce17" office:value-type="string" calcext:value-type="string">
            <text:p>SELECTORA DE FASE 3 x 380V + NEUTRO 3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1P</text:p>
          </table:table-cell>
          <table:table-cell table:style-name="ce17" office:value-type="string" calcext:value-type="string">
            <text:p>L.3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2P</text:p>
          </table:table-cell>
          <table:table-cell table:style-name="ce17" office:value-type="string" calcext:value-type="string">
            <text:p>L.3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3P</text:p>
          </table:table-cell>
          <table:table-cell table:style-name="ce17" office:value-type="string" calcext:value-type="string">
            <text:p>L.3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28" calcext:value-type="float">
            <text:p>11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4P</text:p>
          </table:table-cell>
          <table:table-cell table:style-name="ce17" office:value-type="string" calcext:value-type="string">
            <text:p>L.3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86" calcext:value-type="float">
            <text:p>14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650 <text:s text:c="14"/></text:p>
          </table:table-cell>
          <table:table-cell table:style-name="ce17" office:value-type="string" calcext:value-type="string">
            <text:p>PLACA SUJECCION 10650 <text:s text:c="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2" calcext:value-type="float">
            <text:p>2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9L <text:s text:c="14"/></text:p>
          </table:table-cell>
          <table:table-cell table:style-name="ce17" office:value-type="string" calcext:value-type="string">
            <text:p>PALANCA CHICA 1529L <text:s text:c="9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2" calcext:value-type="float">
            <text:p>5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0L <text:s text:c="14"/></text:p>
          </table:table-cell>
          <table:table-cell table:style-name="ce17" office:value-type="string" calcext:value-type="string">
            <text:p>PALANCA MEDIANA 1540L <text:s text:c="7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1" calcext:value-type="float">
            <text:p>1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20</text:p>
          </table:table-cell>
          <table:table-cell table:style-name="ce17" office:value-type="string" calcext:value-type="string">
            <text:p>CAJA METAL. +5C <text:s/>P.L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80</text:p>
          </table:table-cell>
          <table:table-cell table:style-name="ce17" office:value-type="string" calcext:value-type="string">
            <text:p>CAJA METAL. +5C <text:s/>P.L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20</text:p>
          </table:table-cell>
          <table:table-cell table:style-name="ce17" office:value-type="string" calcext:value-type="string">
            <text:p>TARJET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2" calcext:value-type="float">
            <text:p>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30</text:p>
          </table:table-cell>
          <table:table-cell table:style-name="ce17" office:value-type="string" calcext:value-type="string">
            <text:p>TARJET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" calcext:value-type="float">
            <text:p>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80</text:p>
          </table:table-cell>
          <table:table-cell table:style-name="ce17" office:value-type="string" calcext:value-type="string">
            <text:p>KIT <text:s/>L.80 <text:s/>CON TARJETA 0 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1" calcext:value-type="float">
            <text:p>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20</text:p>
          </table:table-cell>
          <table:table-cell table:style-name="ce17" office:value-type="string" calcext:value-type="string">
            <text:p>KIT MANIJ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30</text:p>
          </table:table-cell>
          <table:table-cell table:style-name="ce17" office:value-type="string" calcext:value-type="string">
            <text:p>KIT MANIJ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96" calcext:value-type="float">
            <text:p>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M</text:p>
          </table:table-cell>
          <table:table-cell table:style-name="ce17" office:value-type="string" calcext:value-type="string">
            <text:p>PALANCA P/+5C AMARILL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Z</text:p>
          </table:table-cell>
          <table:table-cell table:style-name="ce17" office:value-type="string" calcext:value-type="string">
            <text:p>PALANCA P/+5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A</text:p>
          </table:table-cell>
          <table:table-cell table:style-name="ce17" office:value-type="string" calcext:value-type="string">
            <text:p>PALANCA P/+5C NARANJ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E</text:p>
          </table:table-cell>
          <table:table-cell table:style-name="ce17" office:value-type="string" calcext:value-type="string">
            <text:p>PALANCA P/+5C NEGR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M P/L.20/L.3</text:p>
          </table:table-cell>
          <table:table-cell table:style-name="ce17" office:value-type="string" calcext:value-type="string">
            <text:p>TERM. +OM P/L.20/L.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P P/L.20</text:p>
          </table:table-cell>
          <table:table-cell table:style-name="ce17" office:value-type="string" calcext:value-type="string">
            <text:p>TERM. + OP P/L.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8" calcext:value-type="float">
            <text:p>1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M <text:s text:c="11"/></text:p>
          </table:table-cell>
          <table:table-cell table:style-name="ce17" office:value-type="string" calcext:value-type="string">
            <text:p>TERM.+OM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P <text:s text:c="11"/></text:p>
          </table:table-cell>
          <table:table-cell table:style-name="ce17" office:value-type="string" calcext:value-type="string">
            <text:p>TERM.+OP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2" calcext:value-type="float">
            <text:p>15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10-B</text:p>
          </table:table-cell>
          <table:table-cell table:style-name="ce17" office:value-type="string" calcext:value-type="string">
            <text:p>LL.DIGITAL DEAN-010-B DEC. <text:s text:c="2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5" calcext:value-type="float">
            <text:p>13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31-D-B</text:p>
          </table:table-cell>
          <table:table-cell table:style-name="ce17" office:value-type="string" calcext:value-type="string">
            <text:p>LL. DIGITAL DEAN-031 D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1" calcext:value-type="float">
            <text:p>13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W-1-B</text:p>
          </table:table-cell>
          <table:table-cell table:style-name="ce17" office:value-type="string" calcext:value-type="string">
            <text:p>TAPAS P/LLAVE DIG.DENW 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10-B</text:p>
          </table:table-cell>
          <table:table-cell table:style-name="ce17" office:value-type="string" calcext:value-type="string">
            <text:p>LL.DIG. ESTANCA DGAN-010B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95" calcext:value-type="float">
            <text:p>2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31-D-B **</text:p>
          </table:table-cell>
          <table:table-cell table:style-name="ce17" office:value-type="string" calcext:value-type="string">
            <text:p>LL.DIG. ESTANCA DGAN-031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7" calcext:value-type="float">
            <text:p>18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GNW-1</text:p>
          </table:table-cell>
          <table:table-cell table:style-name="ce17" office:value-type="string" calcext:value-type="string">
            <text:p>TAPAS P/LL.DIG.EST.DGNW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" calcext:value-type="float">
            <text:p>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Y-1-B</text:p>
          </table:table-cell>
          <table:table-cell table:style-name="ce17" office:value-type="string" calcext:value-type="string">
            <text:p>DIGITO CIEGO DENY 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Y-B</text:p>
          </table:table-cell>
          <table:table-cell table:style-name="ce17" office:value-type="string" calcext:value-type="string">
            <text:p>DIGITO CIEGO DE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16" calcext:value-type="float">
            <text:p>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NY-1-B</text:p>
          </table:table-cell>
          <table:table-cell table:style-name="ce17" office:value-type="string" calcext:value-type="string">
            <text:p>DIGITO CIEGO DGNY-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Y-B</text:p>
          </table:table-cell>
          <table:table-cell table:style-name="ce17" office:value-type="string" calcext:value-type="string">
            <text:p>DIGITO CIEGO DG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1 <text:s text:c="14"/></text:p>
          </table:table-cell>
          <table:table-cell table:style-name="ce17" office:value-type="string" calcext:value-type="string">
            <text:p>CONECTOR DMC-1 P/SOLD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2</text:p>
          </table:table-cell>
          <table:table-cell table:style-name="ce17" office:value-type="string" calcext:value-type="string">
            <text:p>CONECTOR DMC-2 P/IMPRE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M-0101-20</text:p>
          </table:table-cell>
          <table:table-cell table:style-name="ce17" office:value-type="string" calcext:value-type="string">
            <text:p>MANIP. A LEVA HW1M-010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0202-20</text:p>
          </table:table-cell>
          <table:table-cell table:style-name="ce17" office:value-type="string" calcext:value-type="string">
            <text:p>MANIP. A LEVA HW1M-0202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1111-22N9</text:p>
          </table:table-cell>
          <table:table-cell table:style-name="ce17" office:value-type="string" calcext:value-type="string">
            <text:p>MANIP. A LEVA HW1M-1111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2222-22N9</text:p>
          </table:table-cell>
          <table:table-cell table:style-name="ce17" office:value-type="string" calcext:value-type="string">
            <text:p>MANIP. A LEVA HW1M-2222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-G01***</text:p>
          </table:table-cell>
          <table:table-cell table:style-name="ce17" office:value-type="string" calcext:value-type="string">
            <text:p>MICRO 1NC HW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G10***</text:p>
          </table:table-cell>
          <table:table-cell table:style-name="ce17" office:value-type="string" calcext:value-type="string">
            <text:p>MICRO 1NA HW-G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01</text:p>
          </table:table-cell>
          <table:table-cell table:style-name="ce17" office:value-type="string" calcext:value-type="string">
            <text:p>MICRO 1NC HW-U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10</text:p>
          </table:table-cell>
          <table:table-cell table:style-name="ce17" office:value-type="string" calcext:value-type="string">
            <text:p>MICRO 1NA HW-U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1010-B</text:p>
          </table:table-cell>
          <table:table-cell table:style-name="ce17" office:value-type="string" calcext:value-type="string">
            <text:p>PALANCA MANIPULADOR ARN0-10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69" calcext:value-type="float">
            <text:p>10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020-B</text:p>
          </table:table-cell>
          <table:table-cell table:style-name="ce17" office:value-type="string" calcext:value-type="string">
            <text:p>PALANCA MANIPULADOR ARN0-202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05" calcext:value-type="float">
            <text:p>82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210-B</text:p>
          </table:table-cell>
          <table:table-cell table:style-name="ce17" office:value-type="string" calcext:value-type="string">
            <text:p>PALANCA MANIPULADOR ARN0-22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21" calcext:value-type="float">
            <text:p>9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-BL</text:p>
          </table:table-cell>
          <table:table-cell table:style-name="ce17" office:value-type="string" calcext:value-type="string">
            <text:p>CAPUCHON ARN-B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8" calcext:value-type="float">
            <text:p>6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R-1E</text:p>
          </table:table-cell>
          <table:table-cell table:style-name="ce17" office:value-type="string" calcext:value-type="string">
            <text:p>CONTACTO BR-1E 2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3" calcext:value-type="float">
            <text:p>3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DA</text:p>
          </table:table-cell>
          <table:table-cell table:style-name="ce17" office:value-type="string" calcext:value-type="string">
            <text:p>MICRO 15000 DOBLE ACCION <text:s text:c="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T/L <text:s text:c="6"/></text:p>
          </table:table-cell>
          <table:table-cell table:style-name="ce17" office:value-type="string" calcext:value-type="string">
            <text:p>MICRO 15000 P/C T/L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L T/L</text:p>
          </table:table-cell>
          <table:table-cell table:style-name="ce17" office:value-type="string" calcext:value-type="string">
            <text:p>MICRO 15000 P/L T/LARGO <text:s text:c="5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1NA <text:s text:c="6"/></text:p>
          </table:table-cell>
          <table:table-cell table:style-name="ce17" office:value-type="string" calcext:value-type="string">
            <text:p>MICRO 15000 P/C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0 <text:s text:c="14"/></text:p>
          </table:table-cell>
          <table:table-cell table:style-name="ce17" office:value-type="string" calcext:value-type="string">
            <text:p>MICRO 15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<text:s text:c="14"/></text:p>
          </table:table-cell>
          <table:table-cell table:style-name="ce17" office:value-type="string" calcext:value-type="string">
            <text:p>MICRO 1510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A-3</text:p>
          </table:table-cell>
          <table:table-cell table:style-name="ce17" office:value-type="string" calcext:value-type="string">
            <text:p>MICRO 15105 A-3 TL ESP. <text:s text:c="5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45" calcext:value-type="float">
            <text:p>21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0 <text:s text:c="14"/></text:p>
          </table:table-cell>
          <table:table-cell table:style-name="ce17" office:value-type="string" calcext:value-type="string">
            <text:p>MICRO 1511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5 <text:s text:c="14"/></text:p>
          </table:table-cell>
          <table:table-cell table:style-name="ce17" office:value-type="string" calcext:value-type="string">
            <text:p>MICRO 1511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25 <text:s text:c="14"/></text:p>
          </table:table-cell>
          <table:table-cell table:style-name="ce17" office:value-type="string" calcext:value-type="string">
            <text:p>MICRO 1512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0 <text:s text:c="14"/></text:p>
          </table:table-cell>
          <table:table-cell table:style-name="ce17" office:value-type="string" calcext:value-type="string">
            <text:p>MICRO 15130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5 <text:s text:c="14"/></text:p>
          </table:table-cell>
          <table:table-cell table:style-name="ce17" office:value-type="string" calcext:value-type="string">
            <text:p>MICRO 15135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45</text:p>
          </table:table-cell>
          <table:table-cell table:style-name="ce17" office:value-type="string" calcext:value-type="string">
            <text:p>MICRO 15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0 <text:s text:c="14"/></text:p>
          </table:table-cell>
          <table:table-cell table:style-name="ce17" office:value-type="string" calcext:value-type="string">
            <text:p>MICRO 1515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5 <text:s text:c="14"/></text:p>
          </table:table-cell>
          <table:table-cell table:style-name="ce17" office:value-type="string" calcext:value-type="string">
            <text:p>MICRO 1515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0 <text:s text:c="14"/></text:p>
          </table:table-cell>
          <table:table-cell table:style-name="ce17" office:value-type="string" calcext:value-type="string">
            <text:p>MICRO 1516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80 <text:s text:c="14"/></text:p>
          </table:table-cell>
          <table:table-cell table:style-name="ce17" office:value-type="string" calcext:value-type="string">
            <text:p>MICRO 15180 <text:s text:c="17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3" calcext:value-type="float">
            <text:p>10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010E</text:p>
          </table:table-cell>
          <table:table-cell table:style-name="ce17" office:value-type="string" calcext:value-type="string">
            <text:p>MICRO BS010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9" calcext:value-type="float">
            <text:p>12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01</text:p>
          </table:table-cell>
          <table:table-cell table:style-name="ce17" office:value-type="string" calcext:value-type="string">
            <text:p>MICRO BST-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10</text:p>
          </table:table-cell>
          <table:table-cell table:style-name="ce17" office:value-type="string" calcext:value-type="string">
            <text:p>MICRO BST-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D</text:p>
          </table:table-cell>
          <table:table-cell table:style-name="ce17" office:value-type="string" calcext:value-type="string">
            <text:p>MICRO BST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43" calcext:value-type="float">
            <text:p>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-100 <text:s text:c="14"/></text:p>
          </table:table-cell>
          <table:table-cell table:style-name="ce17" office:value-type="string" calcext:value-type="string">
            <text:p>MICRO M-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93" calcext:value-type="float">
            <text:p>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5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YW-EO1</text:p>
          </table:table-cell>
          <table:table-cell table:style-name="ce17" office:value-type="string" calcext:value-type="string">
            <text:p>MICRO YW-EO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64" calcext:value-type="float">
            <text:p>46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H8-6</text:p>
          </table:table-cell>
          <table:table-cell table:style-name="ce17" office:value-type="string" calcext:value-type="string">
            <text:p>CUENTA HORAS ACH8-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P8-L</text:p>
          </table:table-cell>
          <table:table-cell table:style-name="ce17" office:value-type="string" calcext:value-type="string">
            <text:p>CONT. ELECT. 8 DIG. ACP8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</text:p>
          </table:table-cell>
          <table:table-cell table:style-name="ce17" office:value-type="string" calcext:value-type="string">
            <text:p>CONTADOR DIGITAL U/D DHC9J-J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07" calcext:value-type="float">
            <text:p>8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-S</text:p>
          </table:table-cell>
          <table:table-cell table:style-name="ce17" office:value-type="string" calcext:value-type="string">
            <text:p>CONTADOR DIGITAL <text:s/>U/D <text:s/>DHC9J-JM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05" calcext:value-type="float">
            <text:p>9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S314.550A A9B</text:p>
          </table:table-cell>
          <table:table-cell table:style-name="ce17" office:value-type="string" calcext:value-type="string">
            <text:p>CONTADOR PRESETEABLE FS314.550A A9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9.82" calcext:value-type="float">
            <text:p>5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E210.022AXAI</text:p>
          </table:table-cell>
          <table:table-cell table:style-name="ce17" office:value-type="string" calcext:value-type="string">
            <text:p>CONTADOR PRESETEABLE NE210.022AXA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3.28" calcext:value-type="float">
            <text:p>82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06 V <text:s text:c="12"/></text:p>
          </table:table-cell>
          <table:table-cell table:style-name="ce17" office:value-type="string" calcext:value-type="string">
            <text:p>LENTICULA PLANA 10006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G</text:p>
          </table:table-cell>
          <table:table-cell table:style-name="ce17" office:value-type="string" calcext:value-type="string">
            <text:p>OJO DE BUEY AP8M222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PW</text:p>
          </table:table-cell>
          <table:table-cell table:style-name="ce17" office:value-type="string" calcext:value-type="string">
            <text:p>OJO DE BUEY AP8M22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G-L230</text:p>
          </table:table-cell>
          <table:table-cell table:style-name="ce17" office:value-type="string" calcext:value-type="string">
            <text:p>OJO DE BUEY DIN C/LED EPSL-1-V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R-L230</text:p>
          </table:table-cell>
          <table:table-cell table:style-name="ce17" office:value-type="string" calcext:value-type="string">
            <text:p>OJO DE BUEY DIN C/LED EPSL-1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Y-L230</text:p>
          </table:table-cell>
          <table:table-cell table:style-name="ce17" office:value-type="string" calcext:value-type="string">
            <text:p>OJO DE BUEY DIN C/LED EPSL-1-AM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M2PW</text:p>
          </table:table-cell>
          <table:table-cell table:style-name="ce17" office:value-type="string" calcext:value-type="string">
            <text:p>OJO DE BUEY HW1P-2M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5" calcext:value-type="float">
            <text:p>3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G</text:p>
          </table:table-cell>
          <table:table-cell table:style-name="ce17" office:value-type="string" calcext:value-type="string">
            <text:p>OJO DE BUEY HW1P-2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PW</text:p>
          </table:table-cell>
          <table:table-cell table:style-name="ce17" office:value-type="string" calcext:value-type="string">
            <text:p>OJO DE BUEY HW1P-2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6" calcext:value-type="float">
            <text:p>2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R</text:p>
          </table:table-cell>
          <table:table-cell table:style-name="ce17" office:value-type="string" calcext:value-type="string">
            <text:p>OJO DE BUEY HW1P-2Q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G</text:p>
          </table:table-cell>
          <table:table-cell table:style-name="ce17" office:value-type="string" calcext:value-type="string">
            <text:p>OJO DE BUEY JUMBO HW1P-5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5" calcext:value-type="float">
            <text:p>6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PW</text:p>
          </table:table-cell>
          <table:table-cell table:style-name="ce17" office:value-type="string" calcext:value-type="string">
            <text:p>OJO DE BUEY HW1P-5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61" calcext:value-type="float">
            <text:p>85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7-S</text:p>
          </table:table-cell>
          <table:table-cell table:style-name="ce17" office:value-type="string" calcext:value-type="string">
            <text:p>OJO DE BUEY JUMBO HW1P-5Q7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" calcext:value-type="float">
            <text:p>70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LP-R 12AC/DC</text:p>
          </table:table-cell>
          <table:table-cell table:style-name="ce17" office:value-type="string" calcext:value-type="string">
            <text:p>OJO DE BUEY KPL-R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AC</text:p>
          </table:table-cell>
          <table:table-cell table:style-name="ce17" office:value-type="string" calcext:value-type="string">
            <text:p>OJO DE BUEY KPL-V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DC</text:p>
          </table:table-cell>
          <table:table-cell table:style-name="ce17" office:value-type="string" calcext:value-type="string">
            <text:p>OJO DE BUEY KPL-V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2VAC/DC</text:p>
          </table:table-cell>
          <table:table-cell table:style-name="ce17" office:value-type="string" calcext:value-type="string">
            <text:p>OJO DE BUEY KPL-V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20VAC</text:p>
          </table:table-cell>
          <table:table-cell table:style-name="ce17" office:value-type="string" calcext:value-type="string">
            <text:p>OJO DE BUEY KPL-V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4VAC/DC</text:p>
          </table:table-cell>
          <table:table-cell table:style-name="ce17" office:value-type="string" calcext:value-type="string">
            <text:p>OJO DE BUEY KPL-V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AC</text:p>
          </table:table-cell>
          <table:table-cell table:style-name="ce17" office:value-type="string" calcext:value-type="string">
            <text:p>OJO DE BUEY KPL-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DC</text:p>
          </table:table-cell>
          <table:table-cell table:style-name="ce17" office:value-type="string" calcext:value-type="string">
            <text:p>OJO DE BUEY KPL-R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20VAC</text:p>
          </table:table-cell>
          <table:table-cell table:style-name="ce17" office:value-type="string" calcext:value-type="string">
            <text:p>OJO DE BUEY KPL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4VAC/DC</text:p>
          </table:table-cell>
          <table:table-cell table:style-name="ce17" office:value-type="string" calcext:value-type="string">
            <text:p>OJO DE BUEY KPL-R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AC</text:p>
          </table:table-cell>
          <table:table-cell table:style-name="ce17" office:value-type="string" calcext:value-type="string">
            <text:p>OJO DE BUEY KPL-B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DC</text:p>
          </table:table-cell>
          <table:table-cell table:style-name="ce17" office:value-type="string" calcext:value-type="string">
            <text:p>OJO DE BUEY KPL-B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2VAC/DC</text:p>
          </table:table-cell>
          <table:table-cell table:style-name="ce17" office:value-type="string" calcext:value-type="string">
            <text:p>OJO DE BUEY KPL-BL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20VAC</text:p>
          </table:table-cell>
          <table:table-cell table:style-name="ce17" office:value-type="string" calcext:value-type="string">
            <text:p>OJO DE BUEY KPL-B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4VAC/DC</text:p>
          </table:table-cell>
          <table:table-cell table:style-name="ce17" office:value-type="string" calcext:value-type="string">
            <text:p>OJO DE BUEY KPL-BL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/120V AC/DC</text:p>
          </table:table-cell>
          <table:table-cell table:style-name="ce17" office:value-type="string" calcext:value-type="string">
            <text:p>OJO DE BUEY KPL-AM 110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PL-Y 110VAC</text:p>
          </table:table-cell>
          <table:table-cell table:style-name="ce17" office:value-type="string" calcext:value-type="string">
            <text:p>OJO DE BUEY KPL-AM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VDC</text:p>
          </table:table-cell>
          <table:table-cell table:style-name="ce17" office:value-type="string" calcext:value-type="string">
            <text:p>OJO DE BUEY KPL-AM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2VAC/DC</text:p>
          </table:table-cell>
          <table:table-cell table:style-name="ce17" office:value-type="string" calcext:value-type="string">
            <text:p>OJO DE BUEY KPL-AM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20VAC</text:p>
          </table:table-cell>
          <table:table-cell table:style-name="ce17" office:value-type="string" calcext:value-type="string">
            <text:p>OJO DE BUEY KPL-A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4VAC/DC</text:p>
          </table:table-cell>
          <table:table-cell table:style-name="ce17" office:value-type="string" calcext:value-type="string">
            <text:p>OJO DE BUEY KPL-AM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M <text:s text:c="11"/></text:p>
          </table:table-cell>
          <table:table-cell table:style-name="ce17" office:value-type="string" calcext:value-type="string">
            <text:p>LENTE P22821AM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Z <text:s text:c="11"/></text:p>
          </table:table-cell>
          <table:table-cell table:style-name="ce17" office:value-type="string" calcext:value-type="string">
            <text:p>LENTE P22821AZ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BL <text:s text:c="11"/></text:p>
          </table:table-cell>
          <table:table-cell table:style-name="ce17" office:value-type="string" calcext:value-type="string">
            <text:p>LENTE P22821BL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R <text:s text:c="12"/></text:p>
          </table:table-cell>
          <table:table-cell table:style-name="ce17" office:value-type="string" calcext:value-type="string">
            <text:p>LENTE P22821R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V <text:s text:c="12"/></text:p>
          </table:table-cell>
          <table:table-cell table:style-name="ce17" office:value-type="string" calcext:value-type="string">
            <text:p>LENTE P22821V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01</text:p>
          </table:table-cell>
          <table:table-cell table:style-name="ce17" office:value-type="string" calcext:value-type="string">
            <text:p>CUERPO METAL. P/OJO DE BUEY RM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01L AZ 220VCA <text:s text:c="3"/></text:p>
          </table:table-cell>
          <table:table-cell table:style-name="ce17" office:value-type="string" calcext:value-type="string">
            <text:p>SR601 C/LED AZ 10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1 24VDC</text:p>
          </table:table-cell>
          <table:table-cell table:style-name="ce17" office:value-type="string" calcext:value-type="string">
            <text:p>Baliza rojo, verde STL20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20VC (R/G)</text:p>
          </table:table-cell>
          <table:table-cell table:style-name="ce17" office:value-type="string" calcext:value-type="string">
            <text:p>Baliza rojo, verde STL20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4VDC (R/G)</text:p>
          </table:table-cell>
          <table:table-cell table:style-name="ce17" office:value-type="string" calcext:value-type="string">
            <text:p>Baliza rojo, verde STL20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31 24VDC (RGY)</text:p>
          </table:table-cell>
          <table:table-cell table:style-name="ce17" office:value-type="string" calcext:value-type="string">
            <text:p>Baliza RVA STL203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20VCA(R/G/Y</text:p>
          </table:table-cell>
          <table:table-cell table:style-name="ce17" office:value-type="string" calcext:value-type="string">
            <text:p>Baliza RVA STL203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4VCC (R/G/Y</text:p>
          </table:table-cell>
          <table:table-cell table:style-name="ce17" office:value-type="string" calcext:value-type="string">
            <text:p>Baliza RVA STL203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121-24VCC</text:p>
          </table:table-cell>
          <table:table-cell table:style-name="ce17" office:value-type="string" calcext:value-type="string">
            <text:p>Baliza rojo, verde c/sonido STL21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20VAC (R/G</text:p>
          </table:table-cell>
          <table:table-cell table:style-name="ce17" office:value-type="string" calcext:value-type="string">
            <text:p>Baliza rojo, verde c/sonido STL21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4VDC (R/G)</text:p>
          </table:table-cell>
          <table:table-cell table:style-name="ce17" office:value-type="string" calcext:value-type="string">
            <text:p>Baliza rojo, verde c/sonido STL21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A30FN</text:p>
          </table:table-cell>
          <table:table-cell table:style-name="ce17" office:value-type="string" calcext:value-type="string">
            <text:p>B.LUM C/RET MC3D-A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77" calcext:value-type="float">
            <text:p>94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M30FN **</text:p>
          </table:table-cell>
          <table:table-cell table:style-name="ce17" office:value-type="string" calcext:value-type="string">
            <text:p>B,LUM S/RET MC3D-M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9" calcext:value-type="float">
            <text:p>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P00FN **</text:p>
          </table:table-cell>
          <table:table-cell table:style-name="ce17" office:value-type="string" calcext:value-type="string">
            <text:p>OJO DE BUEY MC3D-P0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23" calcext:value-type="float">
            <text:p>4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S30FN</text:p>
          </table:table-cell>
          <table:table-cell table:style-name="ce17" office:value-type="string" calcext:value-type="string">
            <text:p>B.LUM S/RET MC3D-S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5" calcext:value-type="float">
            <text:p>74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B **</text:p>
          </table:table-cell>
          <table:table-cell table:style-name="ce17" office:value-type="string" calcext:value-type="string">
            <text:p>LENTE MC9Z-3D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D</text:p>
          </table:table-cell>
          <table:table-cell table:style-name="ce17" office:value-type="string" calcext:value-type="string">
            <text:p>LENTE MC9Z-3D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F</text:p>
          </table:table-cell>
          <table:table-cell table:style-name="ce17" office:value-type="string" calcext:value-type="string">
            <text:p>LENTE MC9Z-3D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J1</text:p>
          </table:table-cell>
          <table:table-cell table:style-name="ce17" office:value-type="string" calcext:value-type="string">
            <text:p>CUTTER MC9Z-J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KF3 **</text:p>
          </table:table-cell>
          <table:table-cell table:style-name="ce17" office:value-type="string" calcext:value-type="string">
            <text:p>PROT.P/LENT.MC9Z-KF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4" calcext:value-type="float">
            <text:p>1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PA3CP <text:s text:c="9"/></text:p>
          </table:table-cell>
          <table:table-cell table:style-name="ce17" office:value-type="string" calcext:value-type="string">
            <text:p>LENTE P/MC3D MC9Z-PA3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6" calcext:value-type="float">
            <text:p>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VL23</text:p>
          </table:table-cell>
          <table:table-cell table:style-name="ce17" office:value-type="string" calcext:value-type="string">
            <text:p>PROT.P/TERM.MC3D MC9Z-VL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5" calcext:value-type="float">
            <text:p>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M23-DC-DA</text:p>
          </table:table-cell>
          <table:table-cell table:style-name="ce17" office:value-type="string" calcext:value-type="string">
            <text:p>LENTE A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B</text:p>
          </table:table-cell>
          <table:table-cell table:style-name="ce17" office:value-type="string" calcext:value-type="string">
            <text:p>LENTE B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C</text:p>
          </table:table-cell>
          <table:table-cell table:style-name="ce17" office:value-type="string" calcext:value-type="string">
            <text:p>LENTE C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D</text:p>
          </table:table-cell>
          <table:table-cell table:style-name="ce17" office:value-type="string" calcext:value-type="string">
            <text:p>LENTE D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E</text:p>
          </table:table-cell>
          <table:table-cell table:style-name="ce17" office:value-type="string" calcext:value-type="string">
            <text:p>LENTE E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F</text:p>
          </table:table-cell>
          <table:table-cell table:style-name="ce17" office:value-type="string" calcext:value-type="string">
            <text:p>LENTE F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BF3N **</text:p>
          </table:table-cell>
          <table:table-cell table:style-name="ce17" office:value-type="string" calcext:value-type="string">
            <text:p>CUBRE BORDES FINAL P/MC3D MCM-BF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T001</text:p>
          </table:table-cell>
          <table:table-cell table:style-name="ce17" office:value-type="string" calcext:value-type="string">
            <text:p>EXTRACTOR MCM-T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4" calcext:value-type="float">
            <text:p>1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500/5 10VA CL05</text:p>
          </table:table-cell>
          <table:table-cell table:style-name="ce17" office:value-type="string" calcext:value-type="string">
            <text:p>TRANSFORMADOR DE CORRIENTE ENT.40 5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600/5 10VA CL05</text:p>
          </table:table-cell>
          <table:table-cell table:style-name="ce17" office:value-type="string" calcext:value-type="string">
            <text:p>TRANSFORMADOR DE CORRIENTE ENT.40 6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60 800/5 15VA CL05</text:p>
          </table:table-cell>
          <table:table-cell table:style-name="ce17" office:value-type="string" calcext:value-type="string">
            <text:p>TRANSF. DE CORRIENTE ENT.A60 800/5 15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98" calcext:value-type="float">
            <text:p>46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</text:p>
          </table:table-cell>
          <table:table-cell table:style-name="ce17" office:value-type="string" calcext:value-type="string">
            <text:p>MULTIMEDIDOR EMM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39" calcext:value-type="float">
            <text:p>17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CS</text:p>
          </table:table-cell>
          <table:table-cell table:style-name="ce17" office:value-type="string" calcext:value-type="string">
            <text:p>MULTIMEDIDOR EMM-04C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26" calcext:value-type="float">
            <text:p>233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 .60 1200/5 15VA</text:p>
          </table:table-cell>
          <table:table-cell table:style-name="ce17" office:value-type="string" calcext:value-type="string">
            <text:p>TRANSF. DE CORRIENTE ENT .A60 1200/5 15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22" calcext:value-type="float">
            <text:p>5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100 2500/5 30VA</text:p>
          </table:table-cell>
          <table:table-cell table:style-name="ce17" office:value-type="string" calcext:value-type="string">
            <text:p>TRANSFORMADOR DE CTE ENT.100 2500/5 30VA CL:0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39" calcext:value-type="float">
            <text:p>82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00/5 5VA CL:</text:p>
          </table:table-cell>
          <table:table-cell table:style-name="ce17" office:value-type="string" calcext:value-type="string">
            <text:p>TRANSF. DE CORRIENTE ENT.A30 10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50/5 5VA CL:</text:p>
          </table:table-cell>
          <table:table-cell table:style-name="ce17" office:value-type="string" calcext:value-type="string">
            <text:p>TRANSFORMADOR DE CORRIENTE ENT.A30 15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00/5 10VA CL</text:p>
          </table:table-cell>
          <table:table-cell table:style-name="ce17" office:value-type="string" calcext:value-type="string">
            <text:p>TRANSF. DE CTE ENT.A30 2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50/5 10VA CL</text:p>
          </table:table-cell>
          <table:table-cell table:style-name="ce17" office:value-type="string" calcext:value-type="string">
            <text:p>TRANSF. DE CTE ENT.30 25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300/5 10VA CL</text:p>
          </table:table-cell>
          <table:table-cell table:style-name="ce17" office:value-type="string" calcext:value-type="string">
            <text:p>TRANSF.DE CTE ENT.A3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60/5 5VA CL:1</text:p>
          </table:table-cell>
          <table:table-cell table:style-name="ce17" office:value-type="string" calcext:value-type="string">
            <text:p>TRANSFORMADOR DE CORRIENTE ENT.30 6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80/5 5VA CL:1</text:p>
          </table:table-cell>
          <table:table-cell table:style-name="ce17" office:value-type="string" calcext:value-type="string">
            <text:p>TRANSFORMADOR DE CORRIENTE ENT.30 8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40 300/5 10VA CL</text:p>
          </table:table-cell>
          <table:table-cell table:style-name="ce17" office:value-type="string" calcext:value-type="string">
            <text:p>TRANSFORMADOR DE CTE ENT.4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30 50/5 2,5VACL:1</text:p>
          </table:table-cell>
          <table:table-cell table:style-name="ce17" office:value-type="string" calcext:value-type="string">
            <text:p>TRANSF.DE CORRIENTE ENT. A30 50/5 2.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40 400/5 10VA CL0</text:p>
          </table:table-cell>
          <table:table-cell table:style-name="ce17" office:value-type="string" calcext:value-type="string">
            <text:p>TRANSFORMADOR DE CORRIENTE ENT.40 4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80 1600/5 15VA CL</text:p>
          </table:table-cell>
          <table:table-cell table:style-name="ce17" office:value-type="string" calcext:value-type="string">
            <text:p>TRANSF. DE CTE ENT A80 16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43" calcext:value-type="float">
            <text:p>5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-002</text:p>
          </table:table-cell>
          <table:table-cell table:style-name="ce17" office:value-type="string" calcext:value-type="string">
            <text:p>MODULO DE SALIDA A RELE P/MPR-4 MM-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31" calcext:value-type="float">
            <text:p>16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14</text:p>
          </table:table-cell>
          <table:table-cell table:style-name="ce17" office:value-type="string" calcext:value-type="string">
            <text:p>ANALIZADOR DE RED MPR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2" calcext:value-type="float">
            <text:p>373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5S-96</text:p>
          </table:table-cell>
          <table:table-cell table:style-name="ce17" office:value-type="string" calcext:value-type="string">
            <text:p>ANALIZADOR DE RED MPR-45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2.22" calcext:value-type="float">
            <text:p>53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-96</text:p>
          </table:table-cell>
          <table:table-cell table:style-name="ce17" office:value-type="string" calcext:value-type="string">
            <text:p>ANALIZADOR DE RED MPR-47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5.81" calcext:value-type="float">
            <text:p>75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E-96</text:p>
          </table:table-cell>
          <table:table-cell table:style-name="ce17" office:value-type="string" calcext:value-type="string">
            <text:p>ANALIZADOR DE RED MPR-47SE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1.77" calcext:value-type="float">
            <text:p>8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12T</text:p>
          </table:table-cell>
          <table:table-cell table:style-name="ce17" office:value-type="string" calcext:value-type="string">
            <text:p>CORRECTOR DE F.P. 12 PASOS RG-12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3.25" calcext:value-type="float">
            <text:p>48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230 VCA</text:p>
          </table:table-cell>
          <table:table-cell table:style-name="ce17" office:value-type="string" calcext:value-type="string">
            <text:p>CORRECTOR DE F.P. 6 PASOS RG-6T23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380 VCA</text:p>
          </table:table-cell>
          <table:table-cell table:style-name="ce17" office:value-type="string" calcext:value-type="string">
            <text:p>CORRECTOR DE F.P. 6 PASOS RG-6T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8BS-96</text:p>
          </table:table-cell>
          <table:table-cell table:style-name="ce17" office:value-type="string" calcext:value-type="string">
            <text:p>CORRECTOR DE F.P. 8 PASOS RG-8B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7.29" calcext:value-type="float">
            <text:p>56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12SW</text:p>
          </table:table-cell>
          <table:table-cell table:style-name="ce17" office:value-type="string" calcext:value-type="string">
            <text:p>CORRECTOR DE F.P. 12 PASOS RGI-12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2.07" calcext:value-type="float">
            <text:p>65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6SW</text:p>
          </table:table-cell>
          <table:table-cell table:style-name="ce17" office:value-type="string" calcext:value-type="string">
            <text:p>CORRECTOR DE F.P. 6 PASOS RGI-6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9.45" calcext:value-type="float">
            <text:p>439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BSS</text:p>
          </table:table-cell>
          <table:table-cell table:style-name="ce17" office:value-type="string" calcext:value-type="string">
            <text:p>TRANSISTOR DE SALIDA RBSS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3" calcext:value-type="float">
            <text:p>2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70006</text:p>
          </table:table-cell>
          <table:table-cell table:style-name="ce17" office:value-type="string" calcext:value-type="string">
            <text:p>DISPLAY 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64" calcext:value-type="float">
            <text:p>1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109</text:p>
          </table:table-cell>
          <table:table-cell table:style-name="ce17" office:value-type="string" calcext:value-type="string">
            <text:p>DISPLAY <text:s/>JAZ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8" calcext:value-type="float">
            <text:p>7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408</text:p>
          </table:table-cell>
          <table:table-cell table:style-name="ce17" office:value-type="string" calcext:value-type="string">
            <text:p>DISPLAY <text:s/>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.22" calcext:value-type="float">
            <text:p>17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501</text:p>
          </table:table-cell>
          <table:table-cell table:style-name="ce17" office:value-type="string" calcext:value-type="string">
            <text:p>FRENTE TECLADO + DISPLAY V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5.08" calcext:value-type="float">
            <text:p>395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008</text:p>
          </table:table-cell>
          <table:table-cell table:style-name="ce17" office:value-type="string" calcext:value-type="string">
            <text:p>CONECTOR E/S 10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3" calcext:value-type="float">
            <text:p>8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400</text:p>
          </table:table-cell>
          <table:table-cell table:style-name="ce17" office:value-type="string" calcext:value-type="string">
            <text:p>CONECTOR ALIMENTACION 3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3" calcext:value-type="float">
            <text:p>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009</text:p>
          </table:table-cell>
          <table:table-cell table:style-name="ce17" office:value-type="string" calcext:value-type="string">
            <text:p>CONECTOR E/S 15 PIN PARA M90/M91/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3" calcext:value-type="float">
            <text:p>12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205</text:p>
          </table:table-cell>
          <table:table-cell table:style-name="ce17" office:value-type="string" calcext:value-type="string">
            <text:p>CONECTOR CAN BUS 5 P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6" calcext:value-type="float">
            <text:p>4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30153</text:p>
          </table:table-cell>
          <table:table-cell table:style-name="ce17" office:value-type="string" calcext:value-type="string">
            <text:p>CONECTOR E/S 6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44" calcext:value-type="float">
            <text:p>6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SP13000-A9</text:p>
          </table:table-cell>
          <table:table-cell table:style-name="ce17" office:value-type="string" calcext:value-type="string">
            <text:p>DISPLAY P/ SAMB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65" calcext:value-type="float">
            <text:p>13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 DIGITAL DIX16, 24V</text:p>
          </table:table-cell>
          <table:table-cell table:style-name="ce17" office:value-type="string" calcext:value-type="string">
            <text:p>E digital DIx16, 24V UID-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9.85" calcext:value-type="float">
            <text:p>38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90-DI8-R08</text:p>
          </table:table-cell>
          <table:table-cell table:style-name="ce17" office:value-type="string" calcext:value-type="string">
            <text:p>EXP.(8ed/8sr) <text:s text:c="4"/>EX90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3" calcext:value-type="float">
            <text:p>53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A2X</text:p>
          </table:table-cell>
          <table:table-cell table:style-name="ce17" office:value-type="string" calcext:value-type="string">
            <text:p>ADAPTADOR EXPANSION EX-A2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5" calcext:value-type="float">
            <text:p>23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D16A3-T016</text:p>
          </table:table-cell>
          <table:table-cell table:style-name="ce17" office:value-type="string" calcext:value-type="string">
            <text:p>EXP.(16ed/16st) EX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22" calcext:value-type="float">
            <text:p>98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F-RC15</text:p>
          </table:table-cell>
          <table:table-cell table:style-name="ce17" office:value-type="string" calcext:value-type="string">
            <text:p>EXP. (9ed/4st/2sr) EXF-RC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8.35" calcext:value-type="float">
            <text:p>1,008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</text:p>
          </table:table-cell>
          <table:table-cell table:style-name="ce17" office:value-type="string" calcext:value-type="string">
            <text:p>CABLE EXP. (1m) P/ EXA2X <text:s text:c="2"/>EXL-CAB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2" calcext:value-type="float">
            <text:p>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0</text:p>
          </table:table-cell>
          <table:table-cell table:style-name="ce17" office:value-type="string" calcext:value-type="string">
            <text:p>CABLE EXP. (10m) P/ EXA2X <text:s text:c="2"/>EXL-CAB1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55" calcext:value-type="float">
            <text:p>15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2000</text:p>
          </table:table-cell>
          <table:table-cell table:style-name="ce17" office:value-type="string" calcext:value-type="string">
            <text:p>CABLE EXP. (20m) P/ EXA2X <text:s text:c="2"/>EXL-CAB2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57" calcext:value-type="float">
            <text:p>29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400</text:p>
          </table:table-cell>
          <table:table-cell table:style-name="ce17" office:value-type="string" calcext:value-type="string">
            <text:p>CABLE EXP. (4M) P/EXA2X EXL-CAB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49" calcext:value-type="float">
            <text:p>10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RC1</text:p>
          </table:table-cell>
          <table:table-cell table:style-name="ce17" office:value-type="string" calcext:value-type="string">
            <text:p>ADAPTADOR EXPANSION EX-R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9.35" calcext:value-type="float">
            <text:p>599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KC4CA</text:p>
          </table:table-cell>
          <table:table-cell table:style-name="ce17" office:value-type="string" calcext:value-type="string">
            <text:p>Cable de programación <text:s/>FC4A-KC4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52" calcext:value-type="float">
            <text:p>17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R161</text:p>
          </table:table-cell>
          <table:table-cell table:style-name="ce17" office:value-type="string" calcext:value-type="string">
            <text:p>U. 16 SAL. RELE <text:s text:c="2"/>FC4A-R1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1.15" calcext:value-type="float">
            <text:p>381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USB</text:p>
          </table:table-cell>
          <table:table-cell table:style-name="ce17" office:value-type="string" calcext:value-type="string">
            <text:p>Adaptador <text:s/>FC4A-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K1CE</text:p>
          </table:table-cell>
          <table:table-cell table:style-name="ce17" office:value-type="string" calcext:value-type="string">
            <text:p>FC6A-C16K1CE(9ed/1ea/7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AE</text:p>
          </table:table-cell>
          <table:table-cell table:style-name="ce17" office:value-type="string" calcext:value-type="string">
            <text:p>FC6A-C16R1AE(9ed/1ea/7sr/485/ETH) 10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CE</text:p>
          </table:table-cell>
          <table:table-cell table:style-name="ce17" office:value-type="string" calcext:value-type="string">
            <text:p>FC6A-C16R1CE (9ed/1ea/7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K1CE</text:p>
          </table:table-cell>
          <table:table-cell table:style-name="ce17" office:value-type="string" calcext:value-type="string">
            <text:p>FC6A-C24K1CE (14ed/1ea/10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AE</text:p>
          </table:table-cell>
          <table:table-cell table:style-name="ce17" office:value-type="string" calcext:value-type="string">
            <text:p>FC6A-C24R1AE(14ed/1ea/10sr/485/ETH) 100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CE</text:p>
          </table:table-cell>
          <table:table-cell table:style-name="ce17" office:value-type="string" calcext:value-type="string">
            <text:p>FC6A-C24R1CE (14ed/1ea/10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K1CE</text:p>
          </table:table-cell>
          <table:table-cell table:style-name="ce17" office:value-type="string" calcext:value-type="string">
            <text:p>FC6A-C40K1CE (24ed/14ea/16st/485/ETH)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R1AE</text:p>
          </table:table-cell>
          <table:table-cell table:style-name="ce17" office:value-type="string" calcext:value-type="string">
            <text:p>FC6A-C40R1AE (24e/16sr/RS4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2.37" calcext:value-type="float">
            <text:p>1,502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C6A-C40R1CE</text:p>
          </table:table-cell>
          <table:table-cell table:style-name="ce17" office:value-type="string" calcext:value-type="string">
            <text:p>FC6A-C40R1CE (24ed/1ea/16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3CEE</text:p>
          </table:table-cell>
          <table:table-cell table:style-name="ce17" office:value-type="string" calcext:value-type="string">
            <text:p>FC6A-D32K3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4CEE</text:p>
          </table:table-cell>
          <table:table-cell table:style-name="ce17" office:value-type="string" calcext:value-type="string">
            <text:p>FC6A-D32K4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3CEE</text:p>
          </table:table-cell>
          <table:table-cell table:style-name="ce17" office:value-type="string" calcext:value-type="string">
            <text:p>FC6A-D32P3CEE 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4CEE</text:p>
          </table:table-cell>
          <table:table-cell table:style-name="ce17" office:value-type="string" calcext:value-type="string">
            <text:p>FC6A-D32P4CEE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EXM2</text:p>
          </table:table-cell>
          <table:table-cell table:style-name="ce17" office:value-type="string" calcext:value-type="string">
            <text:p>FC6A-EXM2 Adaptador de Expansió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.23" calcext:value-type="float">
            <text:p>17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2C1</text:p>
          </table:table-cell>
          <table:table-cell table:style-name="ce17" office:value-type="string" calcext:value-type="string">
            <text:p>FC6A-J2C1 EXP(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6" calcext:value-type="float">
            <text:p>251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A1</text:p>
          </table:table-cell>
          <table:table-cell table:style-name="ce17" office:value-type="string" calcext:value-type="string">
            <text:p>FC6A-J4A1 EXP(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0.21" calcext:value-type="float">
            <text:p>400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CN1</text:p>
          </table:table-cell>
          <table:table-cell table:style-name="ce17" office:value-type="string" calcext:value-type="string">
            <text:p>FC6A-J4CN1 EXP(4ea,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22" calcext:value-type="float">
            <text:p>37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A1</text:p>
          </table:table-cell>
          <table:table-cell table:style-name="ce17" office:value-type="string" calcext:value-type="string">
            <text:p>FC6A-J8A1 EXP(8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2.91" calcext:value-type="float">
            <text:p>602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CU1</text:p>
          </table:table-cell>
          <table:table-cell table:style-name="ce17" office:value-type="string" calcext:value-type="string">
            <text:p>FC6A-J8CU1 EXP(8e NTC/PTC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1.63" calcext:value-type="float">
            <text:p>371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K4A1</text:p>
          </table:table-cell>
          <table:table-cell table:style-name="ce17" office:value-type="string" calcext:value-type="string">
            <text:p>FC6A-K4A1 EXP(4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1" calcext:value-type="float">
            <text:p>42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LO6A1</text:p>
          </table:table-cell>
          <table:table-cell table:style-name="ce17" office:value-type="string" calcext:value-type="string">
            <text:p>FC6A-LO6A1 EXP(4ea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.58" calcext:value-type="float">
            <text:p>46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N16B1</text:p>
          </table:table-cell>
          <table:table-cell table:style-name="ce17" office:value-type="string" calcext:value-type="string">
            <text:p>FC6A-N16B1 EXP(16ed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21" calcext:value-type="float">
            <text:p>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1</text:p>
          </table:table-cell>
          <table:table-cell table:style-name="ce17" office:value-type="string" calcext:value-type="string">
            <text:p>FC6A-PC1 Puerto RS23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3 PUERTO RS48</text:p>
          </table:table-cell>
          <table:table-cell table:style-name="ce17" office:value-type="string" calcext:value-type="string">
            <text:p>FC6A-PC3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H1</text:p>
          </table:table-cell>
          <table:table-cell table:style-name="ce17" office:value-type="string" calcext:value-type="string">
            <text:p>FC6A-PH1 Pantalla HM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93" calcext:value-type="float">
            <text:p>40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J2CP</text:p>
          </table:table-cell>
          <table:table-cell table:style-name="ce17" office:value-type="string" calcext:value-type="string">
            <text:p>FC6A-PJ2CP CART. EXP (2e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7" calcext:value-type="float">
            <text:p>12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081</text:p>
          </table:table-cell>
          <table:table-cell table:style-name="ce17" office:value-type="string" calcext:value-type="string">
            <text:p>FC6A-R081 EXP( 8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7" calcext:value-type="float">
            <text:p>15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161</text:p>
          </table:table-cell>
          <table:table-cell table:style-name="ce17" office:value-type="string" calcext:value-type="string">
            <text:p>FC6A-R161 EXP (1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26" calcext:value-type="float">
            <text:p>217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08KI</text:p>
          </table:table-cell>
          <table:table-cell table:style-name="ce17" office:value-type="string" calcext:value-type="string">
            <text:p>FC6A-T08KI EXP(8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78" calcext:value-type="float">
            <text:p>12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16KI</text:p>
          </table:table-cell>
          <table:table-cell table:style-name="ce17" office:value-type="string" calcext:value-type="string">
            <text:p>FC6A-T16KI EXP(16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95" calcext:value-type="float">
            <text:p>16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-PJ2A</text:p>
          </table:table-cell>
          <table:table-cell table:style-name="ce17" office:value-type="string" calcext:value-type="string">
            <text:p>FC6A-PJ2A CART EXP(2eqa, V/I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8" calcext:value-type="float">
            <text:p>9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JZ20JUD01</text:p>
          </table:table-cell>
          <table:table-cell table:style-name="ce17" office:value-type="string" calcext:value-type="string">
            <text:p>FRENTE + TECLADO JZ20J-R10,R16,T10,T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3.85" calcext:value-type="float">
            <text:p>163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B24RA</text:p>
          </table:table-cell>
          <table:table-cell table:style-name="ce17" office:value-type="string" calcext:value-type="string">
            <text:p>FT1A-B24RA (12ed/4ea/8sr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9" calcext:value-type="float">
            <text:p>365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H48KA</text:p>
          </table:table-cell>
          <table:table-cell table:style-name="ce17" office:value-type="string" calcext:value-type="string">
            <text:p>FT1A-H48KA(22ed/8ea/18st/ETH/LCD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4.58" calcext:value-type="float">
            <text:p>55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PC3</text:p>
          </table:table-cell>
          <table:table-cell table:style-name="ce17" office:value-type="string" calcext:value-type="string">
            <text:p>FT1A-PC3 CART. EXP.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54" calcext:value-type="float">
            <text:p>13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20R1UD</text:p>
          </table:table-cell>
          <table:table-cell table:style-name="ce17" office:value-type="string" calcext:value-type="string">
            <text:p>FRENTE TECLADO + DISPLAY V120-22R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.47" calcext:value-type="float">
            <text:p>27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30JUD</text:p>
          </table:table-cell>
          <table:table-cell table:style-name="ce17" office:value-type="string" calcext:value-type="string">
            <text:p>FRENTE TECLADO+ DISPLAY 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47" calcext:value-type="float">
            <text:p>26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GSM-KIT-16J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2.48" calcext:value-type="float">
            <text:p>732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SM-KIT-22</text:p>
          </table:table-cell>
          <table:table-cell table:style-name="ce17" office:value-type="string" calcext:value-type="string">
            <text:p>GSM-KIT-22 WAVECOM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4.64" calcext:value-type="float">
            <text:p>2,07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-IO34-100</text:p>
          </table:table-cell>
          <table:table-cell table:style-name="ce17" office:value-type="string" calcext:value-type="string">
            <text:p>KIT CONENCT. P/V570-57-T34 HE-IO34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69" calcext:value-type="float">
            <text:p>22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G9Z-XCM42</text:p>
          </table:table-cell>
          <table:table-cell table:style-name="ce17" office:value-type="string" calcext:value-type="string">
            <text:p>CABLE DE PROG USB HG9Z-XCM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32" calcext:value-type="float">
            <text:p>7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I4-AO2</text:p>
          </table:table-cell>
          <table:table-cell table:style-name="ce17" office:value-type="string" calcext:value-type="string">
            <text:p>EXP.(4ea/2sa) <text:s text:c="6"/>IO-AI4-AO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8.19" calcext:value-type="float">
            <text:p>6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IO-AI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17" calcext:value-type="float">
            <text:p>66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O6X</text:p>
          </table:table-cell>
          <table:table-cell table:style-name="ce17" office:value-type="string" calcext:value-type="string">
            <text:p>EXP.(6sa) <text:s text:c="9"/>IO-AO6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2.28" calcext:value-type="float">
            <text:p>98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TC8</text:p>
          </table:table-cell>
          <table:table-cell table:style-name="ce17" office:value-type="string" calcext:value-type="string">
            <text:p>EXP(8 TC/EA) <text:s text:c="7"/>IO-ATC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4.81" calcext:value-type="float">
            <text:p>94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RO16</text:p>
          </table:table-cell>
          <table:table-cell table:style-name="ce17" office:value-type="string" calcext:value-type="string">
            <text:p>EXP (16ed/16sr) IO-D16A3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2.72" calcext:value-type="float">
            <text:p>82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T016</text:p>
          </table:table-cell>
          <table:table-cell table:style-name="ce17" office:value-type="string" calcext:value-type="string">
            <text:p>EXP-(16ed/16st) IO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2.78" calcext:value-type="float">
            <text:p>77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</text:p>
          </table:table-cell>
          <table:table-cell table:style-name="ce17" office:value-type="string" calcext:value-type="string">
            <text:p>EXP.(16ed) <text:s text:c="12"/>IO-DI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49" calcext:value-type="float">
            <text:p>363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L</text:p>
          </table:table-cell>
          <table:table-cell table:style-name="ce17" office:value-type="string" calcext:value-type="string">
            <text:p>EXP(16ed) 12VCC IO-DI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ACH</text:p>
          </table:table-cell>
          <table:table-cell table:style-name="ce17" office:value-type="string" calcext:value-type="string">
            <text:p>EXP.(8ed 110/220VCA) IO-DI8AC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4.13" calcext:value-type="float">
            <text:p>29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4L</text:p>
          </table:table-cell>
          <table:table-cell table:style-name="ce17" office:value-type="string" calcext:value-type="string">
            <text:p>EXP(8ed/4sr)12VCC <text:s/>IO-DI8-RO4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8</text:p>
          </table:table-cell>
          <table:table-cell table:style-name="ce17" office:value-type="string" calcext:value-type="string">
            <text:p>EXP. (8ed/8sr) <text:s text:c="3"/>IO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TO8</text:p>
          </table:table-cell>
          <table:table-cell table:style-name="ce17" office:value-type="string" calcext:value-type="string">
            <text:p>EXP.(8ed/8st) <text:s text:c="6"/>IO-DI8-T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32" calcext:value-type="float">
            <text:p>42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1</text:p>
          </table:table-cell>
          <table:table-cell table:style-name="ce17" office:value-type="string" calcext:value-type="string">
            <text:p>CELDA DE CARGA IO-L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2.2" calcext:value-type="float">
            <text:p>792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3</text:p>
          </table:table-cell>
          <table:table-cell table:style-name="ce17" office:value-type="string" calcext:value-type="string">
            <text:p>CELDA DE CARGA IO-LC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1.24" calcext:value-type="float">
            <text:p>1,161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00</text:p>
          </table:table-cell>
          <table:table-cell table:style-name="ce17" office:value-type="string" calcext:value-type="string">
            <text:p>EXP(4e.pt100-50/460cel.) IO-PT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K</text:p>
          </table:table-cell>
          <table:table-cell table:style-name="ce17" office:value-type="string" calcext:value-type="string">
            <text:p>EXP(4e PT1000-50/460cel)io-pt4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</text:p>
          </table:table-cell>
          <table:table-cell table:style-name="ce17" office:value-type="string" calcext:value-type="string">
            <text:p>EXP. (16SR) <text:s text:c="11"/>IO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L</text:p>
          </table:table-cell>
          <table:table-cell table:style-name="ce17" office:value-type="string" calcext:value-type="string">
            <text:p>EXP (16SR)12VCC <text:s text:c="2"/>IO-RO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8</text:p>
          </table:table-cell>
          <table:table-cell table:style-name="ce17" office:value-type="string" calcext:value-type="string">
            <text:p>EXP.(8sr) <text:s text:c="14"/>IO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TO16</text:p>
          </table:table-cell>
          <table:table-cell table:style-name="ce17" office:value-type="string" calcext:value-type="string">
            <text:p>EXP.(16st) <text:s text:c="12"/>IO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3.67" calcext:value-type="float">
            <text:p>45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10-11-T10</text:p>
          </table:table-cell>
          <table:table-cell table:style-name="ce17" office:value-type="string" calcext:value-type="string">
            <text:p>JZ10-11-T10 (6ED/4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77" calcext:value-type="float">
            <text:p>260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10-11-UN20</text:p>
          </table:table-cell>
          <table:table-cell table:style-name="ce17" office:value-type="string" calcext:value-type="string">
            <text:p>JZ10-11-UN20 (9-11ED/2-3EA/1ETC-PT100/5SR/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1.55" calcext:value-type="float">
            <text:p>521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R16HS</text:p>
          </table:table-cell>
          <table:table-cell table:style-name="ce17" office:value-type="string" calcext:value-type="string">
            <text:p>JZ20-J-R16HS (6-8ed/2-4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20HS</text:p>
          </table:table-cell>
          <table:table-cell table:style-name="ce17" office:value-type="string" calcext:value-type="string">
            <text:p>JZ20-J-T20HS (6-8ed/2-4ea/1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40</text:p>
          </table:table-cell>
          <table:table-cell table:style-name="ce17" office:value-type="string" calcext:value-type="string">
            <text:p>JZ20-J-T40 (16-18ED/2-4EA/2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97" calcext:value-type="float">
            <text:p>70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UA24</text:p>
          </table:table-cell>
          <table:table-cell table:style-name="ce17" office:value-type="string" calcext:value-type="string">
            <text:p>JZ20-J-UA24 (9ed/4ea/2e TC-PT100/5sr/2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6.94" calcext:value-type="float">
            <text:p>1,036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0</text:p>
          </table:table-cell>
          <table:table-cell table:style-name="ce17" office:value-type="string" calcext:value-type="string">
            <text:p>JZ20-R10 (6ed/4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1.72" calcext:value-type="float">
            <text:p>44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6</text:p>
          </table:table-cell>
          <table:table-cell table:style-name="ce17" office:value-type="string" calcext:value-type="string">
            <text:p>JZ20-R16 (6-8ed/6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31</text:p>
          </table:table-cell>
          <table:table-cell table:style-name="ce17" office:value-type="string" calcext:value-type="string">
            <text:p>JZ20-R31 (16-18ed/11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5.89" calcext:value-type="float">
            <text:p>62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T18</text:p>
          </table:table-cell>
          <table:table-cell table:style-name="ce17" office:value-type="string" calcext:value-type="string">
            <text:p>JZ20-T18 (6-8ed/8st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-PRG</text:p>
          </table:table-cell>
          <table:table-cell table:style-name="ce17" office:value-type="string" calcext:value-type="string">
            <text:p>JZ-PRG KIT DE PROGRAMA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7" calcext:value-type="float">
            <text:p>14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-RS4</text:p>
          </table:table-cell>
          <table:table-cell table:style-name="ce17" office:value-type="string" calcext:value-type="string">
            <text:p>JZ-RS4 KIT 232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1 EXP-4E/4S <text:s text:c="7"/></text:p>
          </table:table-cell>
          <table:table-cell table:style-name="ce17" office:value-type="string" calcext:value-type="string">
            <text:p>EXPANSION P/MICRO 1 <text:s/>4E/4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38" calcext:value-type="float">
            <text:p>103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 2 LINE KEYBOARD</text:p>
          </table:table-cell>
          <table:table-cell table:style-name="ce17" office:value-type="string" calcext:value-type="string">
            <text:p>M91 / M90 MEMB. KEYBOARD 2 LINE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03" calcext:value-type="float">
            <text:p>10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-2-R1</text:p>
          </table:table-cell>
          <table:table-cell table:style-name="ce17" office:value-type="string" calcext:value-type="string">
            <text:p>M91-2-R1 (10ed/6sr/1ea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46" calcext:value-type="float">
            <text:p>1,043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1</text:p>
          </table:table-cell>
          <table:table-cell table:style-name="ce17" office:value-type="string" calcext:value-type="string">
            <text:p>M91-2-T1(12ed/12st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9.17" calcext:value-type="float">
            <text:p>1,18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38</text:p>
          </table:table-cell>
          <table:table-cell table:style-name="ce17" office:value-type="string" calcext:value-type="string">
            <text:p>M91-2-T38 (22ED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7.28" calcext:value-type="float">
            <text:p>1,48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UN2</text:p>
          </table:table-cell>
          <table:table-cell table:style-name="ce17" office:value-type="string" calcext:value-type="string">
            <text:p>M91-2-UN2 (12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5.62" calcext:value-type="float">
            <text:p>1,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J10-22-CS25</text:p>
          </table:table-cell>
          <table:table-cell table:style-name="ce17" office:value-type="string" calcext:value-type="string">
            <text:p>CABLE DE PROGRAMACION MJ10-22-CS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10-22-CS32</text:p>
          </table:table-cell>
          <table:table-cell table:style-name="ce17" office:value-type="string" calcext:value-type="string">
            <text:p>CABLE P/GSM KIT MJ10-22-C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ET1</text:p>
          </table:table-cell>
          <table:table-cell table:style-name="ce17" office:value-type="string" calcext:value-type="string">
            <text:p>MJ20-ET1 PUERTO ETHERN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JZ-SL1</text:p>
          </table:table-cell>
          <table:table-cell table:style-name="ce17" office:value-type="string" calcext:value-type="string">
            <text:p>MJ20-JZ-SL1 <text:s/>SET DE ETIQUET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9" calcext:value-type="float">
            <text:p>1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N1V-5G 24VDC</text:p>
          </table:table-cell>
          <table:table-cell table:style-name="ce17" office:value-type="string" calcext:value-type="string">
            <text:p>RELE PLB48 RCN1V 5G 24 VCC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3" calcext:value-type="float">
            <text:p>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010</text:p>
          </table:table-cell>
          <table:table-cell table:style-name="ce17" office:value-type="string" calcext:value-type="string">
            <text:p>RTS-010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0.22" calcext:value-type="float">
            <text:p>1,7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43C</text:p>
          </table:table-cell>
          <table:table-cell table:style-name="ce17" office:value-type="string" calcext:value-type="string">
            <text:p>RTS-4043C PANTALLA HMI 4.3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94" calcext:value-type="float">
            <text:p>465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70CE</text:p>
          </table:table-cell>
          <table:table-cell table:style-name="ce17" office:value-type="string" calcext:value-type="string">
            <text:p>RTS-4070C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8.19" calcext:value-type="float">
            <text:p>8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070WE</text:p>
          </table:table-cell>
          <table:table-cell table:style-name="ce17" office:value-type="string" calcext:value-type="string">
            <text:p>RTS-6070W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00M</text:p>
          </table:table-cell>
          <table:table-cell table:style-name="ce17" office:value-type="string" calcext:value-type="string">
            <text:p>RTS-6100M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7.2" calcext:value-type="float">
            <text:p>1,19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56H</text:p>
          </table:table-cell>
          <table:table-cell table:style-name="ce17" office:value-type="string" calcext:value-type="string">
            <text:p>RTS-6156H PANTALLA HMI 15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11" calcext:value-type="float">
            <text:p>2,00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707WE</text:p>
          </table:table-cell>
          <table:table-cell table:style-name="ce17" office:value-type="string" calcext:value-type="string">
            <text:p>RTS-7070WE PANTALLA HMI 7"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3T-1G24</text:p>
          </table:table-cell>
          <table:table-cell table:style-name="ce17" office:value-type="string" calcext:value-type="string">
            <text:p>RELE RV3T-1G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/CON T38</text:p>
          </table:table-cell>
          <table:table-cell table:style-name="ce17" office:value-type="string" calcext:value-type="string">
            <text:p>CONECTOR I/O 19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1" calcext:value-type="float">
            <text:p>9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350-FRONT+DL</text:p>
          </table:table-cell>
          <table:table-cell table:style-name="ce17" office:value-type="string" calcext:value-type="string">
            <text:p>REPUESTO DE PANTALLA V350 SA/V35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4.03" calcext:value-type="float">
            <text:p>49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570-USB-FRONT</text:p>
          </table:table-cell>
          <table:table-cell table:style-name="ce17" office:value-type="string" calcext:value-type="string">
            <text:p>REPUESTO DE PANTALLA V570-USB SA/V57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62" calcext:value-type="float">
            <text:p>2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M90-D7070</text:p>
          </table:table-cell>
          <table:table-cell table:style-name="ce17" office:value-type="string" calcext:value-type="string">
            <text:p>DISPLAY M91 SA\M90-D70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6" calcext:value-type="float">
            <text:p>7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V280-FRONT</text:p>
          </table:table-cell>
          <table:table-cell table:style-name="ce17" office:value-type="string" calcext:value-type="string">
            <text:p>REPUESTO PANTALLA SA\V28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0.61" calcext:value-type="float">
            <text:p>85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-SM35-FRONT</text:p>
          </table:table-cell>
          <table:table-cell table:style-name="ce17" office:value-type="string" calcext:value-type="string">
            <text:p>REPUESTO PANTALLA SAMBA SA/SM35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4" calcext:value-type="float">
            <text:p>34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BE8</text:p>
          </table:table-cell>
          <table:table-cell table:style-name="ce17" office:value-type="string" calcext:value-type="string">
            <text:p>CONVERSOR ETH-RS485 SBE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5.62" calcext:value-type="float">
            <text:p>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M35-J-R20 ***</text:p>
          </table:table-cell>
          <table:table-cell table:style-name="ce17" office:value-type="string" calcext:value-type="string">
            <text:p>SM35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20</text:p>
          </table:table-cell>
          <table:table-cell table:style-name="ce17" office:value-type="string" calcext:value-type="string">
            <text:p>SM35-J-T20 (10-12 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A22</text:p>
          </table:table-cell>
          <table:table-cell table:style-name="ce17" office:value-type="string" calcext:value-type="string">
            <text:p>SM35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0.49" calcext:value-type="float">
            <text:p>1,3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R20 ***</text:p>
          </table:table-cell>
          <table:table-cell table:style-name="ce17" office:value-type="string" calcext:value-type="string">
            <text:p>SM43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20</text:p>
          </table:table-cell>
          <table:table-cell table:style-name="ce17" office:value-type="string" calcext:value-type="string">
            <text:p>SM43-J-T20 (10-12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A22</text:p>
          </table:table-cell>
          <table:table-cell table:style-name="ce17" office:value-type="string" calcext:value-type="string">
            <text:p>SM43-J-TA22 (12ed/8st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20</text:p>
          </table:table-cell>
          <table:table-cell table:style-name="ce17" office:value-type="string" calcext:value-type="string">
            <text:p>SM70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A22</text:p>
          </table:table-cell>
          <table:table-cell table:style-name="ce17" office:value-type="string" calcext:value-type="string">
            <text:p>SM70-J-RA22 (10-12ed/8sr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20</text:p>
          </table:table-cell>
          <table:table-cell table:style-name="ce17" office:value-type="string" calcext:value-type="string">
            <text:p>SM70-J-T20 (10-12ed/8st/2e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A22</text:p>
          </table:table-cell>
          <table:table-cell table:style-name="ce17" office:value-type="string" calcext:value-type="string">
            <text:p>SM70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W1A-W1C</text:p>
          </table:table-cell>
          <table:table-cell table:style-name="ce17" office:value-type="string" calcext:value-type="string">
            <text:p>SOFTWARE DE PROG SW1A-W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3.04" calcext:value-type="float">
            <text:p>3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1EC2</text:p>
          </table:table-cell>
          <table:table-cell table:style-name="ce17" office:value-type="string" calcext:value-type="string">
            <text:p>Master EtherCAT UAC-01EC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06" calcext:value-type="float">
            <text:p>66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2RSC</text:p>
          </table:table-cell>
          <table:table-cell table:style-name="ce17" office:value-type="string" calcext:value-type="string">
            <text:p>MODULO RS232 UAC-02RS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B-01RS4</text:p>
          </table:table-cell>
          <table:table-cell table:style-name="ce17" office:value-type="string" calcext:value-type="string">
            <text:p>MODULO RS485 UAC-CB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41" calcext:value-type="float">
            <text:p>1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CAN</text:p>
          </table:table-cell>
          <table:table-cell table:style-name="ce17" office:value-type="string" calcext:value-type="string">
            <text:p>MODULO CAN UAC-CX-01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99" calcext:value-type="float">
            <text:p>216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2</text:p>
          </table:table-cell>
          <table:table-cell table:style-name="ce17" office:value-type="string" calcext:value-type="string">
            <text:p>MODULO RS232 UAC-CX-01RS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4</text:p>
          </table:table-cell>
          <table:table-cell table:style-name="ce17" office:value-type="string" calcext:value-type="string">
            <text:p>MODULO RS485 UAC-CX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125</text:p>
          </table:table-cell>
          <table:table-cell table:style-name="ce17" office:value-type="string" calcext:value-type="string">
            <text:p>KIT expansión 125cm P/US5 UAG-CX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300</text:p>
          </table:table-cell>
          <table:table-cell table:style-name="ce17" office:value-type="string" calcext:value-type="string">
            <text:p>KIT expansión 3m. P/US5 UAG-CX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125</text:p>
          </table:table-cell>
          <table:table-cell table:style-name="ce17" office:value-type="string" calcext:value-type="string">
            <text:p>KIT expansión 125cm UAG-XK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9.75" calcext:value-type="float">
            <text:p>22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125</text:p>
          </table:table-cell>
          <table:table-cell table:style-name="ce17" office:value-type="string" calcext:value-type="string">
            <text:p>KIT exp. c/fuente 125cm UAG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300</text:p>
          </table:table-cell>
          <table:table-cell table:style-name="ce17" office:value-type="string" calcext:value-type="string">
            <text:p>KIT exp. c/fuente 300cm. UAG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CR-ST-B8-SA</text:p>
          </table:table-cell>
          <table:table-cell table:style-name="ce17" office:value-type="string" calcext:value-type="string">
            <text:p>Router UCR-ST-B8-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0.2" calcext:value-type="float">
            <text:p>1,8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006</text:p>
          </table:table-cell>
          <table:table-cell table:style-name="ce17" office:value-type="string" calcext:value-type="string">
            <text:p>S. ANALÓGICA AI/Av x 6, 24V UIA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402N</text:p>
          </table:table-cell>
          <table:table-cell table:style-name="ce17" office:value-type="string" calcext:value-type="string">
            <text:p>E/S analógica AI/AVx4+AOx2, 24V UIA-040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.26" calcext:value-type="float">
            <text:p>68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800N</text:p>
          </table:table-cell>
          <table:table-cell table:style-name="ce17" office:value-type="string" calcext:value-type="string">
            <text:p>E. analógica AI/Av x8, 24V UIA-0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1.82" calcext:value-type="float">
            <text:p>63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R</text:p>
          </table:table-cell>
          <table:table-cell table:style-name="ce17" office:value-type="string" calcext:value-type="string">
            <text:p>S digital DOx16, 24V UID-0016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47" calcext:value-type="float">
            <text:p>54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T</text:p>
          </table:table-cell>
          <table:table-cell table:style-name="ce17" office:value-type="string" calcext:value-type="string">
            <text:p>S digital tr DOx16, 24V UID-00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R</text:p>
          </table:table-cell>
          <table:table-cell table:style-name="ce17" office:value-type="string" calcext:value-type="string">
            <text:p>E/S digital DIx8 + ROx8, 24v UID-0808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</text:p>
          </table:table-cell>
          <table:table-cell table:style-name="ce17" office:value-type="string" calcext:value-type="string">
            <text:p>E/S digital DIx8 + TOx8, 24v UID-0808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59" calcext:value-type="float">
            <text:p>42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HS</text:p>
          </table:table-cell>
          <table:table-cell table:style-name="ce17" office:value-type="string" calcext:value-type="string">
            <text:p>E/S digital DIx8+DOx8, 24V UID-0808TH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1.58" calcext:value-type="float">
            <text:p>86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W1616T</text:p>
          </table:table-cell>
          <table:table-cell table:style-name="ce17" office:value-type="string" calcext:value-type="string">
            <text:p>E/S digital DIx16+TOx16, 24V UID-W16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0.11" calcext:value-type="float">
            <text:p>67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4PTN</text:p>
          </table:table-cell>
          <table:table-cell table:style-name="ce17" office:value-type="string" calcext:value-type="string">
            <text:p>Entrada 4 PT100 UIS-04PT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9.74" calcext:value-type="float">
            <text:p>589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8TC</text:p>
          </table:table-cell>
          <table:table-cell table:style-name="ce17" office:value-type="string" calcext:value-type="string">
            <text:p>Entrada 8 TC UIS-08T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64" calcext:value-type="float">
            <text:p>791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1</text:p>
          </table:table-cell>
          <table:table-cell table:style-name="ce17" office:value-type="string" calcext:value-type="string">
            <text:p>E/S (10ed/2ea/2 tc-rtd/2st/8sr/2sa) UIS-WC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2</text:p>
          </table:table-cell>
          <table:table-cell table:style-name="ce17" office:value-type="string" calcext:value-type="string">
            <text:p>E/S (10ed/2ea/2RTD/10st/2sa) UIS-WC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004 W</text:p>
          </table:table-cell>
          <table:table-cell table:style-name="ce17" office:value-type="string" calcext:value-type="string">
            <text:p>Salida analógica remota AOx4 URA-0004 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400 O</text:p>
          </table:table-cell>
          <table:table-cell table:style-name="ce17" office:value-type="string" calcext:value-type="string">
            <text:p>Entrada analógica remota AIx4 URA-0400 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75" calcext:value-type="float">
            <text:p>797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</text:p>
          </table:table-cell>
          <table:table-cell table:style-name="ce17" office:value-type="string" calcext:value-type="string">
            <text:p>Adaptador Ethernet para E/S remotas URB-T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3.07" calcext:value-type="float">
            <text:p>753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2</text:p>
          </table:table-cell>
          <table:table-cell table:style-name="ce17" office:value-type="string" calcext:value-type="string">
            <text:p>Adaptador Ethernet para E/S remotas URB-TC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0.55" calcext:value-type="float">
            <text:p>51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4 RH</text:p>
          </table:table-cell>
          <table:table-cell table:style-name="ce17" office:value-type="string" calcext:value-type="string">
            <text:p>Salida digital remota rele DOx8 URD-0004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64" calcext:value-type="float">
            <text:p>4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8CI</text:p>
          </table:table-cell>
          <table:table-cell table:style-name="ce17" office:value-type="string" calcext:value-type="string">
            <text:p>Salida digital remota transitor DOx8 URD-0008C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63" calcext:value-type="float">
            <text:p>344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16CG-8</text:p>
          </table:table-cell>
          <table:table-cell table:style-name="ce17" office:value-type="string" calcext:value-type="string">
            <text:p>Salida digital remota transitor DOx16 URD-0016CG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9.5" calcext:value-type="float">
            <text:p>45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32CG-4</text:p>
          </table:table-cell>
          <table:table-cell table:style-name="ce17" office:value-type="string" calcext:value-type="string">
            <text:p>Salida digital remota transitor DOx32 URD-0032C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2.87" calcext:value-type="float">
            <text:p>68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800</text:p>
          </table:table-cell>
          <table:table-cell table:style-name="ce17" office:value-type="string" calcext:value-type="string">
            <text:p>Entrada digital remota DIx8 URD-0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.2" calcext:value-type="float">
            <text:p>28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1600-8</text:p>
          </table:table-cell>
          <table:table-cell table:style-name="ce17" office:value-type="string" calcext:value-type="string">
            <text:p>Entrada digital remota DIx16 URD-1600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3200-4</text:p>
          </table:table-cell>
          <table:table-cell table:style-name="ce17" office:value-type="string" calcext:value-type="string">
            <text:p>Entrada digital remota DIx32 URD-3200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62" calcext:value-type="float">
            <text:p>5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P-PS24V</text:p>
          </table:table-cell>
          <table:table-cell table:style-name="ce17" office:value-type="string" calcext:value-type="string">
            <text:p>Fuente expansión 24VCC/5VCC URP-PS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7.39" calcext:value-type="float">
            <text:p>357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5-B10-B1</text:p>
          </table:table-cell>
          <table:table-cell table:style-name="ce17" office:value-type="string" calcext:value-type="string">
            <text:p>US5-B10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73.95" calcext:value-type="float">
            <text:p>3,273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RA28</text:p>
          </table:table-cell>
          <table:table-cell table:style-name="ce17" office:value-type="string" calcext:value-type="string">
            <text:p>US5-B10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05" calcext:value-type="float">
            <text:p>4,161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T24</text:p>
          </table:table-cell>
          <table:table-cell table:style-name="ce17" office:value-type="string" calcext:value-type="string">
            <text:p>US5-B10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18.58" calcext:value-type="float">
            <text:p>3,61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B1</text:p>
          </table:table-cell>
          <table:table-cell table:style-name="ce17" office:value-type="string" calcext:value-type="string">
            <text:p>US5-B5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2.59" calcext:value-type="float">
            <text:p>2,482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RA28</text:p>
          </table:table-cell>
          <table:table-cell table:style-name="ce17" office:value-type="string" calcext:value-type="string">
            <text:p>US5-B5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0.74" calcext:value-type="float">
            <text:p>3,420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T24</text:p>
          </table:table-cell>
          <table:table-cell table:style-name="ce17" office:value-type="string" calcext:value-type="string">
            <text:p>US5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4.65" calcext:value-type="float">
            <text:p>2,8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B1</text:p>
          </table:table-cell>
          <table:table-cell table:style-name="ce17" office:value-type="string" calcext:value-type="string">
            <text:p>USC-B10-B1(PLC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3.69" calcext:value-type="float">
            <text:p>2,23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24</text:p>
          </table:table-cell>
          <table:table-cell table:style-name="ce17" office:value-type="string" calcext:value-type="string">
            <text:p>USC-B10-T24 (10ed/2ae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5.2" calcext:value-type="float">
            <text:p>2,31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42</text:p>
          </table:table-cell>
          <table:table-cell table:style-name="ce17" office:value-type="string" calcext:value-type="string">
            <text:p>USC-B10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3.57" calcext:value-type="float">
            <text:p>2,61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R22</text:p>
          </table:table-cell>
          <table:table-cell table:style-name="ce17" office:value-type="string" calcext:value-type="string">
            <text:p>USC-B10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46.41" calcext:value-type="float">
            <text:p>2,54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24</text:p>
          </table:table-cell>
          <table:table-cell table:style-name="ce17" office:value-type="string" calcext:value-type="string">
            <text:p>USC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7.18" calcext:value-type="float">
            <text:p>1,33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42</text:p>
          </table:table-cell>
          <table:table-cell table:style-name="ce17" office:value-type="string" calcext:value-type="string">
            <text:p>USC-B5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5.28" calcext:value-type="float">
            <text:p>1,68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R22</text:p>
          </table:table-cell>
          <table:table-cell table:style-name="ce17" office:value-type="string" calcext:value-type="string">
            <text:p>USC-B5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7.86" calcext:value-type="float">
            <text:p>1,46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P-B10</text:p>
          </table:table-cell>
          <table:table-cell table:style-name="ce17" office:value-type="string" calcext:value-type="string">
            <text:p>CPU P/Panel HMI <text:s/>USC-P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4.93" calcext:value-type="float">
            <text:p>1,084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070-B08</text:p>
          </table:table-cell>
          <table:table-cell table:style-name="ce17" office:value-type="string" calcext:value-type="string">
            <text:p>Panel HMI 7" <text:s/>USP-070-B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2.34" calcext:value-type="float">
            <text:p>2,71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04-B10</text:p>
          </table:table-cell>
          <table:table-cell table:style-name="ce17" office:value-type="string" calcext:value-type="string">
            <text:p>PANEL HMI 10.4" USP-104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84" calcext:value-type="float">
            <text:p>4,30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56-B10</text:p>
          </table:table-cell>
          <table:table-cell table:style-name="ce17" office:value-type="string" calcext:value-type="string">
            <text:p>PANEL HMI 15.6" USP-156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73.13" calcext:value-type="float">
            <text:p>5,573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00-17-CAN</text:p>
          </table:table-cell>
          <table:table-cell table:style-name="ce17" office:value-type="string" calcext:value-type="string">
            <text:p>PLACA PUERTO CAN V100-17-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86" calcext:value-type="float">
            <text:p>21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ET2</text:p>
          </table:table-cell>
          <table:table-cell table:style-name="ce17" office:value-type="string" calcext:value-type="string">
            <text:p>PLACA ETHERNET V100-17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PB1</text:p>
          </table:table-cell>
          <table:table-cell table:style-name="ce17" office:value-type="string" calcext:value-type="string">
            <text:p>PLACA PROFIBUS V100-17-P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06" calcext:value-type="float">
            <text:p>338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RS4X</text:p>
          </table:table-cell>
          <table:table-cell table:style-name="ce17" office:value-type="string" calcext:value-type="string">
            <text:p>PLACA RS485 V100-17-RS4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40-T20B</text:p>
          </table:table-cell>
          <table:table-cell table:style-name="ce17" office:value-type="string" calcext:value-type="string">
            <text:p>UNIDAD BASE V1040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33.42" calcext:value-type="float">
            <text:p>4,73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R1</text:p>
          </table:table-cell>
          <table:table-cell table:style-name="ce17" office:value-type="string" calcext:value-type="string">
            <text:p>V120-22-R1 (10ED/6SR/1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7.09" calcext:value-type="float">
            <text:p>1,927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T2C</text:p>
          </table:table-cell>
          <table:table-cell table:style-name="ce17" office:value-type="string" calcext:value-type="string">
            <text:p>V120-22-T2C (10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9.88" calcext:value-type="float">
            <text:p>2,16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UN2</text:p>
          </table:table-cell>
          <table:table-cell table:style-name="ce17" office:value-type="string" calcext:value-type="string">
            <text:p>V120-22-UN2 (10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1.91" calcext:value-type="float">
            <text:p>2,34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10-T20BJ</text:p>
          </table:table-cell>
          <table:table-cell table:style-name="ce17" office:value-type="string" calcext:value-type="string">
            <text:p>UNIDAD BASE V121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0.64" calcext:value-type="float">
            <text:p>5,2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B1</text:p>
          </table:table-cell>
          <table:table-cell table:style-name="ce17" office:value-type="string" calcext:value-type="string">
            <text:p>V130-33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12" calcext:value-type="float">
            <text:p>1,13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TR20-R</text:p>
          </table:table-cell>
          <table:table-cell table:style-name="ce17" office:value-type="string" calcext:value-type="string">
            <text:p>V130-33-TR20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1.41" calcext:value-type="float">
            <text:p>84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2</text:p>
          </table:table-cell>
          <table:table-cell table:style-name="ce17" office:value-type="string" calcext:value-type="string">
            <text:p>V130-J-T2 (10-12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38</text:p>
          </table:table-cell>
          <table:table-cell table:style-name="ce17" office:value-type="string" calcext:value-type="string">
            <text:p>V130-J-T38 (20-22ed/16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6.41" calcext:value-type="float">
            <text:p>1,59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A24</text:p>
          </table:table-cell>
          <table:table-cell table:style-name="ce17" office:value-type="string" calcext:value-type="string">
            <text:p>V130-J-TA24 (8-12ed/2ea-d/2tc-pt-d/10st/2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1.61" calcext:value-type="float">
            <text:p>1,721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R20</text:p>
          </table:table-cell>
          <table:table-cell table:style-name="ce17" office:value-type="string" calcext:value-type="string">
            <text:p>V13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00-18-E1B</text:p>
          </table:table-cell>
          <table:table-cell table:style-name="ce17" office:value-type="string" calcext:value-type="string">
            <text:p>SNAP-IN V200-18-E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93" calcext:value-type="float">
            <text:p>587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2B</text:p>
          </table:table-cell>
          <table:table-cell table:style-name="ce17" office:value-type="string" calcext:value-type="string">
            <text:p>SNAP IN V200-18-E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3XB</text:p>
          </table:table-cell>
          <table:table-cell table:style-name="ce17" office:value-type="string" calcext:value-type="string">
            <text:p>SNAP IN V200-18-E3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2.44" calcext:value-type="float">
            <text:p>1,302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4XB</text:p>
          </table:table-cell>
          <table:table-cell table:style-name="ce17" office:value-type="string" calcext:value-type="string">
            <text:p>SNAP IN V200-18-E4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5B</text:p>
          </table:table-cell>
          <table:table-cell table:style-name="ce17" office:value-type="string" calcext:value-type="string">
            <text:p>SNAP IN V200-18-E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2B</text:p>
          </table:table-cell>
          <table:table-cell table:style-name="ce17" office:value-type="string" calcext:value-type="string">
            <text:p>SNAP IN V200-18-E6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4.28" calcext:value-type="float">
            <text:p>1,064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B</text:p>
          </table:table-cell>
          <table:table-cell table:style-name="ce17" office:value-type="string" calcext:value-type="string">
            <text:p>SNAP IN V200-18-E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2.02" calcext:value-type="float">
            <text:p>1,05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ET2</text:p>
          </table:table-cell>
          <table:table-cell table:style-name="ce17" office:value-type="string" calcext:value-type="string">
            <text:p>PLACA ETHERNET V200-19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RS4-X</text:p>
          </table:table-cell>
          <table:table-cell table:style-name="ce17" office:value-type="string" calcext:value-type="string">
            <text:p>PLACA RS485 V200-19-RS4-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30-13-B20B</text:p>
          </table:table-cell>
          <table:table-cell table:style-name="ce17" office:value-type="string" calcext:value-type="string">
            <text:p>UNIDAD BASEV230-13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2.68" calcext:value-type="float">
            <text:p>1,88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90-19-B20B</text:p>
          </table:table-cell>
          <table:table-cell table:style-name="ce17" office:value-type="string" calcext:value-type="string">
            <text:p>UNIDAD BASE V290-19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9.49" calcext:value-type="float">
            <text:p>2,6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35-T2-R</text:p>
          </table:table-cell>
          <table:table-cell table:style-name="ce17" office:value-type="string" calcext:value-type="string">
            <text:p>OPLC V350-35-T2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7.24" calcext:value-type="float">
            <text:p>81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B1</text:p>
          </table:table-cell>
          <table:table-cell table:style-name="ce17" office:value-type="string" calcext:value-type="string">
            <text:p>V350-J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3.81" calcext:value-type="float">
            <text:p>1,53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RA22</text:p>
          </table:table-cell>
          <table:table-cell table:style-name="ce17" office:value-type="string" calcext:value-type="string">
            <text:p>V350-J-RA22 (8-10-12ed/2ea/2 TC-PT/8sr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2</text:p>
          </table:table-cell>
          <table:table-cell table:style-name="ce17" office:value-type="string" calcext:value-type="string">
            <text:p>V350-J-T2 (10ed/2ea/1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38</text:p>
          </table:table-cell>
          <table:table-cell table:style-name="ce17" office:value-type="string" calcext:value-type="string">
            <text:p>V350-J-T38 (20/22ed/2ea/16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A24</text:p>
          </table:table-cell>
          <table:table-cell table:style-name="ce17" office:value-type="string" calcext:value-type="string">
            <text:p>V350-J-TA24 (8-10-12 ed/2ea/2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20</text:p>
          </table:table-cell>
          <table:table-cell table:style-name="ce17" office:value-type="string" calcext:value-type="string">
            <text:p>V35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34</text:p>
          </table:table-cell>
          <table:table-cell table:style-name="ce17" office:value-type="string" calcext:value-type="string">
            <text:p>V35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6</text:p>
          </table:table-cell>
          <table:table-cell table:style-name="ce17" office:value-type="string" calcext:value-type="string">
            <text:p>V350-J-TR6 (6-8ed/2-6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0.73" calcext:value-type="float">
            <text:p>1,9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A22</text:p>
          </table:table-cell>
          <table:table-cell table:style-name="ce17" office:value-type="string" calcext:value-type="string">
            <text:p>V350-J-TRA22 (8/10/12ed/2ea/2 TC-PT/4sr/4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HR2</text:p>
          </table:table-cell>
          <table:table-cell table:style-name="ce17" office:value-type="string" calcext:value-type="string">
            <text:p>V430-J-RH2 (10-12ed/2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2</text:p>
          </table:table-cell>
          <table:table-cell table:style-name="ce17" office:value-type="string" calcext:value-type="string">
            <text:p>V430-J-T2 (10/12ea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A24</text:p>
          </table:table-cell>
          <table:table-cell table:style-name="ce17" office:value-type="string" calcext:value-type="string">
            <text:p>V430-J-TA24(10/12ed/2ea/2 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34</text:p>
          </table:table-cell>
          <table:table-cell table:style-name="ce17" office:value-type="string" calcext:value-type="string">
            <text:p>V43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4.46" calcext:value-type="float">
            <text:p>2,354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A22</text:p>
          </table:table-cell>
          <table:table-cell table:style-name="ce17" office:value-type="string" calcext:value-type="string">
            <text:p>V430-J-TRA22 (8/10/12ed/2ea/2 TC-PT/4sr/4st/2sa/e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</text:p>
          </table:table-cell>
          <table:table-cell table:style-name="ce17" office:value-type="string" calcext:value-type="string">
            <text:p>UNIDAD BASE V570-57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54.64" calcext:value-type="float">
            <text:p>2,95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J</text:p>
          </table:table-cell>
          <table:table-cell table:style-name="ce17" office:value-type="string" calcext:value-type="string">
            <text:p>UNIDAD BASE V570-57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6.62" calcext:value-type="float">
            <text:p>2,686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</text:p>
          </table:table-cell>
          <table:table-cell table:style-name="ce17" office:value-type="string" calcext:value-type="string">
            <text:p>UNIDAD BASE V570-57-T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92.81" calcext:value-type="float">
            <text:p>3,19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-J</text:p>
          </table:table-cell>
          <table:table-cell table:style-name="ce17" office:value-type="string" calcext:value-type="string">
            <text:p>UNIDAD BASE V570-57-T34-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1.77" calcext:value-type="float">
            <text:p>2,2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40B</text:p>
          </table:table-cell>
          <table:table-cell table:style-name="ce17" office:value-type="string" calcext:value-type="string">
            <text:p>UNIDAD BASE V570-57-T4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5.64" calcext:value-type="float">
            <text:p>2,845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700-T20BJ</text:p>
          </table:table-cell>
          <table:table-cell table:style-name="ce17" office:value-type="string" calcext:value-type="string">
            <text:p>UNIDAD BASE V70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4.05" calcext:value-type="float">
            <text:p>3,02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UENTE 220V/12 66A</text:p>
          </table:table-cell>
          <table:table-cell table:style-name="ce17" office:value-type="string" calcext:value-type="string">
            <text:p>FUENTE 220V/12V 66A HSCN 8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22" calcext:value-type="float">
            <text:p>2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-500-24</text:p>
          </table:table-cell>
          <table:table-cell table:style-name="ce17" office:value-type="string" calcext:value-type="string">
            <text:p>FUENTE 220V/24V <text:s/>20.8A HS-5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 600-12</text:p>
          </table:table-cell>
          <table:table-cell table:style-name="ce17" office:value-type="string" calcext:value-type="string">
            <text:p>FUENTE 220V/12V 50 A HSCN 6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22" calcext:value-type="float">
            <text:p>23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200-12</text:p>
          </table:table-cell>
          <table:table-cell table:style-name="ce17" office:value-type="string" calcext:value-type="string">
            <text:p>FUENTE 220V/12V <text:s/>100A HSCN-12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K2-60</text:p>
          </table:table-cell>
          <table:table-cell table:style-name="ce17" office:value-type="string" calcext:value-type="string">
            <text:p>FUENTE 220V/60V <text:s/>20A HSCN-1200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0.11" calcext:value-type="float">
            <text:p>49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.V.SKS-201T-250-350</text:p>
          </table:table-cell>
          <table:table-cell table:style-name="ce17" office:value-type="string" calcext:value-type="string">
            <text:p>SOPORTE VERTICAL P/SKS-201T-250-3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12</text:p>
          </table:table-cell>
          <table:table-cell table:style-name="ce17" office:value-type="string" calcext:value-type="string">
            <text:p>FUENTE 220V/12V 2.4A SKS-35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24</text:p>
          </table:table-cell>
          <table:table-cell table:style-name="ce17" office:value-type="string" calcext:value-type="string">
            <text:p>FUENTE 220V/24V 1.5A SKS-3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12</text:p>
          </table:table-cell>
          <table:table-cell table:style-name="ce17" office:value-type="string" calcext:value-type="string">
            <text:p>FUENTE 220V/12V 4.2A SKS-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24</text:p>
          </table:table-cell>
          <table:table-cell table:style-name="ce17" office:value-type="string" calcext:value-type="string">
            <text:p>FUENTE 220V/24V 2.1A SKS-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12</text:p>
          </table:table-cell>
          <table:table-cell table:style-name="ce17" office:value-type="string" calcext:value-type="string">
            <text:p>FUENTE 220V/12V 8.5A SKS-1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24</text:p>
          </table:table-cell>
          <table:table-cell table:style-name="ce17" office:value-type="string" calcext:value-type="string">
            <text:p>FUENTE 220V/24V 4.5A SKS-1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45-24</text:p>
          </table:table-cell>
          <table:table-cell table:style-name="ce17" office:value-type="string" calcext:value-type="string">
            <text:p>FUENTE 220V/24V 6A SKS-14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03" calcext:value-type="float">
            <text:p>3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12</text:p>
          </table:table-cell>
          <table:table-cell table:style-name="ce17" office:value-type="string" calcext:value-type="string">
            <text:p>FUENTE 220V/12V 16,5A SKS-201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24</text:p>
          </table:table-cell>
          <table:table-cell table:style-name="ce17" office:value-type="string" calcext:value-type="string">
            <text:p>FUENTE 220V/24V 8,5A SKS-201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12</text:p>
          </table:table-cell>
          <table:table-cell table:style-name="ce17" office:value-type="string" calcext:value-type="string">
            <text:p>FUENTE 220V/12V <text:s/>20.8A SKS-250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24</text:p>
          </table:table-cell>
          <table:table-cell table:style-name="ce17" office:value-type="string" calcext:value-type="string">
            <text:p>FUENTE 220V/24V 10.4A SKS-250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12</text:p>
          </table:table-cell>
          <table:table-cell table:style-name="ce17" office:value-type="string" calcext:value-type="string">
            <text:p>FUENTE 220V/12V <text:s/>29.1A SKS-3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24</text:p>
          </table:table-cell>
          <table:table-cell table:style-name="ce17" office:value-type="string" calcext:value-type="string">
            <text:p>FUENTE 220V/24V 14.6A SKS-3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7" calcext:value-type="float">
            <text:p>5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50-5</text:p>
          </table:table-cell>
          <table:table-cell table:style-name="ce17" office:value-type="string" calcext:value-type="string">
            <text:p>FUENTE 220V/5V 10A SKS-50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.VERP/SKS-100-145</text:p>
          </table:table-cell>
          <table:table-cell table:style-name="ce17" office:value-type="string" calcext:value-type="string">
            <text:p>SOPORTE VERTICAL P/SKS-100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NH P/SKS-35-</text:p>
          </table:table-cell>
          <table:table-cell table:style-name="ce17" office:value-type="string" calcext:value-type="string">
            <text:p>SOPORTE NH P/SKS-35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P/RIEL CHICO</text:p>
          </table:table-cell>
          <table:table-cell table:style-name="ce17" office:value-type="string" calcext:value-type="string">
            <text:p>SOPORTE P/RIEL DIN SKS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VER.P/SKS-50</text:p>
          </table:table-cell>
          <table:table-cell table:style-name="ce17" office:value-type="string" calcext:value-type="string">
            <text:p>SOPORTE VERTICAL P/SKS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49-010-073</text:p>
          </table:table-cell>
          <table:table-cell table:style-name="ce17" office:value-type="string" calcext:value-type="string">
            <text:p>CONECTOR 49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12" calcext:value-type="float">
            <text:p>17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-00212</text:p>
          </table:table-cell>
          <table:table-cell table:style-name="ce17" office:value-type="string" calcext:value-type="string">
            <text:p>ENCODER CE-100M <text:s text:c="3"/>100-0021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2.24" calcext:value-type="float">
            <text:p>6,57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-01852</text:p>
          </table:table-cell>
          <table:table-cell table:style-name="ce17" office:value-type="string" calcext:value-type="string">
            <text:p>ENCODER CE65-M 110-018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87.98" calcext:value-type="float">
            <text:p>4,68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0371</text:p>
          </table:table-cell>
          <table:table-cell table:style-name="ce17" office:value-type="string" calcext:value-type="string">
            <text:p>Conector M16 H Recto, 19P c/ Cable 5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92" calcext:value-type="float">
            <text:p>47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37233</text:p>
          </table:table-cell>
          <table:table-cell table:style-name="ce17" office:value-type="string" calcext:value-type="string">
            <text:p>ENCODER BFF 1G-24K1024-L2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0.42" calcext:value-type="float">
            <text:p>3,65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64705</text:p>
          </table:table-cell>
          <table:table-cell table:style-name="ce17" office:value-type="string" calcext:value-type="string">
            <text:p>Conector M23 H <text:s/>S2BG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4" calcext:value-type="float">
            <text:p>8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068</text:p>
          </table:table-cell>
          <table:table-cell table:style-name="ce17" office:value-type="string" calcext:value-type="string">
            <text:p>ENCODER CE65-M 110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4.14" calcext:value-type="float">
            <text:p>5,50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228</text:p>
          </table:table-cell>
          <table:table-cell table:style-name="ce17" office:value-type="string" calcext:value-type="string">
            <text:p>ENCODER CE65-M 110-002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6.04" calcext:value-type="float">
            <text:p>8,836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580</text:p>
          </table:table-cell>
          <table:table-cell table:style-name="ce17" office:value-type="string" calcext:value-type="string">
            <text:p>ENCODER CEV65M 110-005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06.42" calcext:value-type="float">
            <text:p>4,80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714</text:p>
          </table:table-cell>
          <table:table-cell table:style-name="ce17" office:value-type="string" calcext:value-type="string">
            <text:p>ENCODER CE65M 4096 <text:s/>110-0071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24.94" calcext:value-type="float">
            <text:p>4,42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217</text:p>
          </table:table-cell>
          <table:table-cell table:style-name="ce17" office:value-type="string" calcext:value-type="string">
            <text:p>ENCODER CE65-M 110-012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4.76" calcext:value-type="float">
            <text:p>5,004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369</text:p>
          </table:table-cell>
          <table:table-cell table:style-name="ce17" office:value-type="string" calcext:value-type="string">
            <text:p>ENCODER CE65-M 110-0136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3.42" calcext:value-type="float">
            <text:p>3,96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08</text:p>
          </table:table-cell>
          <table:table-cell table:style-name="ce17" office:value-type="string" calcext:value-type="string">
            <text:p>ENCODER CEV65M 110-015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2.81" calcext:value-type="float">
            <text:p>4,30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95</text:p>
          </table:table-cell>
          <table:table-cell table:style-name="ce17" office:value-type="string" calcext:value-type="string">
            <text:p>ENCODER CE65-M 110-015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47.47" calcext:value-type="float">
            <text:p>4,74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758</text:p>
          </table:table-cell>
          <table:table-cell table:style-name="ce17" office:value-type="string" calcext:value-type="string">
            <text:p>ENCODER CE65-M 110-0175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2.63" calcext:value-type="float">
            <text:p>5,602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210</text:p>
          </table:table-cell>
          <table:table-cell table:style-name="ce17" office:value-type="string" calcext:value-type="string">
            <text:p>ENCODER CE65-M 110-032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9.49" calcext:value-type="float">
            <text:p>5,2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495</text:p>
          </table:table-cell>
          <table:table-cell table:style-name="ce17" office:value-type="string" calcext:value-type="string">
            <text:p>ENCODER CE65-M 110-034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26.34" calcext:value-type="float">
            <text:p>4,92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48</text:p>
          </table:table-cell>
          <table:table-cell table:style-name="ce17" office:value-type="string" calcext:value-type="string">
            <text:p>ENCODER. GXMMW.A203P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61.12" calcext:value-type="float">
            <text:p>2,66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52</text:p>
          </table:table-cell>
          <table:table-cell table:style-name="ce17" office:value-type="string" calcext:value-type="string">
            <text:p>ENCODER GXMMW. A203PA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9.2" calcext:value-type="float">
            <text:p>2,41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7133</text:p>
          </table:table-cell>
          <table:table-cell table:style-name="ce17" office:value-type="string" calcext:value-type="string">
            <text:p>Conversor digital HEAG154 HTL-HT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2.43" calcext:value-type="float">
            <text:p>1,5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-00412</text:p>
          </table:table-cell>
          <table:table-cell table:style-name="ce17" office:value-type="string" calcext:value-type="string">
            <text:p>ENCODER CE65-S 111-004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47.48" calcext:value-type="float">
            <text:p>3,847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1</text:p>
          </table:table-cell>
          <table:table-cell table:style-name="ce17" office:value-type="string" calcext:value-type="string">
            <text:p>ENCODER HE65M <text:s text:c="6"/>205-0007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6.6" calcext:value-type="float">
            <text:p>5,19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8</text:p>
          </table:table-cell>
          <table:table-cell table:style-name="ce17" office:value-type="string" calcext:value-type="string">
            <text:p>ENCODER HE65M 205-0007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85.35" calcext:value-type="float">
            <text:p>3,68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</text:p>
          </table:table-cell>
          <table:table-cell table:style-name="ce17" office:value-type="string" calcext:value-type="string">
            <text:p>ENCODER HE65S <text:s text:c="7"/>206-000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39" calcext:value-type="float">
            <text:p>2,006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/BS</text:p>
          </table:table-cell>
          <table:table-cell table:style-name="ce17" office:value-type="string" calcext:value-type="string">
            <text:p>ENCODER HE65S <text:s/>206-00017/B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0.98" calcext:value-type="float">
            <text:p>1,990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06</text:p>
          </table:table-cell>
          <table:table-cell table:style-name="ce17" office:value-type="string" calcext:value-type="string">
            <text:p>ENCODER HE65S <text:s text:c="3"/>206-001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4.86" calcext:value-type="float">
            <text:p>2,8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30</text:p>
          </table:table-cell>
          <table:table-cell table:style-name="ce17" office:value-type="string" calcext:value-type="string">
            <text:p>ENCODER HE65S <text:s text:c="6"/>206-0013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1.92" calcext:value-type="float">
            <text:p>1,761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242</text:p>
          </table:table-cell>
          <table:table-cell table:style-name="ce17" office:value-type="string" calcext:value-type="string">
            <text:p>ENCODER HE65S <text:s text:c="6"/>206-0024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.65" calcext:value-type="float">
            <text:p>1,45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407</text:p>
          </table:table-cell>
          <table:table-cell table:style-name="ce17" office:value-type="string" calcext:value-type="string">
            <text:p>ENCODER HE65S <text:s/>206-004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6.7" calcext:value-type="float">
            <text:p>3,09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8-00011</text:p>
          </table:table-cell>
          <table:table-cell table:style-name="ce17" office:value-type="string" calcext:value-type="string">
            <text:p>ENCODER IE40A <text:s text:c="6"/>218-0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9.37" calcext:value-type="float">
            <text:p>769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107</text:p>
          </table:table-cell>
          <table:table-cell table:style-name="ce17" office:value-type="string" calcext:value-type="string">
            <text:p>ENCODER IE58-A 219-001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9.73" calcext:value-type="float">
            <text:p>1,58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738</text:p>
          </table:table-cell>
          <table:table-cell table:style-name="ce17" office:value-type="string" calcext:value-type="string">
            <text:p>ENCODER IEV58*1024 <text:s/>219-007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7.72" calcext:value-type="float">
            <text:p>2,687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991</text:p>
          </table:table-cell>
          <table:table-cell table:style-name="ce17" office:value-type="string" calcext:value-type="string">
            <text:p>ENCODER IE58-AN <text:s text:c="3"/>219-009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3.36" calcext:value-type="float">
            <text:p>3,02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200-00102</text:p>
          </table:table-cell>
          <table:table-cell table:style-name="ce17" office:value-type="string" calcext:value-type="string">
            <text:p>MEDIDOR DE DISTANCIA LE-200 2200-001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34.62" calcext:value-type="float">
            <text:p>9,4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6-00075</text:p>
          </table:table-cell>
          <table:table-cell table:style-name="ce17" office:value-type="string" calcext:value-type="string">
            <text:p>TRANSD.LA-41 <text:s text:c="3"/>306-00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6.3" calcext:value-type="float">
            <text:p>2,716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6-00176</text:p>
          </table:table-cell>
          <table:table-cell table:style-name="ce17" office:value-type="string" calcext:value-type="string">
            <text:p>TRANSD. LA-41 <text:s/>306-0017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7.86" calcext:value-type="float">
            <text:p>1,71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4</text:p>
          </table:table-cell>
          <table:table-cell table:style-name="ce17" office:value-type="string" calcext:value-type="string">
            <text:p>TRANSD.LP38*300 SSI 307-0018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5</text:p>
          </table:table-cell>
          <table:table-cell table:style-name="ce17" office:value-type="string" calcext:value-type="string">
            <text:p>TRANSD.LP38*225 SSI 307-00185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353</text:p>
          </table:table-cell>
          <table:table-cell table:style-name="ce17" office:value-type="string" calcext:value-type="string">
            <text:p>TRANSD.LP38*200 <text:s text:c="4"/>307-00353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422</text:p>
          </table:table-cell>
          <table:table-cell table:style-name="ce17" office:value-type="string" calcext:value-type="string">
            <text:p>TRANSD.LP38*450 <text:s text:c="4"/>307-0042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1259</text:p>
          </table:table-cell>
          <table:table-cell table:style-name="ce17" office:value-type="string" calcext:value-type="string">
            <text:p>TRANSD.LP38*1900 <text:s text:c="4"/>307-0125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5.28" calcext:value-type="float">
            <text:p>4,24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-000-021</text:p>
          </table:table-cell>
          <table:table-cell table:style-name="ce17" office:value-type="string" calcext:value-type="string">
            <text:p>CUPLA CPS 15/1 10/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08" calcext:value-type="float">
            <text:p>38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5</text:p>
          </table:table-cell>
          <table:table-cell table:style-name="ce17" office:value-type="string" calcext:value-type="string">
            <text:p>CUPLA CPS 9/1 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6</text:p>
          </table:table-cell>
          <table:table-cell table:style-name="ce17" office:value-type="string" calcext:value-type="string">
            <text:p>CUPLA CPS 10/2 10/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44</text:p>
          </table:table-cell>
          <table:table-cell table:style-name="ce17" office:value-type="string" calcext:value-type="string">
            <text:p>CUPLA CPS 10/2 <text:s/>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14" calcext:value-type="float">
            <text:p>26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0-00050</text:p>
          </table:table-cell>
          <table:table-cell table:style-name="ce17" office:value-type="string" calcext:value-type="string">
            <text:p>CARGADOR PT-100-N <text:s text:c="2"/>480-0005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11.36" calcext:value-type="float">
            <text:p>2,111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5-00001 <text:s text:c="10"/></text:p>
          </table:table-cell>
          <table:table-cell table:style-name="ce17" office:value-type="string" calcext:value-type="string">
            <text:p>DISP. 6 DIG. TR-V-TI-GB-0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5.4" calcext:value-type="float">
            <text:p>1,895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007</text:p>
          </table:table-cell>
          <table:table-cell table:style-name="ce17" office:value-type="string" calcext:value-type="string">
            <text:p>DIVISOR DE PULSOS IT-10 490-000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8.14" calcext:value-type="float">
            <text:p>1,34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101</text:p>
          </table:table-cell>
          <table:table-cell table:style-name="ce17" office:value-type="string" calcext:value-type="string">
            <text:p>CONECTOR TR-PT6 <text:s text:c="4"/>490-0010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78" calcext:value-type="float">
            <text:p>10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01</text:p>
          </table:table-cell>
          <table:table-cell table:style-name="ce17" office:value-type="string" calcext:value-type="string">
            <text:p>ADAP.A PC 490-00301 C/SOFTWA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4.13" calcext:value-type="float">
            <text:p>73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0</text:p>
          </table:table-cell>
          <table:table-cell table:style-name="ce17" office:value-type="string" calcext:value-type="string">
            <text:p>INTERFACE P/ ENC TR CE-100 KIT 490-00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.16" calcext:value-type="float">
            <text:p>88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3</text:p>
          </table:table-cell>
          <table:table-cell table:style-name="ce17" office:value-type="string" calcext:value-type="string">
            <text:p>ADAPTADOR USB a PC HID V5 490-003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5.85" calcext:value-type="float">
            <text:p>86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90-00314</text:p>
          </table:table-cell>
          <table:table-cell table:style-name="ce17" office:value-type="string" calcext:value-type="string">
            <text:p>INTERFACE PARA ENCODER TR <text:s/>USB KIT 490-003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5.45" calcext:value-type="float">
            <text:p>965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10-00113</text:p>
          </table:table-cell>
          <table:table-cell table:style-name="ce17" office:value-type="string" calcext:value-type="string">
            <text:p>ENCODER IE58 <text:s/>5810-001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8.33" calcext:value-type="float">
            <text:p>1,498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8M-00167</text:p>
          </table:table-cell>
          <table:table-cell table:style-name="ce17" office:value-type="string" calcext:value-type="string">
            <text:p>ENCODER CEV58M-0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2-000-074</text:p>
          </table:table-cell>
          <table:table-cell table:style-name="ce17" office:value-type="string" calcext:value-type="string">
            <text:p>CONECTOR 62-000-07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00-075</text:p>
          </table:table-cell>
          <table:table-cell table:style-name="ce17" office:value-type="string" calcext:value-type="string">
            <text:p>CONECTOR 62-000-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17" calcext:value-type="float">
            <text:p>16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10-073</text:p>
          </table:table-cell>
          <table:table-cell table:style-name="ce17" office:value-type="string" calcext:value-type="string">
            <text:p>CONECTOR 62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80-0003</text:p>
          </table:table-cell>
          <table:table-cell table:style-name="ce17" office:value-type="string" calcext:value-type="string">
            <text:p>CABLE <text:s/>680-00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.43" calcext:value-type="float">
            <text:p>2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06-40004</text:p>
          </table:table-cell>
          <table:table-cell table:style-name="ce17" office:value-type="string" calcext:value-type="string">
            <text:p>CONECTOR 706-400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69" calcext:value-type="float">
            <text:p>1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6-40011</text:p>
          </table:table-cell>
          <table:table-cell table:style-name="ce17" office:value-type="string" calcext:value-type="string">
            <text:p>CABLE FIB OPT Z1102 706-4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-40001</text:p>
          </table:table-cell>
          <table:table-cell table:style-name="ce17" office:value-type="string" calcext:value-type="string">
            <text:p>PLACA POS.CM-10-FO lighbus/S5 708-4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17.12" calcext:value-type="float">
            <text:p>15,71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63010.0</text:p>
          </table:table-cell>
          <table:table-cell table:style-name="ce17" office:value-type="string" calcext:value-type="string">
            <text:p>cable 64.339.010 <text:s/>90063010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7.64" calcext:value-type="float">
            <text:p>8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185002.0</text:p>
          </table:table-cell>
          <table:table-cell table:style-name="ce17" office:value-type="string" calcext:value-type="string">
            <text:p>CABLE 2m 90185002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9.77" calcext:value-type="float">
            <text:p>40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EV70M-10026</text:p>
          </table:table-cell>
          <table:table-cell table:style-name="ce17" office:value-type="string" calcext:value-type="string">
            <text:p>ENCODER AEV70M-100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1.6" calcext:value-type="float">
            <text:p>8,491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G 1N.24B8192-E2.F</text:p>
          </table:table-cell>
          <table:table-cell table:style-name="ce17" office:value-type="string" calcext:value-type="string">
            <text:p>ENCODER BFG 1N.24B8192-E2.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9.38" calcext:value-type="float">
            <text:p>4,089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-65-M 110-01751</text:p>
          </table:table-cell>
          <table:table-cell table:style-name="ce17" office:value-type="string" calcext:value-type="string">
            <text:p>ENCODER CE65-M 110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1.25" calcext:value-type="float">
            <text:p>5,60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H58M-DN 12H7</text:p>
          </table:table-cell>
          <table:table-cell table:style-name="ce17" office:value-type="string" calcext:value-type="string">
            <text:p>ENCODER CEH58M-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5.53" calcext:value-type="float">
            <text:p>3,4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2M-10149</text:p>
          </table:table-cell>
          <table:table-cell table:style-name="ce17" office:value-type="string" calcext:value-type="string">
            <text:p>ENCODER CES582M-1014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0.12" calcext:value-type="float">
            <text:p>2,06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M-00157</text:p>
          </table:table-cell>
          <table:table-cell table:style-name="ce17" office:value-type="string" calcext:value-type="string">
            <text:p>ENCODER CES58M-0015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3.71" calcext:value-type="float">
            <text:p>2,383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S58M-00170</text:p>
          </table:table-cell>
          <table:table-cell table:style-name="ce17" office:value-type="string" calcext:value-type="string">
            <text:p>ENCODER CES58M-001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45" calcext:value-type="float">
            <text:p>2,082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V100M-01426</text:p>
          </table:table-cell>
          <table:table-cell table:style-name="ce17" office:value-type="string" calcext:value-type="string">
            <text:p>ENCODER CEV100M-014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03.12" calcext:value-type="float">
            <text:p>7,4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-10546</text:p>
          </table:table-cell>
          <table:table-cell table:style-name="ce17" office:value-type="string" calcext:value-type="string">
            <text:p>ENCODER CEV582-1054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3.97" calcext:value-type="float">
            <text:p>2,14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36</text:p>
          </table:table-cell>
          <table:table-cell table:style-name="ce17" office:value-type="string" calcext:value-type="string">
            <text:p>ENCODER CEV582M-000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7.28" calcext:value-type="float">
            <text:p>1,73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58</text:p>
          </table:table-cell>
          <table:table-cell table:style-name="ce17" office:value-type="string" calcext:value-type="string">
            <text:p>ENCODER CEV582M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10167</text:p>
          </table:table-cell>
          <table:table-cell table:style-name="ce17" office:value-type="string" calcext:value-type="string">
            <text:p>ENCODER CEV582M-1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098</text:p>
          </table:table-cell>
          <table:table-cell table:style-name="ce17" office:value-type="string" calcext:value-type="string">
            <text:p>ENCODER CEV58M-0009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1.86" calcext:value-type="float">
            <text:p>2,33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442</text:p>
          </table:table-cell>
          <table:table-cell table:style-name="ce17" office:value-type="string" calcext:value-type="string">
            <text:p>ENCODER CEV582M-104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6" calcext:value-type="float">
            <text:p>1,989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S-00099</text:p>
          </table:table-cell>
          <table:table-cell table:style-name="ce17" office:value-type="string" calcext:value-type="string">
            <text:p>ENCODER CEV58S-0009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51.43" calcext:value-type="float">
            <text:p>5,45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0444</text:p>
          </table:table-cell>
          <table:table-cell table:style-name="ce17" office:value-type="string" calcext:value-type="string">
            <text:p>ENCODER CEV65M-004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37.21" calcext:value-type="float">
            <text:p>4,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460</text:p>
          </table:table-cell>
          <table:table-cell table:style-name="ce17" office:value-type="string" calcext:value-type="string">
            <text:p>ENCODER CEV65M-014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39" calcext:value-type="float">
            <text:p>4,16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751</text:p>
          </table:table-cell>
          <table:table-cell table:style-name="ce17" office:value-type="string" calcext:value-type="string">
            <text:p>ENCODER CEV65M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9.21" calcext:value-type="float">
            <text:p>3,979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801</text:p>
          </table:table-cell>
          <table:table-cell table:style-name="ce17" office:value-type="string" calcext:value-type="string">
            <text:p>ENCODER CEV65M-018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4.38" calcext:value-type="float">
            <text:p>6,894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10261</text:p>
          </table:table-cell>
          <table:table-cell table:style-name="ce17" office:value-type="string" calcext:value-type="string">
            <text:p>ENCODER CEV65M ETHERNET IP -cev65m-102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14.36" calcext:value-type="float">
            <text:p>4,01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-65S 50022</text:p>
          </table:table-cell>
          <table:table-cell table:style-name="ce17" office:value-type="string" calcext:value-type="string">
            <text:p>ENCODER CEV-65S 500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68.64" calcext:value-type="float">
            <text:p>3,46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582M-10188</text:p>
          </table:table-cell>
          <table:table-cell table:style-name="ce17" office:value-type="string" calcext:value-type="string">
            <text:p>ENCODER CEW582M-1018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1.16" calcext:value-type="float">
            <text:p>3,51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65M-10072</text:p>
          </table:table-cell>
          <table:table-cell table:style-name="ce17" office:value-type="string" calcext:value-type="string">
            <text:p>ENCODER CEW65M-1007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98.34" calcext:value-type="float">
            <text:p>8,098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2M-00002</text:p>
          </table:table-cell>
          <table:table-cell table:style-name="ce17" office:value-type="string" calcext:value-type="string">
            <text:p>ENCODER CMV582M-00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43.16" calcext:value-type="float">
            <text:p>1,44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M-00034</text:p>
          </table:table-cell>
          <table:table-cell table:style-name="ce17" office:value-type="string" calcext:value-type="string">
            <text:p>ENCODER CMV58M-000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8.62" calcext:value-type="float">
            <text:p>1,778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2M-20001</text:p>
          </table:table-cell>
          <table:table-cell table:style-name="ce17" office:value-type="string" calcext:value-type="string">
            <text:p>ENCODER CMW582M-2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22.93" calcext:value-type="float">
            <text:p>2,72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M-00050</text:p>
          </table:table-cell>
          <table:table-cell table:style-name="ce17" office:value-type="string" calcext:value-type="string">
            <text:p>ENCODER CMW58M-000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38.19" calcext:value-type="float">
            <text:p>2,5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XV70S-00001</text:p>
          </table:table-cell>
          <table:table-cell table:style-name="ce17" office:value-type="string" calcext:value-type="string">
            <text:p>ENCODER CXV70S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80.43" calcext:value-type="float">
            <text:p>7,1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AL580-SC05WEC13160A</text:p>
          </table:table-cell>
          <table:table-cell table:style-name="ce17" office:value-type="string" calcext:value-type="string">
            <text:p>ENCODER EAL580-SC0.5WEC.1316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4.74" calcext:value-type="float">
            <text:p>1,754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AG150-H-1H-2H-3H</text:p>
          </table:table-cell>
          <table:table-cell table:style-name="ce17" office:value-type="string" calcext:value-type="string">
            <text:p>MULTIPLEXOR DE SEÑAL HEAG150-H-1H-2H-3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73.86" calcext:value-type="float">
            <text:p>3,67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62-00001</text:p>
          </table:table-cell>
          <table:table-cell table:style-name="ce17" office:value-type="string" calcext:value-type="string">
            <text:p>ENCODER IEV62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0.75" calcext:value-type="float">
            <text:p>3,090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PV582-00302</text:p>
          </table:table-cell>
          <table:table-cell table:style-name="ce17" office:value-type="string" calcext:value-type="string">
            <text:p>ENCODER IP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12" calcext:value-type="float">
            <text:p>1,54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R542.07D</text:p>
          </table:table-cell>
          <table:table-cell table:style-name="ce17" office:value-type="string" calcext:value-type="string">
            <text:p>RUEDA DE MEDICION MR542.07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82" calcext:value-type="float">
            <text:p>20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EH81M-0006</text:p>
          </table:table-cell>
          <table:table-cell table:style-name="ce17" office:value-type="string" calcext:value-type="string">
            <text:p>ENCODER QEH81M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39.17" calcext:value-type="float">
            <text:p>5,13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X2202</text:p>
          </table:table-cell>
          <table:table-cell table:style-name="ce17" office:value-type="string" calcext:value-type="string">
            <text:p>Antena LTE, iman, 12cm c/cable IX22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46" calcext:value-type="float">
            <text:p>7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03</text:p>
          </table:table-cell>
          <table:table-cell table:style-name="ce17" office:value-type="string" calcext:value-type="string">
            <text:p>Antena LTE, perfil bajo 2cm, IP67, c/cable IX22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41" calcext:value-type="float">
            <text:p>178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11</text:p>
          </table:table-cell>
          <table:table-cell table:style-name="ce17" office:value-type="string" calcext:value-type="string">
            <text:p>Antena Wi-Fi, IP67, c/cable IX22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7.74" calcext:value-type="float">
            <text:p>147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33</text:p>
          </table:table-cell>
          <table:table-cell table:style-name="ce17" office:value-type="string" calcext:value-type="string">
            <text:p>Starter Kit IX22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6.83" calcext:value-type="float">
            <text:p>1,236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0</text:p>
          </table:table-cell>
          <table:table-cell table:style-name="ce17" office:value-type="string" calcext:value-type="string">
            <text:p>IXrouter3 Ethernet IX2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7.83" calcext:value-type="float">
            <text:p>1,287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5</text:p>
          </table:table-cell>
          <table:table-cell table:style-name="ce17" office:value-type="string" calcext:value-type="string">
            <text:p>IXrouter3 4G-Global IX24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5.49" calcext:value-type="float">
            <text:p>1,6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0</text:p>
          </table:table-cell>
          <table:table-cell table:style-name="ce17" office:value-type="string" calcext:value-type="string">
            <text:p>IXrouter Wi-Fi IX2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8.17" calcext:value-type="float">
            <text:p>1,48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5</text:p>
          </table:table-cell>
          <table:table-cell table:style-name="ce17" office:value-type="string" calcext:value-type="string">
            <text:p>IXrouter3 4G-Global / Wi-Fi IX24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5.81" calcext:value-type="float">
            <text:p>1,8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P503</text:p>
          </table:table-cell>
          <table:table-cell table:style-name="ce17" office:value-type="string" calcext:value-type="string">
            <text:p>Licencia Cloud Notify IXP5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9.93" calcext:value-type="float">
            <text:p>86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X5E-HU055B</text:p>
          </table:table-cell>
          <table:table-cell table:style-name="ce17" office:value-type="string" calcext:value-type="string">
            <text:p>SWITCH ETERHRNET SX5E-HU05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34" calcext:value-type="float">
            <text:p>230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3C-T08CKDN</text:p>
          </table:table-cell>
          <table:table-cell table:style-name="ce17" office:value-type="string" calcext:value-type="string">
            <text:p>BARRERA ENT. DIGITALES EB3C-T08CK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9" calcext:value-type="float">
            <text:p>575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L-S08CSDN</text:p>
          </table:table-cell>
          <table:table-cell table:style-name="ce17" office:value-type="string" calcext:value-type="string">
            <text:p>BARRERA SAL. DIGITALES EB3L-S08CS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.54" calcext:value-type="float">
            <text:p>659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R</text:p>
          </table:table-cell>
          <table:table-cell table:style-name="ce17" office:value-type="string" calcext:value-type="string">
            <text:p>OJO DE BUEY ROJO EB3P-LAW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Y</text:p>
          </table:table-cell>
          <table:table-cell table:style-name="ce17" office:value-type="string" calcext:value-type="string">
            <text:p>OJO DE BUEY AMARILLO EB3P-LAW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2B-M200PB</text:p>
          </table:table-cell>
          <table:table-cell table:style-name="ce17" office:value-type="string" calcext:value-type="string">
            <text:p>INT. HABILITACION 3 POS. HE2B-M200P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7" calcext:value-type="float">
            <text:p>4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C5121</text:p>
          </table:table-cell>
          <table:table-cell table:style-name="ce17" office:value-type="string" calcext:value-type="string">
            <text:p>RELE DE SEGURIDAD <text:s/>HR1S-AC51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9" calcext:value-type="float">
            <text:p>297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F5130B</text:p>
          </table:table-cell>
          <table:table-cell table:style-name="ce17" office:value-type="string" calcext:value-type="string">
            <text:p>RELE DE SEGURIDAD HR1S-AF513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58" calcext:value-type="float">
            <text:p>45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2S-332N-T075</text:p>
          </table:table-cell>
          <table:table-cell table:style-name="ce17" office:value-type="string" calcext:value-type="string">
            <text:p>RELE DE SEGURIDAD <text:s/>HR2S-332N-T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1C-R44R-R</text:p>
          </table:table-cell>
          <table:table-cell table:style-name="ce17" office:value-type="string" calcext:value-type="string">
            <text:p>INTERRUPTOR DE PUERTA C/SOLENOIDE HS1C-R44R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79" calcext:value-type="float">
            <text:p>62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1L-DQ44MSR-G</text:p>
          </table:table-cell>
          <table:table-cell table:style-name="ce17" office:value-type="string" calcext:value-type="string">
            <text:p>INTERRUPTOR DE PUERTA C/SOLENOIDE HS1L-DQ44MSR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22" calcext:value-type="float">
            <text:p>29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1RN</text:p>
          </table:table-cell>
          <table:table-cell table:style-name="ce17" office:value-type="string" calcext:value-type="string">
            <text:p>INTERRUPTOR DE PUERTA HS5D-11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RN</text:p>
          </table:table-cell>
          <table:table-cell table:style-name="ce17" office:value-type="string" calcext:value-type="string">
            <text:p>INTERRUPTOR DE PUERTA HS5D-12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ZRN</text:p>
          </table:table-cell>
          <table:table-cell table:style-name="ce17" office:value-type="string" calcext:value-type="string">
            <text:p>INTERRUPTOR DE PUERTA HS5D-12Z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2" calcext:value-type="float">
            <text:p>64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L-VF44M-G</text:p>
          </table:table-cell>
          <table:table-cell table:style-name="ce17" office:value-type="string" calcext:value-type="string">
            <text:p>INTERRUPTOR DE PUERTA C/SOLENOIDE HS5L-VF44M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.4" calcext:value-type="float">
            <text:p>24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6B-11B01</text:p>
          </table:table-cell>
          <table:table-cell table:style-name="ce17" office:value-type="string" calcext:value-type="string">
            <text:p>INTERRUPTOR DE PUERTA HS6B-11B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1</text:p>
          </table:table-cell>
          <table:table-cell table:style-name="ce17" office:value-type="string" calcext:value-type="string">
            <text:p>ACTUADOR RECTO P/INT. DE PUERTA HS9Z-A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7" calcext:value-type="float">
            <text:p>1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1</text:p>
          </table:table-cell>
          <table:table-cell table:style-name="ce17" office:value-type="string" calcext:value-type="string">
            <text:p>ACTUADOR RECTO P/INT. DE PUERTA HS9Z-A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7" calcext:value-type="float">
            <text:p>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2</text:p>
          </table:table-cell>
          <table:table-cell table:style-name="ce17" office:value-type="string" calcext:value-type="string">
            <text:p>ACTUADOR A 90º P/INT.DE PUERTA HS9Z-A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9" calcext:value-type="float">
            <text:p>8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F1V-4A2B-D24</text:p>
          </table:table-cell>
          <table:table-cell table:style-name="ce17" office:value-type="string" calcext:value-type="string">
            <text:p>RELE 6 INV. RF1V-4A2B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" calcext:value-type="float">
            <text:p>2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N4E-BL402MFRH</text:p>
          </table:table-cell>
          <table:table-cell table:style-name="ce17" office:value-type="string" calcext:value-type="string">
            <text:p>GOLPE DE PUÑO DE SEGURIDAD XN4E-BL402MF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66" calcext:value-type="float">
            <text:p>1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LL411Q4MFR</text:p>
          </table:table-cell>
          <table:table-cell table:style-name="ce17" office:value-type="string" calcext:value-type="string">
            <text:p>GOLPE DE PUÑO DE SEGURIDAD XN4E-LL411Q4MF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2" calcext:value-type="float">
            <text:p>1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TL403Q4MR</text:p>
          </table:table-cell>
          <table:table-cell table:style-name="ce17" office:value-type="string" calcext:value-type="string">
            <text:p>GOLPE DE PUÑO DE SEGURIDAD XN4E-TL403Q4M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23" calcext:value-type="float">
            <text:p>18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2MF R***</text:p>
          </table:table-cell>
          <table:table-cell table:style-name="ce17" office:value-type="string" calcext:value-type="string">
            <text:p>GOLPE DE PUÑO DE SEGURIDAD <text:s/>XW1E- BV4TG02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9" calcext:value-type="float">
            <text:p>7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3MF R</text:p>
          </table:table-cell>
          <table:table-cell table:style-name="ce17" office:value-type="string" calcext:value-type="string">
            <text:p>GOLPE DE PUÑO DE SEGURIDAD <text:s/>XW1E- BV4TG03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" calcext:value-type="float">
            <text:p>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RF110- 0.3A</text:p>
          </table:table-cell>
          <table:table-cell table:style-name="ce17" office:value-type="string" calcext:value-type="string">
            <text:p>FUSE NRF110-0.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45" calcext:value-type="float">
            <text:p>1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0.5A</text:p>
          </table:table-cell>
          <table:table-cell table:style-name="ce17" office:value-type="string" calcext:value-type="string">
            <text:p>FUSE NRF1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7" calcext:value-type="float">
            <text:p>17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1A</text:p>
          </table:table-cell>
          <table:table-cell table:style-name="ce17" office:value-type="string" calcext:value-type="string">
            <text:p>FUSE NRF1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2A</text:p>
          </table:table-cell>
          <table:table-cell table:style-name="ce17" office:value-type="string" calcext:value-type="string">
            <text:p>FUSE NRF1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3A</text:p>
          </table:table-cell>
          <table:table-cell table:style-name="ce17" office:value-type="string" calcext:value-type="string">
            <text:p>FUSE NRF1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5A</text:p>
          </table:table-cell>
          <table:table-cell table:style-name="ce17" office:value-type="string" calcext:value-type="string">
            <text:p>FUSE NRF1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5" calcext:value-type="float">
            <text:p>18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8A</text:p>
          </table:table-cell>
          <table:table-cell table:style-name="ce17" office:value-type="string" calcext:value-type="string">
            <text:p>FUSE NRF1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0A</text:p>
          </table:table-cell>
          <table:table-cell table:style-name="ce17" office:value-type="string" calcext:value-type="string">
            <text:p>FUSE NRF1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5A</text:p>
          </table:table-cell>
          <table:table-cell table:style-name="ce17" office:value-type="string" calcext:value-type="string">
            <text:p>FUSE NRF1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3A</text:p>
          </table:table-cell>
          <table:table-cell table:style-name="ce17" office:value-type="string" calcext:value-type="string">
            <text:p>FUSE NRF111-0.3A <text:s text:c="11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5A</text:p>
          </table:table-cell>
          <table:table-cell table:style-name="ce17" office:value-type="string" calcext:value-type="string">
            <text:p>FUSE NRF111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84" calcext:value-type="float">
            <text:p>2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1A</text:p>
          </table:table-cell>
          <table:table-cell table:style-name="ce17" office:value-type="string" calcext:value-type="string">
            <text:p>FUSE NRF1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2A</text:p>
          </table:table-cell>
          <table:table-cell table:style-name="ce17" office:value-type="string" calcext:value-type="string">
            <text:p>FUSE NRF111-2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3A</text:p>
          </table:table-cell>
          <table:table-cell table:style-name="ce17" office:value-type="string" calcext:value-type="string">
            <text:p>FUSE NRF1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5A</text:p>
          </table:table-cell>
          <table:table-cell table:style-name="ce17" office:value-type="string" calcext:value-type="string">
            <text:p>FUSE NRF111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8A</text:p>
          </table:table-cell>
          <table:table-cell table:style-name="ce17" office:value-type="string" calcext:value-type="string">
            <text:p>FUSE NRF111-8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0A</text:p>
          </table:table-cell>
          <table:table-cell table:style-name="ce17" office:value-type="string" calcext:value-type="string">
            <text:p>FUSE NRF1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5A</text:p>
          </table:table-cell>
          <table:table-cell table:style-name="ce17" office:value-type="string" calcext:value-type="string">
            <text:p>FUSE NRF1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1A</text:p>
          </table:table-cell>
          <table:table-cell table:style-name="ce17" office:value-type="string" calcext:value-type="string">
            <text:p>FUSE NRF2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2A</text:p>
          </table:table-cell>
          <table:table-cell table:style-name="ce17" office:value-type="string" calcext:value-type="string">
            <text:p>FUSE NRF2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3A</text:p>
          </table:table-cell>
          <table:table-cell table:style-name="ce17" office:value-type="string" calcext:value-type="string">
            <text:p>FUSE NRF2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5A</text:p>
          </table:table-cell>
          <table:table-cell table:style-name="ce17" office:value-type="string" calcext:value-type="string">
            <text:p>FUSE NRF2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8A</text:p>
          </table:table-cell>
          <table:table-cell table:style-name="ce17" office:value-type="string" calcext:value-type="string">
            <text:p>FUSE NRF2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0.5A</text:p>
          </table:table-cell>
          <table:table-cell table:style-name="ce17" office:value-type="string" calcext:value-type="string">
            <text:p>FUSE NRF2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0A</text:p>
          </table:table-cell>
          <table:table-cell table:style-name="ce17" office:value-type="string" calcext:value-type="string">
            <text:p>FUSE NRF2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5A</text:p>
          </table:table-cell>
          <table:table-cell table:style-name="ce17" office:value-type="string" calcext:value-type="string">
            <text:p>FUSE NRF2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1A</text:p>
          </table:table-cell>
          <table:table-cell table:style-name="ce17" office:value-type="string" calcext:value-type="string">
            <text:p>FUSE NRF2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3A</text:p>
          </table:table-cell>
          <table:table-cell table:style-name="ce17" office:value-type="string" calcext:value-type="string">
            <text:p>FUSE NRF2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5A</text:p>
          </table:table-cell>
          <table:table-cell table:style-name="ce17" office:value-type="string" calcext:value-type="string">
            <text:p>FUSE NRF211-5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0A</text:p>
          </table:table-cell>
          <table:table-cell table:style-name="ce17" office:value-type="string" calcext:value-type="string">
            <text:p>FUSE NRF2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5A</text:p>
          </table:table-cell>
          <table:table-cell table:style-name="ce17" office:value-type="string" calcext:value-type="string">
            <text:p>FUSE NRF2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-D</text:p>
          </table:table-cell>
          <table:table-cell table:style-name="ce17" office:value-type="string" calcext:value-type="string">
            <text:p>PORTA FUSE P/R. DIN NRF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3" calcext:value-type="float">
            <text:p>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KA97X033W01</text:p>
          </table:table-cell>
          <table:table-cell table:style-name="ce17" office:value-type="string" calcext:value-type="string">
            <text:p>OP10-PL01 CABLE PC-OP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M-8AC-R-HMI</text:p>
          </table:table-cell>
          <table:table-cell table:style-name="ce17" office:value-type="string" calcext:value-type="string">
            <text:p>EXM-8AC-R-HMI(6ed/2sr/LCD/EXP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9.8" calcext:value-type="float">
            <text:p>949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</text:p>
          </table:table-cell>
          <table:table-cell table:style-name="ce17" office:value-type="string" calcext:value-type="string">
            <text:p>PR-12AC-R (8ed/4sr/LCD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0.51" calcext:value-type="float">
            <text:p>310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-N</text:p>
          </table:table-cell>
          <table:table-cell table:style-name="ce17" office:value-type="string" calcext:value-type="string">
            <text:p>PR-12AC-R-N (8ed/4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E</text:p>
          </table:table-cell>
          <table:table-cell table:style-name="ce17" office:value-type="string" calcext:value-type="string">
            <text:p>PR-12DC-DA-R-E (4-8ed/4ea/4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02" calcext:value-type="float">
            <text:p>243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N</text:p>
          </table:table-cell>
          <table:table-cell table:style-name="ce17" office:value-type="string" calcext:value-type="string">
            <text:p>PR-12DC-DA-R-N(4-8ed/4ea/4sr/LCD/EXP/ETH)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TN</text:p>
          </table:table-cell>
          <table:table-cell table:style-name="ce17" office:value-type="string" calcext:value-type="string">
            <text:p>PR-12DC-DA-TN (4-8ed/4ea/4st/LCD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6.61" calcext:value-type="float">
            <text:p>35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4DC-DA-R</text:p>
          </table:table-cell>
          <table:table-cell table:style-name="ce17" office:value-type="string" calcext:value-type="string">
            <text:p>PR-14DC-DA-R (6-10ed/4ea/4sr/LCD/EXP/485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</text:p>
          </table:table-cell>
          <table:table-cell table:style-name="ce17" office:value-type="string" calcext:value-type="string">
            <text:p>PR-18AC-R (12ed/6sr/LCD/EXP) ALI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-N</text:p>
          </table:table-cell>
          <table:table-cell table:style-name="ce17" office:value-type="string" calcext:value-type="string">
            <text:p>PR-18AC-R-N (12ed/6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I-TN-N</text:p>
          </table:table-cell>
          <table:table-cell table:style-name="ce17" office:value-type="string" calcext:value-type="string">
            <text:p>PR-18DC-DAI-TN-N(4-12ed/6-8EA/6sT/LCD/EXP/ETH)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</text:p>
          </table:table-cell>
          <table:table-cell table:style-name="ce17" office:value-type="string" calcext:value-type="string">
            <text:p>PR-18DC-DA-R (6-12ed/6ea/6sr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T</text:p>
          </table:table-cell>
          <table:table-cell table:style-name="ce17" office:value-type="string" calcext:value-type="string">
            <text:p>PR-18DC-DA-RT(6-12ed/6ea/4sr/2st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AC-R</text:p>
          </table:table-cell>
          <table:table-cell table:style-name="ce17" office:value-type="string" calcext:value-type="string">
            <text:p>PR-24AC-R (14ed/10sr/LCD/EXP/485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I-RTA</text:p>
          </table:table-cell>
          <table:table-cell table:style-name="ce17" office:value-type="string" calcext:value-type="string">
            <text:p>PR-24DC-DAI-RTA(4-12ed/6ea/6sr/2st/1sa/LCD/EXP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0.53" calcext:value-type="float">
            <text:p>99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-R</text:p>
          </table:table-cell>
          <table:table-cell table:style-name="ce17" office:value-type="string" calcext:value-type="string">
            <text:p>PR-24DC-DA-R(8-14ed/6ea/10sr/LCD/EXP/485)12-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COPIER</text:p>
          </table:table-cell>
          <table:table-cell table:style-name="ce17" office:value-type="string" calcext:value-type="string">
            <text:p>PR-COPIER (Clonador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.2" calcext:value-type="float">
            <text:p>271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E-16AC-R</text:p>
          </table:table-cell>
          <table:table-cell table:style-name="ce17" office:value-type="string" calcext:value-type="string">
            <text:p>PR-E-16AC-R(EXPANSION 8ed/8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R</text:p>
          </table:table-cell>
          <table:table-cell table:style-name="ce17" office:value-type="string" calcext:value-type="string">
            <text:p>PR-E-16DC-DA-R(EXPANSION 4-8ed/4ea/8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TN</text:p>
          </table:table-cell>
          <table:table-cell table:style-name="ce17" office:value-type="string" calcext:value-type="string">
            <text:p>PR-E-16DC-DA-TN(EXP. 4-8ed/4ea/8st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.54" calcext:value-type="float">
            <text:p>40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DO</text:p>
          </table:table-cell>
          <table:table-cell table:style-name="ce17" office:value-type="string" calcext:value-type="string">
            <text:p>PR-E-AC-16DO (EXPANSION 16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IN</text:p>
          </table:table-cell>
          <table:table-cell table:style-name="ce17" office:value-type="string" calcext:value-type="string">
            <text:p>PR-E-AC-16IN (EXPANSION 16ed) 110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I-I</text:p>
          </table:table-cell>
          <table:table-cell table:style-name="ce17" office:value-type="string" calcext:value-type="string">
            <text:p>PR-E-AI-I (EXPANSION 4ea 0/4-20mA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15" calcext:value-type="float">
            <text:p>412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Q-VI</text:p>
          </table:table-cell>
          <table:table-cell table:style-name="ce17" office:value-type="string" calcext:value-type="string">
            <text:p>PR-E-AQ-VI (EXPANSION 2sa 0-10V/0-20mA 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88" calcext:value-type="float">
            <text:p>457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DO</text:p>
          </table:table-cell>
          <table:table-cell table:style-name="ce17" office:value-type="string" calcext:value-type="string">
            <text:p>PR-E-DC-16DO (EXPANSION 16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IN</text:p>
          </table:table-cell>
          <table:table-cell table:style-name="ce17" office:value-type="string" calcext:value-type="string">
            <text:p>PR-E-DC-16IN (EXPANSION 16ed/4ea) ALI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PT100</text:p>
          </table:table-cell>
          <table:table-cell table:style-name="ce17" office:value-type="string" calcext:value-type="string">
            <text:p>PR-E-PT100 (EXPANSION 3pt100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46" calcext:value-type="float">
            <text:p>387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O-RS485</text:p>
          </table:table-cell>
          <table:table-cell table:style-name="ce17" office:value-type="string" calcext:value-type="string">
            <text:p>PUERTO <text:s/>PRO-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14" calcext:value-type="float">
            <text:p>17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232 CABLE</text:p>
          </table:table-cell>
          <table:table-cell table:style-name="ce17" office:value-type="string" calcext:value-type="string">
            <text:p>RS232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8" calcext:value-type="float">
            <text:p>12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P-1043</text:p>
          </table:table-cell>
          <table:table-cell table:style-name="ce17" office:value-type="string" calcext:value-type="string">
            <text:p>RTP-1043 PANTALLA HMI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34" calcext:value-type="float">
            <text:p>375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20KR-A</text:p>
          </table:table-cell>
          <table:table-cell table:style-name="ce17" office:value-type="string" calcext:value-type="string">
            <text:p>SG2-20KR-A (12ED/8SR/EXP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2" calcext:value-type="float">
            <text:p>26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4AI</text:p>
          </table:table-cell>
          <table:table-cell table:style-name="ce17" office:value-type="string" calcext:value-type="string">
            <text:p>SG2-4AI(EXPANSION 4EA)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1" calcext:value-type="float">
            <text:p>34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4PT</text:p>
          </table:table-cell>
          <table:table-cell table:style-name="ce17" office:value-type="string" calcext:value-type="string">
            <text:p>SG2-4PT (EXPANSION 4E PT100) 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.53" calcext:value-type="float">
            <text:p>30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8ER-A</text:p>
          </table:table-cell>
          <table:table-cell table:style-name="ce17" office:value-type="string" calcext:value-type="string">
            <text:p>SG2-8ER-A (EXPANSION 4ED/4SR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97" calcext:value-type="float">
            <text:p>160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R-D</text:p>
          </table:table-cell>
          <table:table-cell table:style-name="ce17" office:value-type="string" calcext:value-type="string">
            <text:p>SG2-8ER-D (EXPANSION 4ED/4SR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86" calcext:value-type="float">
            <text:p>13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T-D</text:p>
          </table:table-cell>
          <table:table-cell table:style-name="ce17" office:value-type="string" calcext:value-type="string">
            <text:p>SG2-8ET-D (EXPANSION 4ED/4ST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33" calcext:value-type="float">
            <text:p>141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MBUS</text:p>
          </table:table-cell>
          <table:table-cell table:style-name="ce17" office:value-type="string" calcext:value-type="string">
            <text:p>SG2-MODULO MODBUS SG2-MBU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88" calcext:value-type="float">
            <text:p>270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PM05</text:p>
          </table:table-cell>
          <table:table-cell table:style-name="ce17" office:value-type="string" calcext:value-type="string">
            <text:p>SG2-PACK DE MEMORIA PM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4" calcext:value-type="float">
            <text:p>20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U LINK</text:p>
          </table:table-cell>
          <table:table-cell table:style-name="ce17" office:value-type="string" calcext:value-type="string">
            <text:p>SG2-U CABLE DE PROGRAMACION 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B CABLE</text:p>
          </table:table-cell>
          <table:table-cell table:style-name="ce17" office:value-type="string" calcext:value-type="string">
            <text:p>USB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78" calcext:value-type="float">
            <text:p>16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SE1V</text:p>
          </table:table-cell>
          <table:table-cell table:style-name="ce17" office:value-type="string" calcext:value-type="string">
            <text:p>RELE 1 INV.MINIAT.POT. RSE1V 5 VCC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9" calcext:value-type="float">
            <text:p>2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<text:s/>5</text:p>
          </table:table-cell>
          <table:table-cell table:style-name="ce17" office:value-type="string" calcext:value-type="string">
            <text:p>RELE 2 INV.MINIAT. RD2N1U 5VC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12 **</text:p>
          </table:table-cell>
          <table:table-cell table:style-name="ce17" office:value-type="string" calcext:value-type="string">
            <text:p>RELE 2 INV.MINIAT. RD2N1U-12VCC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24</text:p>
          </table:table-cell>
          <table:table-cell table:style-name="ce17" office:value-type="string" calcext:value-type="string">
            <text:p>RELE 2 INV.MINIAT. RD2N-1U 24D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3" calcext:value-type="float">
            <text:p>2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 5</text:p>
          </table:table-cell>
          <table:table-cell table:style-name="ce17" office:value-type="string" calcext:value-type="string">
            <text:p>RELE 2 INV.C/RET. RD2SLV-2 5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12</text:p>
          </table:table-cell>
          <table:table-cell table:style-name="ce17" office:value-type="string" calcext:value-type="string">
            <text:p>RELE 2 INV.C/RET. RD2SLV-2 12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2A2BL-D24</text:p>
          </table:table-cell>
          <table:table-cell table:style-name="ce17" office:value-type="string" calcext:value-type="string">
            <text:p>RELE 2 INV. RF1V-2A2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26" calcext:value-type="float">
            <text:p>3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5A1BL-D24</text:p>
          </table:table-cell>
          <table:table-cell table:style-name="ce17" office:value-type="string" calcext:value-type="string">
            <text:p>RELE 6 INV. RF1V-5A1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7" calcext:value-type="float">
            <text:p>3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 24</text:p>
          </table:table-cell>
          <table:table-cell table:style-name="ce17" office:value-type="string" calcext:value-type="string">
            <text:p>RELE 1 INV. RH1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110 **</text:p>
          </table:table-cell>
          <table:table-cell table:style-name="ce17" office:value-type="string" calcext:value-type="string">
            <text:p>RELE 1 INV. RH1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220</text:p>
          </table:table-cell>
          <table:table-cell table:style-name="ce17" office:value-type="string" calcext:value-type="string">
            <text:p>RELE 1 INV. RH1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DC 24</text:p>
          </table:table-cell>
          <table:table-cell table:style-name="ce17" office:value-type="string" calcext:value-type="string">
            <text:p>RELE 1 INV.RH1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LDC 24 **</text:p>
          </table:table-cell>
          <table:table-cell table:style-name="ce17" office:value-type="string" calcext:value-type="string">
            <text:p>RELE 1 INV. RH1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42" calcext:value-type="float">
            <text:p>2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 24</text:p>
          </table:table-cell>
          <table:table-cell table:style-name="ce17" office:value-type="string" calcext:value-type="string">
            <text:p>RELE 2 INV. RH2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110</text:p>
          </table:table-cell>
          <table:table-cell table:style-name="ce17" office:value-type="string" calcext:value-type="string">
            <text:p>RELE 2 INV. RH2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220-240</text:p>
          </table:table-cell>
          <table:table-cell table:style-name="ce17" office:value-type="string" calcext:value-type="string">
            <text:p>RELE 2 INV. RH2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DC 12</text:p>
          </table:table-cell>
          <table:table-cell table:style-name="ce17" office:value-type="string" calcext:value-type="string">
            <text:p>RELE 2 INV. RH2B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 AC110</text:p>
          </table:table-cell>
          <table:table-cell table:style-name="ce17" office:value-type="string" calcext:value-type="string">
            <text:p>RELE 2 INV. RH2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20 **</text:p>
          </table:table-cell>
          <table:table-cell table:style-name="ce17" office:value-type="string" calcext:value-type="string">
            <text:p>RELE 2 INV. RH2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69" calcext:value-type="float">
            <text:p>26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4</text:p>
          </table:table-cell>
          <table:table-cell table:style-name="ce17" office:value-type="string" calcext:value-type="string">
            <text:p>RELE 2 INV. RH2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12" calcext:value-type="float">
            <text:p>2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DC 24 **</text:p>
          </table:table-cell>
          <table:table-cell table:style-name="ce17" office:value-type="string" calcext:value-type="string">
            <text:p>RELE 2 INV.RH2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110</text:p>
          </table:table-cell>
          <table:table-cell table:style-name="ce17" office:value-type="string" calcext:value-type="string">
            <text:p>RELE 3 INV. RH3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220 **</text:p>
          </table:table-cell>
          <table:table-cell table:style-name="ce17" office:value-type="string" calcext:value-type="string">
            <text:p>RELE 3 INV. RH3B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7" calcext:value-type="float">
            <text:p>2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DC 24</text:p>
          </table:table-cell>
          <table:table-cell table:style-name="ce17" office:value-type="string" calcext:value-type="string">
            <text:p>RELE 3 INV. RH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LDC24</text:p>
          </table:table-cell>
          <table:table-cell table:style-name="ce17" office:value-type="string" calcext:value-type="string">
            <text:p>RELE RH3B-U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6" calcext:value-type="float">
            <text:p>33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<text:s/>6</text:p>
          </table:table-cell>
          <table:table-cell table:style-name="ce17" office:value-type="string" calcext:value-type="string">
            <text:p>RELE 4 INV. RH4B-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12</text:p>
          </table:table-cell>
          <table:table-cell table:style-name="ce17" office:value-type="string" calcext:value-type="string">
            <text:p>RELE 4 INV. RH4B-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24</text:p>
          </table:table-cell>
          <table:table-cell table:style-name="ce17" office:value-type="string" calcext:value-type="string">
            <text:p>RELE 4 INV. RH4B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9" calcext:value-type="float">
            <text:p>25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50</text:p>
          </table:table-cell>
          <table:table-cell table:style-name="ce17" office:value-type="string" calcext:value-type="string">
            <text:p>RELE 4 INV. RH4B-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110</text:p>
          </table:table-cell>
          <table:table-cell table:style-name="ce17" office:value-type="string" calcext:value-type="string">
            <text:p>RELE 4 INV. RH4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220</text:p>
          </table:table-cell>
          <table:table-cell table:style-name="ce17" office:value-type="string" calcext:value-type="string">
            <text:p>RELE 4 INV. RH4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8" calcext:value-type="float">
            <text:p>2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<text:s/>6</text:p>
          </table:table-cell>
          <table:table-cell table:style-name="ce17" office:value-type="string" calcext:value-type="string">
            <text:p>RELE 4 INV. RH4B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12</text:p>
          </table:table-cell>
          <table:table-cell table:style-name="ce17" office:value-type="string" calcext:value-type="string">
            <text:p>RELE 4 INV. RH4B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24</text:p>
          </table:table-cell>
          <table:table-cell table:style-name="ce17" office:value-type="string" calcext:value-type="string">
            <text:p>RELE 4 INV. RH4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48</text:p>
          </table:table-cell>
          <table:table-cell table:style-name="ce17" office:value-type="string" calcext:value-type="string">
            <text:p>RELE 4 INV. RH4B-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110</text:p>
          </table:table-cell>
          <table:table-cell table:style-name="ce17" office:value-type="string" calcext:value-type="string">
            <text:p>RELE 4 INV. RH4B-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8" calcext:value-type="float">
            <text:p>26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<text:s/>6</text:p>
          </table:table-cell>
          <table:table-cell table:style-name="ce17" office:value-type="string" calcext:value-type="string">
            <text:p>RELE 4 INV. RH4B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12</text:p>
          </table:table-cell>
          <table:table-cell table:style-name="ce17" office:value-type="string" calcext:value-type="string">
            <text:p>RELE 4 INV. RH4B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2" calcext:value-type="float">
            <text:p>3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24</text:p>
          </table:table-cell>
          <table:table-cell table:style-name="ce17" office:value-type="string" calcext:value-type="string">
            <text:p>RELE 4 INV. RH4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8" calcext:value-type="float">
            <text:p>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50</text:p>
          </table:table-cell>
          <table:table-cell table:style-name="ce17" office:value-type="string" calcext:value-type="string">
            <text:p>RELE 4 INV. RH4B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110</text:p>
          </table:table-cell>
          <table:table-cell table:style-name="ce17" office:value-type="string" calcext:value-type="string">
            <text:p>RELE 4 INV. RH4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12" calcext:value-type="float">
            <text:p>2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220</text:p>
          </table:table-cell>
          <table:table-cell table:style-name="ce17" office:value-type="string" calcext:value-type="string">
            <text:p>RELE 4 INV. RH4B-L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7" calcext:value-type="float">
            <text:p>2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<text:s/>6</text:p>
          </table:table-cell>
          <table:table-cell table:style-name="ce17" office:value-type="string" calcext:value-type="string">
            <text:p>RELE 4 INV. RH4B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12</text:p>
          </table:table-cell>
          <table:table-cell table:style-name="ce17" office:value-type="string" calcext:value-type="string">
            <text:p>RELE 4 INV. RH4B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02" calcext:value-type="float">
            <text:p>3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24</text:p>
          </table:table-cell>
          <table:table-cell table:style-name="ce17" office:value-type="string" calcext:value-type="string">
            <text:p>RELE 4 INV. RH4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3" calcext:value-type="float">
            <text:p>2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48</text:p>
          </table:table-cell>
          <table:table-cell table:style-name="ce17" office:value-type="string" calcext:value-type="string">
            <text:p>RELE 4 INV. RH4B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3" calcext:value-type="float">
            <text:p>3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110</text:p>
          </table:table-cell>
          <table:table-cell table:style-name="ce17" office:value-type="string" calcext:value-type="string">
            <text:p>RELE 4 INV. RH4B-L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 24</text:p>
          </table:table-cell>
          <table:table-cell table:style-name="ce17" office:value-type="string" calcext:value-type="string">
            <text:p>RELE 1 INV. RJ1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110</text:p>
          </table:table-cell>
          <table:table-cell table:style-name="ce17" office:value-type="string" calcext:value-type="string">
            <text:p>RELE 1 INV. RJ1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220</text:p>
          </table:table-cell>
          <table:table-cell table:style-name="ce17" office:value-type="string" calcext:value-type="string">
            <text:p>RELE 1 INV. RJ1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12</text:p>
          </table:table-cell>
          <table:table-cell table:style-name="ce17" office:value-type="string" calcext:value-type="string">
            <text:p>RELE 1 INV. RJ1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24</text:p>
          </table:table-cell>
          <table:table-cell table:style-name="ce17" office:value-type="string" calcext:value-type="string">
            <text:p>RELE 1 INV. RJ1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100</text:p>
          </table:table-cell>
          <table:table-cell table:style-name="ce17" office:value-type="string" calcext:value-type="string">
            <text:p>RELE 1 INV. RJ1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 24</text:p>
          </table:table-cell>
          <table:table-cell table:style-name="ce17" office:value-type="string" calcext:value-type="string">
            <text:p>RELE 1 INV. RJ1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110</text:p>
          </table:table-cell>
          <table:table-cell table:style-name="ce17" office:value-type="string" calcext:value-type="string">
            <text:p>RELE 1 INV. RJ1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220</text:p>
          </table:table-cell>
          <table:table-cell table:style-name="ce17" office:value-type="string" calcext:value-type="string">
            <text:p>RELE 1 INV. RJ1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12</text:p>
          </table:table-cell>
          <table:table-cell table:style-name="ce17" office:value-type="string" calcext:value-type="string">
            <text:p>RELE 1 INV. RJ1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24</text:p>
          </table:table-cell>
          <table:table-cell table:style-name="ce17" office:value-type="string" calcext:value-type="string">
            <text:p>RELE 1 INV. RJ1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100</text:p>
          </table:table-cell>
          <table:table-cell table:style-name="ce17" office:value-type="string" calcext:value-type="string">
            <text:p>RELE 1 INV. RJ1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48</text:p>
          </table:table-cell>
          <table:table-cell table:style-name="ce17" office:value-type="string" calcext:value-type="string">
            <text:p>RELE 1 INV.RJ1S-CL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V-A-D24</text:p>
          </table:table-cell>
          <table:table-cell table:style-name="ce17" office:value-type="string" calcext:value-type="string">
            <text:p>RELE 1 INV. RJ1V-A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02" calcext:value-type="float">
            <text:p>8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12</text:p>
          </table:table-cell>
          <table:table-cell table:style-name="ce17" office:value-type="string" calcext:value-type="string">
            <text:p>RELE 2 INV. RJ2S-C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24</text:p>
          </table:table-cell>
          <table:table-cell table:style-name="ce17" office:value-type="string" calcext:value-type="string">
            <text:p>RELE 2 INV. RJ2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110</text:p>
          </table:table-cell>
          <table:table-cell table:style-name="ce17" office:value-type="string" calcext:value-type="string">
            <text:p>RELE 2 INV. RJ2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220</text:p>
          </table:table-cell>
          <table:table-cell table:style-name="ce17" office:value-type="string" calcext:value-type="string">
            <text:p>RELE 2 INV. RJ2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52" calcext:value-type="float">
            <text:p>1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12</text:p>
          </table:table-cell>
          <table:table-cell table:style-name="ce17" office:value-type="string" calcext:value-type="string">
            <text:p>RELE 2 INV. RJ2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24</text:p>
          </table:table-cell>
          <table:table-cell table:style-name="ce17" office:value-type="string" calcext:value-type="string">
            <text:p>RELE 2 INV. RJ2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48</text:p>
          </table:table-cell>
          <table:table-cell table:style-name="ce17" office:value-type="string" calcext:value-type="string">
            <text:p>RELE 2 INV. RJ2S-C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100</text:p>
          </table:table-cell>
          <table:table-cell table:style-name="ce17" office:value-type="string" calcext:value-type="string">
            <text:p>RELE 2 INV. RJ2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12</text:p>
          </table:table-cell>
          <table:table-cell table:style-name="ce17" office:value-type="string" calcext:value-type="string">
            <text:p>RELE 2 INV. RJ2S-CL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24</text:p>
          </table:table-cell>
          <table:table-cell table:style-name="ce17" office:value-type="string" calcext:value-type="string">
            <text:p>RELE 2 INV. RJ2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110</text:p>
          </table:table-cell>
          <table:table-cell table:style-name="ce17" office:value-type="string" calcext:value-type="string">
            <text:p>RELE 2 INV. RJ2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220</text:p>
          </table:table-cell>
          <table:table-cell table:style-name="ce17" office:value-type="string" calcext:value-type="string">
            <text:p>RELE 2 INV- RJ2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87" calcext:value-type="float">
            <text:p>13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<text:s/>6</text:p>
          </table:table-cell>
          <table:table-cell table:style-name="ce17" office:value-type="string" calcext:value-type="string">
            <text:p>RELE 2 INV. RJ2S-CL-D6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12</text:p>
          </table:table-cell>
          <table:table-cell table:style-name="ce17" office:value-type="string" calcext:value-type="string">
            <text:p>RELE 2 INV. RJ2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24</text:p>
          </table:table-cell>
          <table:table-cell table:style-name="ce17" office:value-type="string" calcext:value-type="string">
            <text:p>RELE 2 INV. RJ2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100</text:p>
          </table:table-cell>
          <table:table-cell table:style-name="ce17" office:value-type="string" calcext:value-type="string">
            <text:p>RELE 2 INV. RJ2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L2N-D-D12 ***</text:p>
          </table:table-cell>
          <table:table-cell table:style-name="ce17" office:value-type="string" calcext:value-type="string">
            <text:p>RELE 2 INV. RL2N-D-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3" calcext:value-type="float">
            <text:p>2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Q2V-CN-D24</text:p>
          </table:table-cell>
          <table:table-cell table:style-name="ce17" office:value-type="string" calcext:value-type="string">
            <text:p>RELE 2 INV. MINIAT. RQ2V-CN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1BA-UDC 24</text:p>
          </table:table-cell>
          <table:table-cell table:style-name="ce17" office:value-type="string" calcext:value-type="string">
            <text:p>RELE 1 INV. RR1BA-U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9" calcext:value-type="float">
            <text:p>32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BA-ULAC110</text:p>
          </table:table-cell>
          <table:table-cell table:style-name="ce17" office:value-type="string" calcext:value-type="string">
            <text:p>RELE 2 INV.RR2BA-U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 DC6V</text:p>
          </table:table-cell>
          <table:table-cell table:style-name="ce17" office:value-type="string" calcext:value-type="string">
            <text:p>RELE 2 INV. C/MEMORIA RR2KP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1" calcext:value-type="float">
            <text:p>79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 24</text:p>
          </table:table-cell>
          <table:table-cell table:style-name="ce17" office:value-type="string" calcext:value-type="string">
            <text:p>RELE 2 INV.C/MEMORIA RR2KP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8" calcext:value-type="float">
            <text:p>6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110</text:p>
          </table:table-cell>
          <table:table-cell table:style-name="ce17" office:value-type="string" calcext:value-type="string">
            <text:p>RELE 2 INV.C/MEMORIA RR2KP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1" calcext:value-type="float">
            <text:p>6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220</text:p>
          </table:table-cell>
          <table:table-cell table:style-name="ce17" office:value-type="string" calcext:value-type="string">
            <text:p>RELE 2 INV.C/MEMORIA RR2KP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98" calcext:value-type="float">
            <text:p>7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 24</text:p>
          </table:table-cell>
          <table:table-cell table:style-name="ce17" office:value-type="string" calcext:value-type="string">
            <text:p>RELE 2 INV.C/MEMORIA RR2KP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110</text:p>
          </table:table-cell>
          <table:table-cell table:style-name="ce17" office:value-type="string" calcext:value-type="string">
            <text:p>RELE 2 INV.C/MEMORIA RR2KP-110VCC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69" calcext:value-type="float">
            <text:p>71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 AC50V</text:p>
          </table:table-cell>
          <table:table-cell table:style-name="ce17" office:value-type="string" calcext:value-type="string">
            <text:p>RELE 2 INV. RR2P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<text:s/>6</text:p>
          </table:table-cell>
          <table:table-cell table:style-name="ce17" office:value-type="string" calcext:value-type="string">
            <text:p>RELE 2 INV. RR2P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12</text:p>
          </table:table-cell>
          <table:table-cell table:style-name="ce17" office:value-type="string" calcext:value-type="string">
            <text:p>RELE 2 INV. RR2P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24</text:p>
          </table:table-cell>
          <table:table-cell table:style-name="ce17" office:value-type="string" calcext:value-type="string">
            <text:p>RELE 2 INV. RR2P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110</text:p>
          </table:table-cell>
          <table:table-cell table:style-name="ce17" office:value-type="string" calcext:value-type="string">
            <text:p>RELE 2 INV. RR2P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220</text:p>
          </table:table-cell>
          <table:table-cell table:style-name="ce17" office:value-type="string" calcext:value-type="string">
            <text:p>RELE 2 INV. RR2P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<text:s/>6</text:p>
          </table:table-cell>
          <table:table-cell table:style-name="ce17" office:value-type="string" calcext:value-type="string">
            <text:p>RELE 2 INV. RR2P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12</text:p>
          </table:table-cell>
          <table:table-cell table:style-name="ce17" office:value-type="string" calcext:value-type="string">
            <text:p>RELE 2 INV. RR2P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24</text:p>
          </table:table-cell>
          <table:table-cell table:style-name="ce17" office:value-type="string" calcext:value-type="string">
            <text:p>RELE 2 INV. RR2P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48</text:p>
          </table:table-cell>
          <table:table-cell table:style-name="ce17" office:value-type="string" calcext:value-type="string">
            <text:p>RELE 2 INV. RR2P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110</text:p>
          </table:table-cell>
          <table:table-cell table:style-name="ce17" office:value-type="string" calcext:value-type="string">
            <text:p>RELE 2 INV. RR2P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<text:s/>6</text:p>
          </table:table-cell>
          <table:table-cell table:style-name="ce17" office:value-type="string" calcext:value-type="string">
            <text:p>RELE 2 INV. RR2P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12</text:p>
          </table:table-cell>
          <table:table-cell table:style-name="ce17" office:value-type="string" calcext:value-type="string">
            <text:p>RELE 2 INV. RR2P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24</text:p>
          </table:table-cell>
          <table:table-cell table:style-name="ce17" office:value-type="string" calcext:value-type="string">
            <text:p>RELE 2 INV. RR2P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50 V</text:p>
          </table:table-cell>
          <table:table-cell table:style-name="ce17" office:value-type="string" calcext:value-type="string">
            <text:p>RELE 2 INV. RR2P-L 5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110</text:p>
          </table:table-cell>
          <table:table-cell table:style-name="ce17" office:value-type="string" calcext:value-type="string">
            <text:p>RELE 2 INV. RR2P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220</text:p>
          </table:table-cell>
          <table:table-cell table:style-name="ce17" office:value-type="string" calcext:value-type="string">
            <text:p>RELE 2 INV. RR2P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<text:s/>6</text:p>
          </table:table-cell>
          <table:table-cell table:style-name="ce17" office:value-type="string" calcext:value-type="string">
            <text:p>RELE 2 INV. RR2P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12</text:p>
          </table:table-cell>
          <table:table-cell table:style-name="ce17" office:value-type="string" calcext:value-type="string">
            <text:p>RELE 2 INV. RR2P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24</text:p>
          </table:table-cell>
          <table:table-cell table:style-name="ce17" office:value-type="string" calcext:value-type="string">
            <text:p>RELE 2 INV. RR2P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48</text:p>
          </table:table-cell>
          <table:table-cell table:style-name="ce17" office:value-type="string" calcext:value-type="string">
            <text:p>RELE 2 INV. RR2P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110</text:p>
          </table:table-cell>
          <table:table-cell table:style-name="ce17" office:value-type="string" calcext:value-type="string">
            <text:p>RELE 2 INV. RR2P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DC 24</text:p>
          </table:table-cell>
          <table:table-cell table:style-name="ce17" office:value-type="string" calcext:value-type="string">
            <text:p>RELE 3 INV. RR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3" calcext:value-type="float">
            <text:p>2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LAC240V</text:p>
          </table:table-cell>
          <table:table-cell table:style-name="ce17" office:value-type="string" calcext:value-type="string">
            <text:p>RELE 3 INV. RR3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<text:s/>6</text:p>
          </table:table-cell>
          <table:table-cell table:style-name="ce17" office:value-type="string" calcext:value-type="string">
            <text:p>RELE 3 INV. RR3PA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12</text:p>
          </table:table-cell>
          <table:table-cell table:style-name="ce17" office:value-type="string" calcext:value-type="string">
            <text:p>RELE 3 INV. RR3PA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24</text:p>
          </table:table-cell>
          <table:table-cell table:style-name="ce17" office:value-type="string" calcext:value-type="string">
            <text:p>RELE 3 INV. RR3PA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48</text:p>
          </table:table-cell>
          <table:table-cell table:style-name="ce17" office:value-type="string" calcext:value-type="string">
            <text:p>RELE 3 INV. RR3PA-U 48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110</text:p>
          </table:table-cell>
          <table:table-cell table:style-name="ce17" office:value-type="string" calcext:value-type="string">
            <text:p>RELE 3 INV. RR3PA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220</text:p>
          </table:table-cell>
          <table:table-cell table:style-name="ce17" office:value-type="string" calcext:value-type="string">
            <text:p>RELE 3 INV. RR3PA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<text:s/>6</text:p>
          </table:table-cell>
          <table:table-cell table:style-name="ce17" office:value-type="string" calcext:value-type="string">
            <text:p>RELE 3 INV. RR3PA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12</text:p>
          </table:table-cell>
          <table:table-cell table:style-name="ce17" office:value-type="string" calcext:value-type="string">
            <text:p>RELE 3 INV. RR3PA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24</text:p>
          </table:table-cell>
          <table:table-cell table:style-name="ce17" office:value-type="string" calcext:value-type="string">
            <text:p>RELE 3 INV. RR3PA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48</text:p>
          </table:table-cell>
          <table:table-cell table:style-name="ce17" office:value-type="string" calcext:value-type="string">
            <text:p>RELE 3 INV. RR3PA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110</text:p>
          </table:table-cell>
          <table:table-cell table:style-name="ce17" office:value-type="string" calcext:value-type="string">
            <text:p>RELE 3 INV. RR3PA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<text:s/>6</text:p>
          </table:table-cell>
          <table:table-cell table:style-name="ce17" office:value-type="string" calcext:value-type="string">
            <text:p>RELE 3 INV. RR3PA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12</text:p>
          </table:table-cell>
          <table:table-cell table:style-name="ce17" office:value-type="string" calcext:value-type="string">
            <text:p>RELE 3 INV. RR3PA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24</text:p>
          </table:table-cell>
          <table:table-cell table:style-name="ce17" office:value-type="string" calcext:value-type="string">
            <text:p>RELE 3 INV. RR3PA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50 V</text:p>
          </table:table-cell>
          <table:table-cell table:style-name="ce17" office:value-type="string" calcext:value-type="string">
            <text:p>RELE 3 INV. RR3PA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110</text:p>
          </table:table-cell>
          <table:table-cell table:style-name="ce17" office:value-type="string" calcext:value-type="string">
            <text:p>RELE 3 INV. RR3PA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220</text:p>
          </table:table-cell>
          <table:table-cell table:style-name="ce17" office:value-type="string" calcext:value-type="string">
            <text:p>RELE 3 INV. RR3PA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<text:s/>6</text:p>
          </table:table-cell>
          <table:table-cell table:style-name="ce17" office:value-type="string" calcext:value-type="string">
            <text:p>RELE 3 INV. RR3PA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12</text:p>
          </table:table-cell>
          <table:table-cell table:style-name="ce17" office:value-type="string" calcext:value-type="string">
            <text:p>RELE 3 INV. RR3PA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24</text:p>
          </table:table-cell>
          <table:table-cell table:style-name="ce17" office:value-type="string" calcext:value-type="string">
            <text:p>RELE 3 INV. RR3PA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48</text:p>
          </table:table-cell>
          <table:table-cell table:style-name="ce17" office:value-type="string" calcext:value-type="string">
            <text:p>RELE 3 INV. RR3PA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110</text:p>
          </table:table-cell>
          <table:table-cell table:style-name="ce17" office:value-type="string" calcext:value-type="string">
            <text:p>RELE 3 INV. RR3PA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A220</text:p>
          </table:table-cell>
          <table:table-cell table:style-name="ce17" office:value-type="string" calcext:value-type="string">
            <text:p>RELE 2 INV. RU2S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12</text:p>
          </table:table-cell>
          <table:table-cell table:style-name="ce17" office:value-type="string" calcext:value-type="string">
            <text:p>RELE 2 INV. RU2S-C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1" calcext:value-type="float">
            <text:p>15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24</text:p>
          </table:table-cell>
          <table:table-cell table:style-name="ce17" office:value-type="string" calcext:value-type="string">
            <text:p>RELE 2 INV. RU2S-C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 24 **</text:p>
          </table:table-cell>
          <table:table-cell table:style-name="ce17" office:value-type="string" calcext:value-type="string">
            <text:p>RELE 4 INV. C/L.C/RM.RU4S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110</text:p>
          </table:table-cell>
          <table:table-cell table:style-name="ce17" office:value-type="string" calcext:value-type="string">
            <text:p>RELE 4 INV. C/L.C/RM.RU4S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220 **</text:p>
          </table:table-cell>
          <table:table-cell table:style-name="ce17" office:value-type="string" calcext:value-type="string">
            <text:p>RELE 4 INV. C/L.C/RM.RU4S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12</text:p>
          </table:table-cell>
          <table:table-cell table:style-name="ce17" office:value-type="string" calcext:value-type="string">
            <text:p>RELE 4 INV. C/L.C/RM.RU4S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24</text:p>
          </table:table-cell>
          <table:table-cell table:style-name="ce17" office:value-type="string" calcext:value-type="string">
            <text:p>RELE 4 INV. C/L.C/RM.RU4S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110</text:p>
          </table:table-cell>
          <table:table-cell table:style-name="ce17" office:value-type="string" calcext:value-type="string">
            <text:p>RELE 4 INV. C/L.C/RM.RU4S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<text:s/>6</text:p>
          </table:table-cell>
          <table:table-cell table:style-name="ce17" office:value-type="string" calcext:value-type="string">
            <text:p>RELE 2 INV. RY2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12</text:p>
          </table:table-cell>
          <table:table-cell table:style-name="ce17" office:value-type="string" calcext:value-type="string">
            <text:p>RELE 2 INV. RY2S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24</text:p>
          </table:table-cell>
          <table:table-cell table:style-name="ce17" office:value-type="string" calcext:value-type="string">
            <text:p>RELE 2 INV. RY2S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50</text:p>
          </table:table-cell>
          <table:table-cell table:style-name="ce17" office:value-type="string" calcext:value-type="string">
            <text:p>RELE 2 INV. RY2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110</text:p>
          </table:table-cell>
          <table:table-cell table:style-name="ce17" office:value-type="string" calcext:value-type="string">
            <text:p>RELE 2 INV. RY2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220</text:p>
          </table:table-cell>
          <table:table-cell table:style-name="ce17" office:value-type="string" calcext:value-type="string">
            <text:p>RELE 2 INV. RY2S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55" calcext:value-type="float">
            <text:p>2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<text:s/>6</text:p>
          </table:table-cell>
          <table:table-cell table:style-name="ce17" office:value-type="string" calcext:value-type="string">
            <text:p>RELE 2 INV. RY2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12</text:p>
          </table:table-cell>
          <table:table-cell table:style-name="ce17" office:value-type="string" calcext:value-type="string">
            <text:p>RELE 2 INV. RY2S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24</text:p>
          </table:table-cell>
          <table:table-cell table:style-name="ce17" office:value-type="string" calcext:value-type="string">
            <text:p>RELE 2 INV. RY2S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48</text:p>
          </table:table-cell>
          <table:table-cell table:style-name="ce17" office:value-type="string" calcext:value-type="string">
            <text:p>RELE 2 INV. RY2S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<text:s/>6</text:p>
          </table:table-cell>
          <table:table-cell table:style-name="ce17" office:value-type="string" calcext:value-type="string">
            <text:p>RELE 2 INV. RY2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12</text:p>
          </table:table-cell>
          <table:table-cell table:style-name="ce17" office:value-type="string" calcext:value-type="string">
            <text:p>RELE 2 INV. RY2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24</text:p>
          </table:table-cell>
          <table:table-cell table:style-name="ce17" office:value-type="string" calcext:value-type="string">
            <text:p>RELE 2 INV. RY2S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50</text:p>
          </table:table-cell>
          <table:table-cell table:style-name="ce17" office:value-type="string" calcext:value-type="string">
            <text:p>RELE 2 INV. RY2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110</text:p>
          </table:table-cell>
          <table:table-cell table:style-name="ce17" office:value-type="string" calcext:value-type="string">
            <text:p>RELE 2 INV. RY2S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54" calcext:value-type="float">
            <text:p>1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220</text:p>
          </table:table-cell>
          <table:table-cell table:style-name="ce17" office:value-type="string" calcext:value-type="string">
            <text:p>RELE 2 INV. RY2S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5" calcext:value-type="float">
            <text:p>2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<text:s/>6</text:p>
          </table:table-cell>
          <table:table-cell table:style-name="ce17" office:value-type="string" calcext:value-type="string">
            <text:p>RELE 2 INV. RY2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12</text:p>
          </table:table-cell>
          <table:table-cell table:style-name="ce17" office:value-type="string" calcext:value-type="string">
            <text:p>RELE 2 INV. RY2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24</text:p>
          </table:table-cell>
          <table:table-cell table:style-name="ce17" office:value-type="string" calcext:value-type="string">
            <text:p>RELE 2 INV. RY2S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48</text:p>
          </table:table-cell>
          <table:table-cell table:style-name="ce17" office:value-type="string" calcext:value-type="string">
            <text:p>RELE 2 INV. RY2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<text:s/>6</text:p>
          </table:table-cell>
          <table:table-cell table:style-name="ce17" office:value-type="string" calcext:value-type="string">
            <text:p>RELE 4 INV. RY4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50 <text:s text:c="7"/></text:p>
          </table:table-cell>
          <table:table-cell table:style-name="ce17" office:value-type="string" calcext:value-type="string">
            <text:p>RELE 4 INV. RY4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110-120</text:p>
          </table:table-cell>
          <table:table-cell table:style-name="ce17" office:value-type="string" calcext:value-type="string">
            <text:p>RELE 4 INV. RY4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 <text:s/>6</text:p>
          </table:table-cell>
          <table:table-cell table:style-name="ce17" office:value-type="string" calcext:value-type="string">
            <text:p>RELE 4 INV. RY4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110</text:p>
          </table:table-cell>
          <table:table-cell table:style-name="ce17" office:value-type="string" calcext:value-type="string">
            <text:p>RELE 4 INV. RY4S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<text:s/>6</text:p>
          </table:table-cell>
          <table:table-cell table:style-name="ce17" office:value-type="string" calcext:value-type="string">
            <text:p>RELE 4 INV. RY4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12</text:p>
          </table:table-cell>
          <table:table-cell table:style-name="ce17" office:value-type="string" calcext:value-type="string">
            <text:p>RELE 4 INV. RY4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50</text:p>
          </table:table-cell>
          <table:table-cell table:style-name="ce17" office:value-type="string" calcext:value-type="string">
            <text:p>RELE 4 INV. RY4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<text:s/>6</text:p>
          </table:table-cell>
          <table:table-cell table:style-name="ce17" office:value-type="string" calcext:value-type="string">
            <text:p>RELE 4 INV. RY4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12 **</text:p>
          </table:table-cell>
          <table:table-cell table:style-name="ce17" office:value-type="string" calcext:value-type="string">
            <text:p>RELE 4 INV. RY4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48</text:p>
          </table:table-cell>
          <table:table-cell table:style-name="ce17" office:value-type="string" calcext:value-type="string">
            <text:p>RELE 4 INV. RY4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110</text:p>
          </table:table-cell>
          <table:table-cell table:style-name="ce17" office:value-type="string" calcext:value-type="string">
            <text:p>RELE 4 INV. RY4S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10</text:p>
          </table:table-cell>
          <table:table-cell table:style-name="ce17" office:value-type="string" calcext:value-type="string">
            <text:p>RELE INTERFASE RV8H-L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2</text:p>
          </table:table-cell>
          <table:table-cell table:style-name="ce17" office:value-type="string" calcext:value-type="string">
            <text:p>RELE INTERFASE RV8H-L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16" calcext:value-type="float">
            <text:p>16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20</text:p>
          </table:table-cell>
          <table:table-cell table:style-name="ce17" office:value-type="string" calcext:value-type="string">
            <text:p>RELE INTERFASE RV8H-L 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4</text:p>
          </table:table-cell>
          <table:table-cell table:style-name="ce17" office:value-type="string" calcext:value-type="string">
            <text:p>RELE INTERFASE RV8H-L.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4" calcext:value-type="float">
            <text:p>17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48</text:p>
          </table:table-cell>
          <table:table-cell table:style-name="ce17" office:value-type="string" calcext:value-type="string">
            <text:p>RELE INTERFASE RV8H-L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10</text:p>
          </table:table-cell>
          <table:table-cell table:style-name="ce17" office:value-type="string" calcext:value-type="string">
            <text:p>RELE INTERFASE RV8H-S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2</text:p>
          </table:table-cell>
          <table:table-cell table:style-name="ce17" office:value-type="string" calcext:value-type="string">
            <text:p>RELE INTERFASE RV8H-S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4" calcext:value-type="float">
            <text:p>1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20</text:p>
          </table:table-cell>
          <table:table-cell table:style-name="ce17" office:value-type="string" calcext:value-type="string">
            <text:p>RELE INTERFASE RV8H-S-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4</text:p>
          </table:table-cell>
          <table:table-cell table:style-name="ce17" office:value-type="string" calcext:value-type="string">
            <text:p>RELE INTERFASE RV8H-S-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5" calcext:value-type="float">
            <text:p>1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48</text:p>
          </table:table-cell>
          <table:table-cell table:style-name="ce17" office:value-type="string" calcext:value-type="string">
            <text:p>RELE INTERFASE RV8H-S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L-D24-D24</text:p>
          </table:table-cell>
          <table:table-cell table:style-name="ce17" office:value-type="string" calcext:value-type="string">
            <text:p>RELE INTERFASE RV8S-L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S-D24-D24</text:p>
          </table:table-cell>
          <table:table-cell table:style-name="ce17" office:value-type="string" calcext:value-type="string">
            <text:p>RELE INTERFASE RV8S-S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24</text:p>
          </table:table-cell>
          <table:table-cell table:style-name="ce17" office:value-type="string" calcext:value-type="string">
            <text:p>RELE 1 INV. RV1H-G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43" calcext:value-type="float">
            <text:p>5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60</text:p>
          </table:table-cell>
          <table:table-cell table:style-name="ce17" office:value-type="string" calcext:value-type="string">
            <text:p>RELE 1 INV. RV1H-G-D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9" calcext:value-type="float">
            <text:p>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B</text:p>
          </table:table-cell>
          <table:table-cell table:style-name="ce17" office:value-type="string" calcext:value-type="string">
            <text:p>PUENTE 20P NEGRO SV9Z-J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S</text:p>
          </table:table-cell>
          <table:table-cell table:style-name="ce17" office:value-type="string" calcext:value-type="string">
            <text:p>PUENTE 20P AZUL SV9Z-J20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W</text:p>
          </table:table-cell>
          <table:table-cell table:style-name="ce17" office:value-type="string" calcext:value-type="string">
            <text:p>PUENTE 20P GRIS SV9Z-J20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</text:p>
          </table:table-cell>
          <table:table-cell table:style-name="ce17" office:value-type="string" calcext:value-type="string">
            <text:p>IDE.VERT.BLANCO SV9Z-PW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-10</text:p>
          </table:table-cell>
          <table:table-cell table:style-name="ce17" office:value-type="string" calcext:value-type="string">
            <text:p>IDE.VERT, 1-10 SV9Z-PW-V1-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1-20</text:p>
          </table:table-cell>
          <table:table-cell table:style-name="ce17" office:value-type="string" calcext:value-type="string">
            <text:p>IDE.VERT.11-20 SV9Z-PW10-V1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21-30</text:p>
          </table:table-cell>
          <table:table-cell table:style-name="ce17" office:value-type="string" calcext:value-type="string">
            <text:p>IDE.VERT. 21-30 SV9Z-PW10-V21-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31-40</text:p>
          </table:table-cell>
          <table:table-cell table:style-name="ce17" office:value-type="string" calcext:value-type="string">
            <text:p>IDE.VERT. 31-40 SV9Z-PW10-V31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41-50</text:p>
          </table:table-cell>
          <table:table-cell table:style-name="ce17" office:value-type="string" calcext:value-type="string">
            <text:p>IDE.VERT. 41-50 SV9Z-PW10-V41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51-60</text:p>
          </table:table-cell>
          <table:table-cell table:style-name="ce17" office:value-type="string" calcext:value-type="string">
            <text:p>IDE. VERT. 51-60 SV9Z-PW10-V51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SA2W</text:p>
          </table:table-cell>
          <table:table-cell table:style-name="ce17" office:value-type="string" calcext:value-type="string">
            <text:p>SEPARADOR P/RELE SV9Z-SA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NPR-N 230 1,00 94,2</text:p>
          </table:table-cell>
          <table:table-cell table:style-name="ce17" office:value-type="string" calcext:value-type="string">
            <text:p>SENSOR DE NIVEL POR PALA ROTATIVA <text:s/>CNPR-N 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4.36" calcext:value-type="float">
            <text:p>62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2F</text:p>
          </table:table-cell>
          <table:table-cell table:style-name="ce17" office:value-type="string" calcext:value-type="string">
            <text:p>RELE TENSION GKRC-02F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7" calcext:value-type="float">
            <text:p>89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3F</text:p>
          </table:table-cell>
          <table:table-cell table:style-name="ce17" office:value-type="string" calcext:value-type="string">
            <text:p>RELE TENSION GKRC-03F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63" calcext:value-type="float">
            <text:p>128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M2</text:p>
          </table:table-cell>
          <table:table-cell table:style-name="ce17" office:value-type="string" calcext:value-type="string">
            <text:p>RELE TENSION GKRC-M2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38" calcext:value-type="float">
            <text:p>9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CVS TB PVC P08 3E-</text:p>
          </table:table-cell>
          <table:table-cell table:style-name="ce17" office:value-type="string" calcext:value-type="string">
            <text:p>SONDA NCVS TB PVC P08 3E LONG. 350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1" calcext:value-type="float">
            <text:p>405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 1 1/2 3E L350 RE</text:p>
          </table:table-cell>
          <table:table-cell table:style-name="ce17" office:value-type="string" calcext:value-type="string">
            <text:p>SONDA <text:s/>NR <text:s/>1"1/2-3 <text:s text:c="2"/>PVC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18" calcext:value-type="float">
            <text:p>23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A 1"1/2-3</text:p>
          </table:table-cell>
          <table:table-cell table:style-name="ce17" office:value-type="string" calcext:value-type="string">
            <text:p>SONDA NRA 1"1/2-3 <text:s text:c="2"/>TEFLON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5.65" calcext:value-type="float">
            <text:p>35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-TUE 1"1/2</text:p>
          </table:table-cell>
          <table:table-cell table:style-name="ce17" office:value-type="string" calcext:value-type="string">
            <text:p>TUERCA NR-TUE <text:s/>1"1/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88" calcext:value-type="float">
            <text:p>3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T-500</text:p>
          </table:table-cell>
          <table:table-cell table:style-name="ce17" office:value-type="string" calcext:value-type="string">
            <text:p>SONDA NT INOX. LONG. 50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4" calcext:value-type="float">
            <text:p>160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1/1A</text:p>
          </table:table-cell>
          <table:table-cell table:style-name="ce17" office:value-type="string" calcext:value-type="string">
            <text:p>RELE INT. PAAA-230 0,1/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5/5A</text:p>
          </table:table-cell>
          <table:table-cell table:style-name="ce17" office:value-type="string" calcext:value-type="string">
            <text:p>RELE INT.PAAA-230 <text:s text:c="2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901 0.5/5A</text:p>
          </table:table-cell>
          <table:table-cell table:style-name="ce17" office:value-type="string" calcext:value-type="string">
            <text:p>RELE INT.PAAA-901 <text:s text:c="4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17" calcext:value-type="float">
            <text:p>33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15/70 0.5/5A</text:p>
          </table:table-cell>
          <table:table-cell table:style-name="ce17" office:value-type="string" calcext:value-type="string">
            <text:p>RELE INT.2CO.PAEA-15/7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41" calcext:value-type="float">
            <text:p>36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230 0.5/5A</text:p>
          </table:table-cell>
          <table:table-cell table:style-name="ce17" office:value-type="string" calcext:value-type="string">
            <text:p>RELE INT.2CON.PAEA-23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32" calcext:value-type="float">
            <text:p>22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AS-400V</text:p>
          </table:table-cell>
          <table:table-cell table:style-name="ce17" office:value-type="string" calcext:value-type="string">
            <text:p>RELE FASE PFA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57" calcext:value-type="float">
            <text:p>207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BS-400V</text:p>
          </table:table-cell>
          <table:table-cell table:style-name="ce17" office:value-type="string" calcext:value-type="string">
            <text:p>RELE FASE PFB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98" calcext:value-type="float">
            <text:p>238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CS-400V</text:p>
          </table:table-cell>
          <table:table-cell table:style-name="ce17" office:value-type="string" calcext:value-type="string">
            <text:p>RELE FASE PFC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4.31" calcext:value-type="float">
            <text:p>17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DS-400V</text:p>
          </table:table-cell>
          <table:table-cell table:style-name="ce17" office:value-type="string" calcext:value-type="string">
            <text:p>RELE FASE PFD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.52" calcext:value-type="float">
            <text:p>18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00V</text:p>
          </table:table-cell>
          <table:table-cell table:style-name="ce17" office:value-type="string" calcext:value-type="string">
            <text:p>RELE FASE PF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40V</text:p>
          </table:table-cell>
          <table:table-cell table:style-name="ce17" office:value-type="string" calcext:value-type="string">
            <text:p>RELE DE FASE PF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FA-400V</text:p>
          </table:table-cell>
          <table:table-cell table:style-name="ce17" office:value-type="string" calcext:value-type="string">
            <text:p>RELE FASE PF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09" calcext:value-type="float">
            <text:p>251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HAA-230-15K</text:p>
          </table:table-cell>
          <table:table-cell table:style-name="ce17" office:value-type="string" calcext:value-type="string">
            <text:p>RELE TAQUIMETRICO PHAA-230 15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5.78" calcext:value-type="float">
            <text:p>21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 24VCC</text:p>
          </table:table-cell>
          <table:table-cell table:style-name="ce17" office:value-type="string" calcext:value-type="string">
            <text:p>RELE LOGICO PLA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230VCA</text:p>
          </table:table-cell>
          <table:table-cell table:style-name="ce17" office:value-type="string" calcext:value-type="string">
            <text:p>RELE LOGICO PL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 24VCC</text:p>
          </table:table-cell>
          <table:table-cell table:style-name="ce17" office:value-type="string" calcext:value-type="string">
            <text:p>RELE LOGICO PLB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230VCA</text:p>
          </table:table-cell>
          <table:table-cell table:style-name="ce17" office:value-type="string" calcext:value-type="string">
            <text:p>RELE LOGICO PLB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 724VCC</text:p>
          </table:table-cell>
          <table:table-cell table:style-name="ce17" office:value-type="string" calcext:value-type="string">
            <text:p>RELE DE NIVEL PNAS-7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230VCA</text:p>
          </table:table-cell>
          <table:table-cell table:style-name="ce17" office:value-type="string" calcext:value-type="string">
            <text:p>RELE DE NIVEL PN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DA-230VCA</text:p>
          </table:table-cell>
          <table:table-cell table:style-name="ce17" office:value-type="string" calcext:value-type="string">
            <text:p>RELE DE NIVEL PND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FA-3X400VCA</text:p>
          </table:table-cell>
          <table:table-cell table:style-name="ce17" office:value-type="string" calcext:value-type="string">
            <text:p>RELE DE NIVEL PNFA-3X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66" calcext:value-type="float">
            <text:p>202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GA-024</text:p>
          </table:table-cell>
          <table:table-cell table:style-name="ce17" office:value-type="string" calcext:value-type="string">
            <text:p>RELE DE NIVEL <text:s/>x 2 PNGA-0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SA-230VCA</text:p>
          </table:table-cell>
          <table:table-cell table:style-name="ce17" office:value-type="string" calcext:value-type="string">
            <text:p>RELE DE NIVEL PNS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58" calcext:value-type="float">
            <text:p>1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-01</text:p>
          </table:table-cell>
          <table:table-cell table:style-name="ce17" office:value-type="string" calcext:value-type="string">
            <text:p>RELE PROTECCION MOTOR PT-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83" calcext:value-type="float">
            <text:p>6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A-230</text:p>
          </table:table-cell>
          <table:table-cell table:style-name="ce17" office:value-type="string" calcext:value-type="string">
            <text:p>MANDO ALTERNATIVO 2 BOMBAS PTBA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36" calcext:value-type="float">
            <text:p>182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C-230</text:p>
          </table:table-cell>
          <table:table-cell table:style-name="ce17" office:value-type="string" calcext:value-type="string">
            <text:p>MANDO ALTERNATIVO 3 BOMBAS PTBC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95" calcext:value-type="float">
            <text:p>2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230V</text:p>
          </table:table-cell>
          <table:table-cell table:style-name="ce17" office:value-type="string" calcext:value-type="string">
            <text:p>RELE TENSION PVAA-230V <text:s/>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400V</text:p>
          </table:table-cell>
          <table:table-cell table:style-name="ce17" office:value-type="string" calcext:value-type="string">
            <text:p>RELE TENSION PVAA-400V <text:s/>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DA 901 24</text:p>
          </table:table-cell>
          <table:table-cell table:style-name="ce17" office:value-type="string" calcext:value-type="string">
            <text:p>RELE DE TENSION PVDA-901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28" calcext:value-type="float">
            <text:p>33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220V</text:p>
          </table:table-cell>
          <table:table-cell table:style-name="ce17" office:value-type="string" calcext:value-type="string">
            <text:p>RELE TENSION PVEA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00V</text:p>
          </table:table-cell>
          <table:table-cell table:style-name="ce17" office:value-type="string" calcext:value-type="string">
            <text:p>RELE TENSION PV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15</text:p>
          </table:table-cell>
          <table:table-cell table:style-name="ce17" office:value-type="string" calcext:value-type="string">
            <text:p>RELE DE TENSION PVEA-41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40V <text:s text:c="10"/></text:p>
          </table:table-cell>
          <table:table-cell table:style-name="ce17" office:value-type="string" calcext:value-type="string">
            <text:p>RELE TENSION PV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A-400V</text:p>
          </table:table-cell>
          <table:table-cell table:style-name="ce17" office:value-type="string" calcext:value-type="string">
            <text:p>RELE TENSION PV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B-400V</text:p>
          </table:table-cell>
          <table:table-cell table:style-name="ce17" office:value-type="string" calcext:value-type="string">
            <text:p>RELE DE TENSION PVFB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2" calcext:value-type="float">
            <text:p>25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230 50/500V</text:p>
          </table:table-cell>
          <table:table-cell table:style-name="ce17" office:value-type="string" calcext:value-type="string">
            <text:p>RELE TENSION PVHA-23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400 50/500V</text:p>
          </table:table-cell>
          <table:table-cell table:style-name="ce17" office:value-type="string" calcext:value-type="string">
            <text:p>RELE TENSION PVHA-40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901 50/500V</text:p>
          </table:table-cell>
          <table:table-cell table:style-name="ce17" office:value-type="string" calcext:value-type="string">
            <text:p>RELE TEN. PVHA-901 <text:s text:c="3"/>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7" calcext:value-type="float">
            <text:p>33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IA-230 5/50VCC</text:p>
          </table:table-cell>
          <table:table-cell table:style-name="ce17" office:value-type="string" calcext:value-type="string">
            <text:p>RELE DE TENSION PVIA-230 5/5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6" calcext:value-type="float">
            <text:p>200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CR-35</text:p>
          </table:table-cell>
          <table:table-cell table:style-name="ce17" office:value-type="string" calcext:value-type="string">
            <text:p>SENSOR CAPACITIVO SCR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91" calcext:value-type="float">
            <text:p>10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EPARADOR VARILLA</text:p>
          </table:table-cell>
          <table:table-cell table:style-name="ce17" office:value-type="string" calcext:value-type="string">
            <text:p>SEPARADORES P/VAR.DE A.INOX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NZA 901 100</text:p>
          </table:table-cell>
          <table:table-cell table:style-name="ce17" office:value-type="string" calcext:value-type="string">
            <text:p>RELE DE NIVEL X 3 SNZA-901 24 V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11" calcext:value-type="float">
            <text:p>463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ARILLA 1MT</text:p>
          </table:table-cell>
          <table:table-cell table:style-name="ce17" office:value-type="string" calcext:value-type="string">
            <text:p>VARILLAS DE ACERO INOX.X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2" calcext:value-type="float">
            <text:p>16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AFL-202Z</text:p>
          </table:table-cell>
          <table:table-cell table:style-name="ce17" office:value-type="string" calcext:value-type="string">
            <text:p>RELE EST.SOLIDO RAFL-202Z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88" calcext:value-type="float">
            <text:p>4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104</text:p>
          </table:table-cell>
          <table:table-cell table:style-name="ce17" office:value-type="string" calcext:value-type="string">
            <text:p>RELE ESTADO SOLIDO 10 A KMSR-DS01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7" calcext:value-type="float">
            <text:p>2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254</text:p>
          </table:table-cell>
          <table:table-cell table:style-name="ce17" office:value-type="string" calcext:value-type="string">
            <text:p>RELE ESTADO SOLIDO 25 A KMSR-DS025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" calcext:value-type="float">
            <text:p>33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404</text:p>
          </table:table-cell>
          <table:table-cell table:style-name="ce17" office:value-type="string" calcext:value-type="string">
            <text:p>RELE ESTADO SOLIDO 40 A KMSR-DS04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6" calcext:value-type="float">
            <text:p>3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504</text:p>
          </table:table-cell>
          <table:table-cell table:style-name="ce17" office:value-type="string" calcext:value-type="string">
            <text:p>RELE ESTADO SOLIDO 50 A KMSR-DS05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27" calcext:value-type="float">
            <text:p>5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604</text:p>
          </table:table-cell>
          <table:table-cell table:style-name="ce17" office:value-type="string" calcext:value-type="string">
            <text:p>RELE ESTADO SOLIDO 60 A KMSR-DS06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7" calcext:value-type="float">
            <text:p>64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SDN-75A</text:p>
          </table:table-cell>
          <table:table-cell table:style-name="ce17" office:value-type="string" calcext:value-type="string">
            <text:p>RELE DE ESTADO SOLIDO RSSDN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4" calcext:value-type="float">
            <text:p>133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200</text:p>
          </table:table-cell>
          <table:table-cell table:style-name="ce17" office:value-type="string" calcext:value-type="string">
            <text:p>RELE HIB GT5P-F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D24</text:p>
          </table:table-cell>
          <table:table-cell table:style-name="ce17" office:value-type="string" calcext:value-type="string">
            <text:p>RELE HIB.GT5P-F3S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10SA100</text:p>
          </table:table-cell>
          <table:table-cell table:style-name="ce17" office:value-type="string" calcext:value-type="string">
            <text:p>RELE HIBRIDO GT5P-N1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100</text:p>
          </table:table-cell>
          <table:table-cell table:style-name="ce17" office:value-type="string" calcext:value-type="string">
            <text:p>RELE HIBRIDO GT5P-N3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200</text:p>
          </table:table-cell>
          <table:table-cell table:style-name="ce17" office:value-type="string" calcext:value-type="string">
            <text:p>RELE HIBRIDO GT5P-N30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100</text:p>
          </table:table-cell>
          <table:table-cell table:style-name="ce17" office:value-type="string" calcext:value-type="string">
            <text:p>RELE HIBRIDO GT5P-N6SA10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200</text:p>
          </table:table-cell>
          <table:table-cell table:style-name="ce17" office:value-type="string" calcext:value-type="string">
            <text:p>RELE HIBRIDO GT5P-N6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P3SA200</text:p>
          </table:table-cell>
          <table:table-cell table:style-name="ce17" office:value-type="string" calcext:value-type="string">
            <text:p>RELE HIB.GT5P-P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A200</text:p>
          </table:table-cell>
          <table:table-cell table:style-name="ce17" office:value-type="string" calcext:value-type="string">
            <text:p>RELE HIB. GT5Y-4SN6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D24</text:p>
          </table:table-cell>
          <table:table-cell table:style-name="ce17" office:value-type="string" calcext:value-type="string">
            <text:p>RELE HIB. GT5Y-4SN6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Y-D4N6MD24</text:p>
          </table:table-cell>
          <table:table-cell table:style-name="ce17" office:value-type="string" calcext:value-type="string">
            <text:p>RELE.HIB.RTY-D4N-6M-D24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-1 32A</text:p>
          </table:table-cell>
          <table:table-cell table:style-name="ce17" office:value-type="string" calcext:value-type="string">
            <text:p>BASEF10X38 EPF-32-1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" calcext:value-type="float">
            <text:p>3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X-1 32A</text:p>
          </table:table-cell>
          <table:table-cell table:style-name="ce17" office:value-type="string" calcext:value-type="string">
            <text:p>BASE F10X38 EPF-32X-1 32A C/L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0A</text:p>
          </table:table-cell>
          <table:table-cell table:style-name="ce17" office:value-type="string" calcext:value-type="string">
            <text:p>FUSIBLE 10X38 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6A</text:p>
          </table:table-cell>
          <table:table-cell table:style-name="ce17" office:value-type="string" calcext:value-type="string">
            <text:p>FUSIBLE 10X38 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0A</text:p>
          </table:table-cell>
          <table:table-cell table:style-name="ce17" office:value-type="string" calcext:value-type="string">
            <text:p>FUSIBLE 10X38 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5A</text:p>
          </table:table-cell>
          <table:table-cell table:style-name="ce17" office:value-type="string" calcext:value-type="string">
            <text:p>FUSIBLE 10X38 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A</text:p>
          </table:table-cell>
          <table:table-cell table:style-name="ce17" office:value-type="string" calcext:value-type="string">
            <text:p>FUSIBLE 10X38 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32A</text:p>
          </table:table-cell>
          <table:table-cell table:style-name="ce17" office:value-type="string" calcext:value-type="string">
            <text:p>FUSIBLE 10X38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4A</text:p>
          </table:table-cell>
          <table:table-cell table:style-name="ce17" office:value-type="string" calcext:value-type="string">
            <text:p>FUSIBLE 10X38 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6A</text:p>
          </table:table-cell>
          <table:table-cell table:style-name="ce17" office:value-type="string" calcext:value-type="string">
            <text:p>FUSIBLE 10X38 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<text:s text:c="13"/></text:p>
          </table:table-cell>
          <table:table-cell table:style-name="ce17" office:value-type="string" calcext:value-type="string">
            <text:p>SELECT.A CERRADURA 5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ESPECIAL</text:p>
          </table:table-cell>
          <table:table-cell table:style-name="ce17" office:value-type="string" calcext:value-type="string">
            <text:p>SELECT.A <text:s/>CERRADURA 5000 N 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R <text:s text:c="13"/></text:p>
          </table:table-cell>
          <table:table-cell table:style-name="ce17" office:value-type="string" calcext:value-type="string">
            <text:p>SELECT.A CERRADURA 5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V <text:s text:c="13"/></text:p>
          </table:table-cell>
          <table:table-cell table:style-name="ce17" office:value-type="string" calcext:value-type="string">
            <text:p>SELECT.A CERRADURA 5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 text:c="13"/></text:p>
          </table:table-cell>
          <table:table-cell table:style-name="ce17" office:value-type="string" calcext:value-type="string">
            <text:p>SELECT.A CERRADURA 5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/>ESPECIAL</text:p>
          </table:table-cell>
          <table:table-cell table:style-name="ce17" office:value-type="string" calcext:value-type="string">
            <text:p>SELECT.A CERRADURA 5100 N <text:s/>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R <text:s text:c="13"/></text:p>
          </table:table-cell>
          <table:table-cell table:style-name="ce17" office:value-type="string" calcext:value-type="string">
            <text:p>SELECT.A CERRADURA 5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V <text:s text:c="13"/></text:p>
          </table:table-cell>
          <table:table-cell table:style-name="ce17" office:value-type="string" calcext:value-type="string">
            <text:p>SELECT.A CERRADURA 5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N <text:s text:c="13"/></text:p>
          </table:table-cell>
          <table:table-cell table:style-name="ce17" office:value-type="string" calcext:value-type="string">
            <text:p>SELECT.A CERRADURA 5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R <text:s text:c="13"/></text:p>
          </table:table-cell>
          <table:table-cell table:style-name="ce17" office:value-type="string" calcext:value-type="string">
            <text:p>SELECT.A CERRADURA 5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V <text:s text:c="13"/></text:p>
          </table:table-cell>
          <table:table-cell table:style-name="ce17" office:value-type="string" calcext:value-type="string">
            <text:p>SELECT.A CERRADURA 5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N <text:s text:c="13"/></text:p>
          </table:table-cell>
          <table:table-cell table:style-name="ce17" office:value-type="string" calcext:value-type="string">
            <text:p>SELECT.A CERRADURA 5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R <text:s text:c="13"/></text:p>
          </table:table-cell>
          <table:table-cell table:style-name="ce17" office:value-type="string" calcext:value-type="string">
            <text:p>SELECT.A CERRADURA 5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V <text:s text:c="13"/></text:p>
          </table:table-cell>
          <table:table-cell table:style-name="ce17" office:value-type="string" calcext:value-type="string">
            <text:p>SELECT.A CERRADURA 5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N <text:s text:c="13"/></text:p>
          </table:table-cell>
          <table:table-cell table:style-name="ce17" office:value-type="string" calcext:value-type="string">
            <text:p>SELECT.A CERRADURA 5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R <text:s text:c="13"/></text:p>
          </table:table-cell>
          <table:table-cell table:style-name="ce17" office:value-type="string" calcext:value-type="string">
            <text:p>SELECT.A CERRADURA 5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V <text:s text:c="13"/></text:p>
          </table:table-cell>
          <table:table-cell table:style-name="ce17" office:value-type="string" calcext:value-type="string">
            <text:p>SELECT.A CERRADURA 5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N <text:s text:c="13"/></text:p>
          </table:table-cell>
          <table:table-cell table:style-name="ce17" office:value-type="string" calcext:value-type="string">
            <text:p>SELECT.A CERRADURA 5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R <text:s text:c="13"/></text:p>
          </table:table-cell>
          <table:table-cell table:style-name="ce17" office:value-type="string" calcext:value-type="string">
            <text:p>SELECT.A CERRADURA 5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V <text:s text:c="13"/></text:p>
          </table:table-cell>
          <table:table-cell table:style-name="ce17" office:value-type="string" calcext:value-type="string">
            <text:p>SELECT.A CERRADURA 5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N <text:s text:c="13"/></text:p>
          </table:table-cell>
          <table:table-cell table:style-name="ce17" office:value-type="string" calcext:value-type="string">
            <text:p>SELECT.A CERRADURA 5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R <text:s text:c="13"/></text:p>
          </table:table-cell>
          <table:table-cell table:style-name="ce17" office:value-type="string" calcext:value-type="string">
            <text:p>SELECT.A CERRADURA 5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V <text:s text:c="13"/></text:p>
          </table:table-cell>
          <table:table-cell table:style-name="ce17" office:value-type="string" calcext:value-type="string">
            <text:p>SELECT.A CERRADURA 5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N <text:s text:c="13"/></text:p>
          </table:table-cell>
          <table:table-cell table:style-name="ce17" office:value-type="string" calcext:value-type="string">
            <text:p>SELECT.A CERRADURA 5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R <text:s text:c="13"/></text:p>
          </table:table-cell>
          <table:table-cell table:style-name="ce17" office:value-type="string" calcext:value-type="string">
            <text:p>SELECT.A CERRADURA 5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V <text:s text:c="13"/></text:p>
          </table:table-cell>
          <table:table-cell table:style-name="ce17" office:value-type="string" calcext:value-type="string">
            <text:p>SELECT.A CERRADURA 5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N <text:s text:c="13"/></text:p>
          </table:table-cell>
          <table:table-cell table:style-name="ce17" office:value-type="string" calcext:value-type="string">
            <text:p>SELECT.A CERRADURA 58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R <text:s text:c="13"/></text:p>
          </table:table-cell>
          <table:table-cell table:style-name="ce17" office:value-type="string" calcext:value-type="string">
            <text:p>SELECT.A CERRADURA 58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V <text:s text:c="13"/></text:p>
          </table:table-cell>
          <table:table-cell table:style-name="ce17" office:value-type="string" calcext:value-type="string">
            <text:p>SELECT.A CERRADURA 58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N <text:s text:c="13"/></text:p>
          </table:table-cell>
          <table:table-cell table:style-name="ce17" office:value-type="string" calcext:value-type="string">
            <text:p>SELECT.A CERRADURA 59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R <text:s text:c="13"/></text:p>
          </table:table-cell>
          <table:table-cell table:style-name="ce17" office:value-type="string" calcext:value-type="string">
            <text:p>SELECT.A CERRADURA 59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V <text:s text:c="13"/></text:p>
          </table:table-cell>
          <table:table-cell table:style-name="ce17" office:value-type="string" calcext:value-type="string">
            <text:p>SELECT.A CERRADURA 59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N <text:s text:c="13"/></text:p>
          </table:table-cell>
          <table:table-cell table:style-name="ce17" office:value-type="string" calcext:value-type="string">
            <text:p>SELECT.A CERRADURA 6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R <text:s text:c="13"/></text:p>
          </table:table-cell>
          <table:table-cell table:style-name="ce17" office:value-type="string" calcext:value-type="string">
            <text:p>SELECT.A CERRADURA 6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V <text:s text:c="13"/></text:p>
          </table:table-cell>
          <table:table-cell table:style-name="ce17" office:value-type="string" calcext:value-type="string">
            <text:p>SELECT.A CERRADURA 6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N <text:s text:c="13"/></text:p>
          </table:table-cell>
          <table:table-cell table:style-name="ce17" office:value-type="string" calcext:value-type="string">
            <text:p>SELECT.A CERRADURA 6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R <text:s text:c="13"/></text:p>
          </table:table-cell>
          <table:table-cell table:style-name="ce17" office:value-type="string" calcext:value-type="string">
            <text:p>SELECT.A CERRADURA 6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V <text:s text:c="13"/></text:p>
          </table:table-cell>
          <table:table-cell table:style-name="ce17" office:value-type="string" calcext:value-type="string">
            <text:p>SELECT.A CERRADURA 6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N <text:s text:c="13"/></text:p>
          </table:table-cell>
          <table:table-cell table:style-name="ce17" office:value-type="string" calcext:value-type="string">
            <text:p>SELECT.A CERRADURA 6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R <text:s text:c="13"/></text:p>
          </table:table-cell>
          <table:table-cell table:style-name="ce17" office:value-type="string" calcext:value-type="string">
            <text:p>SELECT.A CERRADURA 6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V <text:s text:c="13"/></text:p>
          </table:table-cell>
          <table:table-cell table:style-name="ce17" office:value-type="string" calcext:value-type="string">
            <text:p>SELECT.A CERRADURA 6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300 N <text:s text:c="13"/></text:p>
          </table:table-cell>
          <table:table-cell table:style-name="ce17" office:value-type="string" calcext:value-type="string">
            <text:p>SELECT.A CERRADURA 6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0</text:p>
          </table:table-cell>
          <table:table-cell table:style-name="ce17" office:value-type="string" calcext:value-type="string">
            <text:p>SELECTORA A CERRADURA HW1K-2A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6" calcext:value-type="float">
            <text:p>2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1</text:p>
          </table:table-cell>
          <table:table-cell table:style-name="ce17" office:value-type="string" calcext:value-type="string">
            <text:p>SELECTORA A CERRADURA HW1K-2A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B20</text:p>
          </table:table-cell>
          <table:table-cell table:style-name="ce17" office:value-type="string" calcext:value-type="string">
            <text:p>SELECTORA A CERRADURA HW1K-2B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</text:p>
          </table:table-cell>
          <table:table-cell table:style-name="ce17" office:value-type="string" calcext:value-type="string">
            <text:p>SELECTORA A CERRADURA HW1K-2C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-2H</text:p>
          </table:table-cell>
          <table:table-cell table:style-name="ce17" office:value-type="string" calcext:value-type="string">
            <text:p>SELECTORA A CERRADURA HW1K-2C11-2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94" calcext:value-type="float">
            <text:p>4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K-2BF11</text:p>
          </table:table-cell>
          <table:table-cell table:style-name="ce17" office:value-type="string" calcext:value-type="string">
            <text:p>SELECTORA A CERRADURA HW4K-2BF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1" calcext:value-type="float">
            <text:p>7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S2K11N</text:p>
          </table:table-cell>
          <table:table-cell table:style-name="ce17" office:value-type="string" calcext:value-type="string">
            <text:p>SELECT.A CERR.D25 <text:s text:c="3"/>ASS2K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79" calcext:value-type="float">
            <text:p>8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229 H2B-C2002</text:p>
          </table:table-cell>
          <table:table-cell table:style-name="ce17" office:value-type="string" calcext:value-type="string">
            <text:p>SEL. A CERR. ACSNK-229 H2B-C2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42" calcext:value-type="float">
            <text:p>17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4 HB-C3001</text:p>
          </table:table-cell>
          <table:table-cell table:style-name="ce17" office:value-type="string" calcext:value-type="string">
            <text:p>SELECT.A CERR. ACSNK-324 H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9 H2B-C3001</text:p>
          </table:table-cell>
          <table:table-cell table:style-name="ce17" office:value-type="string" calcext:value-type="string">
            <text:p>SELECT.A. CERR.ACSNK-329 H2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K-354 H2B-C300</text:p>
          </table:table-cell>
          <table:table-cell table:style-name="ce17" office:value-type="string" calcext:value-type="string">
            <text:p>SE. A CERR. ACSNK-354 H2B-C3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76" calcext:value-type="float">
            <text:p>20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24-H2B</text:p>
          </table:table-cell>
          <table:table-cell table:style-name="ce17" office:value-type="string" calcext:value-type="string">
            <text:p>SEL. A CRR. ACSNK-4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.5" calcext:value-type="float">
            <text:p>22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34 H2B</text:p>
          </table:table-cell>
          <table:table-cell table:style-name="ce17" office:value-type="string" calcext:value-type="string">
            <text:p>SEL. A CERR. ACSNK-434 H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5" calcext:value-type="float">
            <text:p>23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K20N</text:p>
          </table:table-cell>
          <table:table-cell table:style-name="ce17" office:value-type="string" calcext:value-type="string">
            <text:p>SELECT.A CERR.D30 ASD2K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28" calcext:value-type="float">
            <text:p>11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K11</text:p>
          </table:table-cell>
          <table:table-cell table:style-name="ce17" office:value-type="string" calcext:value-type="string">
            <text:p>SELECT.A CERR.D30 <text:s text:c="6"/>ASN1K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B</text:p>
          </table:table-cell>
          <table:table-cell table:style-name="ce17" office:value-type="string" calcext:value-type="string">
            <text:p>SELECT.A CERR.D30 <text:s text:c="4"/>ASN3K1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C</text:p>
          </table:table-cell>
          <table:table-cell table:style-name="ce17" office:value-type="string" calcext:value-type="string">
            <text:p>SELECT. A CERR. D.30 ASN3K1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280 N <text:s text:c="12"/></text:p>
          </table:table-cell>
          <table:table-cell table:style-name="ce17" office:value-type="string" calcext:value-type="string">
            <text:p>SELECT.A CERR.D30 M6280 N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8" calcext:value-type="float">
            <text:p>2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0 AM <text:s text:c="12"/></text:p>
          </table:table-cell>
          <table:table-cell table:style-name="ce17" office:value-type="string" calcext:value-type="string">
            <text:p>SELECTOR LUMINOSO 9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AZ <text:s text:c="12"/></text:p>
          </table:table-cell>
          <table:table-cell table:style-name="ce17" office:value-type="string" calcext:value-type="string">
            <text:p>SELECTOR LUMINOSO 9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B <text:s text:c="13"/></text:p>
          </table:table-cell>
          <table:table-cell table:style-name="ce17" office:value-type="string" calcext:value-type="string">
            <text:p>SELECTOR LUMINOSO 9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R <text:s text:c="13"/></text:p>
          </table:table-cell>
          <table:table-cell table:style-name="ce17" office:value-type="string" calcext:value-type="string">
            <text:p>SELECTOR LUMINOSO 9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V <text:s text:c="13"/></text:p>
          </table:table-cell>
          <table:table-cell table:style-name="ce17" office:value-type="string" calcext:value-type="string">
            <text:p>SELECTOR LUMINOSO 90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M <text:s text:c="12"/></text:p>
          </table:table-cell>
          <table:table-cell table:style-name="ce17" office:value-type="string" calcext:value-type="string">
            <text:p>SELECTOR LUMINOSO 9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Z <text:s text:c="12"/></text:p>
          </table:table-cell>
          <table:table-cell table:style-name="ce17" office:value-type="string" calcext:value-type="string">
            <text:p>SELECTOR LUMINOSO 9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B <text:s text:c="13"/></text:p>
          </table:table-cell>
          <table:table-cell table:style-name="ce17" office:value-type="string" calcext:value-type="string">
            <text:p>SELECTOR LUMINOSO 9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R <text:s text:c="13"/></text:p>
          </table:table-cell>
          <table:table-cell table:style-name="ce17" office:value-type="string" calcext:value-type="string">
            <text:p>SELECTOR LUMINOSO 9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V <text:s text:c="13"/></text:p>
          </table:table-cell>
          <table:table-cell table:style-name="ce17" office:value-type="string" calcext:value-type="string">
            <text:p>SELECTOR LUMINOSO 9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M <text:s text:c="12"/></text:p>
          </table:table-cell>
          <table:table-cell table:style-name="ce17" office:value-type="string" calcext:value-type="string">
            <text:p>SELECTOR LUMINOSO 9200 AM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Z <text:s text:c="12"/></text:p>
          </table:table-cell>
          <table:table-cell table:style-name="ce17" office:value-type="string" calcext:value-type="string">
            <text:p>SELECTOR LUMINOSO 9200 AZ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B <text:s text:c="13"/></text:p>
          </table:table-cell>
          <table:table-cell table:style-name="ce17" office:value-type="string" calcext:value-type="string">
            <text:p>SELECTOR LUMINOSO 9200 B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R <text:s text:c="13"/></text:p>
          </table:table-cell>
          <table:table-cell table:style-name="ce17" office:value-type="string" calcext:value-type="string">
            <text:p>SELECTOR LUMINOSO 9200 R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V <text:s text:c="13"/></text:p>
          </table:table-cell>
          <table:table-cell table:style-name="ce17" office:value-type="string" calcext:value-type="string">
            <text:p>SELECTOR LUMINOSO 9200 V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M <text:s text:c="12"/></text:p>
          </table:table-cell>
          <table:table-cell table:style-name="ce17" office:value-type="string" calcext:value-type="string">
            <text:p>SELECTOR LUMINOSO 93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Z <text:s text:c="12"/></text:p>
          </table:table-cell>
          <table:table-cell table:style-name="ce17" office:value-type="string" calcext:value-type="string">
            <text:p>SELECTOR LUMINOSO 93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B <text:s text:c="13"/></text:p>
          </table:table-cell>
          <table:table-cell table:style-name="ce17" office:value-type="string" calcext:value-type="string">
            <text:p>SELECTOR LUMINOSO 93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R <text:s text:c="13"/></text:p>
          </table:table-cell>
          <table:table-cell table:style-name="ce17" office:value-type="string" calcext:value-type="string">
            <text:p>SELECTOR LUMINOSO 93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V <text:s text:c="13"/></text:p>
          </table:table-cell>
          <table:table-cell table:style-name="ce17" office:value-type="string" calcext:value-type="string">
            <text:p>SELECTOR LUMINOSO 93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M <text:s text:c="12"/></text:p>
          </table:table-cell>
          <table:table-cell table:style-name="ce17" office:value-type="string" calcext:value-type="string">
            <text:p>SELECTOR LUMINOSO 9400 AM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Z <text:s text:c="12"/></text:p>
          </table:table-cell>
          <table:table-cell table:style-name="ce17" office:value-type="string" calcext:value-type="string">
            <text:p>SELECTOR LUMINOSO 9400 AZ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B <text:s text:c="13"/></text:p>
          </table:table-cell>
          <table:table-cell table:style-name="ce17" office:value-type="string" calcext:value-type="string">
            <text:p>SELECTOR LUMINOSO 9400 B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R <text:s text:c="13"/></text:p>
          </table:table-cell>
          <table:table-cell table:style-name="ce17" office:value-type="string" calcext:value-type="string">
            <text:p>SELECTOR LUMINOSO 9400 R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V <text:s text:c="13"/></text:p>
          </table:table-cell>
          <table:table-cell table:style-name="ce17" office:value-type="string" calcext:value-type="string">
            <text:p>SELECTOR LUMINOSO 9400 V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S-22222 DN-Y</text:p>
          </table:table-cell>
          <table:table-cell table:style-name="ce17" office:value-type="string" calcext:value-type="string">
            <text:p>SELECTORA LUMINOSA ASLS-22222 DN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02" calcext:value-type="float">
            <text:p>14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29911DN-A-24V</text:p>
          </table:table-cell>
          <table:table-cell table:style-name="ce17" office:value-type="string" calcext:value-type="string">
            <text:p>SELECTOR LUMINOSO ASLW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39920DN-A-24V</text:p>
          </table:table-cell>
          <table:table-cell table:style-name="ce17" office:value-type="string" calcext:value-type="string">
            <text:p>SELECTOR LUMINOSO ASLW3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27" calcext:value-type="float">
            <text:p>9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9920DN-A-24V</text:p>
          </table:table-cell>
          <table:table-cell table:style-name="ce17" office:value-type="string" calcext:value-type="string">
            <text:p>SELECTOR LUMINOSO ASLW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F-2F20QD-Y-24V</text:p>
          </table:table-cell>
          <table:table-cell table:style-name="ce17" office:value-type="string" calcext:value-type="string">
            <text:p>SELECTORA LUMINOSA HW4F-2F20QD-Y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4" calcext:value-type="float">
            <text:p>5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NHU-A</text:p>
          </table:table-cell>
          <table:table-cell table:style-name="ce17" office:value-type="string" calcext:value-type="string">
            <text:p>PALANCA P/ASLD ASLNHU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6" calcext:value-type="float">
            <text:p>1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M <text:s text:c="11"/></text:p>
          </table:table-cell>
          <table:table-cell table:style-name="ce17" office:value-type="string" calcext:value-type="string">
            <text:p>S.LUM.D.30 C/MDT.M6653 AM <text:s text:c="2"/>* <text:s text:c="2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Z <text:s text:c="11"/></text:p>
          </table:table-cell>
          <table:table-cell table:style-name="ce17" office:value-type="string" calcext:value-type="string">
            <text:p>S.LUM.D.30 C/MDT.M6653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B <text:s text:c="12"/></text:p>
          </table:table-cell>
          <table:table-cell table:style-name="ce17" office:value-type="string" calcext:value-type="string">
            <text:p>S.LUM.D.30 C/MDT.M6653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V <text:s text:c="12"/></text:p>
          </table:table-cell>
          <table:table-cell table:style-name="ce17" office:value-type="string" calcext:value-type="string">
            <text:p>S.LUM.D.30 C/MDT.M6653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AM <text:s text:c="11"/></text:p>
          </table:table-cell>
          <table:table-cell table:style-name="ce17" office:value-type="string" calcext:value-type="string">
            <text:p>S.LUM.D.30 C/MDT.M6655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B <text:s text:c="12"/></text:p>
          </table:table-cell>
          <table:table-cell table:style-name="ce17" office:value-type="string" calcext:value-type="string">
            <text:p>S.LUM.D.30 C/MDT.M6655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R <text:s text:c="12"/></text:p>
          </table:table-cell>
          <table:table-cell table:style-name="ce17" office:value-type="string" calcext:value-type="string">
            <text:p>S.LUM.D.30 C/MDT.M6655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V <text:s text:c="12"/></text:p>
          </table:table-cell>
          <table:table-cell table:style-name="ce17" office:value-type="string" calcext:value-type="string">
            <text:p>S.LUM.D.30 C/MDT.M6655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SD212611DN-A</text:p>
          </table:table-cell>
          <table:table-cell table:style-name="ce17" office:value-type="string" calcext:value-type="string">
            <text:p>S.LUM.D.30 ASLD212611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29911DN-A-24V</text:p>
          </table:table-cell>
          <table:table-cell table:style-name="ce17" office:value-type="string" calcext:value-type="string">
            <text:p>S.LUM.D.30 ASLD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69" calcext:value-type="float">
            <text:p>90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12622DN-A</text:p>
          </table:table-cell>
          <table:table-cell table:style-name="ce17" office:value-type="string" calcext:value-type="string">
            <text:p>S.LUM.D.30 ASLD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1.25" calcext:value-type="float">
            <text:p>13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12622DN-A</text:p>
          </table:table-cell>
          <table:table-cell table:style-name="ce17" office:value-type="string" calcext:value-type="string">
            <text:p>S.LUM.D.30 ASLD3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5" calcext:value-type="float">
            <text:p>13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9922DN-A-24V</text:p>
          </table:table-cell>
          <table:table-cell table:style-name="ce17" office:value-type="string" calcext:value-type="string">
            <text:p>S.LUM.D.30 ASLD3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39" calcext:value-type="float">
            <text:p>12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9922DN-A-24V</text:p>
          </table:table-cell>
          <table:table-cell table:style-name="ce17" office:value-type="string" calcext:value-type="string">
            <text:p>S.LUM.D.30 ASLD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M <text:s text:c="11"/></text:p>
          </table:table-cell>
          <table:table-cell table:style-name="ce17" office:value-type="string" calcext:value-type="string">
            <text:p>S.LUM.D.30 C/MDT.M6662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Z <text:s text:c="11"/></text:p>
          </table:table-cell>
          <table:table-cell table:style-name="ce17" office:value-type="string" calcext:value-type="string">
            <text:p>S.LUM.D.30 C/MDT.M6662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R <text:s text:c="12"/></text:p>
          </table:table-cell>
          <table:table-cell table:style-name="ce17" office:value-type="string" calcext:value-type="string">
            <text:p>S.LUM.D.30 C/MDT.M6662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V <text:s text:c="12"/></text:p>
          </table:table-cell>
          <table:table-cell table:style-name="ce17" office:value-type="string" calcext:value-type="string">
            <text:p>S.LUM.D.30 C/MDT.M6662 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N <text:s text:c="13"/></text:p>
          </table:table-cell>
          <table:table-cell table:style-name="ce17" office:value-type="string" calcext:value-type="string">
            <text:p>SELECTOR A PALANCA 70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R <text:s text:c="13"/></text:p>
          </table:table-cell>
          <table:table-cell table:style-name="ce17" office:value-type="string" calcext:value-type="string">
            <text:p>SELECTOR A PALANCA 7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V <text:s text:c="13"/></text:p>
          </table:table-cell>
          <table:table-cell table:style-name="ce17" office:value-type="string" calcext:value-type="string">
            <text:p>SELECTOR A PALANCA 7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N <text:s text:c="13"/></text:p>
          </table:table-cell>
          <table:table-cell table:style-name="ce17" office:value-type="string" calcext:value-type="string">
            <text:p>SELECTOR A PALANCA 7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R <text:s text:c="13"/></text:p>
          </table:table-cell>
          <table:table-cell table:style-name="ce17" office:value-type="string" calcext:value-type="string">
            <text:p>SELECTOR A PALANCA 7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V <text:s text:c="13"/></text:p>
          </table:table-cell>
          <table:table-cell table:style-name="ce17" office:value-type="string" calcext:value-type="string">
            <text:p>SELECTOR A PALANCA 7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N <text:s text:c="13"/></text:p>
          </table:table-cell>
          <table:table-cell table:style-name="ce17" office:value-type="string" calcext:value-type="string">
            <text:p>SELECTOR A PALANCA 72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R <text:s text:c="13"/></text:p>
          </table:table-cell>
          <table:table-cell table:style-name="ce17" office:value-type="string" calcext:value-type="string">
            <text:p>SELECTOR A PALANCA 7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V <text:s text:c="13"/></text:p>
          </table:table-cell>
          <table:table-cell table:style-name="ce17" office:value-type="string" calcext:value-type="string">
            <text:p>SELECTOR A PALANCA 7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N <text:s text:c="13"/></text:p>
          </table:table-cell>
          <table:table-cell table:style-name="ce17" office:value-type="string" calcext:value-type="string">
            <text:p>SELECTOR A PALANCA 7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R <text:s text:c="13"/></text:p>
          </table:table-cell>
          <table:table-cell table:style-name="ce17" office:value-type="string" calcext:value-type="string">
            <text:p>SELECTOR A PALANCA 7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V <text:s text:c="13"/></text:p>
          </table:table-cell>
          <table:table-cell table:style-name="ce17" office:value-type="string" calcext:value-type="string">
            <text:p>SELECTOR A PALANCA 7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N <text:s text:c="13"/></text:p>
          </table:table-cell>
          <table:table-cell table:style-name="ce17" office:value-type="string" calcext:value-type="string">
            <text:p>SELECTOR A PALANCA 7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R <text:s text:c="13"/></text:p>
          </table:table-cell>
          <table:table-cell table:style-name="ce17" office:value-type="string" calcext:value-type="string">
            <text:p>SELECTOR A PALANCA 7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V <text:s text:c="13"/></text:p>
          </table:table-cell>
          <table:table-cell table:style-name="ce17" office:value-type="string" calcext:value-type="string">
            <text:p>SELECTOR A PALANCA 7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N <text:s text:c="13"/></text:p>
          </table:table-cell>
          <table:table-cell table:style-name="ce17" office:value-type="string" calcext:value-type="string">
            <text:p>SELECTOR A PALANCA 7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R <text:s text:c="13"/></text:p>
          </table:table-cell>
          <table:table-cell table:style-name="ce17" office:value-type="string" calcext:value-type="string">
            <text:p>SELECTOR A PALANCA 7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V <text:s text:c="13"/></text:p>
          </table:table-cell>
          <table:table-cell table:style-name="ce17" office:value-type="string" calcext:value-type="string">
            <text:p>SELECTOR A PALANCA 7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N <text:s text:c="13"/></text:p>
          </table:table-cell>
          <table:table-cell table:style-name="ce17" office:value-type="string" calcext:value-type="string">
            <text:p>SELECTOR A PALANCA 7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R <text:s text:c="13"/></text:p>
          </table:table-cell>
          <table:table-cell table:style-name="ce17" office:value-type="string" calcext:value-type="string">
            <text:p>SELECTOR A PALANCA 7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V <text:s text:c="13"/></text:p>
          </table:table-cell>
          <table:table-cell table:style-name="ce17" office:value-type="string" calcext:value-type="string">
            <text:p>SELECTOR A PALANCA 7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N <text:s text:c="13"/></text:p>
          </table:table-cell>
          <table:table-cell table:style-name="ce17" office:value-type="string" calcext:value-type="string">
            <text:p>SELECTOR A PALANCA 7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R <text:s text:c="13"/></text:p>
          </table:table-cell>
          <table:table-cell table:style-name="ce17" office:value-type="string" calcext:value-type="string">
            <text:p>SELECTOR A PALANCA 7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V <text:s text:c="13"/></text:p>
          </table:table-cell>
          <table:table-cell table:style-name="ce17" office:value-type="string" calcext:value-type="string">
            <text:p>SELECTOR A PALANCA 7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0</text:p>
          </table:table-cell>
          <table:table-cell table:style-name="ce17" office:value-type="string" calcext:value-type="string">
            <text:p>SELECTOR A PALANCA HW1S-2T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43" calcext:value-type="float">
            <text:p>1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1</text:p>
          </table:table-cell>
          <table:table-cell table:style-name="ce17" office:value-type="string" calcext:value-type="string">
            <text:p>SELECTOR A PALANCA HW1S-2T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33T20</text:p>
          </table:table-cell>
          <table:table-cell table:style-name="ce17" office:value-type="string" calcext:value-type="string">
            <text:p>SELECTOR A PALANCA HW1S-33T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N <text:s text:c="13"/></text:p>
          </table:table-cell>
          <table:table-cell table:style-name="ce17" office:value-type="string" calcext:value-type="string">
            <text:p>SELECTOR A PALANCA 8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R <text:s text:c="13"/></text:p>
          </table:table-cell>
          <table:table-cell table:style-name="ce17" office:value-type="string" calcext:value-type="string">
            <text:p>SELECTOR A PALANCA 8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V <text:s text:c="13"/></text:p>
          </table:table-cell>
          <table:table-cell table:style-name="ce17" office:value-type="string" calcext:value-type="string">
            <text:p>SELECTOR A PALANCA 8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N <text:s text:c="13"/></text:p>
          </table:table-cell>
          <table:table-cell table:style-name="ce17" office:value-type="string" calcext:value-type="string">
            <text:p>SELECTOR A PALANCA 8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R <text:s text:c="13"/></text:p>
          </table:table-cell>
          <table:table-cell table:style-name="ce17" office:value-type="string" calcext:value-type="string">
            <text:p>SELECTOR A PALANCA 8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V <text:s text:c="13"/></text:p>
          </table:table-cell>
          <table:table-cell table:style-name="ce17" office:value-type="string" calcext:value-type="string">
            <text:p>SELECTOR A PALANCA 8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N <text:s text:c="13"/></text:p>
          </table:table-cell>
          <table:table-cell table:style-name="ce17" office:value-type="string" calcext:value-type="string">
            <text:p>SELECTOR A PALANCA 8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R <text:s text:c="13"/></text:p>
          </table:table-cell>
          <table:table-cell table:style-name="ce17" office:value-type="string" calcext:value-type="string">
            <text:p>SELECTOR A PALANCA 8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V <text:s text:c="13"/></text:p>
          </table:table-cell>
          <table:table-cell table:style-name="ce17" office:value-type="string" calcext:value-type="string">
            <text:p>SELECTOR A PALANCA 8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N <text:s text:c="13"/></text:p>
          </table:table-cell>
          <table:table-cell table:style-name="ce17" office:value-type="string" calcext:value-type="string">
            <text:p>SELECTOR A PALANCA 8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R <text:s text:c="13"/></text:p>
          </table:table-cell>
          <table:table-cell table:style-name="ce17" office:value-type="string" calcext:value-type="string">
            <text:p>SELECTOR A PALANCA 8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V <text:s text:c="13"/></text:p>
          </table:table-cell>
          <table:table-cell table:style-name="ce17" office:value-type="string" calcext:value-type="string">
            <text:p>SELECTOR A PALANCA 8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N <text:s text:c="13"/></text:p>
          </table:table-cell>
          <table:table-cell table:style-name="ce17" office:value-type="string" calcext:value-type="string">
            <text:p>SELECTOR A PALANCA 8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R <text:s text:c="13"/></text:p>
          </table:table-cell>
          <table:table-cell table:style-name="ce17" office:value-type="string" calcext:value-type="string">
            <text:p>SELECTOR A PALANCA 8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V <text:s text:c="13"/></text:p>
          </table:table-cell>
          <table:table-cell table:style-name="ce17" office:value-type="string" calcext:value-type="string">
            <text:p>SELECTOR A PALANCA 8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N <text:s text:c="13"/></text:p>
          </table:table-cell>
          <table:table-cell table:style-name="ce17" office:value-type="string" calcext:value-type="string">
            <text:p>SELECTOR A PALANCA 8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R <text:s text:c="13"/></text:p>
          </table:table-cell>
          <table:table-cell table:style-name="ce17" office:value-type="string" calcext:value-type="string">
            <text:p>SELECTOR A PALANCA 8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V <text:s text:c="13"/></text:p>
          </table:table-cell>
          <table:table-cell table:style-name="ce17" office:value-type="string" calcext:value-type="string">
            <text:p>SELECTOR A PALANCA 8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N <text:s text:c="13"/></text:p>
          </table:table-cell>
          <table:table-cell table:style-name="ce17" office:value-type="string" calcext:value-type="string">
            <text:p>SELECTOR A PALANCA 8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R <text:s text:c="13"/></text:p>
          </table:table-cell>
          <table:table-cell table:style-name="ce17" office:value-type="string" calcext:value-type="string">
            <text:p>SELECTOR A PALANCA 8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V <text:s text:c="13"/></text:p>
          </table:table-cell>
          <table:table-cell table:style-name="ce17" office:value-type="string" calcext:value-type="string">
            <text:p>SELECTOR A PALANCA 8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N <text:s text:c="13"/></text:p>
          </table:table-cell>
          <table:table-cell table:style-name="ce17" office:value-type="string" calcext:value-type="string">
            <text:p>SELECTOR A PALANCA 8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R <text:s text:c="13"/></text:p>
          </table:table-cell>
          <table:table-cell table:style-name="ce17" office:value-type="string" calcext:value-type="string">
            <text:p>SELECTOR A PALANCA 8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V <text:s text:c="13"/></text:p>
          </table:table-cell>
          <table:table-cell table:style-name="ce17" office:value-type="string" calcext:value-type="string">
            <text:p>SELECTOR A PALANCA 8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O-324 SB-C3001</text:p>
          </table:table-cell>
          <table:table-cell table:style-name="ce17" office:value-type="string" calcext:value-type="string">
            <text:p>SEL.A PALANCA ACSNO-324 S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05" calcext:value-type="float">
            <text:p>160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424-Y2B</text:p>
          </table:table-cell>
          <table:table-cell table:style-name="ce17" office:value-type="string" calcext:value-type="string">
            <text:p>SE. A PALANCA ACSNO-42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16" calcext:value-type="float">
            <text:p>202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 SB</text:p>
          </table:table-cell>
          <table:table-cell table:style-name="ce17" office:value-type="string" calcext:value-type="string">
            <text:p>SEL.A PALANCA ACSNO-634 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55" calcext:value-type="float">
            <text:p>24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-Y2B</text:p>
          </table:table-cell>
          <table:table-cell table:style-name="ce17" office:value-type="string" calcext:value-type="string">
            <text:p>SEL. A PALANCA ACSNO-63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3.84" calcext:value-type="float">
            <text:p>26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L20N-U</text:p>
          </table:table-cell>
          <table:table-cell table:style-name="ce17" office:value-type="string" calcext:value-type="string">
            <text:p>SEL.A PALANCA D30 ASD2L20N-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8" calcext:value-type="float">
            <text:p>49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3322N-310</text:p>
          </table:table-cell>
          <table:table-cell table:style-name="ce17" office:value-type="string" calcext:value-type="string">
            <text:p>SEL. A PALANCA D.30 ASD3322N-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54" calcext:value-type="float">
            <text:p>8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11 <text:s text:c="13"/></text:p>
          </table:table-cell>
          <table:table-cell table:style-name="ce17" office:value-type="string" calcext:value-type="string">
            <text:p>SEL.A PALANCA D.30 <text:s text:c="2"/>ASN1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211N</text:p>
          </table:table-cell>
          <table:table-cell table:style-name="ce17" office:value-type="string" calcext:value-type="string">
            <text:p>SEL. A PALANCA D.30 ASN2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11</text:p>
          </table:table-cell>
          <table:table-cell table:style-name="ce17" office:value-type="string" calcext:value-type="string">
            <text:p>SEL.A PALANCA D.30 <text:s text:c="3"/>ASN3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22N</text:p>
          </table:table-cell>
          <table:table-cell table:style-name="ce17" office:value-type="string" calcext:value-type="string">
            <text:p>SEL. A PALANCA D.30 ASN33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L22N</text:p>
          </table:table-cell>
          <table:table-cell table:style-name="ce17" office:value-type="string" calcext:value-type="string">
            <text:p>SEL. A PALANCA D.30 ASN33L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410 V <text:s text:c="12"/></text:p>
          </table:table-cell>
          <table:table-cell table:style-name="ce17" office:value-type="string" calcext:value-type="string">
            <text:p>SELEC.A PAL.D.30 M641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470 N <text:s text:c="12"/></text:p>
          </table:table-cell>
          <table:table-cell table:style-name="ce17" office:value-type="string" calcext:value-type="string">
            <text:p>SELEC.A PAL.D.30 M6470 N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0N <text:s text:c="12"/></text:p>
          </table:table-cell>
          <table:table-cell table:style-name="ce17" office:value-type="string" calcext:value-type="string">
            <text:p>S. CER. RM 200 N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1N <text:s text:c="12"/></text:p>
          </table:table-cell>
          <table:table-cell table:style-name="ce17" office:value-type="string" calcext:value-type="string">
            <text:p>S. CER. RM 201 N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4N <text:s text:c="12"/></text:p>
          </table:table-cell>
          <table:table-cell table:style-name="ce17" office:value-type="string" calcext:value-type="string">
            <text:p>S. CER. RM 204 N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5N <text:s text:c="12"/></text:p>
          </table:table-cell>
          <table:table-cell table:style-name="ce17" office:value-type="string" calcext:value-type="string">
            <text:p>S. CER. RM 205 N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10N <text:s text:c="12"/></text:p>
          </table:table-cell>
          <table:table-cell table:style-name="ce17" office:value-type="string" calcext:value-type="string">
            <text:p>S. CER. RM 210 N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30N <text:s text:c="12"/></text:p>
          </table:table-cell>
          <table:table-cell table:style-name="ce17" office:value-type="string" calcext:value-type="string">
            <text:p>S. CER. RM 230 N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50N <text:s text:c="12"/></text:p>
          </table:table-cell>
          <table:table-cell table:style-name="ce17" office:value-type="string" calcext:value-type="string">
            <text:p>S. CER. RM 250 N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70N <text:s text:c="12"/></text:p>
          </table:table-cell>
          <table:table-cell table:style-name="ce17" office:value-type="string" calcext:value-type="string">
            <text:p>S. CER. RM 270 N 3P 2-0-1 C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80N <text:s text:c="12"/></text:p>
          </table:table-cell>
          <table:table-cell table:style-name="ce17" office:value-type="string" calcext:value-type="string">
            <text:p>S. CER. RM 280 N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N <text:s text:c="12"/></text:p>
          </table:table-cell>
          <table:table-cell table:style-name="ce17" office:value-type="string" calcext:value-type="string">
            <text:p>S. PAL. CORTA RM 300 N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R <text:s text:c="12"/></text:p>
          </table:table-cell>
          <table:table-cell table:style-name="ce17" office:value-type="string" calcext:value-type="string">
            <text:p>S. PAL. CORTA RM 300 R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V <text:s text:c="12"/></text:p>
          </table:table-cell>
          <table:table-cell table:style-name="ce17" office:value-type="string" calcext:value-type="string">
            <text:p>S. PAL. CORTA RM 300 V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N <text:s text:c="12"/></text:p>
          </table:table-cell>
          <table:table-cell table:style-name="ce17" office:value-type="string" calcext:value-type="string">
            <text:p>S. PAL. CORTA RM 304 N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R <text:s text:c="12"/></text:p>
          </table:table-cell>
          <table:table-cell table:style-name="ce17" office:value-type="string" calcext:value-type="string">
            <text:p>S. PAL. CORTA RM 304 R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V <text:s text:c="12"/></text:p>
          </table:table-cell>
          <table:table-cell table:style-name="ce17" office:value-type="string" calcext:value-type="string">
            <text:p>S. PAL. CORTA RM 304 V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N <text:s text:c="12"/></text:p>
          </table:table-cell>
          <table:table-cell table:style-name="ce17" office:value-type="string" calcext:value-type="string">
            <text:p>S. PAL. CORTA RM 310 N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R <text:s text:c="12"/></text:p>
          </table:table-cell>
          <table:table-cell table:style-name="ce17" office:value-type="string" calcext:value-type="string">
            <text:p>S. PAL. CORTA RM 310 R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V <text:s text:c="12"/></text:p>
          </table:table-cell>
          <table:table-cell table:style-name="ce17" office:value-type="string" calcext:value-type="string">
            <text:p>S. PAL. CORTA RM 310 V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N <text:s text:c="12"/></text:p>
          </table:table-cell>
          <table:table-cell table:style-name="ce17" office:value-type="string" calcext:value-type="string">
            <text:p>S. PAL. CORTA RM 350 N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R <text:s text:c="12"/></text:p>
          </table:table-cell>
          <table:table-cell table:style-name="ce17" office:value-type="string" calcext:value-type="string">
            <text:p>S. PAL. CORTA RM 350 R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V <text:s text:c="12"/></text:p>
          </table:table-cell>
          <table:table-cell table:style-name="ce17" office:value-type="string" calcext:value-type="string">
            <text:p>S. PAL. CORTA RM 350 V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70N</text:p>
          </table:table-cell>
          <table:table-cell table:style-name="ce17" office:value-type="string" calcext:value-type="string">
            <text:p>S. PAL. CORTA RM 370N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N <text:s text:c="12"/></text:p>
          </table:table-cell>
          <table:table-cell table:style-name="ce17" office:value-type="string" calcext:value-type="string">
            <text:p>S.PAL. CORTA RM 380 N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R <text:s text:c="12"/></text:p>
          </table:table-cell>
          <table:table-cell table:style-name="ce17" office:value-type="string" calcext:value-type="string">
            <text:p>S.PAL. CORTA RM 380 R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V <text:s text:c="12"/></text:p>
          </table:table-cell>
          <table:table-cell table:style-name="ce17" office:value-type="string" calcext:value-type="string">
            <text:p>S. PAL. CORTA RM 3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N <text:s text:c="12"/></text:p>
          </table:table-cell>
          <table:table-cell table:style-name="ce17" office:value-type="string" calcext:value-type="string">
            <text:p>S. PAL. LARGA RM 400 N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R <text:s text:c="12"/></text:p>
          </table:table-cell>
          <table:table-cell table:style-name="ce17" office:value-type="string" calcext:value-type="string">
            <text:p>S. PAL. LARGA RM 400 R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V <text:s text:c="12"/></text:p>
          </table:table-cell>
          <table:table-cell table:style-name="ce17" office:value-type="string" calcext:value-type="string">
            <text:p>S. PAL. LARGA RM 400 V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N <text:s text:c="12"/></text:p>
          </table:table-cell>
          <table:table-cell table:style-name="ce17" office:value-type="string" calcext:value-type="string">
            <text:p>S. PAL. LARGA RM 404 N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R <text:s text:c="12"/></text:p>
          </table:table-cell>
          <table:table-cell table:style-name="ce17" office:value-type="string" calcext:value-type="string">
            <text:p>S. PAL. LARGA RM 404 R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V <text:s text:c="12"/></text:p>
          </table:table-cell>
          <table:table-cell table:style-name="ce17" office:value-type="string" calcext:value-type="string">
            <text:p>S. PAL. LARGA RM 404 V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N <text:s text:c="12"/></text:p>
          </table:table-cell>
          <table:table-cell table:style-name="ce17" office:value-type="string" calcext:value-type="string">
            <text:p>S. PAL. LARGA RM 410 N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R <text:s text:c="12"/></text:p>
          </table:table-cell>
          <table:table-cell table:style-name="ce17" office:value-type="string" calcext:value-type="string">
            <text:p>S. PAL. LARGA RM 410 R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V <text:s text:c="12"/></text:p>
          </table:table-cell>
          <table:table-cell table:style-name="ce17" office:value-type="string" calcext:value-type="string">
            <text:p>S. PAL. LARGA RM 410 V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N <text:s text:c="12"/></text:p>
          </table:table-cell>
          <table:table-cell table:style-name="ce17" office:value-type="string" calcext:value-type="string">
            <text:p>S. PAL. LARGA RM 450 N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R <text:s text:c="12"/></text:p>
          </table:table-cell>
          <table:table-cell table:style-name="ce17" office:value-type="string" calcext:value-type="string">
            <text:p>S. PAL. LARGA RM 450 R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V <text:s text:c="12"/></text:p>
          </table:table-cell>
          <table:table-cell table:style-name="ce17" office:value-type="string" calcext:value-type="string">
            <text:p>S. PAL. LARGA RM 450 V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70N <text:s text:c="12"/></text:p>
          </table:table-cell>
          <table:table-cell table:style-name="ce17" office:value-type="string" calcext:value-type="string">
            <text:p>S. PAL. LARGA RM 470 N <text:s/>3P 2-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N <text:s text:c="12"/></text:p>
          </table:table-cell>
          <table:table-cell table:style-name="ce17" office:value-type="string" calcext:value-type="string">
            <text:p>S. PAL. LARGA RM 480 N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R <text:s text:c="12"/></text:p>
          </table:table-cell>
          <table:table-cell table:style-name="ce17" office:value-type="string" calcext:value-type="string">
            <text:p>S .PAL. LARGA RM 480 R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V <text:s text:c="12"/></text:p>
          </table:table-cell>
          <table:table-cell table:style-name="ce17" office:value-type="string" calcext:value-type="string">
            <text:p>S .PAL. LARGA RM 4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 201 <text:s/>N S.CER. 2P</text:p>
          </table:table-cell>
          <table:table-cell table:style-name="ce17" office:value-type="string" calcext:value-type="string">
            <text:p>RE 201 <text:s/>N S.CER.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5" calcext:value-type="float">
            <text:p>18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00 <text:s/>N S.PAL. COR</text:p>
          </table:table-cell>
          <table:table-cell table:style-name="ce17" office:value-type="string" calcext:value-type="string">
            <text:p>RE 300 <text:s/>N S.PAL. CORTA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8" calcext:value-type="float">
            <text:p>10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10 <text:s/>N S.PAL. COR</text:p>
          </table:table-cell>
          <table:table-cell table:style-name="ce17" office:value-type="string" calcext:value-type="string">
            <text:p>RE 310 <text:s/>N S.PAL. CORTA 3P 2-0-1 + 1NA-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6" calcext:value-type="float">
            <text:p>1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0 N</text:p>
          </table:table-cell>
          <table:table-cell table:style-name="ce17" office:value-type="string" calcext:value-type="string">
            <text:p>RP 200 N S. CER.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1 N</text:p>
          </table:table-cell>
          <table:table-cell table:style-name="ce17" office:value-type="string" calcext:value-type="string">
            <text:p>RP 201 N S. CER.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4 N</text:p>
          </table:table-cell>
          <table:table-cell table:style-name="ce17" office:value-type="string" calcext:value-type="string">
            <text:p>RP 204 N S. CER.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5 N</text:p>
          </table:table-cell>
          <table:table-cell table:style-name="ce17" office:value-type="string" calcext:value-type="string">
            <text:p>RP 205 N S. CER.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10 N</text:p>
          </table:table-cell>
          <table:table-cell table:style-name="ce17" office:value-type="string" calcext:value-type="string">
            <text:p>RP 210 N S. CER.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30 N</text:p>
          </table:table-cell>
          <table:table-cell table:style-name="ce17" office:value-type="string" calcext:value-type="string">
            <text:p>RP 230 N S. CER.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50 N</text:p>
          </table:table-cell>
          <table:table-cell table:style-name="ce17" office:value-type="string" calcext:value-type="string">
            <text:p>RP 250 N S. CER.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80 N</text:p>
          </table:table-cell>
          <table:table-cell table:style-name="ce17" office:value-type="string" calcext:value-type="string">
            <text:p>RP 280 N S. CER.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RP 300 N</text:p>
          </table:table-cell>
          <table:table-cell table:style-name="ce19" office:value-type="string" calcext:value-type="string">
            <text:p>RP 300 N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R</text:p>
          </table:table-cell>
          <table:table-cell table:style-name="ce17" office:value-type="string" calcext:value-type="string">
            <text:p>RP 300 R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V</text:p>
          </table:table-cell>
          <table:table-cell table:style-name="ce17" office:value-type="string" calcext:value-type="string">
            <text:p>RP 300 V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</text:p>
          </table:table-cell>
          <table:table-cell table:style-name="ce17" office:value-type="string" calcext:value-type="string">
            <text:p>RP 304 N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R</text:p>
          </table:table-cell>
          <table:table-cell table:style-name="ce17" office:value-type="string" calcext:value-type="string">
            <text:p>RP 304 R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V</text:p>
          </table:table-cell>
          <table:table-cell table:style-name="ce17" office:value-type="string" calcext:value-type="string">
            <text:p>RP 304 V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N</text:p>
          </table:table-cell>
          <table:table-cell table:style-name="ce17" office:value-type="string" calcext:value-type="string">
            <text:p>RP 310 N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R</text:p>
          </table:table-cell>
          <table:table-cell table:style-name="ce17" office:value-type="string" calcext:value-type="string">
            <text:p>RP 310 R S. PAL. CORTA 3P 2-0-1 60º S/RETOR. 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V</text:p>
          </table:table-cell>
          <table:table-cell table:style-name="ce17" office:value-type="string" calcext:value-type="string">
            <text:p>RP 310 V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N</text:p>
          </table:table-cell>
          <table:table-cell table:style-name="ce17" office:value-type="string" calcext:value-type="string">
            <text:p>RP 350 N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R</text:p>
          </table:table-cell>
          <table:table-cell table:style-name="ce17" office:value-type="string" calcext:value-type="string">
            <text:p>RP 350 R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V</text:p>
          </table:table-cell>
          <table:table-cell table:style-name="ce17" office:value-type="string" calcext:value-type="string">
            <text:p>RP 350 V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N</text:p>
          </table:table-cell>
          <table:table-cell table:style-name="ce17" office:value-type="string" calcext:value-type="string">
            <text:p>RP 370 N S. PAL. CORTA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R</text:p>
          </table:table-cell>
          <table:table-cell table:style-name="ce17" office:value-type="string" calcext:value-type="string">
            <text:p>RP 370 R S.PAL. CORTA 3P 2-0-1-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N</text:p>
          </table:table-cell>
          <table:table-cell table:style-name="ce17" office:value-type="string" calcext:value-type="string">
            <text:p>RP 380 N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R</text:p>
          </table:table-cell>
          <table:table-cell table:style-name="ce17" office:value-type="string" calcext:value-type="string">
            <text:p>RP 380 R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V</text:p>
          </table:table-cell>
          <table:table-cell table:style-name="ce17" office:value-type="string" calcext:value-type="string">
            <text:p>RP 380 V S. 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N</text:p>
          </table:table-cell>
          <table:table-cell table:style-name="ce17" office:value-type="string" calcext:value-type="string">
            <text:p>RP 400 N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R</text:p>
          </table:table-cell>
          <table:table-cell table:style-name="ce17" office:value-type="string" calcext:value-type="string">
            <text:p>RP 400 R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V</text:p>
          </table:table-cell>
          <table:table-cell table:style-name="ce17" office:value-type="string" calcext:value-type="string">
            <text:p>RP 400 V <text:s/>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N</text:p>
          </table:table-cell>
          <table:table-cell table:style-name="ce17" office:value-type="string" calcext:value-type="string">
            <text:p>RP 404 N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R</text:p>
          </table:table-cell>
          <table:table-cell table:style-name="ce17" office:value-type="string" calcext:value-type="string">
            <text:p>RP 404 R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V</text:p>
          </table:table-cell>
          <table:table-cell table:style-name="ce17" office:value-type="string" calcext:value-type="string">
            <text:p>RP 404 V <text:s/>S. PAL. LARGA 2P 0---1 120ª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N</text:p>
          </table:table-cell>
          <table:table-cell table:style-name="ce17" office:value-type="string" calcext:value-type="string">
            <text:p>RP 410 N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R</text:p>
          </table:table-cell>
          <table:table-cell table:style-name="ce17" office:value-type="string" calcext:value-type="string">
            <text:p>RP 410 R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V</text:p>
          </table:table-cell>
          <table:table-cell table:style-name="ce17" office:value-type="string" calcext:value-type="string">
            <text:p>RP 410 V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N</text:p>
          </table:table-cell>
          <table:table-cell table:style-name="ce17" office:value-type="string" calcext:value-type="string">
            <text:p>RP 450 N 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R</text:p>
          </table:table-cell>
          <table:table-cell table:style-name="ce17" office:value-type="string" calcext:value-type="string">
            <text:p>RP 450 R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V</text:p>
          </table:table-cell>
          <table:table-cell table:style-name="ce17" office:value-type="string" calcext:value-type="string">
            <text:p>RP 450 V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N</text:p>
          </table:table-cell>
          <table:table-cell table:style-name="ce17" office:value-type="string" calcext:value-type="string">
            <text:p>RP 480 N <text:s/>S. 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R</text:p>
          </table:table-cell>
          <table:table-cell table:style-name="ce17" office:value-type="string" calcext:value-type="string">
            <text:p>RP 480 R <text:s/>S .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650AM <text:s text:c="11"/></text:p>
          </table:table-cell>
          <table:table-cell table:style-name="ce17" office:value-type="string" calcext:value-type="string">
            <text:p>SELECTORA LUMINOSA RM 650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AZ <text:s text:c="11"/></text:p>
          </table:table-cell>
          <table:table-cell table:style-name="ce17" office:value-type="string" calcext:value-type="string">
            <text:p>SELECTORA LUMINOSA RM 650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BL <text:s text:c="11"/></text:p>
          </table:table-cell>
          <table:table-cell table:style-name="ce17" office:value-type="string" calcext:value-type="string">
            <text:p>SELECTORA LUMINOSA RM 650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R <text:s text:c="12"/></text:p>
          </table:table-cell>
          <table:table-cell table:style-name="ce17" office:value-type="string" calcext:value-type="string">
            <text:p>SELECTORA LUMINOSA RM 650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V <text:s text:c="12"/></text:p>
          </table:table-cell>
          <table:table-cell table:style-name="ce17" office:value-type="string" calcext:value-type="string">
            <text:p>SELECTORA LUMINOSA RM 65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3" calcext:value-type="float">
            <text:p>1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M <text:s text:c="11"/></text:p>
          </table:table-cell>
          <table:table-cell table:style-name="ce17" office:value-type="string" calcext:value-type="string">
            <text:p>SELECTORA LUMINOSA RM 653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Z <text:s text:c="11"/></text:p>
          </table:table-cell>
          <table:table-cell table:style-name="ce17" office:value-type="string" calcext:value-type="string">
            <text:p>SELECTORA LUMINOSA RM 653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BL <text:s text:c="11"/></text:p>
          </table:table-cell>
          <table:table-cell table:style-name="ce17" office:value-type="string" calcext:value-type="string">
            <text:p>SELECTORA LUMINOSA RM 653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R <text:s text:c="12"/></text:p>
          </table:table-cell>
          <table:table-cell table:style-name="ce17" office:value-type="string" calcext:value-type="string">
            <text:p>SELECTORA LUMINOSA RM 653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V <text:s text:c="12"/></text:p>
          </table:table-cell>
          <table:table-cell table:style-name="ce17" office:value-type="string" calcext:value-type="string">
            <text:p>SELECTORA LUMINOSA RM 653V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00~240V</text:p>
          </table:table-cell>
          <table:table-cell table:style-name="ce17" office:value-type="string" calcext:value-type="string">
            <text:p>TIMER DIGITAL DHC6A VCA/VCC 100-2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2~24V</text:p>
          </table:table-cell>
          <table:table-cell table:style-name="ce17" office:value-type="string" calcext:value-type="string">
            <text:p>TIMER DIGITAL DHC6A VCA/VCC 12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AD24</text:p>
          </table:table-cell>
          <table:table-cell table:style-name="ce17" office:value-type="string" calcext:value-type="string">
            <text:p>MULTITIMER GT3A-2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" calcext:value-type="float">
            <text:p>1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D24</text:p>
          </table:table-cell>
          <table:table-cell table:style-name="ce17" office:value-type="string" calcext:value-type="string">
            <text:p>MULTITIMER GT3A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F20</text:p>
          </table:table-cell>
          <table:table-cell table:style-name="ce17" office:value-type="string" calcext:value-type="string">
            <text:p>MULTITIMER GT3A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AD24</text:p>
          </table:table-cell>
          <table:table-cell table:style-name="ce17" office:value-type="string" calcext:value-type="string">
            <text:p>MULTITIMER GT3A-3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82" calcext:value-type="float">
            <text:p>108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D24</text:p>
          </table:table-cell>
          <table:table-cell table:style-name="ce17" office:value-type="string" calcext:value-type="string">
            <text:p>MULTITIMER GT3A-3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49" calcext:value-type="float">
            <text:p>10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F20</text:p>
          </table:table-cell>
          <table:table-cell table:style-name="ce17" office:value-type="string" calcext:value-type="string">
            <text:p>MULTITIMER GT3A-3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D24</text:p>
          </table:table-cell>
          <table:table-cell table:style-name="ce17" office:value-type="string" calcext:value-type="string">
            <text:p>MULTITIMER GT3A-6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F20</text:p>
          </table:table-cell>
          <table:table-cell table:style-name="ce17" office:value-type="string" calcext:value-type="string">
            <text:p>MULTITIMER GT3A-6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D24</text:p>
          </table:table-cell>
          <table:table-cell table:style-name="ce17" office:value-type="string" calcext:value-type="string">
            <text:p>TIMER A DESC.GT3F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F20</text:p>
          </table:table-cell>
          <table:table-cell table:style-name="ce17" office:value-type="string" calcext:value-type="string">
            <text:p>TIMER A DESC.GT3F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3EA200</text:p>
          </table:table-cell>
          <table:table-cell table:style-name="ce17" office:value-type="string" calcext:value-type="string">
            <text:p>TIMER A DESC. GT3F-3EA20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S-2AF20</text:p>
          </table:table-cell>
          <table:table-cell table:style-name="ce17" office:value-type="string" calcext:value-type="string">
            <text:p>TIMER EST/TRI.GT3S-2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21" calcext:value-type="float">
            <text:p>11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D24N</text:p>
          </table:table-cell>
          <table:table-cell table:style-name="ce17" office:value-type="string" calcext:value-type="string">
            <text:p>TIMER DUAL GT3W-A11AD24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110N</text:p>
          </table:table-cell>
          <table:table-cell table:style-name="ce17" office:value-type="string" calcext:value-type="string">
            <text:p>TIMER DUAL GT3W-A11AF11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20N</text:p>
          </table:table-cell>
          <table:table-cell table:style-name="ce17" office:value-type="string" calcext:value-type="string">
            <text:p>TIMER DUAL GT3W-A11AF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G01</text:p>
          </table:table-cell>
          <table:table-cell table:style-name="ce17" office:value-type="string" calcext:value-type="string">
            <text:p>MARCO SUJECION RTB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3" calcext:value-type="float">
            <text:p>5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S02</text:p>
          </table:table-cell>
          <table:table-cell table:style-name="ce17" office:value-type="string" calcext:value-type="string">
            <text:p>ADAPTADOR A TORN. RTB-S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08G</text:p>
          </table:table-cell>
          <table:table-cell table:style-name="ce17" office:value-type="string" calcext:value-type="string">
            <text:p>ZOC.ADAPT. SR6P-M08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15" calcext:value-type="float">
            <text:p>14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11G</text:p>
          </table:table-cell>
          <table:table-cell table:style-name="ce17" office:value-type="string" calcext:value-type="string">
            <text:p>ZOC.ADAPT. SR6P-M11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52" calcext:value-type="float">
            <text:p>2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S11</text:p>
          </table:table-cell>
          <table:table-cell table:style-name="ce17" office:value-type="string" calcext:value-type="string">
            <text:p>ZOC.ADAPT. SR6P-S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8" calcext:value-type="float">
            <text:p>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CSC-CC24A</text:p>
          </table:table-cell>
          <table:table-cell table:style-name="ce17" office:value-type="string" calcext:value-type="string">
            <text:p>CABLE DE COMUNICACION CSC-CC2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DC-02APE / EMJ-02AP</text:p>
          </table:table-cell>
          <table:table-cell table:style-name="ce17" office:value-type="string" calcext:value-type="string">
            <text:p>SERVO DRIVE/ MOTOR EDC-02APE / EMJ-02APA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1" calcext:value-type="float">
            <text:p>1,989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P-01A</text:p>
          </table:table-cell>
          <table:table-cell table:style-name="ce17" office:value-type="string" calcext:value-type="string">
            <text:p>PANTALLA DE MANO OP-0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24" calcext:value-type="float">
            <text:p>12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C-B2-FNR-05</text:p>
          </table:table-cell>
          <table:table-cell table:style-name="ce17" office:value-type="string" calcext:value-type="string">
            <text:p>CABLE ENCODER UMC-B2-F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C-B2-PNR-05</text:p>
          </table:table-cell>
          <table:table-cell table:style-name="ce17" office:value-type="string" calcext:value-type="string">
            <text:p>CABLE ALIMENTACION MOTOR UMC-B2-P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D-0010E-B3</text:p>
          </table:table-cell>
          <table:table-cell table:style-name="ce17" office:value-type="string" calcext:value-type="string">
            <text:p>SERVO DRIVE UMD-0010E-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56.73" calcext:value-type="float">
            <text:p>1,556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M-0010EN-B2</text:p>
          </table:table-cell>
          <table:table-cell table:style-name="ce17" office:value-type="string" calcext:value-type="string">
            <text:p>SERVO MOTOR UMM-0010EN-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7.5" calcext:value-type="float">
            <text:p>1,6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4G2</text:p>
          </table:table-cell>
          <table:table-cell table:style-name="ce17" office:value-type="string" calcext:value-type="string">
            <text:p>VARIAD. AT20-00R4G2 ENT 1X220V/SAL. 3X22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7" calcext:value-type="float">
            <text:p>22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7G2</text:p>
          </table:table-cell>
          <table:table-cell table:style-name="ce17" office:value-type="string" calcext:value-type="string">
            <text:p>VARIAD. AT20-00R7G2 ENT 1X220V/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79" calcext:value-type="float">
            <text:p>23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1R5G2</text:p>
          </table:table-cell>
          <table:table-cell table:style-name="ce17" office:value-type="string" calcext:value-type="string">
            <text:p>VARIAD. AT20-01R5G2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2R2G2</text:p>
          </table:table-cell>
          <table:table-cell table:style-name="ce17" office:value-type="string" calcext:value-type="string">
            <text:p>VARIAD AT20-02R2G2 ENT 1X220V/ 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23" calcext:value-type="float">
            <text:p>308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V20-07R5G4</text:p>
          </table:table-cell>
          <table:table-cell table:style-name="ce17" office:value-type="string" calcext:value-type="string">
            <text:p>VARIAD. CV20-07R5G4 <text:s/>ENT3X380V/ SAL.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86" calcext:value-type="float">
            <text:p>1,04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FG5A-T0303</text:p>
          </table:table-cell>
          <table:table-cell table:style-name="ce17" office:value-type="string" calcext:value-type="string">
            <text:p>FILTRO FFG5A-T030 (3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8.4" calcext:value-type="float">
            <text:p>41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C5 MODBUS CARD <text:s text:c="4"/></text:p>
          </table:table-cell>
          <table:table-cell table:style-name="ce17" office:value-type="string" calcext:value-type="string">
            <text:p>TARJETA MODBUS P/IC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CABLE SY5000</text:p>
          </table:table-cell>
          <table:table-cell table:style-name="ce17" office:value-type="string" calcext:value-type="string">
            <text:p>CABLE PARA TECLADO SY5000/ N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47" calcext:value-type="float">
            <text:p>2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SY5000</text:p>
          </table:table-cell>
          <table:table-cell table:style-name="ce17" office:value-type="string" calcext:value-type="string">
            <text:p>TECLADO SY5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7" calcext:value-type="float">
            <text:p>58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00-01R5G</text:p>
          </table:table-cell>
          <table:table-cell table:style-name="ce17" office:value-type="string" calcext:value-type="string">
            <text:p>VARIAD NZ2200 1R5G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95" calcext:value-type="float">
            <text:p>3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OO-02R2G</text:p>
          </table:table-cell>
          <table:table-cell table:style-name="ce17" office:value-type="string" calcext:value-type="string">
            <text:p>VARIAD.NZ2200 2R2G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1.31" calcext:value-type="float">
            <text:p>39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02R2G</text:p>
          </table:table-cell>
          <table:table-cell table:style-name="ce17" office:value-type="string" calcext:value-type="string">
            <text:p>VARIAD. NZ2400 02R2G ENT3X380V/SAL 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.68" calcext:value-type="float">
            <text:p>397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 07R5G/11P</text:p>
          </table:table-cell>
          <table:table-cell table:style-name="ce17" office:value-type="string" calcext:value-type="string">
            <text:p>VARIAD. NZ2400-07R5G/11P ENT 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1.48" calcext:value-type="float">
            <text:p>71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3R7G/5R5P</text:p>
          </table:table-cell>
          <table:table-cell table:style-name="ce17" office:value-type="string" calcext:value-type="string">
            <text:p>VARIAD.NZ2400 3R7G/5R5P ENT3X380V/SAL 3X380V 5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1R5G</text:p>
          </table:table-cell>
          <table:table-cell table:style-name="ce17" office:value-type="string" calcext:value-type="string">
            <text:p>VARIAD. NZ2400 1R5G ENT3X380V/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92" calcext:value-type="float">
            <text:p>363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5R5G</text:p>
          </table:table-cell>
          <table:table-cell table:style-name="ce17" office:value-type="string" calcext:value-type="string">
            <text:p>VARIAD. NZ2400-5R5G ENT 3X380V/SAL. 3X380V 7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.99" calcext:value-type="float">
            <text:p>54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R75G</text:p>
          </table:table-cell>
          <table:table-cell table:style-name="ce17" office:value-type="string" calcext:value-type="string">
            <text:p>VARIAD. NZ2400-0R75G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85" calcext:value-type="float">
            <text:p>344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1G/15P</text:p>
          </table:table-cell>
          <table:table-cell table:style-name="ce17" office:value-type="string" calcext:value-type="string">
            <text:p>VARIAD. NZ2400-11G ENT 3X380V/SAL 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.81" calcext:value-type="float">
            <text:p>84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5G/18.5P</text:p>
          </table:table-cell>
          <table:table-cell table:style-name="ce17" office:value-type="string" calcext:value-type="string">
            <text:p>VARIAD. NZ2400-15G/18.5P ENT 3X380V/SAL 3X380V 2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5.03" calcext:value-type="float">
            <text:p>1,12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22G/30P</text:p>
          </table:table-cell>
          <table:table-cell table:style-name="ce17" office:value-type="string" calcext:value-type="string">
            <text:p>VARIAD. NZ2400-22G/30P ENT 3X380V/SAL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9.82" calcext:value-type="float">
            <text:p>1,4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0G/37P</text:p>
          </table:table-cell>
          <table:table-cell table:style-name="ce17" office:value-type="string" calcext:value-type="string">
            <text:p>VARIAD. NZ2400-30G/37P ENT 3X380V/SAL. 3X380V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8.26" calcext:value-type="float">
            <text:p>1,94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7G/45P</text:p>
          </table:table-cell>
          <table:table-cell table:style-name="ce17" office:value-type="string" calcext:value-type="string">
            <text:p>VARIAD.NZ2400-37G/45P ENT 3X380V/SAL 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2.8" calcext:value-type="float">
            <text:p>2,242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45G/55P</text:p>
          </table:table-cell>
          <table:table-cell table:style-name="ce17" office:value-type="string" calcext:value-type="string">
            <text:p>VARIAD.NZ2400-45G/55P ENT 3X380V/SAL 3X380V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0.36" calcext:value-type="float">
            <text:p>3,250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55G</text:p>
          </table:table-cell>
          <table:table-cell table:style-name="ce17" office:value-type="string" calcext:value-type="string">
            <text:p>VARIAD. NZ2400-55G <text:s/>ENT 3X380V / SAL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74.86" calcext:value-type="float">
            <text:p>3,4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OWER PCB SY8000-022</text:p>
          </table:table-cell>
          <table:table-cell table:style-name="ce17" office:value-type="string" calcext:value-type="string">
            <text:p>PLACA DE POTENCIA SY8000-02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01" calcext:value-type="float">
            <text:p>629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W PCB SY8000-2R2G-4</text:p>
          </table:table-cell>
          <table:table-cell table:style-name="ce17" office:value-type="string" calcext:value-type="string">
            <text:p>PLACA DE POTENCIA SY8000-2R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04IC5-1F</text:p>
          </table:table-cell>
          <table:table-cell table:style-name="ce17" office:value-type="string" calcext:value-type="string">
            <text:p>VARIAD.SV004 iC5-1F 0.5HP 3x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V008IS-4</text:p>
          </table:table-cell>
          <table:table-cell table:style-name="ce17" office:value-type="string" calcext:value-type="string">
            <text:p>VARIAD.SV008 iS-4.75KW 3F 380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82" calcext:value-type="float">
            <text:p>98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C5-1F</text:p>
          </table:table-cell>
          <table:table-cell table:style-name="ce17" office:value-type="string" calcext:value-type="string">
            <text:p>VARIAD.SV015 iC5-1F 2HP 3x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4.45" calcext:value-type="float">
            <text:p>81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G5A-4</text:p>
          </table:table-cell>
          <table:table-cell table:style-name="ce17" office:value-type="string" calcext:value-type="string">
            <text:p>VARIAD.SV015 iG5A-4U 2HP 3x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1.88" calcext:value-type="float">
            <text:p>1,08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150IS5-4NU</text:p>
          </table:table-cell>
          <table:table-cell table:style-name="ce17" office:value-type="string" calcext:value-type="string">
            <text:p>VARIAD.SV150 iS5-4NU 20 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53.97" calcext:value-type="float">
            <text:p>5,15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220IS5-4NO</text:p>
          </table:table-cell>
          <table:table-cell table:style-name="ce17" office:value-type="string" calcext:value-type="string">
            <text:p>VARIAD.SV220 iS5-4NO 30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06.81" calcext:value-type="float">
            <text:p>7,10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-IS7 LCD KEYPAD</text:p>
          </table:table-cell>
          <table:table-cell table:style-name="ce17" office:value-type="string" calcext:value-type="string">
            <text:p>TECLADO SV-IS7 LC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8" calcext:value-type="float">
            <text:p>251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WP 075 3HP</text:p>
          </table:table-cell>
          <table:table-cell table:style-name="ce17" office:value-type="string" calcext:value-type="string">
            <text:p>VARIAD.SWP 075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82" calcext:value-type="float">
            <text:p>60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04G-4T</text:p>
          </table:table-cell>
          <table:table-cell table:style-name="ce17" office:value-type="string" calcext:value-type="string">
            <text:p>VARIAD. SY5000 004G-4T 3X380V/ 3X380V 5.5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38" calcext:value-type="float">
            <text:p>45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11G-4T</text:p>
          </table:table-cell>
          <table:table-cell table:style-name="ce17" office:value-type="string" calcext:value-type="string">
            <text:p>VARIAD. SY5000 011G-4T <text:s/>ENT 3X380V/SAL.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8.2" calcext:value-type="float">
            <text:p>1,65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4G-S2</text:p>
          </table:table-cell>
          <table:table-cell table:style-name="ce17" office:value-type="string" calcext:value-type="string">
            <text:p>VARIAD.SY5000 OR4G-S2 1X220V / 3X220V 1/2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69" calcext:value-type="float">
            <text:p>22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4T</text:p>
          </table:table-cell>
          <table:table-cell table:style-name="ce17" office:value-type="string" calcext:value-type="string">
            <text:p>VARIAD. SY5000 0R7G-4T ENT 3X380V/SAL.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3.69" calcext:value-type="float">
            <text:p>38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S2</text:p>
          </table:table-cell>
          <table:table-cell table:style-name="ce17" office:value-type="string" calcext:value-type="string">
            <text:p>SY5000 0R7G-S2 <text:s/>ENT 1X220V / 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6" calcext:value-type="float">
            <text:p>28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1R5G-4T</text:p>
          </table:table-cell>
          <table:table-cell table:style-name="ce17" office:value-type="string" calcext:value-type="string">
            <text:p>VARIAD. SY5000 1R5G-4T ENT 3X380V/SAL.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2.3" calcext:value-type="float">
            <text:p>452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4T</text:p>
          </table:table-cell>
          <table:table-cell table:style-name="ce17" office:value-type="string" calcext:value-type="string">
            <text:p>VARIAD.SY5000 2R2G-4T ENT 3X380V/SAL.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2.54" calcext:value-type="float">
            <text:p>31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S2</text:p>
          </table:table-cell>
          <table:table-cell table:style-name="ce17" office:value-type="string" calcext:value-type="string">
            <text:p>VARIAD. SY5000 2R2G-S2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47" calcext:value-type="float">
            <text:p>3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110G-4</text:p>
          </table:table-cell>
          <table:table-cell table:style-name="ce17" office:value-type="string" calcext:value-type="string">
            <text:p>SY8000 110G/132P-4 ENT 3X380V/SAL.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22G-4</text:p>
          </table:table-cell>
          <table:table-cell table:style-name="ce17" office:value-type="string" calcext:value-type="string">
            <text:p>SY8000 022G/030P-4 ENT 3X380V/SAL..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37G-4</text:p>
          </table:table-cell>
          <table:table-cell table:style-name="ce17" office:value-type="string" calcext:value-type="string">
            <text:p>SY8000 037G/045P-4 ENT 3X380V/SAL.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31.99" calcext:value-type="float">
            <text:p>3,531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75G-4</text:p>
          </table:table-cell>
          <table:table-cell table:style-name="ce17" office:value-type="string" calcext:value-type="string">
            <text:p>SY8000 075G/090P-4 ENT 3X380V/SAL.3X380V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0.7" calcext:value-type="float">
            <text:p>6,86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93G-4</text:p>
          </table:table-cell>
          <table:table-cell table:style-name="ce17" office:value-type="string" calcext:value-type="string">
            <text:p>SY8000 093G/110P-4 ENT 3X380V/SAL.3X380V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77.1" calcext:value-type="float">
            <text:p>7,877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R4G-4</text:p>
          </table:table-cell>
          <table:table-cell table:style-name="ce17" office:value-type="string" calcext:value-type="string">
            <text:p>SY8000 0R4G-4 ENT 3X380V/SAL.3X38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73" calcext:value-type="float">
            <text:p>46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85G-4</text:p>
          </table:table-cell>
          <table:table-cell table:style-name="ce17" office:value-type="string" calcext:value-type="string">
            <text:p>SY80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R5G-4 ***</text:p>
          </table:table-cell>
          <table:table-cell table:style-name="ce17" office:value-type="string" calcext:value-type="string">
            <text:p>SY8000 1R5G-4 ENT 3X380V / 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99" calcext:value-type="float">
            <text:p>52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 FRAME</text:p>
          </table:table-cell>
          <table:table-cell table:style-name="ce17" office:value-type="string" calcext:value-type="string">
            <text:p>MARCO PARA TECLADO REMOTO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+CABLE</text:p>
          </table:table-cell>
          <table:table-cell table:style-name="ce17" office:value-type="string" calcext:value-type="string">
            <text:p>KIT TECLADO REMOTO + CABLE <text:s/>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94" calcext:value-type="float">
            <text:p>88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PCB</text:p>
          </table:table-cell>
          <table:table-cell table:style-name="ce17" office:value-type="string" calcext:value-type="string">
            <text:p>PLACA LOGICA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24" calcext:value-type="float">
            <text:p>24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600 185G-4</text:p>
          </table:table-cell>
          <table:table-cell table:style-name="ce17" office:value-type="string" calcext:value-type="string">
            <text:p>SY86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5G-4</text:p>
          </table:table-cell>
          <table:table-cell table:style-name="ce17" office:value-type="string" calcext:value-type="string">
            <text:p>VARIAD. SY9000 015G-4 ENT 3X380V/SAL. 3X380V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9.51" calcext:value-type="float">
            <text:p>89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8G-4</text:p>
          </table:table-cell>
          <table:table-cell table:style-name="ce17" office:value-type="string" calcext:value-type="string">
            <text:p>VARIAD. SY9000 018G-4 ENT 3X380V /SAL. 3X380V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10.67" calcext:value-type="float">
            <text:p>2,21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22G-4</text:p>
          </table:table-cell>
          <table:table-cell table:style-name="ce17" office:value-type="string" calcext:value-type="string">
            <text:p>VARIAD. SY9000 022G-4 ENT 3X380V/SAL.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55G-4</text:p>
          </table:table-cell>
          <table:table-cell table:style-name="ce17" office:value-type="string" calcext:value-type="string">
            <text:p>VARIAD. SY9000 055G-4 ENT 3X380V/ SAL.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9.85" calcext:value-type="float">
            <text:p>2,77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10G-4</text:p>
          </table:table-cell>
          <table:table-cell table:style-name="ce17" office:value-type="string" calcext:value-type="string">
            <text:p>VARIAD. SY9000 110G-4 ENT 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32G-4</text:p>
          </table:table-cell>
          <table:table-cell table:style-name="ce17" office:value-type="string" calcext:value-type="string">
            <text:p>VARIAD. SY9000 132G-4 ENT 3X380V/SAL. 3X380V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70.58" calcext:value-type="float">
            <text:p>13,67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 PASS SJR2-3037</text:p>
          </table:table-cell>
          <table:table-cell table:style-name="ce17" office:value-type="string" calcext:value-type="string">
            <text:p>CONTACTOR DE BY-PASS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46" calcext:value-type="float">
            <text:p>1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-PASS SJR2-3015</text:p>
          </table:table-cell>
          <table:table-cell table:style-name="ce17" office:value-type="string" calcext:value-type="string">
            <text:p>CONTACTOR DE BY-PASS SJR2-30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76" calcext:value-type="float">
            <text:p>13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11-A-3P3</text:p>
          </table:table-cell>
          <table:table-cell table:style-name="ce17" office:value-type="string" calcext:value-type="string">
            <text:p>ARRANQUE SUAVE ESR4011-A-3P3 <text:s/>7,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1.16" calcext:value-type="float">
            <text:p>28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7T5-A-3P3</text:p>
          </table:table-cell>
          <table:table-cell table:style-name="ce17" office:value-type="string" calcext:value-type="string">
            <text:p>ARRANQUE SUAVE ESR407T5-A-3P3 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43" calcext:value-type="float">
            <text:p>274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37</text:p>
          </table:table-cell>
          <table:table-cell table:style-name="ce17" office:value-type="string" calcext:value-type="string">
            <text:p>PLACA DE POTENCIA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6" calcext:value-type="float">
            <text:p>48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55</text:p>
          </table:table-cell>
          <table:table-cell table:style-name="ce17" office:value-type="string" calcext:value-type="string">
            <text:p>PLACA POTENCIA SJR2-30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17" calcext:value-type="float">
            <text:p>21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485 CARD MODBUS</text:p>
          </table:table-cell>
          <table:table-cell table:style-name="ce17" office:value-type="string" calcext:value-type="string">
            <text:p>TARJETA MODBUS RS485 P/ES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4" calcext:value-type="float">
            <text:p>2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2500-3</text:p>
          </table:table-cell>
          <table:table-cell table:style-name="ce17" office:value-type="string" calcext:value-type="string">
            <text:p>ARRANQUE SUAVE SJR2-2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00.89" calcext:value-type="float">
            <text:p>9,80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1</text:p>
          </table:table-cell>
          <table:table-cell table:style-name="ce17" office:value-type="string" calcext:value-type="string">
            <text:p>ARRANQUE <text:s/>SUAVE SJR2-3011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3.94" calcext:value-type="float">
            <text:p>863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8</text:p>
          </table:table-cell>
          <table:table-cell table:style-name="ce17" office:value-type="string" calcext:value-type="string">
            <text:p>ARRANQUE <text:s/>SUAVE SJR2-3018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0</text:p>
          </table:table-cell>
          <table:table-cell table:style-name="ce17" office:value-type="string" calcext:value-type="string">
            <text:p>ARRANQUE SUAVE SJR2-3030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3.86" calcext:value-type="float">
            <text:p>70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7</text:p>
          </table:table-cell>
          <table:table-cell table:style-name="ce17" office:value-type="string" calcext:value-type="string">
            <text:p>ARRANQUE SUAVE SJR2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90</text:p>
          </table:table-cell>
          <table:table-cell table:style-name="ce17" office:value-type="string" calcext:value-type="string">
            <text:p>ARRANQUE SUAVE SJR2-3090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3.99" calcext:value-type="float">
            <text:p>2,80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160</text:p>
          </table:table-cell>
          <table:table-cell table:style-name="ce17" office:value-type="string" calcext:value-type="string">
            <text:p>ARRANQUE SUAVE SJR2-3160 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4.94" calcext:value-type="float">
            <text:p>3,40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500</text:p>
          </table:table-cell>
          <table:table-cell table:style-name="ce17" office:value-type="string" calcext:value-type="string">
            <text:p>ARRANQUE SUAVE SJR2-3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50.39" calcext:value-type="float">
            <text:p>11,45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15</text:p>
          </table:table-cell>
          <table:table-cell table:style-name="ce17" office:value-type="string" calcext:value-type="string">
            <text:p>ARRANQUE SUAVE SJR3-3015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6.65" calcext:value-type="float">
            <text:p>87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37</text:p>
          </table:table-cell>
          <table:table-cell table:style-name="ce17" office:value-type="string" calcext:value-type="string">
            <text:p>ARRANQUE SUAVE SJR3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55</text:p>
          </table:table-cell>
          <table:table-cell table:style-name="ce17" office:value-type="string" calcext:value-type="string">
            <text:p>ARRANQUE SUAVE SJR3-3055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5.54" calcext:value-type="float">
            <text:p>1,50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 200-3</text:p>
          </table:table-cell>
          <table:table-cell table:style-name="ce17" office:value-type="string" calcext:value-type="string">
            <text:p>ARRANQUE SUAVE SSA-200-3 2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9.12" calcext:value-type="float">
            <text:p>3,86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15-3</text:p>
          </table:table-cell>
          <table:table-cell table:style-name="ce17" office:value-type="string" calcext:value-type="string">
            <text:p>ARRANQUE SUAVE SSA-015-3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.65" calcext:value-type="float">
            <text:p>6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22-3</text:p>
          </table:table-cell>
          <table:table-cell table:style-name="ce17" office:value-type="string" calcext:value-type="string">
            <text:p>ARRANQUE SUAVE SSA-022-3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8.2" calcext:value-type="float">
            <text:p>81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0-3</text:p>
          </table:table-cell>
          <table:table-cell table:style-name="ce17" office:value-type="string" calcext:value-type="string">
            <text:p>ARRANQUE SUAVE SSA-030-3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0.46" calcext:value-type="float">
            <text:p>880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7-3</text:p>
          </table:table-cell>
          <table:table-cell table:style-name="ce17" office:value-type="string" calcext:value-type="string">
            <text:p>ARRANQUE SUAVE SSA-037-3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0.57" calcext:value-type="float">
            <text:p>1,010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45-3</text:p>
          </table:table-cell>
          <table:table-cell table:style-name="ce17" office:value-type="string" calcext:value-type="string">
            <text:p>ARRANQUE SUAVE SSA-045-3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54" calcext:value-type="float">
            <text:p>1,12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55-3</text:p>
          </table:table-cell>
          <table:table-cell table:style-name="ce17" office:value-type="string" calcext:value-type="string">
            <text:p>ARRANQUE SUAVE SSA-055-3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9.29" calcext:value-type="float">
            <text:p>1,389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75-3</text:p>
          </table:table-cell>
          <table:table-cell table:style-name="ce17" office:value-type="string" calcext:value-type="string">
            <text:p>ARRANQUE SUAVE SSA-075-3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5.8" calcext:value-type="float">
            <text:p>1,5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32-3</text:p>
          </table:table-cell>
          <table:table-cell table:style-name="ce17" office:value-type="string" calcext:value-type="string">
            <text:p>ARRANQUE SUAVE SSA-132-3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7.32" calcext:value-type="float">
            <text:p>2,84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60-3</text:p>
          </table:table-cell>
          <table:table-cell table:style-name="ce17" office:value-type="string" calcext:value-type="string">
            <text:p>ARRANQUE SUAVE SSA-160-3 <text:s/>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9.31" calcext:value-type="float">
            <text:p>3,139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50-3</text:p>
          </table:table-cell>
          <table:table-cell table:style-name="ce17" office:value-type="string" calcext:value-type="string">
            <text:p>ARRANQUE SUAVE SSA-250-3 3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38" calcext:value-type="float">
            <text:p>4,30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80-3</text:p>
          </table:table-cell>
          <table:table-cell table:style-name="ce17" office:value-type="string" calcext:value-type="string">
            <text:p>ARRANQUE SUAVE SSA-280-3 3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83.45" calcext:value-type="float">
            <text:p>5,18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320-3</text:p>
          </table:table-cell>
          <table:table-cell table:style-name="ce17" office:value-type="string" calcext:value-type="string">
            <text:p>ARRANQUE SUAVE SSA-320-3 4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21.72" calcext:value-type="float">
            <text:p>5,62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HIRISTOR SKKT106/16</text:p>
          </table:table-cell>
          <table:table-cell table:style-name="ce17" office:value-type="string" calcext:value-type="string">
            <text:p>THYRISTOR SKKT106/16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41" calcext:value-type="float">
            <text:p>137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EM KPY4</text:p>
          </table:table-cell>
          <table:table-cell table:style-name="ce17" office:value-type="string" calcext:value-type="string">
            <text:p>ZOCALO KPY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4-07L</text:p>
          </table:table-cell>
          <table:table-cell table:style-name="ce17" office:value-type="string" calcext:value-type="string">
            <text:p>ZOCALO SF1V-4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07L</text:p>
          </table:table-cell>
          <table:table-cell table:style-name="ce17" office:value-type="string" calcext:value-type="string">
            <text:p>ZOCALO SF1V-6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61</text:p>
          </table:table-cell>
          <table:table-cell table:style-name="ce17" office:value-type="string" calcext:value-type="string">
            <text:p>ZOCALO SF1V-6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" calcext:value-type="float">
            <text:p>8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1B-05 **</text:p>
          </table:table-cell>
          <table:table-cell table:style-name="ce17" office:value-type="string" calcext:value-type="string">
            <text:p>ZOCALO SH1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2B-05 **</text:p>
          </table:table-cell>
          <table:table-cell table:style-name="ce17" office:value-type="string" calcext:value-type="string">
            <text:p>ZOCALO SH2B-05 <text:s text:c="1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78" calcext:value-type="float">
            <text:p>1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3B-05</text:p>
          </table:table-cell>
          <table:table-cell table:style-name="ce17" office:value-type="string" calcext:value-type="string">
            <text:p>ZOCALO SH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2" calcext:value-type="float">
            <text:p>1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</text:p>
          </table:table-cell>
          <table:table-cell table:style-name="ce17" office:value-type="string" calcext:value-type="string">
            <text:p>ZOCALO SH4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C <text:s text:c="11"/></text:p>
          </table:table-cell>
          <table:table-cell table:style-name="ce17" office:value-type="string" calcext:value-type="string">
            <text:p>ZOCALO C/PROTECCION SH4B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51 <text:s text:c="12"/></text:p>
          </table:table-cell>
          <table:table-cell table:style-name="ce17" office:value-type="string" calcext:value-type="string">
            <text:p>ZOCALO SH4B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62 <text:s text:c="12"/></text:p>
          </table:table-cell>
          <table:table-cell table:style-name="ce17" office:value-type="string" calcext:value-type="string">
            <text:p>ZOCALO SH4B-6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5B</text:p>
          </table:table-cell>
          <table:table-cell table:style-name="ce17" office:value-type="string" calcext:value-type="string">
            <text:p>ZOCALO SJ1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1" calcext:value-type="float">
            <text:p>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7L</text:p>
          </table:table-cell>
          <table:table-cell table:style-name="ce17" office:value-type="string" calcext:value-type="string">
            <text:p>ZOCALO C/PROTECCION SJ1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5B</text:p>
          </table:table-cell>
          <table:table-cell table:style-name="ce17" office:value-type="string" calcext:value-type="string">
            <text:p>ZOCALO <text:s/>SJ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7L</text:p>
          </table:table-cell>
          <table:table-cell table:style-name="ce17" office:value-type="string" calcext:value-type="string">
            <text:p>ZOCALO C/PROTECCION SJ2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B</text:p>
          </table:table-cell>
          <table:table-cell table:style-name="ce17" office:value-type="string" calcext:value-type="string">
            <text:p>ZOCALO SR2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C <text:s text:c="11"/></text:p>
          </table:table-cell>
          <table:table-cell table:style-name="ce17" office:value-type="string" calcext:value-type="string">
            <text:p>ZOCALO C/PROTECCION SR2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511 <text:s text:c="11"/></text:p>
          </table:table-cell>
          <table:table-cell table:style-name="ce17" office:value-type="string" calcext:value-type="string">
            <text:p>ZOCALO SR2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65" calcext:value-type="float">
            <text:p>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B-05</text:p>
          </table:table-cell>
          <table:table-cell table:style-name="ce17" office:value-type="string" calcext:value-type="string">
            <text:p>ZOCALO SR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</text:p>
          </table:table-cell>
          <table:table-cell table:style-name="ce17" office:value-type="string" calcext:value-type="string">
            <text:p>ZOCALO SR3P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B</text:p>
          </table:table-cell>
          <table:table-cell table:style-name="ce17" office:value-type="string" calcext:value-type="string">
            <text:p>ZOCALO SR3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C <text:s text:c="11"/></text:p>
          </table:table-cell>
          <table:table-cell table:style-name="ce17" office:value-type="string" calcext:value-type="string">
            <text:p>ZOCALO C/PROTECCION SR3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511 <text:s text:c="11"/></text:p>
          </table:table-cell>
          <table:table-cell table:style-name="ce17" office:value-type="string" calcext:value-type="string">
            <text:p>ZOCALO SR3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03" calcext:value-type="float">
            <text:p>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</text:p>
          </table:table-cell>
          <table:table-cell table:style-name="ce17" office:value-type="string" calcext:value-type="string">
            <text:p>ZOCALO SY2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B</text:p>
          </table:table-cell>
          <table:table-cell table:style-name="ce17" office:value-type="string" calcext:value-type="string">
            <text:p>ZOCALO SY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C <text:s text:c="11"/></text:p>
          </table:table-cell>
          <table:table-cell table:style-name="ce17" office:value-type="string" calcext:value-type="string">
            <text:p>ZOCALO C/PROTECCION SY2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6" calcext:value-type="float">
            <text:p>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51 <text:s text:c="12"/></text:p>
          </table:table-cell>
          <table:table-cell table:style-name="ce17" office:value-type="string" calcext:value-type="string">
            <text:p>ZOCALO SY2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8" calcext:value-type="float">
            <text:p>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61 <text:s text:c="12"/></text:p>
          </table:table-cell>
          <table:table-cell table:style-name="ce17" office:value-type="string" calcext:value-type="string">
            <text:p>ZOCALO SY2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</text:p>
          </table:table-cell>
          <table:table-cell table:style-name="ce17" office:value-type="string" calcext:value-type="string">
            <text:p>ZOCALO SY4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B</text:p>
          </table:table-cell>
          <table:table-cell table:style-name="ce17" office:value-type="string" calcext:value-type="string">
            <text:p>ZOCALO SY4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C <text:s text:c="11"/></text:p>
          </table:table-cell>
          <table:table-cell table:style-name="ce17" office:value-type="string" calcext:value-type="string">
            <text:p>ZOCALO C/PROTECCION SY4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51 <text:s text:c="12"/></text:p>
          </table:table-cell>
          <table:table-cell table:style-name="ce17" office:value-type="string" calcext:value-type="string">
            <text:p>ZOCALO SY4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61 <text:s text:c="12"/></text:p>
          </table:table-cell>
          <table:table-cell table:style-name="ce17" office:value-type="string" calcext:value-type="string">
            <text:p>ZOCALO SY4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A1000 <text:s text:c="12"/></text:p>
          </table:table-cell>
          <table:table-cell table:style-name="ce17" office:value-type="string" calcext:value-type="string">
            <text:p>RIEL DIN BAA1000 1000 MM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4" calcext:value-type="float">
            <text:p>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A-101PN20</text:p>
          </table:table-cell>
          <table:table-cell table:style-name="ce17" office:value-type="string" calcext:value-type="string">
            <text:p>RES. SUJEC. SFA-101PN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4F1 <text:s text:c="10"/></text:p>
          </table:table-cell>
          <table:table-cell table:style-name="ce17" office:value-type="string" calcext:value-type="string">
            <text:p>RES. SUJEC. SH4B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 JF2</text:p>
          </table:table-cell>
          <table:table-cell table:style-name="ce17" office:value-type="string" calcext:value-type="string">
            <text:p>SJ9Z-JF2 PUENTE X2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5" calcext:value-type="float">
            <text:p>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10</text:p>
          </table:table-cell>
          <table:table-cell table:style-name="ce17" office:value-type="string" calcext:value-type="string">
            <text:p>SJ9Z-JF10 PUENTE X10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8" calcext:value-type="float">
            <text:p>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5</text:p>
          </table:table-cell>
          <table:table-cell table:style-name="ce17" office:value-type="string" calcext:value-type="string">
            <text:p>SJ9Z-JF5 PUENTE X5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7" calcext:value-type="float">
            <text:p>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8</text:p>
          </table:table-cell>
          <table:table-cell table:style-name="ce17" office:value-type="string" calcext:value-type="string">
            <text:p>SJ9Z-JF8 PUENTE X8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5" calcext:value-type="float">
            <text:p>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PW</text:p>
          </table:table-cell>
          <table:table-cell table:style-name="ce17" office:value-type="string" calcext:value-type="string">
            <text:p>SJ9Z-PW <text:s/>IDENTIFICADOR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5" calcext:value-type="float">
            <text:p>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4F1 <text:s text:c="10"/></text:p>
          </table:table-cell>
          <table:table-cell table:style-name="ce17" office:value-type="string" calcext:value-type="string">
            <text:p>RES. SUJEC. SR2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4F1 <text:s text:c="10"/></text:p>
          </table:table-cell>
          <table:table-cell table:style-name="ce17" office:value-type="string" calcext:value-type="string">
            <text:p>RES. SUJEC. SR3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2F1 <text:s text:c="10"/></text:p>
          </table:table-cell>
          <table:table-cell table:style-name="ce17" office:value-type="string" calcext:value-type="string">
            <text:p>RES. SUJEC SY2S-02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9" calcext:value-type="float">
            <text:p>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2F1 <text:s text:c="10"/></text:p>
          </table:table-cell>
          <table:table-cell table:style-name="ce17" office:value-type="string" calcext:value-type="string">
            <text:p>RES. SUJEC. SY4S-02F1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4" calcext:value-type="float">
            <text:p>1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<text:s/>12VDC</text:p>
          </table:table-cell>
          <table:table-cell table:style-name="ce17" office:value-type="string" calcext:value-type="string">
            <text:p>ZUMB. S/PANEL ABF-75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5" calcext:value-type="float">
            <text:p>2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110VAC</text:p>
          </table:table-cell>
          <table:table-cell table:style-name="ce17" office:value-type="string" calcext:value-type="string">
            <text:p>ZUMB. S/PANEL ABF-75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1" calcext:value-type="float">
            <text:p>2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10VAC</text:p>
          </table:table-cell>
          <table:table-cell table:style-name="ce17" office:value-type="string" calcext:value-type="string">
            <text:p>ZUMB. D.67 EMP. ABS-80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AC</text:p>
          </table:table-cell>
          <table:table-cell table:style-name="ce17" office:value-type="string" calcext:value-type="string">
            <text:p>ZUMB. D.67 EMP. ABS-80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DC</text:p>
          </table:table-cell>
          <table:table-cell table:style-name="ce17" office:value-type="string" calcext:value-type="string">
            <text:p>ZUMB. D.67 EMP. ABS-8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8" calcext:value-type="float">
            <text:p>31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220VAC</text:p>
          </table:table-cell>
          <table:table-cell table:style-name="ce17" office:value-type="string" calcext:value-type="string">
            <text:p>ZUMB. D.67 EMP. ABS-8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<text:s/>12VDC</text:p>
          </table:table-cell>
          <table:table-cell table:style-name="ce17" office:value-type="string" calcext:value-type="string">
            <text:p>ZUMB. D.30 BF-3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220VAC</text:p>
          </table:table-cell>
          <table:table-cell table:style-name="ce17" office:value-type="string" calcext:value-type="string">
            <text:p>ZUMB. D.30 BF-3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K 230/240 VAC</text:p>
          </table:table-cell>
          <table:table-cell table:style-name="ce17" office:value-type="string" calcext:value-type="string">
            <text:p>ZUMBADOR D.22 ES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10VAC</text:p>
          </table:table-cell>
          <table:table-cell table:style-name="ce17" office:value-type="string" calcext:value-type="string">
            <text:p>ZUMB. D.30 HRB-PS50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2VAC/VDC</text:p>
          </table:table-cell>
          <table:table-cell table:style-name="ce17" office:value-type="string" calcext:value-type="string">
            <text:p>ZUMB. D.30 HRB-PS50C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20VAC</text:p>
          </table:table-cell>
          <table:table-cell table:style-name="ce17" office:value-type="string" calcext:value-type="string">
            <text:p>ZUMB. D.30 HRB-PS50C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4VAC/VDC</text:p>
          </table:table-cell>
          <table:table-cell table:style-name="ce17" office:value-type="string" calcext:value-type="string">
            <text:p>ZUMB. D.30 HRB-PS50C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22 BZ 12-24VDC</text:p>
          </table:table-cell>
          <table:table-cell table:style-name="ce17" office:value-type="string" calcext:value-type="string">
            <text:p>ZUMB. D.22 K22 BZ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A2 220VAC</text:p>
          </table:table-cell>
          <table:table-cell table:style-name="ce17" office:value-type="string" calcext:value-type="string">
            <text:p>ZUMB. S/PANEL KMB-N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2 12VDC</text:p>
          </table:table-cell>
          <table:table-cell table:style-name="ce17" office:value-type="string" calcext:value-type="string">
            <text:p>ZUMB. S/PANEL KMB-N80D2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4 24VDC</text:p>
          </table:table-cell>
          <table:table-cell table:style-name="ce17" office:value-type="string" calcext:value-type="string">
            <text:p>ZUMB. S/PANEL KMB-N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A2 220VAC</text:p>
          </table:table-cell>
          <table:table-cell table:style-name="ce17" office:value-type="string" calcext:value-type="string">
            <text:p>ZUMB. D.67 EMP. KMB-P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94" calcext:value-type="float">
            <text:p>2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D4 12/24VCC</text:p>
          </table:table-cell>
          <table:table-cell table:style-name="ce17" office:value-type="string" calcext:value-type="string">
            <text:p>ZUMB. D.67 EMP. KMB-P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9" calcext:value-type="float">
            <text:p>3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W1Z-1X4D</text:p>
          </table:table-cell>
          <table:table-cell table:style-name="ce17" office:value-type="string" calcext:value-type="string">
            <text:p>ZUMBADOR D.22 LW1Z-1X4D 12-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71" calcext:value-type="float">
            <text:p>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75">
          <table:table-cell table:style-name="ce23" table:number-columns-repeated="2"/>
          <table:table-cell/>
          <table:table-cell table:style-name="ce23"/>
          <table:table-cell/>
          <table:table-cell table:style-name="ce23"/>
        </table:table-row>
        <table:table-row table:style-name="ro1" table:number-rows-repeated="104538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day/>
      <number:text>-</number:text>
      <number:month number:textual="true"/>
      <number:text>-</number:text>
      <number:year/>
    </number:date-style>
    <number:date-style style:name="N175">
      <number:day/>
      <number:text>-</number:text>
      <number:month number:textual="true"/>
    </number:date-style>
    <number:time-style style:name="N176">
      <number:hours/>
      <number:text>:</number:text>
      <number:minutes number:style="long"/>
      <number:text> </number:text>
      <number:am-pm/>
    </number:time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8">
      <number:hours/>
      <number:text>:</number:text>
      <number:minutes number:style="long"/>
    </number:time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8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fill-character> </number:fill-character>
      <number:text>-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$ </number:text>
      <number:number number:decimal-places="0" number:min-decimal-places="0" number:min-integer-digits="1" number:grouping="true"/>
    </number:number-style>
    <number:number-style style:name="N194">
      <number:text>-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0" number:min-decimal-places="0" number:min-integer-digits="1" number:grouping="true"/>
    </number:number-style>
    <number:number-style style:name="N19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7P0" style:volatile="true">
      <number:text>$ </number:text>
      <number:number number:decimal-places="2" number:min-decimal-places="2" number:min-integer-digits="1" number:grouping="true"/>
    </number:number-style>
    <number:number-style style:name="N197">
      <number:text>-$ 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8P0" style:volatile="true">
      <number:text>$ </number:text>
      <number:number number:decimal-places="2" number:min-decimal-places="2" number:min-integer-digits="1" number:grouping="true"/>
    </number:number-style>
    <number:number-style style:name="N19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$ </number:text>
      <number:number number:decimal-places="0" number:min-decimal-places="0" number:min-integer-digits="1" number:grouping="true"/>
    </number:number-style>
    <number:number-style style:name="N207">
      <number:text>$ -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8P0" style:volatile="true">
      <number:text>$ 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09P0" style:volatile="true">
      <number:text>$ </number:text>
      <number:number number:decimal-places="2" number:min-decimal-places="2" number:min-integer-digits="1" number:grouping="true"/>
    </number:number-style>
    <number:number-style style:name="N209">
      <number:text>$ -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10P0" style:volatile="true">
      <number:text>$ </number:text>
      <number:number number:decimal-places="2" number:min-decimal-places="2" number:min-integer-digits="1" number:grouping="true"/>
    </number:number-style>
    <number:number-style style:name="N210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$ </number:text>
      <number:fill-character> </number:fill-character>
      <number:text>-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4:20:16.443799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5T14:56:26.249994116</dc:date>
    <meta:editing-duration>PT4H33M35S</meta:editing-duration>
    <meta:editing-cycles>9</meta:editing-cycles>
    <meta:generator>LibreOffice/7.6.4.1$Linux_X86_64 LibreOffice_project/60$Build-1</meta:generator>
    <meta:document-statistic meta:table-count="1" meta:cell-count="18672" meta:object-count="0"/>
  </office:meta>
</office:document-meta>
</file>